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2.4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7"/>
    <style:style style:name="ce3" style:family="table-cell" style:parent-style-name="Default" style:data-style-name="N11"/>
    <style:style style:name="ce4" style:family="table-cell" style:parent-style-name="Default" style:data-style-name="N114"/>
    <style:style style:name="ce5" style:family="table-cell" style:parent-style-name="Default" style:data-style-name="N0"/>
  </office:automatic-styles>
  <office:body>
    <office:spreadsheet>
      <table:content-validations>
        <table:content-validation table:name="val1" table:condition="of:cell-content-is-in-list([$Tabelle1.$V$5:.$V$16])" table:allow-empty-cell="true" table:display-list="sorted-ascending" table:base-cell-address="Tabelle1.O4">
          <table:help-message table:display="true"/>
          <table:error-message table:message-type="stop" table:display="true"/>
        </table:content-validation>
        <table:content-validation table:name="val2" table:condition="of:cell-content-is-in-list([$Tabelle1.$V$5:.$V$34])" table:allow-empty-cell="true" table:display-list="sorted-ascending" table:base-cell-address="Tabelle1.P3"/>
        <table:content-validation table:name="val3" table:condition="of:cell-content-is-in-list([$Tabelle1.$V$5:.$V$34])" table:allow-empty-cell="true" table:display-list="unsorted" table:base-cell-address="Tabelle1.Q3"/>
        <table:content-validation table:name="val4" table:condition="of:cell-content-is-in-list([$Tabelle1.$V$5:.$V$16])" table:allow-empty-cell="true" table:display-list="unsorted" table:base-cell-address="Tabelle1.R3"/>
      </table:content-validations>
      <table:table table:name="Tabelle1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3" table:number-columns-repeated="2" table:default-cell-style-name="ce1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>
            <text:p>Laufzeit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Start</text:p>
          </table:table-cell>
          <table:table-cell table:formula="of:=[.A9]" office:value-type="date" office:date-value="2022-05-30">
            <text:p>30.05.22</text:p>
          </table:table-cell>
          <table:table-cell table:formula="of:=[.B2]" office:value-type="currency" office:currency="EUR" office:value="78000">
            <text:p>78.000,00 €</text:p>
          </table:table-cell>
          <table:table-cell table:number-columns-repeated="5"/>
          <table:table-cell table:style-name="Default" office:value-type="string">
            <text:p>Hilfsvariablen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Darlehen</text:p>
          </table:table-cell>
          <table:table-cell table:style-name="ce2" office:value-type="currency" office:currency="EUR" office:value="78000">
            <text:p>78.000,00 €</text:p>
          </table:table-cell>
          <table:table-cell table:number-columns-repeated="3"/>
          <table:table-cell office:value-type="string">
            <text:p>Restschulden</text:p>
          </table:table-cell>
          <table:table-cell table:formula="of:=INDIRECT(&quot;A&quot; &amp; (9+[.$B$1]*13))" office:value-type="date" office:date-value="2027-05-15">
            <text:p>15.05.27</text:p>
          </table:table-cell>
          <table:table-cell table:formula="of:=IF(INDIRECT(&quot;F&quot; &amp; (10+[.$B$1]*13))&lt;0;0;INDIRECT(&quot;F&quot; &amp; (10+[.$B$1]*13)))" office:value-type="currency" office:currency="EUR" office:value="2267.01523051825">
            <text:p>2.267,02 €</text:p>
          </table:table-cell>
          <table:table-cell table:number-columns-repeated="5"/>
          <table:table-cell table:style-name="Default" office:value-type="string">
            <text:p>Startjahr</text:p>
          </table:table-cell>
          <table:table-cell table:style-name="Default" office:value-type="string">
            <text:p>Startmonat</text:p>
          </table:table-cell>
          <table:table-cell office:value-type="string">
            <text:p>Ratenzahltag</text:p>
          </table:table-cell>
          <table:table-cell office:value-type="string">
            <text:p>Sondertilgungtag</text:p>
          </table:table-cell>
          <table:table-cell office:value-type="string">
            <text:p>SondertilgungMonat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Zinssatz</text:p>
          </table:table-cell>
          <table:table-cell table:style-name="ce3" office:value-type="percentage" office:value="0.012">
            <text:p>1,20%</text:p>
          </table:table-cell>
          <table:table-cell table:number-columns-repeated="11"/>
          <table:table-cell table:style-name="Default" office:value-type="float" office:value="2022">
            <text:p>2022</text:p>
          </table:table-cell>
          <table:table-cell table:style-name="Default" table:content-validation-name="val1" office:value-type="float" office:value="6">
            <text:p>6</text:p>
          </table:table-cell>
          <table:table-cell table:content-validation-name="val2" office:value-type="float" office:value="15">
            <text:p>15</text:p>
          </table:table-cell>
          <table:table-cell table:style-name="ce5" table:content-validation-name="val3" office:value-type="float" office:value="1">
            <text:p>1</text:p>
          </table:table-cell>
          <table:table-cell table:content-validation-name="val4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Rate</text:p>
          </table:table-cell>
          <table:table-cell table:style-name="ce2" office:value-type="currency" office:currency="EUR" office:value="1200">
            <text:p>1.200,00 €</text:p>
          </table:table-cell>
          <table:table-cell table:formula="of:=&quot;mindestens &quot;&amp;ROUND(([.B2]*([.B3]+0.01))/12;2)&amp;&quot;€ pro Monat&quot;" office:value-type="string" office:string-value="mindestens 143€ pro Monat">
            <text:p>mindestens 143€ pro Monat</text:p>
          </table:table-cell>
          <table:table-cell table:number-columns-repeated="10"/>
          <table:table-cell table:style-name="Default"/>
          <table:table-cell table:style-name="Default" table:content-validation-name="val1"/>
          <table:table-cell table:number-columns-repeated="7"/>
        </table:table-row>
        <table:table-row table:style-name="ro1">
          <table:table-cell table:style-name="Default" office:value-type="string">
            <text:p>Sondertilgung</text:p>
          </table:table-cell>
          <table:table-cell table:style-name="ce2" office:value-type="currency" office:currency="EUR" office:value="1000">
            <text:p>1.000,00 €</text:p>
          </table:table-cell>
          <table:table-cell table:formula="of:=&quot;von &quot;&amp;[.B2]*0.05&amp;&quot;€&quot;" office:value-type="string" office:string-value="von 3900€">
            <text:p>von 3900€</text:p>
          </table:table-cell>
          <table:table-cell table:number-columns-repeated="10"/>
          <table:table-cell table:style-name="Default" table:number-columns-repeated="2"/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table:style-name="Default"/>
          <table:table-cell table:number-columns-repeated="12"/>
          <table:table-cell table:style-name="Default" table:number-columns-repeated="2"/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style-name="Default"/>
          <table:table-cell table:number-columns-repeated="12"/>
          <table:table-cell table:style-name="Default" table:number-columns-repeated="2"/>
          <table:table-cell table:number-columns-repeated="6"/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Datum</text:p>
          </table:table-cell>
          <table:table-cell office:value-type="string">
            <text:p>Ergebnis</text:p>
          </table:table-cell>
          <table:table-cell office:value-type="string">
            <text:p>Betrag</text:p>
          </table:table-cell>
          <table:table-cell office:value-type="string">
            <text:p>Zins</text:p>
          </table:table-cell>
          <table:table-cell office:value-type="string">
            <text:p>Tilgung</text:p>
          </table:table-cell>
          <table:table-cell office:value-type="string">
            <text:p>Restschuld</text:p>
          </table:table-cell>
          <table:table-cell table:number-columns-repeated="7"/>
          <table:table-cell table:number-columns-repeated="2" table:style-name="Default"/>
          <table:table-cell table:number-columns-repeated="6"/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22-05-30">
            <text:p>30.05.22</text:p>
          </table:table-cell>
          <table:table-cell office:value-type="string">
            <text:p>Auszahlung</text:p>
          </table:table-cell>
          <table:table-cell table:style-name="ce2" table:formula="of:=-[.B2]" office:value-type="currency" office:currency="EUR" office:value="-78000">
            <text:p>-78.000,00 €</text:p>
          </table:table-cell>
          <table:table-cell table:number-columns-repeated="2" office:value-type="float" office:value="0">
            <text:p>0</text:p>
          </table:table-cell>
          <table:table-cell table:style-name="ce2" table:formula="of:=[.B2]" office:value-type="currency" office:currency="EUR" office:value="78000">
            <text:p>78.000,00 €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DATE([.P9];[.$R$3];[.$Q$3])" office:value-type="date" office:date-value="2022-12-01">
            <text:p>01.12.22</text:p>
          </table:table-cell>
          <table:table-cell table:formula="of:=DATE([.P9];[.$R$3];[.$P$3])" office:value-type="date" office:date-value="2022-12-15">
            <text:p>15.12.22</text:p>
          </table:table-cell>
          <table:table-cell table:formula="of:=YEAR([.A9])" office:value-type="float" office:value="2022">
            <text:p>2022</text:p>
          </table:table-cell>
          <table:table-cell table:number-columns-repeated="5"/>
          <table:table-cell office:value-type="float" office:value="5">
            <text:p>5</text:p>
          </table:table-cell>
        </table:table-row>
        <table:table-row table:style-name="ro1">
          <table:table-cell table:formula="of:=DATE([.N3];[.O3];[.P3])" office:value-type="date" office:date-value="2022-06-15">
            <text:p>15.06.22</text:p>
          </table:table-cell>
          <table:table-cell table:formula="of:=IF([.A10]=[.N9];&quot;Sondertilgung&quot;;&quot;Rate&quot;)" office:value-type="string" office:string-value="Rate">
            <text:p>Rate</text:p>
          </table:table-cell>
          <table:table-cell table:formula="of:=[.$B$4]" office:value-type="currency" office:currency="EUR" office:value="1200">
            <text:p>1.200,00 €</text:p>
          </table:table-cell>
          <table:table-cell table:formula="of:=IF(AND([.M10]=1;NOT([.F9]=0)); IF([.M9]=0;[.F8]*([.$B$3]/360*(YEARFRAC([.A8];[.A10] )*360))-([.$B$5]*([.$B$3]/360*(YEARFRAC([.A9];[.A10] )*360)));[.F9]*([.$B$3]/360*(YEARFRAC([.A9];[.A10] )*360))) ;0)" office:value-type="currency" office:currency="EUR" office:value="39">
            <text:p>39,00 €</text:p>
          </table:table-cell>
          <table:table-cell table:formula="of:=[.C10]-[.D10]" office:value-type="currency" office:currency="EUR" office:value="1161">
            <text:p>1.161,00 €</text:p>
          </table:table-cell>
          <table:table-cell table:formula="of:=IF([.M10]=1; IF(AND([.M9]=0;NOT([.F9]=0));([.F8]-[.$B$5]-[.E10]);([.F9]-[.E10])) ;[.F9]*(1+([.$B$3]/360*( YEARFRAC([.A9];[.A10] )*360)))-[.E10])" office:value-type="currency" office:currency="EUR" office:value="76839">
            <text:p>76.839,00 €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DATE([.P10];[.$R$3];[.$Q$3])" office:value-type="date" office:date-value="2022-12-01">
            <text:p>01.12.22</text:p>
          </table:table-cell>
          <table:table-cell table:formula="of:=DATE([.P10];[.$R$3];[.$P$3])" office:value-type="date" office:date-value="2022-12-15">
            <text:p>15.12.22</text:p>
          </table:table-cell>
          <table:table-cell table:formula="of:=YEAR([.A10])" office:value-type="float" office:value="2022">
            <text:p>2022</text:p>
          </table:table-cell>
          <table:table-cell table:number-columns-repeated="5"/>
          <table:table-cell office:value-type="float" office:value="6">
            <text:p>6</text:p>
          </table:table-cell>
        </table:table-row>
        <table:table-row table:style-name="ro1">
          <table:table-cell table:formula="of:=IF([.A10]=[.O8];EDATE([.A10];1);IF((ABS(YEARFRAC([.A10];EDATE([.A10];1)))&lt;YEARFRAC([.A10];[.N8]));EDATE([.A10];1);IF([.A10]=[.N8];EDATE([.A9];1);[.N8])))" office:value-type="date" office:date-value="2022-07-15">
            <text:p>15.07.22</text:p>
          </table:table-cell>
          <table:table-cell table:formula="of:=IF([.A11]=[.N10];&quot;Sondertilgung&quot;;&quot;Rate&quot;)" office:value-type="string" office:string-value="Rate">
            <text:p>Rate</text:p>
          </table:table-cell>
          <table:table-cell table:formula="of:=IF([.F10]&lt;[.$B$4];[.F10]*(1+([.$B$3]/360*(YEARFRAC([.A9];[.A10] )*360)));IF([.M11]=1;[.B$4];[.$B$5]))" office:value-type="currency" office:currency="EUR" office:value="1200">
            <text:p>1.200,00 €</text:p>
          </table:table-cell>
          <table:table-cell table:formula="of:=IF(AND([.M11]=1;NOT([.F10]=0)); IF([.M10]=0;[.F9]*([.$B$3]/360*(YEARFRAC([.A9];[.A11] )*360))-([.$B$5]*([.$B$3]/360*(YEARFRAC([.A10];[.A11] )*360)));[.F10]*([.$B$3]/360*(YEARFRAC([.A10];[.A11] )*360))) ;0)" office:value-type="currency" office:currency="EUR" office:value="76.839">
            <text:p>76,84 €</text:p>
          </table:table-cell>
          <table:table-cell table:formula="of:=[.C11]-[.D11]" office:value-type="currency" office:currency="EUR" office:value="1123.161">
            <text:p>1.123,16 €</text:p>
          </table:table-cell>
          <table:table-cell table:formula="of:=IF([.M11]=1; IF(AND([.M10]=0;NOT([.F10]=0));([.F9]-[.$B$5]-[.E11]);([.F10]-[.E11])) ;[.F10]*(1+([.$B$3]/360*( YEARFRAC([.A10];[.A11] )*360)))-[.E11])" office:value-type="currency" office:currency="EUR" office:value="75715.839">
            <text:p>75.715,84 €</text:p>
          </table:table-cell>
          <table:table-cell table:number-columns-repeated="6"/>
          <table:table-cell table:formula="of:=IF([.A11]=[.N9];0;1)" office:value-type="float" office:value="1">
            <text:p>1</text:p>
          </table:table-cell>
          <table:table-cell table:formula="of:=DATE([.P11];[.$R$3];[.$Q$3])" office:value-type="date" office:date-value="2022-12-01">
            <text:p>01.12.22</text:p>
          </table:table-cell>
          <table:table-cell table:formula="of:=DATE([.P11];[.$R$3];[.$P$3])" office:value-type="date" office:date-value="2022-12-15">
            <text:p>15.12.22</text:p>
          </table:table-cell>
          <table:table-cell table:formula="of:=YEAR([.A11])" office:value-type="float" office:value="2022">
            <text:p>2022</text:p>
          </table:table-cell>
          <table:table-cell table:number-columns-repeated="5"/>
          <table:table-cell office:value-type="float" office:value="7">
            <text:p>7</text:p>
          </table:table-cell>
        </table:table-row>
        <table:table-row table:style-name="ro1">
          <table:table-cell table:formula="of:=IF([.A11]=[.O9];EDATE([.A11];1);IF((ABS(YEARFRAC([.A11];EDATE([.A11];1)))&lt;YEARFRAC([.A11];[.N9]));EDATE([.A11];1);IF([.A11]=[.N9];EDATE([.A10];1);[.N9])))" office:value-type="date" office:date-value="2022-08-15">
            <text:p>15.08.22</text:p>
          </table:table-cell>
          <table:table-cell table:formula="of:=IF([.A12]=[.N11];&quot;Sondertilgung&quot;;&quot;Rate&quot;)" office:value-type="string" office:string-value="Rate">
            <text:p>Rate</text:p>
          </table:table-cell>
          <table:table-cell table:formula="of:=IF([.F11]&lt;[.$B$4];[.F11]*(1+([.$B$3]/360*(YEARFRAC([.A10];[.A11] )*360)));IF([.M12]=1;[.B$4];[.$B$5]))" office:value-type="currency" office:currency="EUR" office:value="1200">
            <text:p>1.200,00 €</text:p>
          </table:table-cell>
          <table:table-cell table:formula="of:=IF(AND([.M12]=1;NOT([.F11]=0)); IF([.M11]=0;[.F10]*([.$B$3]/360*(YEARFRAC([.A10];[.A12] )*360))-([.$B$5]*([.$B$3]/360*(YEARFRAC([.A11];[.A12] )*360)));[.F11]*([.$B$3]/360*(YEARFRAC([.A11];[.A12] )*360))) ;0)" office:value-type="currency" office:currency="EUR" office:value="75.715839">
            <text:p>75,72 €</text:p>
          </table:table-cell>
          <table:table-cell table:formula="of:=[.C12]-[.D12]" office:value-type="currency" office:currency="EUR" office:value="1124.284161">
            <text:p>1.124,28 €</text:p>
          </table:table-cell>
          <table:table-cell table:formula="of:=IF([.M12]=1; IF(AND([.M11]=0;NOT([.F11]=0));([.F10]-[.$B$5]-[.E12]);([.F11]-[.E12])) ;[.F11]*(1+([.$B$3]/360*( YEARFRAC([.A11];[.A12] )*360)))-[.E12])" office:value-type="currency" office:currency="EUR" office:value="74591.554839">
            <text:p>74.591,55 €</text:p>
          </table:table-cell>
          <table:table-cell table:number-columns-repeated="6"/>
          <table:table-cell table:formula="of:=IF([.A12]=[.N10];0;1)" office:value-type="float" office:value="1">
            <text:p>1</text:p>
          </table:table-cell>
          <table:table-cell table:formula="of:=DATE([.P12];[.$R$3];[.$Q$3])" office:value-type="date" office:date-value="2022-12-01">
            <text:p>01.12.22</text:p>
          </table:table-cell>
          <table:table-cell table:formula="of:=DATE([.P12];[.$R$3];[.$P$3])" office:value-type="date" office:date-value="2022-12-15">
            <text:p>15.12.22</text:p>
          </table:table-cell>
          <table:table-cell table:formula="of:=YEAR([.A12])" office:value-type="float" office:value="2022">
            <text:p>2022</text:p>
          </table:table-cell>
          <table:table-cell table:number-columns-repeated="5"/>
          <table:table-cell office:value-type="float" office:value="8">
            <text:p>8</text:p>
          </table:table-cell>
        </table:table-row>
        <table:table-row table:style-name="ro1">
          <table:table-cell table:formula="of:=IF([.A12]=[.O10];EDATE([.A12];1);IF((ABS(YEARFRAC([.A12];EDATE([.A12];1)))&lt;YEARFRAC([.A12];[.N10]));EDATE([.A12];1);IF([.A12]=[.N10];EDATE([.A11];1);[.N10])))" office:value-type="date" office:date-value="2022-09-15">
            <text:p>15.09.22</text:p>
          </table:table-cell>
          <table:table-cell table:formula="of:=IF([.A13]=[.N12];&quot;Sondertilgung&quot;;&quot;Rate&quot;)" office:value-type="string" office:string-value="Rate">
            <text:p>Rate</text:p>
          </table:table-cell>
          <table:table-cell table:formula="of:=IF([.F12]&lt;[.$B$4];[.F12]*(1+([.$B$3]/360*(YEARFRAC([.A11];[.A12] )*360)));IF([.M13]=1;[.B$4];[.$B$5]))" office:value-type="currency" office:currency="EUR" office:value="1200">
            <text:p>1.200,00 €</text:p>
          </table:table-cell>
          <table:table-cell table:formula="of:=IF(AND([.M13]=1;NOT([.F12]=0)); IF([.M12]=0;[.F11]*([.$B$3]/360*(YEARFRAC([.A11];[.A13] )*360))-([.$B$5]*([.$B$3]/360*(YEARFRAC([.A12];[.A13] )*360)));[.F12]*([.$B$3]/360*(YEARFRAC([.A12];[.A13] )*360))) ;0)" office:value-type="currency" office:currency="EUR" office:value="74.591554839">
            <text:p>74,59 €</text:p>
          </table:table-cell>
          <table:table-cell table:formula="of:=[.C13]-[.D13]" office:value-type="currency" office:currency="EUR" office:value="1125.408445161">
            <text:p>1.125,41 €</text:p>
          </table:table-cell>
          <table:table-cell table:formula="of:=IF([.M13]=1; IF(AND([.M12]=0;NOT([.F12]=0));([.F11]-[.$B$5]-[.E13]);([.F12]-[.E13])) ;[.F12]*(1+([.$B$3]/360*( YEARFRAC([.A12];[.A13] )*360)))-[.E13])" office:value-type="currency" office:currency="EUR" office:value="73466.146393839">
            <text:p>73.466,15 €</text:p>
          </table:table-cell>
          <table:table-cell table:number-columns-repeated="6"/>
          <table:table-cell table:formula="of:=IF([.A13]=[.N11];0;1)" office:value-type="float" office:value="1">
            <text:p>1</text:p>
          </table:table-cell>
          <table:table-cell table:formula="of:=DATE([.P13];[.$R$3];[.$Q$3])" office:value-type="date" office:date-value="2022-12-01">
            <text:p>01.12.22</text:p>
          </table:table-cell>
          <table:table-cell table:formula="of:=DATE([.P13];[.$R$3];[.$P$3])" office:value-type="date" office:date-value="2022-12-15">
            <text:p>15.12.22</text:p>
          </table:table-cell>
          <table:table-cell table:formula="of:=YEAR([.A13])" office:value-type="float" office:value="2022">
            <text:p>2022</text:p>
          </table:table-cell>
          <table:table-cell table:number-columns-repeated="5"/>
          <table:table-cell office:value-type="float" office:value="9">
            <text:p>9</text:p>
          </table:table-cell>
        </table:table-row>
        <table:table-row table:style-name="ro1">
          <table:table-cell table:formula="of:=IF([.A13]=[.O11];EDATE([.A13];1);IF((ABS(YEARFRAC([.A13];EDATE([.A13];1)))&lt;YEARFRAC([.A13];[.N11]));EDATE([.A13];1);IF([.A13]=[.N11];EDATE([.A12];1);[.N11])))" office:value-type="date" office:date-value="2022-10-15">
            <text:p>15.10.22</text:p>
          </table:table-cell>
          <table:table-cell table:formula="of:=IF([.A14]=[.N13];&quot;Sondertilgung&quot;;&quot;Rate&quot;)" office:value-type="string" office:string-value="Rate">
            <text:p>Rate</text:p>
          </table:table-cell>
          <table:table-cell table:formula="of:=IF([.F13]&lt;[.$B$4];[.F13]*(1+([.$B$3]/360*(YEARFRAC([.A12];[.A13] )*360)));IF([.M14]=1;[.B$4];[.$B$5]))" office:value-type="currency" office:currency="EUR" office:value="1200">
            <text:p>1.200,00 €</text:p>
          </table:table-cell>
          <table:table-cell table:formula="of:=IF(AND([.M14]=1;NOT([.F13]=0)); IF([.M13]=0;[.F12]*([.$B$3]/360*(YEARFRAC([.A12];[.A14] )*360))-([.$B$5]*([.$B$3]/360*(YEARFRAC([.A13];[.A14] )*360)));[.F13]*([.$B$3]/360*(YEARFRAC([.A13];[.A14] )*360))) ;0)" office:value-type="currency" office:currency="EUR" office:value="73.466146393839">
            <text:p>73,47 €</text:p>
          </table:table-cell>
          <table:table-cell table:formula="of:=[.C14]-[.D14]" office:value-type="currency" office:currency="EUR" office:value="1126.53385360616">
            <text:p>1.126,53 €</text:p>
          </table:table-cell>
          <table:table-cell table:formula="of:=IF([.M14]=1; IF(AND([.M13]=0;NOT([.F13]=0));([.F12]-[.$B$5]-[.E14]);([.F13]-[.E14])) ;[.F13]*(1+([.$B$3]/360*( YEARFRAC([.A13];[.A14] )*360)))-[.E14])" office:value-type="currency" office:currency="EUR" office:value="72339.6125402329">
            <text:p>72.339,61 €</text:p>
          </table:table-cell>
          <table:table-cell table:number-columns-repeated="6"/>
          <table:table-cell table:formula="of:=IF([.A14]=[.N12];0;1)" office:value-type="float" office:value="1">
            <text:p>1</text:p>
          </table:table-cell>
          <table:table-cell table:formula="of:=DATE([.P14];[.$R$3];[.$Q$3])" office:value-type="date" office:date-value="2022-12-01">
            <text:p>01.12.22</text:p>
          </table:table-cell>
          <table:table-cell table:formula="of:=DATE([.P14];[.$R$3];[.$P$3])" office:value-type="date" office:date-value="2022-12-15">
            <text:p>15.12.22</text:p>
          </table:table-cell>
          <table:table-cell table:formula="of:=YEAR([.A14])" office:value-type="float" office:value="2022">
            <text:p>2022</text:p>
          </table:table-cell>
          <table:table-cell table:number-columns-repeated="5"/>
          <table:table-cell office:value-type="float" office:value="10">
            <text:p>10</text:p>
          </table:table-cell>
        </table:table-row>
        <table:table-row table:style-name="ro1">
          <table:table-cell table:formula="of:=IF([.A14]=[.O12];EDATE([.A14];1);IF((ABS(YEARFRAC([.A14];EDATE([.A14];1)))&lt;YEARFRAC([.A14];[.N12]));EDATE([.A14];1);IF([.A14]=[.N12];EDATE([.A13];1);[.N12])))" office:value-type="date" office:date-value="2022-11-15">
            <text:p>15.11.22</text:p>
          </table:table-cell>
          <table:table-cell table:formula="of:=IF([.A15]=[.N14];&quot;Sondertilgung&quot;;&quot;Rate&quot;)" office:value-type="string" office:string-value="Rate">
            <text:p>Rate</text:p>
          </table:table-cell>
          <table:table-cell table:formula="of:=IF([.F14]&lt;[.$B$4];[.F14]*(1+([.$B$3]/360*(YEARFRAC([.A13];[.A14] )*360)));IF([.M15]=1;[.B$4];[.$B$5]))" office:value-type="currency" office:currency="EUR" office:value="1200">
            <text:p>1.200,00 €</text:p>
          </table:table-cell>
          <table:table-cell table:formula="of:=IF(AND([.M15]=1;NOT([.F14]=0)); IF([.M14]=0;[.F13]*([.$B$3]/360*(YEARFRAC([.A13];[.A15] )*360))-([.$B$5]*([.$B$3]/360*(YEARFRAC([.A14];[.A15] )*360)));[.F14]*([.$B$3]/360*(YEARFRAC([.A14];[.A15] )*360))) ;0)" office:value-type="currency" office:currency="EUR" office:value="72.3396125402329">
            <text:p>72,34 €</text:p>
          </table:table-cell>
          <table:table-cell table:formula="of:=[.C15]-[.D15]" office:value-type="currency" office:currency="EUR" office:value="1127.66038745977">
            <text:p>1.127,66 €</text:p>
          </table:table-cell>
          <table:table-cell table:formula="of:=IF([.M15]=1; IF(AND([.M14]=0;NOT([.F14]=0));([.F13]-[.$B$5]-[.E15]);([.F14]-[.E15])) ;[.F14]*(1+([.$B$3]/360*( YEARFRAC([.A14];[.A15] )*360)))-[.E15])" office:value-type="currency" office:currency="EUR" office:value="71211.9521527731">
            <text:p>71.211,95 €</text:p>
          </table:table-cell>
          <table:table-cell table:number-columns-repeated="6"/>
          <table:table-cell table:formula="of:=IF([.A15]=[.N13];0;1)" office:value-type="float" office:value="1">
            <text:p>1</text:p>
          </table:table-cell>
          <table:table-cell table:formula="of:=DATE([.P15];[.$R$3];[.$Q$3])" office:value-type="date" office:date-value="2022-12-01">
            <text:p>01.12.22</text:p>
          </table:table-cell>
          <table:table-cell table:formula="of:=DATE([.P15];[.$R$3];[.$P$3])" office:value-type="date" office:date-value="2022-12-15">
            <text:p>15.12.22</text:p>
          </table:table-cell>
          <table:table-cell table:formula="of:=YEAR([.A15])" office:value-type="float" office:value="2022">
            <text:p>2022</text:p>
          </table:table-cell>
          <table:table-cell table:number-columns-repeated="5"/>
          <table:table-cell office:value-type="float" office:value="11">
            <text:p>11</text:p>
          </table:table-cell>
        </table:table-row>
        <table:table-row table:style-name="ro1">
          <table:table-cell table:formula="of:=IF([.A15]=[.O13];EDATE([.A15];1);IF((ABS(YEARFRAC([.A15];EDATE([.A15];1)))&lt;YEARFRAC([.A15];[.N13]));EDATE([.A15];1);IF([.A15]=[.N13];EDATE([.A14];1);[.N13])))" office:value-type="date" office:date-value="2022-12-01">
            <text:p>01.12.22</text:p>
          </table:table-cell>
          <table:table-cell table:formula="of:=IF([.A16]=[.N15];&quot;Sondertilgung&quot;;&quot;Rate&quot;)" office:value-type="string" office:string-value="Sondertilgung">
            <text:p>Sondertilgung</text:p>
          </table:table-cell>
          <table:table-cell table:formula="of:=IF([.F15]&lt;[.$B$4];[.F15]*(1+([.$B$3]/360*(YEARFRAC([.A14];[.A15] )*360)));IF([.M16]=1;[.B$4];[.$B$5]))" office:value-type="currency" office:currency="EUR" office:value="1000">
            <text:p>1.000,00 €</text:p>
          </table:table-cell>
          <table:table-cell table:formula="of:=IF(AND([.M16]=1;NOT([.F15]=0)); IF([.M15]=0;[.F14]*([.$B$3]/360*(YEARFRAC([.A14];[.A16] )*360))-([.$B$5]*([.$B$3]/360*(YEARFRAC([.A15];[.A16] )*360)));[.F15]*([.$B$3]/360*(YEARFRAC([.A15];[.A16] )*360))) ;0)" office:value-type="float" office:value="0">
            <text:p>0</text:p>
          </table:table-cell>
          <table:table-cell table:formula="of:=[.C16]-[.D16]" office:value-type="currency" office:currency="EUR" office:value="1000">
            <text:p>1.000,00 €</text:p>
          </table:table-cell>
          <table:table-cell table:formula="of:=IF([.M16]=1; IF(AND([.M15]=0;NOT([.F15]=0));([.F14]-[.$B$5]-[.E16]);([.F15]-[.E16])) ;[.F15]*(1+([.$B$3]/360*( YEARFRAC([.A15];[.A16] )*360)))-[.E16])" office:value-type="currency" office:currency="EUR" office:value="70249.9318605879">
            <text:p>70.249,93 €</text:p>
          </table:table-cell>
          <table:table-cell table:number-columns-repeated="6"/>
          <table:table-cell table:formula="of:=IF([.A16]=[.N14];0;1)" office:value-type="float" office:value="0">
            <text:p>0</text:p>
          </table:table-cell>
          <table:table-cell table:formula="of:=DATE([.P16];[.$R$3];[.$Q$3])" office:value-type="date" office:date-value="2022-12-01">
            <text:p>01.12.22</text:p>
          </table:table-cell>
          <table:table-cell table:formula="of:=DATE([.P16];[.$R$3];[.$P$3])" office:value-type="date" office:date-value="2022-12-15">
            <text:p>15.12.22</text:p>
          </table:table-cell>
          <table:table-cell table:formula="of:=YEAR([.A16])" office:value-type="float" office:value="2022">
            <text:p>2022</text:p>
          </table:table-cell>
          <table:table-cell table:number-columns-repeated="5"/>
          <table:table-cell office:value-type="float" office:value="12">
            <text:p>12</text:p>
          </table:table-cell>
        </table:table-row>
        <table:table-row table:style-name="ro1">
          <table:table-cell table:formula="of:=IF([.A16]=[.O14];EDATE([.A16];1);IF((ABS(YEARFRAC([.A16];EDATE([.A16];1)))&lt;YEARFRAC([.A16];[.N14]));EDATE([.A16];1);IF([.A16]=[.N14];EDATE([.A15];1);[.N14])))" office:value-type="date" office:date-value="2022-12-15">
            <text:p>15.12.22</text:p>
          </table:table-cell>
          <table:table-cell table:formula="of:=IF([.A17]=[.N16];&quot;Sondertilgung&quot;;&quot;Rate&quot;)" office:value-type="string" office:string-value="Rate">
            <text:p>Rate</text:p>
          </table:table-cell>
          <table:table-cell table:formula="of:=IF([.F16]&lt;[.$B$4];[.F16]*(1+([.$B$3]/360*(YEARFRAC([.A15];[.A16] )*360)));IF([.M17]=1;[.B$4];[.$B$5]))" office:value-type="currency" office:currency="EUR" office:value="1200">
            <text:p>1.200,00 €</text:p>
          </table:table-cell>
          <table:table-cell table:formula="of:=IF(AND([.M17]=1;NOT([.F16]=0)); IF([.M16]=0;[.F15]*([.$B$3]/360*(YEARFRAC([.A15];[.A17] )*360))-([.$B$5]*([.$B$3]/360*(YEARFRAC([.A16];[.A17] )*360)));[.F16]*([.$B$3]/360*(YEARFRAC([.A16];[.A17] )*360))) ;0)" office:value-type="currency" office:currency="EUR" office:value="70.7452854861064">
            <text:p>70,75 €</text:p>
          </table:table-cell>
          <table:table-cell table:formula="of:=[.C17]-[.D17]" office:value-type="currency" office:currency="EUR" office:value="1129.25471451389">
            <text:p>1.129,25 €</text:p>
          </table:table-cell>
          <table:table-cell table:formula="of:=IF([.M17]=1; IF(AND([.M16]=0;NOT([.F16]=0));([.F15]-[.$B$5]-[.E17]);([.F16]-[.E17])) ;[.F16]*(1+([.$B$3]/360*( YEARFRAC([.A16];[.A17] )*360)))-[.E17])" office:value-type="currency" office:currency="EUR" office:value="69082.6974382592">
            <text:p>69.082,70 €</text:p>
          </table:table-cell>
          <table:table-cell table:number-columns-repeated="6"/>
          <table:table-cell table:formula="of:=IF([.A17]=[.N15];0;1)" office:value-type="float" office:value="1">
            <text:p>1</text:p>
          </table:table-cell>
          <table:table-cell table:formula="of:=DATE([.P17];[.$R$3];[.$Q$3])" office:value-type="date" office:date-value="2022-12-01">
            <text:p>01.12.22</text:p>
          </table:table-cell>
          <table:table-cell table:formula="of:=DATE([.P17];[.$R$3];[.$P$3])" office:value-type="date" office:date-value="2022-12-15">
            <text:p>15.12.22</text:p>
          </table:table-cell>
          <table:table-cell table:formula="of:=YEAR([.A17])" office:value-type="float" office:value="2022">
            <text:p>2022</text:p>
          </table:table-cell>
          <table:table-cell table:number-columns-repeated="5"/>
          <table:table-cell office:value-type="float" office:value="13">
            <text:p>13</text:p>
          </table:table-cell>
        </table:table-row>
        <table:table-row table:style-name="ro1">
          <table:table-cell table:formula="of:=IF([.A17]=[.O15];EDATE([.A17];1);IF((ABS(YEARFRAC([.A17];EDATE([.A17];1)))&lt;YEARFRAC([.A17];[.N15]));EDATE([.A17];1);IF([.A17]=[.N15];EDATE([.A16];1);[.N15])))" office:value-type="date" office:date-value="2023-01-15">
            <text:p>15.01.23</text:p>
          </table:table-cell>
          <table:table-cell table:formula="of:=IF([.A18]=[.N17];&quot;Sondertilgung&quot;;&quot;Rate&quot;)" office:value-type="string" office:string-value="Rate">
            <text:p>Rate</text:p>
          </table:table-cell>
          <table:table-cell table:formula="of:=IF([.F17]&lt;[.$B$4];[.F17]*(1+([.$B$3]/360*(YEARFRAC([.A16];[.A17] )*360)));IF([.M18]=1;[.B$4];[.$B$5]))" office:value-type="currency" office:currency="EUR" office:value="1200">
            <text:p>1.200,00 €</text:p>
          </table:table-cell>
          <table:table-cell table:formula="of:=IF(AND([.M18]=1;NOT([.F17]=0)); IF([.M17]=0;[.F16]*([.$B$3]/360*(YEARFRAC([.A16];[.A18] )*360))-([.$B$5]*([.$B$3]/360*(YEARFRAC([.A17];[.A18] )*360)));[.F17]*([.$B$3]/360*(YEARFRAC([.A17];[.A18] )*360))) ;0)" office:value-type="currency" office:currency="EUR" office:value="69.0826974382592">
            <text:p>69,08 €</text:p>
          </table:table-cell>
          <table:table-cell table:formula="of:=[.C18]-[.D18]" office:value-type="currency" office:currency="EUR" office:value="1130.91730256174">
            <text:p>1.130,92 €</text:p>
          </table:table-cell>
          <table:table-cell table:formula="of:=IF([.M18]=1; IF(AND([.M17]=0;NOT([.F17]=0));([.F16]-[.$B$5]-[.E18]);([.F17]-[.E18])) ;[.F17]*(1+([.$B$3]/360*( YEARFRAC([.A17];[.A18] )*360)))-[.E18])" office:value-type="currency" office:currency="EUR" office:value="67951.7801356975">
            <text:p>67.951,78 €</text:p>
          </table:table-cell>
          <table:table-cell table:number-columns-repeated="6"/>
          <table:table-cell table:formula="of:=IF([.A18]=[.N16];0;1)" office:value-type="float" office:value="1">
            <text:p>1</text:p>
          </table:table-cell>
          <table:table-cell table:formula="of:=DATE([.P18];[.$R$3];[.$Q$3])" office:value-type="date" office:date-value="2023-12-01">
            <text:p>01.12.23</text:p>
          </table:table-cell>
          <table:table-cell table:formula="of:=DATE([.P18];[.$R$3];[.$P$3])" office:value-type="date" office:date-value="2023-12-15">
            <text:p>15.12.23</text:p>
          </table:table-cell>
          <table:table-cell table:formula="of:=YEAR([.A18])" office:value-type="float" office:value="2023">
            <text:p>2023</text:p>
          </table:table-cell>
          <table:table-cell table:number-columns-repeated="5"/>
          <table:table-cell office:value-type="float" office:value="14">
            <text:p>14</text:p>
          </table:table-cell>
        </table:table-row>
        <table:table-row table:style-name="ro1">
          <table:table-cell table:formula="of:=IF([.A18]=[.O16];EDATE([.A18];1);IF((ABS(YEARFRAC([.A18];EDATE([.A18];1)))&lt;YEARFRAC([.A18];[.N16]));EDATE([.A18];1);IF([.A18]=[.N16];EDATE([.A17];1);[.N16])))" office:value-type="date" office:date-value="2023-02-15">
            <text:p>15.02.23</text:p>
          </table:table-cell>
          <table:table-cell table:formula="of:=IF([.A19]=[.N18];&quot;Sondertilgung&quot;;&quot;Rate&quot;)" office:value-type="string" office:string-value="Rate">
            <text:p>Rate</text:p>
          </table:table-cell>
          <table:table-cell table:formula="of:=IF([.F18]&lt;[.$B$4];[.F18]*(1+([.$B$3]/360*(YEARFRAC([.A17];[.A18] )*360)));IF([.M19]=1;[.B$4];[.$B$5]))" office:value-type="currency" office:currency="EUR" office:value="1200">
            <text:p>1.200,00 €</text:p>
          </table:table-cell>
          <table:table-cell table:formula="of:=IF(AND([.M19]=1;NOT([.F18]=0)); IF([.M18]=0;[.F17]*([.$B$3]/360*(YEARFRAC([.A17];[.A19] )*360))-([.$B$5]*([.$B$3]/360*(YEARFRAC([.A18];[.A19] )*360)));[.F18]*([.$B$3]/360*(YEARFRAC([.A18];[.A19] )*360))) ;0)" office:value-type="currency" office:currency="EUR" office:value="67.9517801356974">
            <text:p>67,95 €</text:p>
          </table:table-cell>
          <table:table-cell table:formula="of:=[.C19]-[.D19]" office:value-type="currency" office:currency="EUR" office:value="1132.0482198643">
            <text:p>1.132,05 €</text:p>
          </table:table-cell>
          <table:table-cell table:formula="of:=IF([.M19]=1; IF(AND([.M18]=0;NOT([.F18]=0));([.F17]-[.$B$5]-[.E19]);([.F18]-[.E19])) ;[.F18]*(1+([.$B$3]/360*( YEARFRAC([.A18];[.A19] )*360)))-[.E19])" office:value-type="currency" office:currency="EUR" office:value="66819.7319158332">
            <text:p>66.819,73 €</text:p>
          </table:table-cell>
          <table:table-cell table:number-columns-repeated="6"/>
          <table:table-cell table:formula="of:=IF([.A19]=[.N17];0;1)" office:value-type="float" office:value="1">
            <text:p>1</text:p>
          </table:table-cell>
          <table:table-cell table:formula="of:=DATE([.P19];[.$R$3];[.$Q$3])" office:value-type="date" office:date-value="2023-12-01">
            <text:p>01.12.23</text:p>
          </table:table-cell>
          <table:table-cell table:formula="of:=DATE([.P19];[.$R$3];[.$P$3])" office:value-type="date" office:date-value="2023-12-15">
            <text:p>15.12.23</text:p>
          </table:table-cell>
          <table:table-cell table:formula="of:=YEAR([.A19])" office:value-type="float" office:value="2023">
            <text:p>2023</text:p>
          </table:table-cell>
          <table:table-cell table:number-columns-repeated="5"/>
          <table:table-cell office:value-type="float" office:value="15">
            <text:p>15</text:p>
          </table:table-cell>
        </table:table-row>
        <table:table-row table:style-name="ro1">
          <table:table-cell table:formula="of:=IF([.A19]=[.O17];EDATE([.A19];1);IF((ABS(YEARFRAC([.A19];EDATE([.A19];1)))&lt;YEARFRAC([.A19];[.N17]));EDATE([.A19];1);IF([.A19]=[.N17];EDATE([.A18];1);[.N17])))" office:value-type="date" office:date-value="2023-03-15">
            <text:p>15.03.23</text:p>
          </table:table-cell>
          <table:table-cell table:formula="of:=IF([.A20]=[.N19];&quot;Sondertilgung&quot;;&quot;Rate&quot;)" office:value-type="string" office:string-value="Rate">
            <text:p>Rate</text:p>
          </table:table-cell>
          <table:table-cell table:formula="of:=IF([.F19]&lt;[.$B$4];[.F19]*(1+([.$B$3]/360*(YEARFRAC([.A18];[.A19] )*360)));IF([.M20]=1;[.B$4];[.$B$5]))" office:value-type="currency" office:currency="EUR" office:value="1200">
            <text:p>1.200,00 €</text:p>
          </table:table-cell>
          <table:table-cell table:formula="of:=IF(AND([.M20]=1;NOT([.F19]=0)); IF([.M19]=0;[.F18]*([.$B$3]/360*(YEARFRAC([.A18];[.A20] )*360))-([.$B$5]*([.$B$3]/360*(YEARFRAC([.A19];[.A20] )*360)));[.F19]*([.$B$3]/360*(YEARFRAC([.A19];[.A20] )*360))) ;0)" office:value-type="currency" office:currency="EUR" office:value="66.8197319158332">
            <text:p>66,82 €</text:p>
          </table:table-cell>
          <table:table-cell table:formula="of:=[.C20]-[.D20]" office:value-type="currency" office:currency="EUR" office:value="1133.18026808417">
            <text:p>1.133,18 €</text:p>
          </table:table-cell>
          <table:table-cell table:formula="of:=IF([.M20]=1; IF(AND([.M19]=0;NOT([.F19]=0));([.F18]-[.$B$5]-[.E20]);([.F19]-[.E20])) ;[.F19]*(1+([.$B$3]/360*( YEARFRAC([.A19];[.A20] )*360)))-[.E20])" office:value-type="currency" office:currency="EUR" office:value="65686.551647749">
            <text:p>65.686,55 €</text:p>
          </table:table-cell>
          <table:table-cell table:number-columns-repeated="6"/>
          <table:table-cell table:formula="of:=IF([.A20]=[.N18];0;1)" office:value-type="float" office:value="1">
            <text:p>1</text:p>
          </table:table-cell>
          <table:table-cell table:formula="of:=DATE([.P20];[.$R$3];[.$Q$3])" office:value-type="date" office:date-value="2023-12-01">
            <text:p>01.12.23</text:p>
          </table:table-cell>
          <table:table-cell table:formula="of:=DATE([.P20];[.$R$3];[.$P$3])" office:value-type="date" office:date-value="2023-12-15">
            <text:p>15.12.23</text:p>
          </table:table-cell>
          <table:table-cell table:formula="of:=YEAR([.A20])" office:value-type="float" office:value="2023">
            <text:p>2023</text:p>
          </table:table-cell>
          <table:table-cell table:number-columns-repeated="5"/>
          <table:table-cell office:value-type="float" office:value="16">
            <text:p>16</text:p>
          </table:table-cell>
        </table:table-row>
        <table:table-row table:style-name="ro1">
          <table:table-cell table:formula="of:=IF([.A20]=[.O18];EDATE([.A20];1);IF((ABS(YEARFRAC([.A20];EDATE([.A20];1)))&lt;YEARFRAC([.A20];[.N18]));EDATE([.A20];1);IF([.A20]=[.N18];EDATE([.A19];1);[.N18])))" office:value-type="date" office:date-value="2023-04-15">
            <text:p>15.04.23</text:p>
          </table:table-cell>
          <table:table-cell table:formula="of:=IF([.A21]=[.N20];&quot;Sondertilgung&quot;;&quot;Rate&quot;)" office:value-type="string" office:string-value="Rate">
            <text:p>Rate</text:p>
          </table:table-cell>
          <table:table-cell table:formula="of:=IF([.F20]&lt;[.$B$4];[.F20]*(1+([.$B$3]/360*(YEARFRAC([.A19];[.A20] )*360)));IF([.M21]=1;[.B$4];[.$B$5]))" office:value-type="currency" office:currency="EUR" office:value="1200">
            <text:p>1.200,00 €</text:p>
          </table:table-cell>
          <table:table-cell table:formula="of:=IF(AND([.M21]=1;NOT([.F20]=0)); IF([.M20]=0;[.F19]*([.$B$3]/360*(YEARFRAC([.A19];[.A21] )*360))-([.$B$5]*([.$B$3]/360*(YEARFRAC([.A20];[.A21] )*360)));[.F20]*([.$B$3]/360*(YEARFRAC([.A20];[.A21] )*360))) ;0)" office:value-type="currency" office:currency="EUR" office:value="65.686551647749">
            <text:p>65,69 €</text:p>
          </table:table-cell>
          <table:table-cell table:formula="of:=[.C21]-[.D21]" office:value-type="currency" office:currency="EUR" office:value="1134.31344835225">
            <text:p>1.134,31 €</text:p>
          </table:table-cell>
          <table:table-cell table:formula="of:=IF([.M21]=1; IF(AND([.M20]=0;NOT([.F20]=0));([.F19]-[.$B$5]-[.E21]);([.F20]-[.E21])) ;[.F20]*(1+([.$B$3]/360*( YEARFRAC([.A20];[.A21] )*360)))-[.E21])" office:value-type="currency" office:currency="EUR" office:value="64552.2381993967">
            <text:p>64.552,24 €</text:p>
          </table:table-cell>
          <table:table-cell table:number-columns-repeated="6"/>
          <table:table-cell table:formula="of:=IF([.A21]=[.N19];0;1)" office:value-type="float" office:value="1">
            <text:p>1</text:p>
          </table:table-cell>
          <table:table-cell table:formula="of:=DATE([.P21];[.$R$3];[.$Q$3])" office:value-type="date" office:date-value="2023-12-01">
            <text:p>01.12.23</text:p>
          </table:table-cell>
          <table:table-cell table:formula="of:=DATE([.P21];[.$R$3];[.$P$3])" office:value-type="date" office:date-value="2023-12-15">
            <text:p>15.12.23</text:p>
          </table:table-cell>
          <table:table-cell table:formula="of:=YEAR([.A21])" office:value-type="float" office:value="2023">
            <text:p>2023</text:p>
          </table:table-cell>
          <table:table-cell table:number-columns-repeated="5"/>
          <table:table-cell office:value-type="float" office:value="17">
            <text:p>17</text:p>
          </table:table-cell>
        </table:table-row>
        <table:table-row table:style-name="ro1">
          <table:table-cell table:formula="of:=IF([.A21]=[.O19];EDATE([.A21];1);IF((ABS(YEARFRAC([.A21];EDATE([.A21];1)))&lt;YEARFRAC([.A21];[.N19]));EDATE([.A21];1);IF([.A21]=[.N19];EDATE([.A20];1);[.N19])))" office:value-type="date" office:date-value="2023-05-15">
            <text:p>15.05.23</text:p>
          </table:table-cell>
          <table:table-cell table:formula="of:=IF([.A22]=[.N21];&quot;Sondertilgung&quot;;&quot;Rate&quot;)" office:value-type="string" office:string-value="Rate">
            <text:p>Rate</text:p>
          </table:table-cell>
          <table:table-cell table:formula="of:=IF([.F21]&lt;[.$B$4];[.F21]*(1+([.$B$3]/360*(YEARFRAC([.A20];[.A21] )*360)));IF([.M22]=1;[.B$4];[.$B$5]))" office:value-type="currency" office:currency="EUR" office:value="1200">
            <text:p>1.200,00 €</text:p>
          </table:table-cell>
          <table:table-cell table:formula="of:=IF(AND([.M22]=1;NOT([.F21]=0)); IF([.M21]=0;[.F20]*([.$B$3]/360*(YEARFRAC([.A20];[.A22] )*360))-([.$B$5]*([.$B$3]/360*(YEARFRAC([.A21];[.A22] )*360)));[.F21]*([.$B$3]/360*(YEARFRAC([.A21];[.A22] )*360))) ;0)" office:value-type="currency" office:currency="EUR" office:value="64.5522381993967">
            <text:p>64,55 €</text:p>
          </table:table-cell>
          <table:table-cell table:formula="of:=[.C22]-[.D22]" office:value-type="currency" office:currency="EUR" office:value="1135.4477618006">
            <text:p>1.135,45 €</text:p>
          </table:table-cell>
          <table:table-cell table:formula="of:=IF([.M22]=1; IF(AND([.M21]=0;NOT([.F21]=0));([.F20]-[.$B$5]-[.E22]);([.F21]-[.E22])) ;[.F21]*(1+([.$B$3]/360*( YEARFRAC([.A21];[.A22] )*360)))-[.E22])" office:value-type="currency" office:currency="EUR" office:value="63416.7904375961">
            <text:p>63.416,79 €</text:p>
          </table:table-cell>
          <table:table-cell table:number-columns-repeated="6"/>
          <table:table-cell table:formula="of:=IF([.A22]=[.N20];0;1)" office:value-type="float" office:value="1">
            <text:p>1</text:p>
          </table:table-cell>
          <table:table-cell table:formula="of:=DATE([.P22];[.$R$3];[.$Q$3])" office:value-type="date" office:date-value="2023-12-01">
            <text:p>01.12.23</text:p>
          </table:table-cell>
          <table:table-cell table:formula="of:=DATE([.P22];[.$R$3];[.$P$3])" office:value-type="date" office:date-value="2023-12-15">
            <text:p>15.12.23</text:p>
          </table:table-cell>
          <table:table-cell table:formula="of:=YEAR([.A22])" office:value-type="float" office:value="2023">
            <text:p>2023</text:p>
          </table:table-cell>
          <table:table-cell table:number-columns-repeated="5"/>
          <table:table-cell office:value-type="float" office:value="18">
            <text:p>18</text:p>
          </table:table-cell>
        </table:table-row>
        <table:table-row table:style-name="ro1">
          <table:table-cell table:formula="of:=IF([.A22]=[.O20];EDATE([.A22];1);IF((ABS(YEARFRAC([.A22];EDATE([.A22];1)))&lt;YEARFRAC([.A22];[.N20]));EDATE([.A22];1);IF([.A22]=[.N20];EDATE([.A21];1);[.N20])))" office:value-type="date" office:date-value="2023-06-15">
            <text:p>15.06.23</text:p>
          </table:table-cell>
          <table:table-cell table:formula="of:=IF([.A23]=[.N22];&quot;Sondertilgung&quot;;&quot;Rate&quot;)" office:value-type="string" office:string-value="Rate">
            <text:p>Rate</text:p>
          </table:table-cell>
          <table:table-cell table:formula="of:=IF([.F22]&lt;[.$B$4];[.F22]*(1+([.$B$3]/360*(YEARFRAC([.A21];[.A22] )*360)));IF([.M23]=1;[.B$4];[.$B$5]))" office:value-type="currency" office:currency="EUR" office:value="1200">
            <text:p>1.200,00 €</text:p>
          </table:table-cell>
          <table:table-cell table:formula="of:=IF(AND([.M23]=1;NOT([.F22]=0)); IF([.M22]=0;[.F21]*([.$B$3]/360*(YEARFRAC([.A21];[.A23] )*360))-([.$B$5]*([.$B$3]/360*(YEARFRAC([.A22];[.A23] )*360)));[.F22]*([.$B$3]/360*(YEARFRAC([.A22];[.A23] )*360))) ;0)" office:value-type="currency" office:currency="EUR" office:value="63.4167904375961">
            <text:p>63,42 €</text:p>
          </table:table-cell>
          <table:table-cell table:formula="of:=[.C23]-[.D23]" office:value-type="currency" office:currency="EUR" office:value="1136.5832095624">
            <text:p>1.136,58 €</text:p>
          </table:table-cell>
          <table:table-cell table:formula="of:=IF([.M23]=1; IF(AND([.M22]=0;NOT([.F22]=0));([.F21]-[.$B$5]-[.E23]);([.F22]-[.E23])) ;[.F22]*(1+([.$B$3]/360*( YEARFRAC([.A22];[.A23] )*360)))-[.E23])" office:value-type="currency" office:currency="EUR" office:value="62280.2072280337">
            <text:p>62.280,21 €</text:p>
          </table:table-cell>
          <table:table-cell table:number-columns-repeated="6"/>
          <table:table-cell table:formula="of:=IF([.A23]=[.N21];0;1)" office:value-type="float" office:value="1">
            <text:p>1</text:p>
          </table:table-cell>
          <table:table-cell table:formula="of:=DATE([.P23];[.$R$3];[.$Q$3])" office:value-type="date" office:date-value="2023-12-01">
            <text:p>01.12.23</text:p>
          </table:table-cell>
          <table:table-cell table:formula="of:=DATE([.P23];[.$R$3];[.$P$3])" office:value-type="date" office:date-value="2023-12-15">
            <text:p>15.12.23</text:p>
          </table:table-cell>
          <table:table-cell table:formula="of:=YEAR([.A23])" office:value-type="float" office:value="2023">
            <text:p>2023</text:p>
          </table:table-cell>
          <table:table-cell table:number-columns-repeated="5"/>
          <table:table-cell office:value-type="float" office:value="19">
            <text:p>19</text:p>
          </table:table-cell>
        </table:table-row>
        <table:table-row table:style-name="ro1">
          <table:table-cell table:formula="of:=IF([.A23]=[.O21];EDATE([.A23];1);IF((ABS(YEARFRAC([.A23];EDATE([.A23];1)))&lt;YEARFRAC([.A23];[.N21]));EDATE([.A23];1);IF([.A23]=[.N21];EDATE([.A22];1);[.N21])))" office:value-type="date" office:date-value="2023-07-15">
            <text:p>15.07.23</text:p>
          </table:table-cell>
          <table:table-cell table:formula="of:=IF([.A24]=[.N23];&quot;Sondertilgung&quot;;&quot;Rate&quot;)" office:value-type="string" office:string-value="Rate">
            <text:p>Rate</text:p>
          </table:table-cell>
          <table:table-cell table:formula="of:=IF([.F23]&lt;[.$B$4];[.F23]*(1+([.$B$3]/360*(YEARFRAC([.A22];[.A23] )*360)));IF([.M24]=1;[.B$4];[.$B$5]))" office:value-type="currency" office:currency="EUR" office:value="1200">
            <text:p>1.200,00 €</text:p>
          </table:table-cell>
          <table:table-cell table:formula="of:=IF(AND([.M24]=1;NOT([.F23]=0)); IF([.M23]=0;[.F22]*([.$B$3]/360*(YEARFRAC([.A22];[.A24] )*360))-([.$B$5]*([.$B$3]/360*(YEARFRAC([.A23];[.A24] )*360)));[.F23]*([.$B$3]/360*(YEARFRAC([.A23];[.A24] )*360))) ;0)" office:value-type="currency" office:currency="EUR" office:value="62.2802072280337">
            <text:p>62,28 €</text:p>
          </table:table-cell>
          <table:table-cell table:formula="of:=[.C24]-[.D24]" office:value-type="currency" office:currency="EUR" office:value="1137.71979277197">
            <text:p>1.137,72 €</text:p>
          </table:table-cell>
          <table:table-cell table:formula="of:=IF([.M24]=1; IF(AND([.M23]=0;NOT([.F23]=0));([.F22]-[.$B$5]-[.E24]);([.F23]-[.E24])) ;[.F23]*(1+([.$B$3]/360*( YEARFRAC([.A23];[.A24] )*360)))-[.E24])" office:value-type="currency" office:currency="EUR" office:value="61142.4874352618">
            <text:p>61.142,49 €</text:p>
          </table:table-cell>
          <table:table-cell table:number-columns-repeated="6"/>
          <table:table-cell table:formula="of:=IF([.A24]=[.N22];0;1)" office:value-type="float" office:value="1">
            <text:p>1</text:p>
          </table:table-cell>
          <table:table-cell table:formula="of:=DATE([.P24];[.$R$3];[.$Q$3])" office:value-type="date" office:date-value="2023-12-01">
            <text:p>01.12.23</text:p>
          </table:table-cell>
          <table:table-cell table:formula="of:=DATE([.P24];[.$R$3];[.$P$3])" office:value-type="date" office:date-value="2023-12-15">
            <text:p>15.12.23</text:p>
          </table:table-cell>
          <table:table-cell table:formula="of:=YEAR([.A24])" office:value-type="float" office:value="2023">
            <text:p>2023</text:p>
          </table:table-cell>
          <table:table-cell table:number-columns-repeated="5"/>
          <table:table-cell office:value-type="float" office:value="20">
            <text:p>20</text:p>
          </table:table-cell>
        </table:table-row>
        <table:table-row table:style-name="ro1">
          <table:table-cell table:formula="of:=IF([.A24]=[.O22];EDATE([.A24];1);IF((ABS(YEARFRAC([.A24];EDATE([.A24];1)))&lt;YEARFRAC([.A24];[.N22]));EDATE([.A24];1);IF([.A24]=[.N22];EDATE([.A23];1);[.N22])))" office:value-type="date" office:date-value="2023-08-15">
            <text:p>15.08.23</text:p>
          </table:table-cell>
          <table:table-cell table:formula="of:=IF([.A25]=[.N24];&quot;Sondertilgung&quot;;&quot;Rate&quot;)" office:value-type="string" office:string-value="Rate">
            <text:p>Rate</text:p>
          </table:table-cell>
          <table:table-cell table:formula="of:=IF([.F24]&lt;[.$B$4];[.F24]*(1+([.$B$3]/360*(YEARFRAC([.A23];[.A24] )*360)));IF([.M25]=1;[.B$4];[.$B$5]))" office:value-type="currency" office:currency="EUR" office:value="1200">
            <text:p>1.200,00 €</text:p>
          </table:table-cell>
          <table:table-cell table:formula="of:=IF(AND([.M25]=1;NOT([.F24]=0)); IF([.M24]=0;[.F23]*([.$B$3]/360*(YEARFRAC([.A23];[.A25] )*360))-([.$B$5]*([.$B$3]/360*(YEARFRAC([.A24];[.A25] )*360)));[.F24]*([.$B$3]/360*(YEARFRAC([.A24];[.A25] )*360))) ;0)" office:value-type="currency" office:currency="EUR" office:value="61.1424874352618">
            <text:p>61,14 €</text:p>
          </table:table-cell>
          <table:table-cell table:formula="of:=[.C25]-[.D25]" office:value-type="currency" office:currency="EUR" office:value="1138.85751256474">
            <text:p>1.138,86 €</text:p>
          </table:table-cell>
          <table:table-cell table:formula="of:=IF([.M25]=1; IF(AND([.M24]=0;NOT([.F24]=0));([.F23]-[.$B$5]-[.E25]);([.F24]-[.E25])) ;[.F24]*(1+([.$B$3]/360*( YEARFRAC([.A24];[.A25] )*360)))-[.E25])" office:value-type="currency" office:currency="EUR" office:value="60003.629922697">
            <text:p>60.003,63 €</text:p>
          </table:table-cell>
          <table:table-cell table:number-columns-repeated="6"/>
          <table:table-cell table:formula="of:=IF([.A25]=[.N23];0;1)" office:value-type="float" office:value="1">
            <text:p>1</text:p>
          </table:table-cell>
          <table:table-cell table:formula="of:=DATE([.P25];[.$R$3];[.$Q$3])" office:value-type="date" office:date-value="2023-12-01">
            <text:p>01.12.23</text:p>
          </table:table-cell>
          <table:table-cell table:formula="of:=DATE([.P25];[.$R$3];[.$P$3])" office:value-type="date" office:date-value="2023-12-15">
            <text:p>15.12.23</text:p>
          </table:table-cell>
          <table:table-cell table:formula="of:=YEAR([.A25])" office:value-type="float" office:value="2023">
            <text:p>2023</text:p>
          </table:table-cell>
          <table:table-cell table:number-columns-repeated="5"/>
          <table:table-cell office:value-type="float" office:value="21">
            <text:p>21</text:p>
          </table:table-cell>
        </table:table-row>
        <table:table-row table:style-name="ro1">
          <table:table-cell table:formula="of:=IF([.A25]=[.O23];EDATE([.A25];1);IF((ABS(YEARFRAC([.A25];EDATE([.A25];1)))&lt;YEARFRAC([.A25];[.N23]));EDATE([.A25];1);IF([.A25]=[.N23];EDATE([.A24];1);[.N23])))" office:value-type="date" office:date-value="2023-09-15">
            <text:p>15.09.23</text:p>
          </table:table-cell>
          <table:table-cell table:formula="of:=IF([.A26]=[.N25];&quot;Sondertilgung&quot;;&quot;Rate&quot;)" office:value-type="string" office:string-value="Rate">
            <text:p>Rate</text:p>
          </table:table-cell>
          <table:table-cell table:formula="of:=IF([.F25]&lt;[.$B$4];[.F25]*(1+([.$B$3]/360*(YEARFRAC([.A24];[.A25] )*360)));IF([.M26]=1;[.B$4];[.$B$5]))" office:value-type="currency" office:currency="EUR" office:value="1200">
            <text:p>1.200,00 €</text:p>
          </table:table-cell>
          <table:table-cell table:formula="of:=IF(AND([.M26]=1;NOT([.F25]=0)); IF([.M25]=0;[.F24]*([.$B$3]/360*(YEARFRAC([.A24];[.A26] )*360))-([.$B$5]*([.$B$3]/360*(YEARFRAC([.A25];[.A26] )*360)));[.F25]*([.$B$3]/360*(YEARFRAC([.A25];[.A26] )*360))) ;0)" office:value-type="currency" office:currency="EUR" office:value="60.003629922697">
            <text:p>60,00 €</text:p>
          </table:table-cell>
          <table:table-cell table:formula="of:=[.C26]-[.D26]" office:value-type="currency" office:currency="EUR" office:value="1139.9963700773">
            <text:p>1.140,00 €</text:p>
          </table:table-cell>
          <table:table-cell table:formula="of:=IF([.M26]=1; IF(AND([.M25]=0;NOT([.F25]=0));([.F24]-[.$B$5]-[.E26]);([.F25]-[.E26])) ;[.F25]*(1+([.$B$3]/360*( YEARFRAC([.A25];[.A26] )*360)))-[.E26])" office:value-type="currency" office:currency="EUR" office:value="58863.6335526197">
            <text:p>58.863,63 €</text:p>
          </table:table-cell>
          <table:table-cell table:number-columns-repeated="6"/>
          <table:table-cell table:formula="of:=IF([.A26]=[.N24];0;1)" office:value-type="float" office:value="1">
            <text:p>1</text:p>
          </table:table-cell>
          <table:table-cell table:formula="of:=DATE([.P26];[.$R$3];[.$Q$3])" office:value-type="date" office:date-value="2023-12-01">
            <text:p>01.12.23</text:p>
          </table:table-cell>
          <table:table-cell table:formula="of:=DATE([.P26];[.$R$3];[.$P$3])" office:value-type="date" office:date-value="2023-12-15">
            <text:p>15.12.23</text:p>
          </table:table-cell>
          <table:table-cell table:formula="of:=YEAR([.A26])" office:value-type="float" office:value="2023">
            <text:p>2023</text:p>
          </table:table-cell>
          <table:table-cell table:number-columns-repeated="5"/>
          <table:table-cell office:value-type="float" office:value="22">
            <text:p>22</text:p>
          </table:table-cell>
        </table:table-row>
        <table:table-row table:style-name="ro1">
          <table:table-cell table:formula="of:=IF([.A26]=[.O24];EDATE([.A26];1);IF((ABS(YEARFRAC([.A26];EDATE([.A26];1)))&lt;YEARFRAC([.A26];[.N24]));EDATE([.A26];1);IF([.A26]=[.N24];EDATE([.A25];1);[.N24])))" office:value-type="date" office:date-value="2023-10-15">
            <text:p>15.10.23</text:p>
          </table:table-cell>
          <table:table-cell table:formula="of:=IF([.A27]=[.N26];&quot;Sondertilgung&quot;;&quot;Rate&quot;)" office:value-type="string" office:string-value="Rate">
            <text:p>Rate</text:p>
          </table:table-cell>
          <table:table-cell table:formula="of:=IF([.F26]&lt;[.$B$4];[.F26]*(1+([.$B$3]/360*(YEARFRAC([.A25];[.A26] )*360)));IF([.M27]=1;[.B$4];[.$B$5]))" office:value-type="currency" office:currency="EUR" office:value="1200">
            <text:p>1.200,00 €</text:p>
          </table:table-cell>
          <table:table-cell table:formula="of:=IF(AND([.M27]=1;NOT([.F26]=0)); IF([.M26]=0;[.F25]*([.$B$3]/360*(YEARFRAC([.A25];[.A27] )*360))-([.$B$5]*([.$B$3]/360*(YEARFRAC([.A26];[.A27] )*360)));[.F26]*([.$B$3]/360*(YEARFRAC([.A26];[.A27] )*360))) ;0)" office:value-type="currency" office:currency="EUR" office:value="58.8636335526197">
            <text:p>58,86 €</text:p>
          </table:table-cell>
          <table:table-cell table:formula="of:=[.C27]-[.D27]" office:value-type="currency" office:currency="EUR" office:value="1141.13636644738">
            <text:p>1.141,14 €</text:p>
          </table:table-cell>
          <table:table-cell table:formula="of:=IF([.M27]=1; IF(AND([.M26]=0;NOT([.F26]=0));([.F25]-[.$B$5]-[.E27]);([.F26]-[.E27])) ;[.F26]*(1+([.$B$3]/360*( YEARFRAC([.A26];[.A27] )*360)))-[.E27])" office:value-type="currency" office:currency="EUR" office:value="57722.4971861723">
            <text:p>57.722,50 €</text:p>
          </table:table-cell>
          <table:table-cell table:number-columns-repeated="6"/>
          <table:table-cell table:formula="of:=IF([.A27]=[.N25];0;1)" office:value-type="float" office:value="1">
            <text:p>1</text:p>
          </table:table-cell>
          <table:table-cell table:formula="of:=DATE([.P27];[.$R$3];[.$Q$3])" office:value-type="date" office:date-value="2023-12-01">
            <text:p>01.12.23</text:p>
          </table:table-cell>
          <table:table-cell table:formula="of:=DATE([.P27];[.$R$3];[.$P$3])" office:value-type="date" office:date-value="2023-12-15">
            <text:p>15.12.23</text:p>
          </table:table-cell>
          <table:table-cell table:formula="of:=YEAR([.A27])" office:value-type="float" office:value="2023">
            <text:p>2023</text:p>
          </table:table-cell>
          <table:table-cell table:number-columns-repeated="5"/>
          <table:table-cell office:value-type="float" office:value="23">
            <text:p>23</text:p>
          </table:table-cell>
        </table:table-row>
        <table:table-row table:style-name="ro1">
          <table:table-cell table:formula="of:=IF([.A27]=[.O25];EDATE([.A27];1);IF((ABS(YEARFRAC([.A27];EDATE([.A27];1)))&lt;YEARFRAC([.A27];[.N25]));EDATE([.A27];1);IF([.A27]=[.N25];EDATE([.A26];1);[.N25])))" office:value-type="date" office:date-value="2023-11-15">
            <text:p>15.11.23</text:p>
          </table:table-cell>
          <table:table-cell table:formula="of:=IF([.A28]=[.N27];&quot;Sondertilgung&quot;;&quot;Rate&quot;)" office:value-type="string" office:string-value="Rate">
            <text:p>Rate</text:p>
          </table:table-cell>
          <table:table-cell table:formula="of:=IF([.F27]&lt;[.$B$4];[.F27]*(1+([.$B$3]/360*(YEARFRAC([.A26];[.A27] )*360)));IF([.M28]=1;[.B$4];[.$B$5]))" office:value-type="currency" office:currency="EUR" office:value="1200">
            <text:p>1.200,00 €</text:p>
          </table:table-cell>
          <table:table-cell table:formula="of:=IF(AND([.M28]=1;NOT([.F27]=0)); IF([.M27]=0;[.F26]*([.$B$3]/360*(YEARFRAC([.A26];[.A28] )*360))-([.$B$5]*([.$B$3]/360*(YEARFRAC([.A27];[.A28] )*360)));[.F27]*([.$B$3]/360*(YEARFRAC([.A27];[.A28] )*360))) ;0)" office:value-type="currency" office:currency="EUR" office:value="57.7224971861723">
            <text:p>57,72 €</text:p>
          </table:table-cell>
          <table:table-cell table:formula="of:=[.C28]-[.D28]" office:value-type="currency" office:currency="EUR" office:value="1142.27750281383">
            <text:p>1.142,28 €</text:p>
          </table:table-cell>
          <table:table-cell table:formula="of:=IF([.M28]=1; IF(AND([.M27]=0;NOT([.F27]=0));([.F26]-[.$B$5]-[.E28]);([.F27]-[.E28])) ;[.F27]*(1+([.$B$3]/360*( YEARFRAC([.A27];[.A28] )*360)))-[.E28])" office:value-type="currency" office:currency="EUR" office:value="56580.2196833585">
            <text:p>56.580,22 €</text:p>
          </table:table-cell>
          <table:table-cell table:number-columns-repeated="6"/>
          <table:table-cell table:formula="of:=IF([.A28]=[.N26];0;1)" office:value-type="float" office:value="1">
            <text:p>1</text:p>
          </table:table-cell>
          <table:table-cell table:formula="of:=DATE([.P28];[.$R$3];[.$Q$3])" office:value-type="date" office:date-value="2023-12-01">
            <text:p>01.12.23</text:p>
          </table:table-cell>
          <table:table-cell table:formula="of:=DATE([.P28];[.$R$3];[.$P$3])" office:value-type="date" office:date-value="2023-12-15">
            <text:p>15.12.23</text:p>
          </table:table-cell>
          <table:table-cell table:formula="of:=YEAR([.A28])" office:value-type="float" office:value="2023">
            <text:p>2023</text:p>
          </table:table-cell>
          <table:table-cell table:number-columns-repeated="5"/>
          <table:table-cell office:value-type="float" office:value="24">
            <text:p>24</text:p>
          </table:table-cell>
        </table:table-row>
        <table:table-row table:style-name="ro1">
          <table:table-cell table:formula="of:=IF([.A28]=[.O26];EDATE([.A28];1);IF((ABS(YEARFRAC([.A28];EDATE([.A28];1)))&lt;YEARFRAC([.A28];[.N26]));EDATE([.A28];1);IF([.A28]=[.N26];EDATE([.A27];1);[.N26])))" office:value-type="date" office:date-value="2023-12-01">
            <text:p>01.12.23</text:p>
          </table:table-cell>
          <table:table-cell table:formula="of:=IF([.A29]=[.N28];&quot;Sondertilgung&quot;;&quot;Rate&quot;)" office:value-type="string" office:string-value="Sondertilgung">
            <text:p>Sondertilgung</text:p>
          </table:table-cell>
          <table:table-cell table:formula="of:=IF([.F28]&lt;[.$B$4];[.F28]*(1+([.$B$3]/360*(YEARFRAC([.A27];[.A28] )*360)));IF([.M29]=1;[.B$4];[.$B$5]))" office:value-type="currency" office:currency="EUR" office:value="1000">
            <text:p>1.000,00 €</text:p>
          </table:table-cell>
          <table:table-cell table:formula="of:=IF(AND([.M29]=1;NOT([.F28]=0)); IF([.M28]=0;[.F27]*([.$B$3]/360*(YEARFRAC([.A27];[.A29] )*360))-([.$B$5]*([.$B$3]/360*(YEARFRAC([.A28];[.A29] )*360)));[.F28]*([.$B$3]/360*(YEARFRAC([.A28];[.A29] )*360))) ;0)" office:value-type="float" office:value="0">
            <text:p>0</text:p>
          </table:table-cell>
          <table:table-cell table:formula="of:=[.C29]-[.D29]" office:value-type="currency" office:currency="EUR" office:value="1000">
            <text:p>1.000,00 €</text:p>
          </table:table-cell>
          <table:table-cell table:formula="of:=IF([.M29]=1; IF(AND([.M28]=0;NOT([.F28]=0));([.F27]-[.$B$5]-[.E29]);([.F28]-[.E29])) ;[.F28]*(1+([.$B$3]/360*( YEARFRAC([.A28];[.A29] )*360)))-[.E29])" office:value-type="currency" office:currency="EUR" office:value="55610.395800523">
            <text:p>55.610,40 €</text:p>
          </table:table-cell>
          <table:table-cell table:style-name="ce4"/>
          <table:table-cell table:number-columns-repeated="5"/>
          <table:table-cell table:formula="of:=IF([.A29]=[.N27];0;1)" office:value-type="float" office:value="0">
            <text:p>0</text:p>
          </table:table-cell>
          <table:table-cell table:formula="of:=DATE([.P29];[.$R$3];[.$Q$3])" office:value-type="date" office:date-value="2023-12-01">
            <text:p>01.12.23</text:p>
          </table:table-cell>
          <table:table-cell table:formula="of:=DATE([.P29];[.$R$3];[.$P$3])" office:value-type="date" office:date-value="2023-12-15">
            <text:p>15.12.23</text:p>
          </table:table-cell>
          <table:table-cell table:formula="of:=YEAR([.A29])" office:value-type="float" office:value="2023">
            <text:p>2023</text:p>
          </table:table-cell>
          <table:table-cell table:number-columns-repeated="5"/>
          <table:table-cell office:value-type="float" office:value="25">
            <text:p>25</text:p>
          </table:table-cell>
        </table:table-row>
        <table:table-row table:style-name="ro1">
          <table:table-cell table:formula="of:=IF([.A29]=[.O27];EDATE([.A29];1);IF((ABS(YEARFRAC([.A29];EDATE([.A29];1)))&lt;YEARFRAC([.A29];[.N27]));EDATE([.A29];1);IF([.A29]=[.N27];EDATE([.A28];1);[.N27])))" office:value-type="date" office:date-value="2023-12-15">
            <text:p>15.12.23</text:p>
          </table:table-cell>
          <table:table-cell table:formula="of:=IF([.A30]=[.N29];&quot;Sondertilgung&quot;;&quot;Rate&quot;)" office:value-type="string" office:string-value="Rate">
            <text:p>Rate</text:p>
          </table:table-cell>
          <table:table-cell table:formula="of:=IF([.F29]&lt;[.$B$4];[.F29]*(1+([.$B$3]/360*(YEARFRAC([.A28];[.A29] )*360)));IF([.M30]=1;[.B$4];[.$B$5]))" office:value-type="currency" office:currency="EUR" office:value="1200">
            <text:p>1.200,00 €</text:p>
          </table:table-cell>
          <table:table-cell table:formula="of:=IF(AND([.M30]=1;NOT([.F29]=0)); IF([.M29]=0;[.F28]*([.$B$3]/360*(YEARFRAC([.A28];[.A30] )*360))-([.$B$5]*([.$B$3]/360*(YEARFRAC([.A29];[.A30] )*360)));[.F29]*([.$B$3]/360*(YEARFRAC([.A29];[.A30] )*360))) ;0)" office:value-type="currency" office:currency="EUR" office:value="56.1135530166918">
            <text:p>56,11 €</text:p>
          </table:table-cell>
          <table:table-cell table:formula="of:=[.C30]-[.D30]" office:value-type="currency" office:currency="EUR" office:value="1143.88644698331">
            <text:p>1.143,89 €</text:p>
          </table:table-cell>
          <table:table-cell table:formula="of:=IF([.M30]=1; IF(AND([.M29]=0;NOT([.F29]=0));([.F28]-[.$B$5]-[.E30]);([.F29]-[.E30])) ;[.F29]*(1+([.$B$3]/360*( YEARFRAC([.A29];[.A30] )*360)))-[.E30])" office:value-type="currency" office:currency="EUR" office:value="54436.3332363752">
            <text:p>54.436,33 €</text:p>
          </table:table-cell>
          <table:table-cell table:number-columns-repeated="6"/>
          <table:table-cell table:formula="of:=IF([.A30]=[.N28];0;1)" office:value-type="float" office:value="1">
            <text:p>1</text:p>
          </table:table-cell>
          <table:table-cell table:formula="of:=DATE([.P30];[.$R$3];[.$Q$3])" office:value-type="date" office:date-value="2023-12-01">
            <text:p>01.12.23</text:p>
          </table:table-cell>
          <table:table-cell table:formula="of:=DATE([.P30];[.$R$3];[.$P$3])" office:value-type="date" office:date-value="2023-12-15">
            <text:p>15.12.23</text:p>
          </table:table-cell>
          <table:table-cell table:formula="of:=YEAR([.A30])" office:value-type="float" office:value="2023">
            <text:p>2023</text:p>
          </table:table-cell>
          <table:table-cell table:number-columns-repeated="5"/>
          <table:table-cell office:value-type="float" office:value="26">
            <text:p>26</text:p>
          </table:table-cell>
        </table:table-row>
        <table:table-row table:style-name="ro1">
          <table:table-cell table:formula="of:=IF([.A30]=[.O28];EDATE([.A30];1);IF((ABS(YEARFRAC([.A30];EDATE([.A30];1)))&lt;YEARFRAC([.A30];[.N28]));EDATE([.A30];1);IF([.A30]=[.N28];EDATE([.A29];1);[.N28])))" office:value-type="date" office:date-value="2024-01-15">
            <text:p>15.01.24</text:p>
          </table:table-cell>
          <table:table-cell table:formula="of:=IF([.A31]=[.N30];&quot;Sondertilgung&quot;;&quot;Rate&quot;)" office:value-type="string" office:string-value="Rate">
            <text:p>Rate</text:p>
          </table:table-cell>
          <table:table-cell table:formula="of:=IF([.F30]&lt;[.$B$4];[.F30]*(1+([.$B$3]/360*(YEARFRAC([.A29];[.A30] )*360)));IF([.M31]=1;[.B$4];[.$B$5]))" office:value-type="currency" office:currency="EUR" office:value="1200">
            <text:p>1.200,00 €</text:p>
          </table:table-cell>
          <table:table-cell table:formula="of:=IF(AND([.M31]=1;NOT([.F30]=0)); IF([.M30]=0;[.F29]*([.$B$3]/360*(YEARFRAC([.A29];[.A31] )*360))-([.$B$5]*([.$B$3]/360*(YEARFRAC([.A30];[.A31] )*360)));[.F30]*([.$B$3]/360*(YEARFRAC([.A30];[.A31] )*360))) ;0)" office:value-type="currency" office:currency="EUR" office:value="54.4363332363752">
            <text:p>54,44 €</text:p>
          </table:table-cell>
          <table:table-cell table:formula="of:=[.C31]-[.D31]" office:value-type="currency" office:currency="EUR" office:value="1145.56366676362">
            <text:p>1.145,56 €</text:p>
          </table:table-cell>
          <table:table-cell table:formula="of:=IF([.M31]=1; IF(AND([.M30]=0;NOT([.F30]=0));([.F29]-[.$B$5]-[.E31]);([.F30]-[.E31])) ;[.F30]*(1+([.$B$3]/360*( YEARFRAC([.A30];[.A31] )*360)))-[.E31])" office:value-type="currency" office:currency="EUR" office:value="53290.7695696116">
            <text:p>53.290,77 €</text:p>
          </table:table-cell>
          <table:table-cell table:number-columns-repeated="6"/>
          <table:table-cell table:formula="of:=IF([.A31]=[.N29];0;1)" office:value-type="float" office:value="1">
            <text:p>1</text:p>
          </table:table-cell>
          <table:table-cell table:formula="of:=DATE([.P31];[.$R$3];[.$Q$3])" office:value-type="date" office:date-value="2024-12-01">
            <text:p>01.12.24</text:p>
          </table:table-cell>
          <table:table-cell table:formula="of:=DATE([.P31];[.$R$3];[.$P$3])" office:value-type="date" office:date-value="2024-12-15">
            <text:p>15.12.24</text:p>
          </table:table-cell>
          <table:table-cell table:formula="of:=YEAR([.A31])" office:value-type="float" office:value="2024">
            <text:p>2024</text:p>
          </table:table-cell>
          <table:table-cell table:number-columns-repeated="5"/>
          <table:table-cell office:value-type="float" office:value="27">
            <text:p>27</text:p>
          </table:table-cell>
        </table:table-row>
        <table:table-row table:style-name="ro1">
          <table:table-cell table:formula="of:=IF([.A31]=[.O29];EDATE([.A31];1);IF((ABS(YEARFRAC([.A31];EDATE([.A31];1)))&lt;YEARFRAC([.A31];[.N29]));EDATE([.A31];1);IF([.A31]=[.N29];EDATE([.A30];1);[.N29])))" office:value-type="date" office:date-value="2024-02-15">
            <text:p>15.02.24</text:p>
          </table:table-cell>
          <table:table-cell table:formula="of:=IF([.A32]=[.N31];&quot;Sondertilgung&quot;;&quot;Rate&quot;)" office:value-type="string" office:string-value="Rate">
            <text:p>Rate</text:p>
          </table:table-cell>
          <table:table-cell table:formula="of:=IF([.F31]&lt;[.$B$4];[.F31]*(1+([.$B$3]/360*(YEARFRAC([.A30];[.A31] )*360)));IF([.M32]=1;[.B$4];[.$B$5]))" office:value-type="currency" office:currency="EUR" office:value="1200">
            <text:p>1.200,00 €</text:p>
          </table:table-cell>
          <table:table-cell table:formula="of:=IF(AND([.M32]=1;NOT([.F31]=0)); IF([.M31]=0;[.F30]*([.$B$3]/360*(YEARFRAC([.A30];[.A32] )*360))-([.$B$5]*([.$B$3]/360*(YEARFRAC([.A31];[.A32] )*360)));[.F31]*([.$B$3]/360*(YEARFRAC([.A31];[.A32] )*360))) ;0)" office:value-type="currency" office:currency="EUR" office:value="53.2907695696116">
            <text:p>53,29 €</text:p>
          </table:table-cell>
          <table:table-cell table:formula="of:=[.C32]-[.D32]" office:value-type="currency" office:currency="EUR" office:value="1146.70923043039">
            <text:p>1.146,71 €</text:p>
          </table:table-cell>
          <table:table-cell table:formula="of:=IF([.M32]=1; IF(AND([.M31]=0;NOT([.F31]=0));([.F30]-[.$B$5]-[.E32]);([.F31]-[.E32])) ;[.F31]*(1+([.$B$3]/360*( YEARFRAC([.A31];[.A32] )*360)))-[.E32])" office:value-type="currency" office:currency="EUR" office:value="52144.0603391812">
            <text:p>52.144,06 €</text:p>
          </table:table-cell>
          <table:table-cell table:number-columns-repeated="6"/>
          <table:table-cell table:formula="of:=IF([.A32]=[.N30];0;1)" office:value-type="float" office:value="1">
            <text:p>1</text:p>
          </table:table-cell>
          <table:table-cell table:formula="of:=DATE([.P32];[.$R$3];[.$Q$3])" office:value-type="date" office:date-value="2024-12-01">
            <text:p>01.12.24</text:p>
          </table:table-cell>
          <table:table-cell table:formula="of:=DATE([.P32];[.$R$3];[.$P$3])" office:value-type="date" office:date-value="2024-12-15">
            <text:p>15.12.24</text:p>
          </table:table-cell>
          <table:table-cell table:formula="of:=YEAR([.A32])" office:value-type="float" office:value="2024">
            <text:p>2024</text:p>
          </table:table-cell>
          <table:table-cell table:number-columns-repeated="5"/>
          <table:table-cell office:value-type="float" office:value="28">
            <text:p>28</text:p>
          </table:table-cell>
        </table:table-row>
        <table:table-row table:style-name="ro1">
          <table:table-cell table:formula="of:=IF([.A32]=[.O30];EDATE([.A32];1);IF((ABS(YEARFRAC([.A32];EDATE([.A32];1)))&lt;YEARFRAC([.A32];[.N30]));EDATE([.A32];1);IF([.A32]=[.N30];EDATE([.A31];1);[.N30])))" office:value-type="date" office:date-value="2024-03-15">
            <text:p>15.03.24</text:p>
          </table:table-cell>
          <table:table-cell table:formula="of:=IF([.A33]=[.N32];&quot;Sondertilgung&quot;;&quot;Rate&quot;)" office:value-type="string" office:string-value="Rate">
            <text:p>Rate</text:p>
          </table:table-cell>
          <table:table-cell table:formula="of:=IF([.F32]&lt;[.$B$4];[.F32]*(1+([.$B$3]/360*(YEARFRAC([.A31];[.A32] )*360)));IF([.M33]=1;[.B$4];[.$B$5]))" office:value-type="currency" office:currency="EUR" office:value="1200">
            <text:p>1.200,00 €</text:p>
          </table:table-cell>
          <table:table-cell table:formula="of:=IF(AND([.M33]=1;NOT([.F32]=0)); IF([.M32]=0;[.F31]*([.$B$3]/360*(YEARFRAC([.A31];[.A33] )*360))-([.$B$5]*([.$B$3]/360*(YEARFRAC([.A32];[.A33] )*360)));[.F32]*([.$B$3]/360*(YEARFRAC([.A32];[.A33] )*360))) ;0)" office:value-type="currency" office:currency="EUR" office:value="52.1440603391812">
            <text:p>52,14 €</text:p>
          </table:table-cell>
          <table:table-cell table:formula="of:=[.C33]-[.D33]" office:value-type="currency" office:currency="EUR" office:value="1147.85593966082">
            <text:p>1.147,86 €</text:p>
          </table:table-cell>
          <table:table-cell table:formula="of:=IF([.M33]=1; IF(AND([.M32]=0;NOT([.F32]=0));([.F31]-[.$B$5]-[.E33]);([.F32]-[.E33])) ;[.F32]*(1+([.$B$3]/360*( YEARFRAC([.A32];[.A33] )*360)))-[.E33])" office:value-type="currency" office:currency="EUR" office:value="50996.2043995204">
            <text:p>50.996,20 €</text:p>
          </table:table-cell>
          <table:table-cell table:number-columns-repeated="6"/>
          <table:table-cell table:formula="of:=IF([.A33]=[.N31];0;1)" office:value-type="float" office:value="1">
            <text:p>1</text:p>
          </table:table-cell>
          <table:table-cell table:formula="of:=DATE([.P33];[.$R$3];[.$Q$3])" office:value-type="date" office:date-value="2024-12-01">
            <text:p>01.12.24</text:p>
          </table:table-cell>
          <table:table-cell table:formula="of:=DATE([.P33];[.$R$3];[.$P$3])" office:value-type="date" office:date-value="2024-12-15">
            <text:p>15.12.24</text:p>
          </table:table-cell>
          <table:table-cell table:formula="of:=YEAR([.A33])" office:value-type="float" office:value="2024">
            <text:p>2024</text:p>
          </table:table-cell>
          <table:table-cell table:number-columns-repeated="5"/>
          <table:table-cell office:value-type="float" office:value="29">
            <text:p>29</text:p>
          </table:table-cell>
        </table:table-row>
        <table:table-row table:style-name="ro1">
          <table:table-cell table:formula="of:=IF([.A33]=[.O31];EDATE([.A33];1);IF((ABS(YEARFRAC([.A33];EDATE([.A33];1)))&lt;YEARFRAC([.A33];[.N31]));EDATE([.A33];1);IF([.A33]=[.N31];EDATE([.A32];1);[.N31])))" office:value-type="date" office:date-value="2024-04-15">
            <text:p>15.04.24</text:p>
          </table:table-cell>
          <table:table-cell table:formula="of:=IF([.A34]=[.N33];&quot;Sondertilgung&quot;;&quot;Rate&quot;)" office:value-type="string" office:string-value="Rate">
            <text:p>Rate</text:p>
          </table:table-cell>
          <table:table-cell table:formula="of:=IF([.F33]&lt;[.$B$4];[.F33]*(1+([.$B$3]/360*(YEARFRAC([.A32];[.A33] )*360)));IF([.M34]=1;[.B$4];[.$B$5]))" office:value-type="currency" office:currency="EUR" office:value="1200">
            <text:p>1.200,00 €</text:p>
          </table:table-cell>
          <table:table-cell table:formula="of:=IF(AND([.M34]=1;NOT([.F33]=0)); IF([.M33]=0;[.F32]*([.$B$3]/360*(YEARFRAC([.A32];[.A34] )*360))-([.$B$5]*([.$B$3]/360*(YEARFRAC([.A33];[.A34] )*360)));[.F33]*([.$B$3]/360*(YEARFRAC([.A33];[.A34] )*360))) ;0)" office:value-type="currency" office:currency="EUR" office:value="50.9962043995204">
            <text:p>51,00 €</text:p>
          </table:table-cell>
          <table:table-cell table:formula="of:=[.C34]-[.D34]" office:value-type="currency" office:currency="EUR" office:value="1149.00379560048">
            <text:p>1.149,00 €</text:p>
          </table:table-cell>
          <table:table-cell table:formula="of:=IF([.M34]=1; IF(AND([.M33]=0;NOT([.F33]=0));([.F32]-[.$B$5]-[.E34]);([.F33]-[.E34])) ;[.F33]*(1+([.$B$3]/360*( YEARFRAC([.A33];[.A34] )*360)))-[.E34])" office:value-type="currency" office:currency="EUR" office:value="49847.2006039199">
            <text:p>49.847,20 €</text:p>
          </table:table-cell>
          <table:table-cell table:number-columns-repeated="6"/>
          <table:table-cell table:formula="of:=IF([.A34]=[.N32];0;1)" office:value-type="float" office:value="1">
            <text:p>1</text:p>
          </table:table-cell>
          <table:table-cell table:formula="of:=DATE([.P34];[.$R$3];[.$Q$3])" office:value-type="date" office:date-value="2024-12-01">
            <text:p>01.12.24</text:p>
          </table:table-cell>
          <table:table-cell table:formula="of:=DATE([.P34];[.$R$3];[.$P$3])" office:value-type="date" office:date-value="2024-12-15">
            <text:p>15.12.24</text:p>
          </table:table-cell>
          <table:table-cell table:formula="of:=YEAR([.A34])" office:value-type="float" office:value="2024">
            <text:p>2024</text:p>
          </table:table-cell>
          <table:table-cell table:number-columns-repeated="5"/>
          <table:table-cell office:value-type="float" office:value="30">
            <text:p>30</text:p>
          </table:table-cell>
        </table:table-row>
        <table:table-row table:style-name="ro1">
          <table:table-cell table:formula="of:=IF([.A34]=[.O32];EDATE([.A34];1);IF((ABS(YEARFRAC([.A34];EDATE([.A34];1)))&lt;YEARFRAC([.A34];[.N32]));EDATE([.A34];1);IF([.A34]=[.N32];EDATE([.A33];1);[.N32])))" office:value-type="date" office:date-value="2024-05-15">
            <text:p>15.05.24</text:p>
          </table:table-cell>
          <table:table-cell table:formula="of:=IF([.A35]=[.N34];&quot;Sondertilgung&quot;;&quot;Rate&quot;)" office:value-type="string" office:string-value="Rate">
            <text:p>Rate</text:p>
          </table:table-cell>
          <table:table-cell table:formula="of:=IF([.F34]&lt;[.$B$4];[.F34]*(1+([.$B$3]/360*(YEARFRAC([.A33];[.A34] )*360)));IF([.M35]=1;[.B$4];[.$B$5]))" office:value-type="currency" office:currency="EUR" office:value="1200">
            <text:p>1.200,00 €</text:p>
          </table:table-cell>
          <table:table-cell table:formula="of:=IF(AND([.M35]=1;NOT([.F34]=0)); IF([.M34]=0;[.F33]*([.$B$3]/360*(YEARFRAC([.A33];[.A35] )*360))-([.$B$5]*([.$B$3]/360*(YEARFRAC([.A34];[.A35] )*360)));[.F34]*([.$B$3]/360*(YEARFRAC([.A34];[.A35] )*360))) ;0)" office:value-type="currency" office:currency="EUR" office:value="49.8472006039199">
            <text:p>49,85 €</text:p>
          </table:table-cell>
          <table:table-cell table:formula="of:=[.C35]-[.D35]" office:value-type="currency" office:currency="EUR" office:value="1150.15279939608">
            <text:p>1.150,15 €</text:p>
          </table:table-cell>
          <table:table-cell table:formula="of:=IF([.M35]=1; IF(AND([.M34]=0;NOT([.F34]=0));([.F33]-[.$B$5]-[.E35]);([.F34]-[.E35])) ;[.F34]*(1+([.$B$3]/360*( YEARFRAC([.A34];[.A35] )*360)))-[.E35])" office:value-type="currency" office:currency="EUR" office:value="48697.0478045238">
            <text:p>48.697,05 €</text:p>
          </table:table-cell>
          <table:table-cell table:number-columns-repeated="6"/>
          <table:table-cell table:formula="of:=IF([.A35]=[.N33];0;1)" office:value-type="float" office:value="1">
            <text:p>1</text:p>
          </table:table-cell>
          <table:table-cell table:formula="of:=DATE([.P35];[.$R$3];[.$Q$3])" office:value-type="date" office:date-value="2024-12-01">
            <text:p>01.12.24</text:p>
          </table:table-cell>
          <table:table-cell table:formula="of:=DATE([.P35];[.$R$3];[.$P$3])" office:value-type="date" office:date-value="2024-12-15">
            <text:p>15.12.24</text:p>
          </table:table-cell>
          <table:table-cell table:formula="of:=YEAR([.A35])" office:value-type="float" office:value="2024">
            <text:p>2024</text:p>
          </table:table-cell>
          <table:table-cell table:number-columns-repeated="6"/>
        </table:table-row>
        <table:table-row table:style-name="ro1">
          <table:table-cell table:formula="of:=IF([.A35]=[.O33];EDATE([.A35];1);IF((ABS(YEARFRAC([.A35];EDATE([.A35];1)))&lt;YEARFRAC([.A35];[.N33]));EDATE([.A35];1);IF([.A35]=[.N33];EDATE([.A34];1);[.N33])))" office:value-type="date" office:date-value="2024-06-15">
            <text:p>15.06.24</text:p>
          </table:table-cell>
          <table:table-cell table:formula="of:=IF([.A36]=[.N35];&quot;Sondertilgung&quot;;&quot;Rate&quot;)" office:value-type="string" office:string-value="Rate">
            <text:p>Rate</text:p>
          </table:table-cell>
          <table:table-cell table:formula="of:=IF([.F35]&lt;[.$B$4];[.F35]*(1+([.$B$3]/360*(YEARFRAC([.A34];[.A35] )*360)));IF([.M36]=1;[.B$4];[.$B$5]))" office:value-type="currency" office:currency="EUR" office:value="1200">
            <text:p>1.200,00 €</text:p>
          </table:table-cell>
          <table:table-cell table:formula="of:=IF(AND([.M36]=1;NOT([.F35]=0)); IF([.M35]=0;[.F34]*([.$B$3]/360*(YEARFRAC([.A34];[.A36] )*360))-([.$B$5]*([.$B$3]/360*(YEARFRAC([.A35];[.A36] )*360)));[.F35]*([.$B$3]/360*(YEARFRAC([.A35];[.A36] )*360))) ;0)" office:value-type="currency" office:currency="EUR" office:value="48.6970478045238">
            <text:p>48,70 €</text:p>
          </table:table-cell>
          <table:table-cell table:formula="of:=[.C36]-[.D36]" office:value-type="currency" office:currency="EUR" office:value="1151.30295219548">
            <text:p>1.151,30 €</text:p>
          </table:table-cell>
          <table:table-cell table:formula="of:=IF([.M36]=1; IF(AND([.M35]=0;NOT([.F35]=0));([.F34]-[.$B$5]-[.E36]);([.F35]-[.E36])) ;[.F35]*(1+([.$B$3]/360*( YEARFRAC([.A35];[.A36] )*360)))-[.E36])" office:value-type="currency" office:currency="EUR" office:value="47545.7448523283">
            <text:p>47.545,74 €</text:p>
          </table:table-cell>
          <table:table-cell table:number-columns-repeated="6"/>
          <table:table-cell table:formula="of:=IF([.A36]=[.N34];0;1)" office:value-type="float" office:value="1">
            <text:p>1</text:p>
          </table:table-cell>
          <table:table-cell table:formula="of:=DATE([.P36];[.$R$3];[.$Q$3])" office:value-type="date" office:date-value="2024-12-01">
            <text:p>01.12.24</text:p>
          </table:table-cell>
          <table:table-cell table:formula="of:=DATE([.P36];[.$R$3];[.$P$3])" office:value-type="date" office:date-value="2024-12-15">
            <text:p>15.12.24</text:p>
          </table:table-cell>
          <table:table-cell table:formula="of:=YEAR([.A36])" office:value-type="float" office:value="2024">
            <text:p>2024</text:p>
          </table:table-cell>
          <table:table-cell table:number-columns-repeated="6"/>
        </table:table-row>
        <table:table-row table:style-name="ro1">
          <table:table-cell table:formula="of:=IF([.A36]=[.O34];EDATE([.A36];1);IF((ABS(YEARFRAC([.A36];EDATE([.A36];1)))&lt;YEARFRAC([.A36];[.N34]));EDATE([.A36];1);IF([.A36]=[.N34];EDATE([.A35];1);[.N34])))" office:value-type="date" office:date-value="2024-07-15">
            <text:p>15.07.24</text:p>
          </table:table-cell>
          <table:table-cell table:formula="of:=IF([.A37]=[.N36];&quot;Sondertilgung&quot;;&quot;Rate&quot;)" office:value-type="string" office:string-value="Rate">
            <text:p>Rate</text:p>
          </table:table-cell>
          <table:table-cell table:formula="of:=IF([.F36]&lt;[.$B$4];[.F36]*(1+([.$B$3]/360*(YEARFRAC([.A35];[.A36] )*360)));IF([.M37]=1;[.B$4];[.$B$5]))" office:value-type="currency" office:currency="EUR" office:value="1200">
            <text:p>1.200,00 €</text:p>
          </table:table-cell>
          <table:table-cell table:formula="of:=IF(AND([.M37]=1;NOT([.F36]=0)); IF([.M36]=0;[.F35]*([.$B$3]/360*(YEARFRAC([.A35];[.A37] )*360))-([.$B$5]*([.$B$3]/360*(YEARFRAC([.A36];[.A37] )*360)));[.F36]*([.$B$3]/360*(YEARFRAC([.A36];[.A37] )*360))) ;0)" office:value-type="currency" office:currency="EUR" office:value="47.5457448523283">
            <text:p>47,55 €</text:p>
          </table:table-cell>
          <table:table-cell table:formula="of:=[.C37]-[.D37]" office:value-type="currency" office:currency="EUR" office:value="1152.45425514767">
            <text:p>1.152,45 €</text:p>
          </table:table-cell>
          <table:table-cell table:formula="of:=IF([.M37]=1; IF(AND([.M36]=0;NOT([.F36]=0));([.F35]-[.$B$5]-[.E37]);([.F36]-[.E37])) ;[.F36]*(1+([.$B$3]/360*( YEARFRAC([.A36];[.A37] )*360)))-[.E37])" office:value-type="currency" office:currency="EUR" office:value="46393.2905971807">
            <text:p>46.393,29 €</text:p>
          </table:table-cell>
          <table:table-cell table:number-columns-repeated="6"/>
          <table:table-cell table:formula="of:=IF([.A37]=[.N35];0;1)" office:value-type="float" office:value="1">
            <text:p>1</text:p>
          </table:table-cell>
          <table:table-cell table:formula="of:=DATE([.P37];[.$R$3];[.$Q$3])" office:value-type="date" office:date-value="2024-12-01">
            <text:p>01.12.24</text:p>
          </table:table-cell>
          <table:table-cell table:formula="of:=DATE([.P37];[.$R$3];[.$P$3])" office:value-type="date" office:date-value="2024-12-15">
            <text:p>15.12.24</text:p>
          </table:table-cell>
          <table:table-cell table:formula="of:=YEAR([.A37])" office:value-type="float" office:value="2024">
            <text:p>2024</text:p>
          </table:table-cell>
          <table:table-cell table:number-columns-repeated="6"/>
        </table:table-row>
        <table:table-row table:style-name="ro1">
          <table:table-cell table:formula="of:=IF([.A37]=[.O35];EDATE([.A37];1);IF((ABS(YEARFRAC([.A37];EDATE([.A37];1)))&lt;YEARFRAC([.A37];[.N35]));EDATE([.A37];1);IF([.A37]=[.N35];EDATE([.A36];1);[.N35])))" office:value-type="date" office:date-value="2024-08-15">
            <text:p>15.08.24</text:p>
          </table:table-cell>
          <table:table-cell table:formula="of:=IF([.A38]=[.N37];&quot;Sondertilgung&quot;;&quot;Rate&quot;)" office:value-type="string" office:string-value="Rate">
            <text:p>Rate</text:p>
          </table:table-cell>
          <table:table-cell table:formula="of:=IF([.F37]&lt;[.$B$4];[.F37]*(1+([.$B$3]/360*(YEARFRAC([.A36];[.A37] )*360)));IF([.M38]=1;[.B$4];[.$B$5]))" office:value-type="currency" office:currency="EUR" office:value="1200">
            <text:p>1.200,00 €</text:p>
          </table:table-cell>
          <table:table-cell table:formula="of:=IF(AND([.M38]=1;NOT([.F37]=0)); IF([.M37]=0;[.F36]*([.$B$3]/360*(YEARFRAC([.A36];[.A38] )*360))-([.$B$5]*([.$B$3]/360*(YEARFRAC([.A37];[.A38] )*360)));[.F37]*([.$B$3]/360*(YEARFRAC([.A37];[.A38] )*360))) ;0)" office:value-type="currency" office:currency="EUR" office:value="46.3932905971807">
            <text:p>46,39 €</text:p>
          </table:table-cell>
          <table:table-cell table:formula="of:=[.C38]-[.D38]" office:value-type="currency" office:currency="EUR" office:value="1153.60670940282">
            <text:p>1.153,61 €</text:p>
          </table:table-cell>
          <table:table-cell table:formula="of:=IF([.M38]=1; IF(AND([.M37]=0;NOT([.F37]=0));([.F36]-[.$B$5]-[.E38]);([.F37]-[.E38])) ;[.F37]*(1+([.$B$3]/360*( YEARFRAC([.A37];[.A38] )*360)))-[.E38])" office:value-type="currency" office:currency="EUR" office:value="45239.6838877778">
            <text:p>45.239,68 €</text:p>
          </table:table-cell>
          <table:table-cell table:number-columns-repeated="6"/>
          <table:table-cell table:formula="of:=IF([.A38]=[.N36];0;1)" office:value-type="float" office:value="1">
            <text:p>1</text:p>
          </table:table-cell>
          <table:table-cell table:formula="of:=DATE([.P38];[.$R$3];[.$Q$3])" office:value-type="date" office:date-value="2024-12-01">
            <text:p>01.12.24</text:p>
          </table:table-cell>
          <table:table-cell table:formula="of:=DATE([.P38];[.$R$3];[.$P$3])" office:value-type="date" office:date-value="2024-12-15">
            <text:p>15.12.24</text:p>
          </table:table-cell>
          <table:table-cell table:formula="of:=YEAR([.A38])" office:value-type="float" office:value="2024">
            <text:p>2024</text:p>
          </table:table-cell>
          <table:table-cell table:number-columns-repeated="6"/>
        </table:table-row>
        <table:table-row table:style-name="ro1">
          <table:table-cell table:formula="of:=IF([.A38]=[.O36];EDATE([.A38];1);IF((ABS(YEARFRAC([.A38];EDATE([.A38];1)))&lt;YEARFRAC([.A38];[.N36]));EDATE([.A38];1);IF([.A38]=[.N36];EDATE([.A37];1);[.N36])))" office:value-type="date" office:date-value="2024-09-15">
            <text:p>15.09.24</text:p>
          </table:table-cell>
          <table:table-cell table:formula="of:=IF([.A39]=[.N38];&quot;Sondertilgung&quot;;&quot;Rate&quot;)" office:value-type="string" office:string-value="Rate">
            <text:p>Rate</text:p>
          </table:table-cell>
          <table:table-cell table:formula="of:=IF([.F38]&lt;[.$B$4];[.F38]*(1+([.$B$3]/360*(YEARFRAC([.A37];[.A38] )*360)));IF([.M39]=1;[.B$4];[.$B$5]))" office:value-type="currency" office:currency="EUR" office:value="1200">
            <text:p>1.200,00 €</text:p>
          </table:table-cell>
          <table:table-cell table:formula="of:=IF(AND([.M39]=1;NOT([.F38]=0)); IF([.M38]=0;[.F37]*([.$B$3]/360*(YEARFRAC([.A37];[.A39] )*360))-([.$B$5]*([.$B$3]/360*(YEARFRAC([.A38];[.A39] )*360)));[.F38]*([.$B$3]/360*(YEARFRAC([.A38];[.A39] )*360))) ;0)" office:value-type="currency" office:currency="EUR" office:value="45.2396838877778">
            <text:p>45,24 €</text:p>
          </table:table-cell>
          <table:table-cell table:formula="of:=[.C39]-[.D39]" office:value-type="currency" office:currency="EUR" office:value="1154.76031611222">
            <text:p>1.154,76 €</text:p>
          </table:table-cell>
          <table:table-cell table:formula="of:=IF([.M39]=1; IF(AND([.M38]=0;NOT([.F38]=0));([.F37]-[.$B$5]-[.E39]);([.F38]-[.E39])) ;[.F38]*(1+([.$B$3]/360*( YEARFRAC([.A38];[.A39] )*360)))-[.E39])" office:value-type="currency" office:currency="EUR" office:value="44084.9235716656">
            <text:p>44.084,92 €</text:p>
          </table:table-cell>
          <table:table-cell table:number-columns-repeated="6"/>
          <table:table-cell table:formula="of:=IF([.A39]=[.N37];0;1)" office:value-type="float" office:value="1">
            <text:p>1</text:p>
          </table:table-cell>
          <table:table-cell table:formula="of:=DATE([.P39];[.$R$3];[.$Q$3])" office:value-type="date" office:date-value="2024-12-01">
            <text:p>01.12.24</text:p>
          </table:table-cell>
          <table:table-cell table:formula="of:=DATE([.P39];[.$R$3];[.$P$3])" office:value-type="date" office:date-value="2024-12-15">
            <text:p>15.12.24</text:p>
          </table:table-cell>
          <table:table-cell table:formula="of:=YEAR([.A39])" office:value-type="float" office:value="2024">
            <text:p>2024</text:p>
          </table:table-cell>
          <table:table-cell table:number-columns-repeated="6"/>
        </table:table-row>
        <table:table-row table:style-name="ro1">
          <table:table-cell table:formula="of:=IF([.A39]=[.O37];EDATE([.A39];1);IF((ABS(YEARFRAC([.A39];EDATE([.A39];1)))&lt;YEARFRAC([.A39];[.N37]));EDATE([.A39];1);IF([.A39]=[.N37];EDATE([.A38];1);[.N37])))" office:value-type="date" office:date-value="2024-10-15">
            <text:p>15.10.24</text:p>
          </table:table-cell>
          <table:table-cell table:formula="of:=IF([.A40]=[.N39];&quot;Sondertilgung&quot;;&quot;Rate&quot;)" office:value-type="string" office:string-value="Rate">
            <text:p>Rate</text:p>
          </table:table-cell>
          <table:table-cell table:formula="of:=IF([.F39]&lt;[.$B$4];[.F39]*(1+([.$B$3]/360*(YEARFRAC([.A38];[.A39] )*360)));IF([.M40]=1;[.B$4];[.$B$5]))" office:value-type="currency" office:currency="EUR" office:value="1200">
            <text:p>1.200,00 €</text:p>
          </table:table-cell>
          <table:table-cell table:formula="of:=IF(AND([.M40]=1;NOT([.F39]=0)); IF([.M39]=0;[.F38]*([.$B$3]/360*(YEARFRAC([.A38];[.A40] )*360))-([.$B$5]*([.$B$3]/360*(YEARFRAC([.A39];[.A40] )*360)));[.F39]*([.$B$3]/360*(YEARFRAC([.A39];[.A40] )*360))) ;0)" office:value-type="currency" office:currency="EUR" office:value="44.0849235716656">
            <text:p>44,08 €</text:p>
          </table:table-cell>
          <table:table-cell table:formula="of:=[.C40]-[.D40]" office:value-type="currency" office:currency="EUR" office:value="1155.91507642833">
            <text:p>1.155,92 €</text:p>
          </table:table-cell>
          <table:table-cell table:formula="of:=IF([.M40]=1; IF(AND([.M39]=0;NOT([.F39]=0));([.F38]-[.$B$5]-[.E40]);([.F39]-[.E40])) ;[.F39]*(1+([.$B$3]/360*( YEARFRAC([.A39];[.A40] )*360)))-[.E40])" office:value-type="currency" office:currency="EUR" office:value="42929.0084952373">
            <text:p>42.929,01 €</text:p>
          </table:table-cell>
          <table:table-cell table:number-columns-repeated="6"/>
          <table:table-cell table:formula="of:=IF([.A40]=[.N38];0;1)" office:value-type="float" office:value="1">
            <text:p>1</text:p>
          </table:table-cell>
          <table:table-cell table:formula="of:=DATE([.P40];[.$R$3];[.$Q$3])" office:value-type="date" office:date-value="2024-12-01">
            <text:p>01.12.24</text:p>
          </table:table-cell>
          <table:table-cell table:formula="of:=DATE([.P40];[.$R$3];[.$P$3])" office:value-type="date" office:date-value="2024-12-15">
            <text:p>15.12.24</text:p>
          </table:table-cell>
          <table:table-cell table:formula="of:=YEAR([.A40])" office:value-type="float" office:value="2024">
            <text:p>2024</text:p>
          </table:table-cell>
          <table:table-cell table:number-columns-repeated="6"/>
        </table:table-row>
        <table:table-row table:style-name="ro1">
          <table:table-cell table:formula="of:=IF([.A40]=[.O38];EDATE([.A40];1);IF((ABS(YEARFRAC([.A40];EDATE([.A40];1)))&lt;YEARFRAC([.A40];[.N38]));EDATE([.A40];1);IF([.A40]=[.N38];EDATE([.A39];1);[.N38])))" office:value-type="date" office:date-value="2024-11-15">
            <text:p>15.11.24</text:p>
          </table:table-cell>
          <table:table-cell table:formula="of:=IF([.A41]=[.N40];&quot;Sondertilgung&quot;;&quot;Rate&quot;)" office:value-type="string" office:string-value="Rate">
            <text:p>Rate</text:p>
          </table:table-cell>
          <table:table-cell table:formula="of:=IF([.F40]&lt;[.$B$4];[.F40]*(1+([.$B$3]/360*(YEARFRAC([.A39];[.A40] )*360)));IF([.M41]=1;[.B$4];[.$B$5]))" office:value-type="currency" office:currency="EUR" office:value="1200">
            <text:p>1.200,00 €</text:p>
          </table:table-cell>
          <table:table-cell table:formula="of:=IF(AND([.M41]=1;NOT([.F40]=0)); IF([.M40]=0;[.F39]*([.$B$3]/360*(YEARFRAC([.A39];[.A41] )*360))-([.$B$5]*([.$B$3]/360*(YEARFRAC([.A40];[.A41] )*360)));[.F40]*([.$B$3]/360*(YEARFRAC([.A40];[.A41] )*360))) ;0)" office:value-type="currency" office:currency="EUR" office:value="42.9290084952373">
            <text:p>42,93 €</text:p>
          </table:table-cell>
          <table:table-cell table:formula="of:=[.C41]-[.D41]" office:value-type="currency" office:currency="EUR" office:value="1157.07099150476">
            <text:p>1.157,07 €</text:p>
          </table:table-cell>
          <table:table-cell table:formula="of:=IF([.M41]=1; IF(AND([.M40]=0;NOT([.F40]=0));([.F39]-[.$B$5]-[.E41]);([.F40]-[.E41])) ;[.F40]*(1+([.$B$3]/360*( YEARFRAC([.A40];[.A41] )*360)))-[.E41])" office:value-type="currency" office:currency="EUR" office:value="41771.9375037325">
            <text:p>41.771,94 €</text:p>
          </table:table-cell>
          <table:table-cell table:number-columns-repeated="6"/>
          <table:table-cell table:formula="of:=IF([.A41]=[.N39];0;1)" office:value-type="float" office:value="1">
            <text:p>1</text:p>
          </table:table-cell>
          <table:table-cell table:formula="of:=DATE([.P41];[.$R$3];[.$Q$3])" office:value-type="date" office:date-value="2024-12-01">
            <text:p>01.12.24</text:p>
          </table:table-cell>
          <table:table-cell table:formula="of:=DATE([.P41];[.$R$3];[.$P$3])" office:value-type="date" office:date-value="2024-12-15">
            <text:p>15.12.24</text:p>
          </table:table-cell>
          <table:table-cell table:formula="of:=YEAR([.A41])" office:value-type="float" office:value="2024">
            <text:p>2024</text:p>
          </table:table-cell>
          <table:table-cell table:number-columns-repeated="6"/>
        </table:table-row>
        <table:table-row table:style-name="ro1">
          <table:table-cell table:formula="of:=IF([.A41]=[.O39];EDATE([.A41];1);IF((ABS(YEARFRAC([.A41];EDATE([.A41];1)))&lt;YEARFRAC([.A41];[.N39]));EDATE([.A41];1);IF([.A41]=[.N39];EDATE([.A40];1);[.N39])))" office:value-type="date" office:date-value="2024-12-01">
            <text:p>01.12.24</text:p>
          </table:table-cell>
          <table:table-cell table:formula="of:=IF([.A42]=[.N41];&quot;Sondertilgung&quot;;&quot;Rate&quot;)" office:value-type="string" office:string-value="Sondertilgung">
            <text:p>Sondertilgung</text:p>
          </table:table-cell>
          <table:table-cell table:formula="of:=IF([.F41]&lt;[.$B$4];[.F41]*(1+([.$B$3]/360*(YEARFRAC([.A40];[.A41] )*360)));IF([.M42]=1;[.B$4];[.$B$5]))" office:value-type="currency" office:currency="EUR" office:value="1000">
            <text:p>1.000,00 €</text:p>
          </table:table-cell>
          <table:table-cell table:formula="of:=IF(AND([.M42]=1;NOT([.F41]=0)); IF([.M41]=0;[.F40]*([.$B$3]/360*(YEARFRAC([.A40];[.A42] )*360))-([.$B$5]*([.$B$3]/360*(YEARFRAC([.A41];[.A42] )*360)));[.F41]*([.$B$3]/360*(YEARFRAC([.A41];[.A42] )*360))) ;0)" office:value-type="float" office:value="0">
            <text:p>0</text:p>
          </table:table-cell>
          <table:table-cell table:formula="of:=[.C42]-[.D42]" office:value-type="currency" office:currency="EUR" office:value="1000">
            <text:p>1.000,00 €</text:p>
          </table:table-cell>
          <table:table-cell table:formula="of:=IF([.M42]=1; IF(AND([.M41]=0;NOT([.F41]=0));([.F40]-[.$B$5]-[.E42]);([.F41]-[.E42])) ;[.F41]*(1+([.$B$3]/360*( YEARFRAC([.A41];[.A42] )*360)))-[.E42])" office:value-type="currency" office:currency="EUR" office:value="40794.2158704012">
            <text:p>40.794,22 €</text:p>
          </table:table-cell>
          <table:table-cell table:number-columns-repeated="6"/>
          <table:table-cell table:formula="of:=IF([.A42]=[.N40];0;1)" office:value-type="float" office:value="0">
            <text:p>0</text:p>
          </table:table-cell>
          <table:table-cell table:formula="of:=DATE([.P42];[.$R$3];[.$Q$3])" office:value-type="date" office:date-value="2024-12-01">
            <text:p>01.12.24</text:p>
          </table:table-cell>
          <table:table-cell table:formula="of:=DATE([.P42];[.$R$3];[.$P$3])" office:value-type="date" office:date-value="2024-12-15">
            <text:p>15.12.24</text:p>
          </table:table-cell>
          <table:table-cell table:formula="of:=YEAR([.A42])" office:value-type="float" office:value="2024">
            <text:p>2024</text:p>
          </table:table-cell>
          <table:table-cell table:number-columns-repeated="6"/>
        </table:table-row>
        <table:table-row table:style-name="ro1">
          <table:table-cell table:formula="of:=IF([.A42]=[.O40];EDATE([.A42];1);IF((ABS(YEARFRAC([.A42];EDATE([.A42];1)))&lt;YEARFRAC([.A42];[.N40]));EDATE([.A42];1);IF([.A42]=[.N40];EDATE([.A41];1);[.N40])))" office:value-type="date" office:date-value="2024-12-15">
            <text:p>15.12.24</text:p>
          </table:table-cell>
          <table:table-cell table:formula="of:=IF([.A43]=[.N42];&quot;Sondertilgung&quot;;&quot;Rate&quot;)" office:value-type="string" office:string-value="Rate">
            <text:p>Rate</text:p>
          </table:table-cell>
          <table:table-cell table:formula="of:=IF([.F42]&lt;[.$B$4];[.F42]*(1+([.$B$3]/360*(YEARFRAC([.A41];[.A42] )*360)));IF([.M43]=1;[.B$4];[.$B$5]))" office:value-type="currency" office:currency="EUR" office:value="1200">
            <text:p>1.200,00 €</text:p>
          </table:table-cell>
          <table:table-cell table:formula="of:=IF(AND([.M43]=1;NOT([.F42]=0)); IF([.M42]=0;[.F41]*([.$B$3]/360*(YEARFRAC([.A41];[.A43] )*360))-([.$B$5]*([.$B$3]/360*(YEARFRAC([.A42];[.A43] )*360)));[.F42]*([.$B$3]/360*(YEARFRAC([.A42];[.A43] )*360))) ;0)" office:value-type="currency" office:currency="EUR" office:value="41.3052708370659">
            <text:p>41,31 €</text:p>
          </table:table-cell>
          <table:table-cell table:formula="of:=[.C43]-[.D43]" office:value-type="currency" office:currency="EUR" office:value="1158.69472916293">
            <text:p>1.158,69 €</text:p>
          </table:table-cell>
          <table:table-cell table:formula="of:=IF([.M43]=1; IF(AND([.M42]=0;NOT([.F42]=0));([.F41]-[.$B$5]-[.E43]);([.F42]-[.E43])) ;[.F42]*(1+([.$B$3]/360*( YEARFRAC([.A42];[.A43] )*360)))-[.E43])" office:value-type="currency" office:currency="EUR" office:value="39613.2427745696">
            <text:p>39.613,24 €</text:p>
          </table:table-cell>
          <table:table-cell table:number-columns-repeated="6"/>
          <table:table-cell table:formula="of:=IF([.A43]=[.N41];0;1)" office:value-type="float" office:value="1">
            <text:p>1</text:p>
          </table:table-cell>
          <table:table-cell table:formula="of:=DATE([.P43];[.$R$3];[.$Q$3])" office:value-type="date" office:date-value="2024-12-01">
            <text:p>01.12.24</text:p>
          </table:table-cell>
          <table:table-cell table:formula="of:=DATE([.P43];[.$R$3];[.$P$3])" office:value-type="date" office:date-value="2024-12-15">
            <text:p>15.12.24</text:p>
          </table:table-cell>
          <table:table-cell table:formula="of:=YEAR([.A43])" office:value-type="float" office:value="2024">
            <text:p>2024</text:p>
          </table:table-cell>
          <table:table-cell table:number-columns-repeated="6"/>
        </table:table-row>
        <table:table-row table:style-name="ro1">
          <table:table-cell table:formula="of:=IF([.A43]=[.O41];EDATE([.A43];1);IF((ABS(YEARFRAC([.A43];EDATE([.A43];1)))&lt;YEARFRAC([.A43];[.N41]));EDATE([.A43];1);IF([.A43]=[.N41];EDATE([.A42];1);[.N41])))" office:value-type="date" office:date-value="2025-01-15">
            <text:p>15.01.25</text:p>
          </table:table-cell>
          <table:table-cell table:formula="of:=IF([.A44]=[.N43];&quot;Sondertilgung&quot;;&quot;Rate&quot;)" office:value-type="string" office:string-value="Rate">
            <text:p>Rate</text:p>
          </table:table-cell>
          <table:table-cell table:formula="of:=IF([.F43]&lt;[.$B$4];[.F43]*(1+([.$B$3]/360*(YEARFRAC([.A42];[.A43] )*360)));IF([.M44]=1;[.B$4];[.$B$5]))" office:value-type="currency" office:currency="EUR" office:value="1200">
            <text:p>1.200,00 €</text:p>
          </table:table-cell>
          <table:table-cell table:formula="of:=IF(AND([.M44]=1;NOT([.F43]=0)); IF([.M43]=0;[.F42]*([.$B$3]/360*(YEARFRAC([.A42];[.A44] )*360))-([.$B$5]*([.$B$3]/360*(YEARFRAC([.A43];[.A44] )*360)));[.F43]*([.$B$3]/360*(YEARFRAC([.A43];[.A44] )*360))) ;0)" office:value-type="currency" office:currency="EUR" office:value="39.6132427745696">
            <text:p>39,61 €</text:p>
          </table:table-cell>
          <table:table-cell table:formula="of:=[.C44]-[.D44]" office:value-type="currency" office:currency="EUR" office:value="1160.38675722543">
            <text:p>1.160,39 €</text:p>
          </table:table-cell>
          <table:table-cell table:formula="of:=IF([.M44]=1; IF(AND([.M43]=0;NOT([.F43]=0));([.F42]-[.$B$5]-[.E44]);([.F43]-[.E44])) ;[.F43]*(1+([.$B$3]/360*( YEARFRAC([.A43];[.A44] )*360)))-[.E44])" office:value-type="currency" office:currency="EUR" office:value="38452.8560173442">
            <text:p>38.452,86 €</text:p>
          </table:table-cell>
          <table:table-cell table:number-columns-repeated="6"/>
          <table:table-cell table:formula="of:=IF([.A44]=[.N42];0;1)" office:value-type="float" office:value="1">
            <text:p>1</text:p>
          </table:table-cell>
          <table:table-cell table:formula="of:=DATE([.P44];[.$R$3];[.$Q$3])" office:value-type="date" office:date-value="2025-12-01">
            <text:p>01.12.25</text:p>
          </table:table-cell>
          <table:table-cell table:formula="of:=DATE([.P44];[.$R$3];[.$P$3])" office:value-type="date" office:date-value="2025-12-15">
            <text:p>15.12.25</text:p>
          </table:table-cell>
          <table:table-cell table:formula="of:=YEAR([.A44])" office:value-type="float" office:value="2025">
            <text:p>2025</text:p>
          </table:table-cell>
          <table:table-cell table:number-columns-repeated="6"/>
        </table:table-row>
        <table:table-row table:style-name="ro1">
          <table:table-cell table:formula="of:=IF([.A44]=[.O42];EDATE([.A44];1);IF((ABS(YEARFRAC([.A44];EDATE([.A44];1)))&lt;YEARFRAC([.A44];[.N42]));EDATE([.A44];1);IF([.A44]=[.N42];EDATE([.A43];1);[.N42])))" office:value-type="date" office:date-value="2025-02-15">
            <text:p>15.02.25</text:p>
          </table:table-cell>
          <table:table-cell table:formula="of:=IF([.A45]=[.N44];&quot;Sondertilgung&quot;;&quot;Rate&quot;)" office:value-type="string" office:string-value="Rate">
            <text:p>Rate</text:p>
          </table:table-cell>
          <table:table-cell table:formula="of:=IF([.F44]&lt;[.$B$4];[.F44]*(1+([.$B$3]/360*(YEARFRAC([.A43];[.A44] )*360)));IF([.M45]=1;[.B$4];[.$B$5]))" office:value-type="currency" office:currency="EUR" office:value="1200">
            <text:p>1.200,00 €</text:p>
          </table:table-cell>
          <table:table-cell table:formula="of:=IF(AND([.M45]=1;NOT([.F44]=0)); IF([.M44]=0;[.F43]*([.$B$3]/360*(YEARFRAC([.A43];[.A45] )*360))-([.$B$5]*([.$B$3]/360*(YEARFRAC([.A44];[.A45] )*360)));[.F44]*([.$B$3]/360*(YEARFRAC([.A44];[.A45] )*360))) ;0)" office:value-type="currency" office:currency="EUR" office:value="38.4528560173442">
            <text:p>38,45 €</text:p>
          </table:table-cell>
          <table:table-cell table:formula="of:=[.C45]-[.D45]" office:value-type="currency" office:currency="EUR" office:value="1161.54714398266">
            <text:p>1.161,55 €</text:p>
          </table:table-cell>
          <table:table-cell table:formula="of:=IF([.M45]=1; IF(AND([.M44]=0;NOT([.F44]=0));([.F43]-[.$B$5]-[.E45]);([.F44]-[.E45])) ;[.F44]*(1+([.$B$3]/360*( YEARFRAC([.A44];[.A45] )*360)))-[.E45])" office:value-type="currency" office:currency="EUR" office:value="37291.3088733615">
            <text:p>37.291,31 €</text:p>
          </table:table-cell>
          <table:table-cell table:number-columns-repeated="6"/>
          <table:table-cell table:formula="of:=IF([.A45]=[.N43];0;1)" office:value-type="float" office:value="1">
            <text:p>1</text:p>
          </table:table-cell>
          <table:table-cell table:formula="of:=DATE([.P45];[.$R$3];[.$Q$3])" office:value-type="date" office:date-value="2025-12-01">
            <text:p>01.12.25</text:p>
          </table:table-cell>
          <table:table-cell table:formula="of:=DATE([.P45];[.$R$3];[.$P$3])" office:value-type="date" office:date-value="2025-12-15">
            <text:p>15.12.25</text:p>
          </table:table-cell>
          <table:table-cell table:formula="of:=YEAR([.A45])" office:value-type="float" office:value="2025">
            <text:p>2025</text:p>
          </table:table-cell>
          <table:table-cell table:number-columns-repeated="6"/>
        </table:table-row>
        <table:table-row table:style-name="ro1">
          <table:table-cell table:formula="of:=IF([.A45]=[.O43];EDATE([.A45];1);IF((ABS(YEARFRAC([.A45];EDATE([.A45];1)))&lt;YEARFRAC([.A45];[.N43]));EDATE([.A45];1);IF([.A45]=[.N43];EDATE([.A44];1);[.N43])))" office:value-type="date" office:date-value="2025-03-15">
            <text:p>15.03.25</text:p>
          </table:table-cell>
          <table:table-cell table:formula="of:=IF([.A46]=[.N45];&quot;Sondertilgung&quot;;&quot;Rate&quot;)" office:value-type="string" office:string-value="Rate">
            <text:p>Rate</text:p>
          </table:table-cell>
          <table:table-cell table:formula="of:=IF([.F45]&lt;[.$B$4];[.F45]*(1+([.$B$3]/360*(YEARFRAC([.A44];[.A45] )*360)));IF([.M46]=1;[.B$4];[.$B$5]))" office:value-type="currency" office:currency="EUR" office:value="1200">
            <text:p>1.200,00 €</text:p>
          </table:table-cell>
          <table:table-cell table:formula="of:=IF(AND([.M46]=1;NOT([.F45]=0)); IF([.M45]=0;[.F44]*([.$B$3]/360*(YEARFRAC([.A44];[.A46] )*360))-([.$B$5]*([.$B$3]/360*(YEARFRAC([.A45];[.A46] )*360)));[.F45]*([.$B$3]/360*(YEARFRAC([.A45];[.A46] )*360))) ;0)" office:value-type="currency" office:currency="EUR" office:value="37.2913088733615">
            <text:p>37,29 €</text:p>
          </table:table-cell>
          <table:table-cell table:formula="of:=[.C46]-[.D46]" office:value-type="currency" office:currency="EUR" office:value="1162.70869112664">
            <text:p>1.162,71 €</text:p>
          </table:table-cell>
          <table:table-cell table:formula="of:=IF([.M46]=1; IF(AND([.M45]=0;NOT([.F45]=0));([.F44]-[.$B$5]-[.E46]);([.F45]-[.E46])) ;[.F45]*(1+([.$B$3]/360*( YEARFRAC([.A45];[.A46] )*360)))-[.E46])" office:value-type="currency" office:currency="EUR" office:value="36128.6001822349">
            <text:p>36.128,60 €</text:p>
          </table:table-cell>
          <table:table-cell table:number-columns-repeated="6"/>
          <table:table-cell table:formula="of:=IF([.A46]=[.N44];0;1)" office:value-type="float" office:value="1">
            <text:p>1</text:p>
          </table:table-cell>
          <table:table-cell table:formula="of:=DATE([.P46];[.$R$3];[.$Q$3])" office:value-type="date" office:date-value="2025-12-01">
            <text:p>01.12.25</text:p>
          </table:table-cell>
          <table:table-cell table:formula="of:=DATE([.P46];[.$R$3];[.$P$3])" office:value-type="date" office:date-value="2025-12-15">
            <text:p>15.12.25</text:p>
          </table:table-cell>
          <table:table-cell table:formula="of:=YEAR([.A46])" office:value-type="float" office:value="2025">
            <text:p>2025</text:p>
          </table:table-cell>
          <table:table-cell table:number-columns-repeated="6"/>
        </table:table-row>
        <table:table-row table:style-name="ro1">
          <table:table-cell table:formula="of:=IF([.A46]=[.O44];EDATE([.A46];1);IF((ABS(YEARFRAC([.A46];EDATE([.A46];1)))&lt;YEARFRAC([.A46];[.N44]));EDATE([.A46];1);IF([.A46]=[.N44];EDATE([.A45];1);[.N44])))" office:value-type="date" office:date-value="2025-04-15">
            <text:p>15.04.25</text:p>
          </table:table-cell>
          <table:table-cell table:formula="of:=IF([.A47]=[.N46];&quot;Sondertilgung&quot;;&quot;Rate&quot;)" office:value-type="string" office:string-value="Rate">
            <text:p>Rate</text:p>
          </table:table-cell>
          <table:table-cell table:formula="of:=IF([.F46]&lt;[.$B$4];[.F46]*(1+([.$B$3]/360*(YEARFRAC([.A45];[.A46] )*360)));IF([.M47]=1;[.B$4];[.$B$5]))" office:value-type="currency" office:currency="EUR" office:value="1200">
            <text:p>1.200,00 €</text:p>
          </table:table-cell>
          <table:table-cell table:formula="of:=IF(AND([.M47]=1;NOT([.F46]=0)); IF([.M46]=0;[.F45]*([.$B$3]/360*(YEARFRAC([.A45];[.A47] )*360))-([.$B$5]*([.$B$3]/360*(YEARFRAC([.A46];[.A47] )*360)));[.F46]*([.$B$3]/360*(YEARFRAC([.A46];[.A47] )*360))) ;0)" office:value-type="currency" office:currency="EUR" office:value="36.1286001822349">
            <text:p>36,13 €</text:p>
          </table:table-cell>
          <table:table-cell table:formula="of:=[.C47]-[.D47]" office:value-type="currency" office:currency="EUR" office:value="1163.87139981777">
            <text:p>1.163,87 €</text:p>
          </table:table-cell>
          <table:table-cell table:formula="of:=IF([.M47]=1; IF(AND([.M46]=0;NOT([.F46]=0));([.F45]-[.$B$5]-[.E47]);([.F46]-[.E47])) ;[.F46]*(1+([.$B$3]/360*( YEARFRAC([.A46];[.A47] )*360)))-[.E47])" office:value-type="currency" office:currency="EUR" office:value="34964.7287824171">
            <text:p>34.964,73 €</text:p>
          </table:table-cell>
          <table:table-cell table:number-columns-repeated="6"/>
          <table:table-cell table:formula="of:=IF([.A47]=[.N45];0;1)" office:value-type="float" office:value="1">
            <text:p>1</text:p>
          </table:table-cell>
          <table:table-cell table:formula="of:=DATE([.P47];[.$R$3];[.$Q$3])" office:value-type="date" office:date-value="2025-12-01">
            <text:p>01.12.25</text:p>
          </table:table-cell>
          <table:table-cell table:formula="of:=DATE([.P47];[.$R$3];[.$P$3])" office:value-type="date" office:date-value="2025-12-15">
            <text:p>15.12.25</text:p>
          </table:table-cell>
          <table:table-cell table:formula="of:=YEAR([.A47])" office:value-type="float" office:value="2025">
            <text:p>2025</text:p>
          </table:table-cell>
          <table:table-cell table:number-columns-repeated="6"/>
        </table:table-row>
        <table:table-row table:style-name="ro1">
          <table:table-cell table:formula="of:=IF([.A47]=[.O45];EDATE([.A47];1);IF((ABS(YEARFRAC([.A47];EDATE([.A47];1)))&lt;YEARFRAC([.A47];[.N45]));EDATE([.A47];1);IF([.A47]=[.N45];EDATE([.A46];1);[.N45])))" office:value-type="date" office:date-value="2025-05-15">
            <text:p>15.05.25</text:p>
          </table:table-cell>
          <table:table-cell table:formula="of:=IF([.A48]=[.N47];&quot;Sondertilgung&quot;;&quot;Rate&quot;)" office:value-type="string" office:string-value="Rate">
            <text:p>Rate</text:p>
          </table:table-cell>
          <table:table-cell table:formula="of:=IF([.F47]&lt;[.$B$4];[.F47]*(1+([.$B$3]/360*(YEARFRAC([.A46];[.A47] )*360)));IF([.M48]=1;[.B$4];[.$B$5]))" office:value-type="currency" office:currency="EUR" office:value="1200">
            <text:p>1.200,00 €</text:p>
          </table:table-cell>
          <table:table-cell table:formula="of:=IF(AND([.M48]=1;NOT([.F47]=0)); IF([.M47]=0;[.F46]*([.$B$3]/360*(YEARFRAC([.A46];[.A48] )*360))-([.$B$5]*([.$B$3]/360*(YEARFRAC([.A47];[.A48] )*360)));[.F47]*([.$B$3]/360*(YEARFRAC([.A47];[.A48] )*360))) ;0)" office:value-type="currency" office:currency="EUR" office:value="34.9647287824171">
            <text:p>34,96 €</text:p>
          </table:table-cell>
          <table:table-cell table:formula="of:=[.C48]-[.D48]" office:value-type="currency" office:currency="EUR" office:value="1165.03527121758">
            <text:p>1.165,04 €</text:p>
          </table:table-cell>
          <table:table-cell table:formula="of:=IF([.M48]=1; IF(AND([.M47]=0;NOT([.F47]=0));([.F46]-[.$B$5]-[.E48]);([.F47]-[.E48])) ;[.F47]*(1+([.$B$3]/360*( YEARFRAC([.A47];[.A48] )*360)))-[.E48])" office:value-type="currency" office:currency="EUR" office:value="33799.6935111995">
            <text:p>33.799,69 €</text:p>
          </table:table-cell>
          <table:table-cell table:number-columns-repeated="6"/>
          <table:table-cell table:formula="of:=IF([.A48]=[.N46];0;1)" office:value-type="float" office:value="1">
            <text:p>1</text:p>
          </table:table-cell>
          <table:table-cell table:formula="of:=DATE([.P48];[.$R$3];[.$Q$3])" office:value-type="date" office:date-value="2025-12-01">
            <text:p>01.12.25</text:p>
          </table:table-cell>
          <table:table-cell table:formula="of:=DATE([.P48];[.$R$3];[.$P$3])" office:value-type="date" office:date-value="2025-12-15">
            <text:p>15.12.25</text:p>
          </table:table-cell>
          <table:table-cell table:formula="of:=YEAR([.A48])" office:value-type="float" office:value="2025">
            <text:p>2025</text:p>
          </table:table-cell>
          <table:table-cell table:number-columns-repeated="6"/>
        </table:table-row>
        <table:table-row table:style-name="ro1">
          <table:table-cell table:formula="of:=IF([.A48]=[.O46];EDATE([.A48];1);IF((ABS(YEARFRAC([.A48];EDATE([.A48];1)))&lt;YEARFRAC([.A48];[.N46]));EDATE([.A48];1);IF([.A48]=[.N46];EDATE([.A47];1);[.N46])))" office:value-type="date" office:date-value="2025-06-15">
            <text:p>15.06.25</text:p>
          </table:table-cell>
          <table:table-cell table:formula="of:=IF([.A49]=[.N48];&quot;Sondertilgung&quot;;&quot;Rate&quot;)" office:value-type="string" office:string-value="Rate">
            <text:p>Rate</text:p>
          </table:table-cell>
          <table:table-cell table:formula="of:=IF([.F48]&lt;[.$B$4];[.F48]*(1+([.$B$3]/360*(YEARFRAC([.A47];[.A48] )*360)));IF([.M49]=1;[.B$4];[.$B$5]))" office:value-type="currency" office:currency="EUR" office:value="1200">
            <text:p>1.200,00 €</text:p>
          </table:table-cell>
          <table:table-cell table:formula="of:=IF(AND([.M49]=1;NOT([.F48]=0)); IF([.M48]=0;[.F47]*([.$B$3]/360*(YEARFRAC([.A47];[.A49] )*360))-([.$B$5]*([.$B$3]/360*(YEARFRAC([.A48];[.A49] )*360)));[.F48]*([.$B$3]/360*(YEARFRAC([.A48];[.A49] )*360))) ;0)" office:value-type="currency" office:currency="EUR" office:value="33.7996935111995">
            <text:p>33,80 €</text:p>
          </table:table-cell>
          <table:table-cell table:formula="of:=[.C49]-[.D49]" office:value-type="currency" office:currency="EUR" office:value="1166.2003064888">
            <text:p>1.166,20 €</text:p>
          </table:table-cell>
          <table:table-cell table:formula="of:=IF([.M49]=1; IF(AND([.M48]=0;NOT([.F48]=0));([.F47]-[.$B$5]-[.E49]);([.F48]-[.E49])) ;[.F48]*(1+([.$B$3]/360*( YEARFRAC([.A48];[.A49] )*360)))-[.E49])" office:value-type="currency" office:currency="EUR" office:value="32633.4932047107">
            <text:p>32.633,49 €</text:p>
          </table:table-cell>
          <table:table-cell table:number-columns-repeated="6"/>
          <table:table-cell table:formula="of:=IF([.A49]=[.N47];0;1)" office:value-type="float" office:value="1">
            <text:p>1</text:p>
          </table:table-cell>
          <table:table-cell table:formula="of:=DATE([.P49];[.$R$3];[.$Q$3])" office:value-type="date" office:date-value="2025-12-01">
            <text:p>01.12.25</text:p>
          </table:table-cell>
          <table:table-cell table:formula="of:=DATE([.P49];[.$R$3];[.$P$3])" office:value-type="date" office:date-value="2025-12-15">
            <text:p>15.12.25</text:p>
          </table:table-cell>
          <table:table-cell table:formula="of:=YEAR([.A49])" office:value-type="float" office:value="2025">
            <text:p>2025</text:p>
          </table:table-cell>
          <table:table-cell table:number-columns-repeated="6"/>
        </table:table-row>
        <table:table-row table:style-name="ro1">
          <table:table-cell table:formula="of:=IF([.A49]=[.O47];EDATE([.A49];1);IF((ABS(YEARFRAC([.A49];EDATE([.A49];1)))&lt;YEARFRAC([.A49];[.N47]));EDATE([.A49];1);IF([.A49]=[.N47];EDATE([.A48];1);[.N47])))" office:value-type="date" office:date-value="2025-07-15">
            <text:p>15.07.25</text:p>
          </table:table-cell>
          <table:table-cell table:formula="of:=IF([.A50]=[.N49];&quot;Sondertilgung&quot;;&quot;Rate&quot;)" office:value-type="string" office:string-value="Rate">
            <text:p>Rate</text:p>
          </table:table-cell>
          <table:table-cell table:formula="of:=IF([.F49]&lt;[.$B$4];[.F49]*(1+([.$B$3]/360*(YEARFRAC([.A48];[.A49] )*360)));IF([.M50]=1;[.B$4];[.$B$5]))" office:value-type="currency" office:currency="EUR" office:value="1200">
            <text:p>1.200,00 €</text:p>
          </table:table-cell>
          <table:table-cell table:formula="of:=IF(AND([.M50]=1;NOT([.F49]=0)); IF([.M49]=0;[.F48]*([.$B$3]/360*(YEARFRAC([.A48];[.A50] )*360))-([.$B$5]*([.$B$3]/360*(YEARFRAC([.A49];[.A50] )*360)));[.F49]*([.$B$3]/360*(YEARFRAC([.A49];[.A50] )*360))) ;0)" office:value-type="currency" office:currency="EUR" office:value="32.6334932047107">
            <text:p>32,63 €</text:p>
          </table:table-cell>
          <table:table-cell table:formula="of:=[.C50]-[.D50]" office:value-type="currency" office:currency="EUR" office:value="1167.36650679529">
            <text:p>1.167,37 €</text:p>
          </table:table-cell>
          <table:table-cell table:formula="of:=IF([.M50]=1; IF(AND([.M49]=0;NOT([.F49]=0));([.F48]-[.$B$5]-[.E50]);([.F49]-[.E50])) ;[.F49]*(1+([.$B$3]/360*( YEARFRAC([.A49];[.A50] )*360)))-[.E50])" office:value-type="currency" office:currency="EUR" office:value="31466.1266979154">
            <text:p>31.466,13 €</text:p>
          </table:table-cell>
          <table:table-cell table:number-columns-repeated="6"/>
          <table:table-cell table:formula="of:=IF([.A50]=[.N48];0;1)" office:value-type="float" office:value="1">
            <text:p>1</text:p>
          </table:table-cell>
          <table:table-cell table:formula="of:=DATE([.P50];[.$R$3];[.$Q$3])" office:value-type="date" office:date-value="2025-12-01">
            <text:p>01.12.25</text:p>
          </table:table-cell>
          <table:table-cell table:formula="of:=DATE([.P50];[.$R$3];[.$P$3])" office:value-type="date" office:date-value="2025-12-15">
            <text:p>15.12.25</text:p>
          </table:table-cell>
          <table:table-cell table:formula="of:=YEAR([.A50])" office:value-type="float" office:value="2025">
            <text:p>2025</text:p>
          </table:table-cell>
          <table:table-cell table:number-columns-repeated="6"/>
        </table:table-row>
        <table:table-row table:style-name="ro1">
          <table:table-cell table:formula="of:=IF([.A50]=[.O48];EDATE([.A50];1);IF((ABS(YEARFRAC([.A50];EDATE([.A50];1)))&lt;YEARFRAC([.A50];[.N48]));EDATE([.A50];1);IF([.A50]=[.N48];EDATE([.A49];1);[.N48])))" office:value-type="date" office:date-value="2025-08-15">
            <text:p>15.08.25</text:p>
          </table:table-cell>
          <table:table-cell table:formula="of:=IF([.A51]=[.N50];&quot;Sondertilgung&quot;;&quot;Rate&quot;)" office:value-type="string" office:string-value="Rate">
            <text:p>Rate</text:p>
          </table:table-cell>
          <table:table-cell table:formula="of:=IF([.F50]&lt;[.$B$4];[.F50]*(1+([.$B$3]/360*(YEARFRAC([.A49];[.A50] )*360)));IF([.M51]=1;[.B$4];[.$B$5]))" office:value-type="currency" office:currency="EUR" office:value="1200">
            <text:p>1.200,00 €</text:p>
          </table:table-cell>
          <table:table-cell table:formula="of:=IF(AND([.M51]=1;NOT([.F50]=0)); IF([.M50]=0;[.F49]*([.$B$3]/360*(YEARFRAC([.A49];[.A51] )*360))-([.$B$5]*([.$B$3]/360*(YEARFRAC([.A50];[.A51] )*360)));[.F50]*([.$B$3]/360*(YEARFRAC([.A50];[.A51] )*360))) ;0)" office:value-type="currency" office:currency="EUR" office:value="31.4661266979154">
            <text:p>31,47 €</text:p>
          </table:table-cell>
          <table:table-cell table:formula="of:=[.C51]-[.D51]" office:value-type="currency" office:currency="EUR" office:value="1168.53387330208">
            <text:p>1.168,53 €</text:p>
          </table:table-cell>
          <table:table-cell table:formula="of:=IF([.M51]=1; IF(AND([.M50]=0;NOT([.F50]=0));([.F49]-[.$B$5]-[.E51]);([.F50]-[.E51])) ;[.F50]*(1+([.$B$3]/360*( YEARFRAC([.A50];[.A51] )*360)))-[.E51])" office:value-type="currency" office:currency="EUR" office:value="30297.5928246133">
            <text:p>30.297,59 €</text:p>
          </table:table-cell>
          <table:table-cell table:number-columns-repeated="6"/>
          <table:table-cell table:formula="of:=IF([.A51]=[.N49];0;1)" office:value-type="float" office:value="1">
            <text:p>1</text:p>
          </table:table-cell>
          <table:table-cell table:formula="of:=DATE([.P51];[.$R$3];[.$Q$3])" office:value-type="date" office:date-value="2025-12-01">
            <text:p>01.12.25</text:p>
          </table:table-cell>
          <table:table-cell table:formula="of:=DATE([.P51];[.$R$3];[.$P$3])" office:value-type="date" office:date-value="2025-12-15">
            <text:p>15.12.25</text:p>
          </table:table-cell>
          <table:table-cell table:formula="of:=YEAR([.A51])" office:value-type="float" office:value="2025">
            <text:p>2025</text:p>
          </table:table-cell>
          <table:table-cell table:number-columns-repeated="6"/>
        </table:table-row>
        <table:table-row table:style-name="ro1">
          <table:table-cell table:formula="of:=IF([.A51]=[.O49];EDATE([.A51];1);IF((ABS(YEARFRAC([.A51];EDATE([.A51];1)))&lt;YEARFRAC([.A51];[.N49]));EDATE([.A51];1);IF([.A51]=[.N49];EDATE([.A50];1);[.N49])))" office:value-type="date" office:date-value="2025-09-15">
            <text:p>15.09.25</text:p>
          </table:table-cell>
          <table:table-cell table:formula="of:=IF([.A52]=[.N51];&quot;Sondertilgung&quot;;&quot;Rate&quot;)" office:value-type="string" office:string-value="Rate">
            <text:p>Rate</text:p>
          </table:table-cell>
          <table:table-cell table:formula="of:=IF([.F51]&lt;[.$B$4];[.F51]*(1+([.$B$3]/360*(YEARFRAC([.A50];[.A51] )*360)));IF([.M52]=1;[.B$4];[.$B$5]))" office:value-type="currency" office:currency="EUR" office:value="1200">
            <text:p>1.200,00 €</text:p>
          </table:table-cell>
          <table:table-cell table:formula="of:=IF(AND([.M52]=1;NOT([.F51]=0)); IF([.M51]=0;[.F50]*([.$B$3]/360*(YEARFRAC([.A50];[.A52] )*360))-([.$B$5]*([.$B$3]/360*(YEARFRAC([.A51];[.A52] )*360)));[.F51]*([.$B$3]/360*(YEARFRAC([.A51];[.A52] )*360))) ;0)" office:value-type="currency" office:currency="EUR" office:value="30.2975928246133">
            <text:p>30,30 €</text:p>
          </table:table-cell>
          <table:table-cell table:formula="of:=[.C52]-[.D52]" office:value-type="currency" office:currency="EUR" office:value="1169.70240717539">
            <text:p>1.169,70 €</text:p>
          </table:table-cell>
          <table:table-cell table:formula="of:=IF([.M52]=1; IF(AND([.M51]=0;NOT([.F51]=0));([.F50]-[.$B$5]-[.E52]);([.F51]-[.E52])) ;[.F51]*(1+([.$B$3]/360*( YEARFRAC([.A51];[.A52] )*360)))-[.E52])" office:value-type="currency" office:currency="EUR" office:value="29127.890417438">
            <text:p>29.127,89 €</text:p>
          </table:table-cell>
          <table:table-cell table:number-columns-repeated="6"/>
          <table:table-cell table:formula="of:=IF([.A52]=[.N50];0;1)" office:value-type="float" office:value="1">
            <text:p>1</text:p>
          </table:table-cell>
          <table:table-cell table:formula="of:=DATE([.P52];[.$R$3];[.$Q$3])" office:value-type="date" office:date-value="2025-12-01">
            <text:p>01.12.25</text:p>
          </table:table-cell>
          <table:table-cell table:formula="of:=DATE([.P52];[.$R$3];[.$P$3])" office:value-type="date" office:date-value="2025-12-15">
            <text:p>15.12.25</text:p>
          </table:table-cell>
          <table:table-cell table:formula="of:=YEAR([.A52])" office:value-type="float" office:value="2025">
            <text:p>2025</text:p>
          </table:table-cell>
          <table:table-cell table:number-columns-repeated="6"/>
        </table:table-row>
        <table:table-row table:style-name="ro1">
          <table:table-cell table:formula="of:=IF([.A52]=[.O50];EDATE([.A52];1);IF((ABS(YEARFRAC([.A52];EDATE([.A52];1)))&lt;YEARFRAC([.A52];[.N50]));EDATE([.A52];1);IF([.A52]=[.N50];EDATE([.A51];1);[.N50])))" office:value-type="date" office:date-value="2025-10-15">
            <text:p>15.10.25</text:p>
          </table:table-cell>
          <table:table-cell table:formula="of:=IF([.A53]=[.N52];&quot;Sondertilgung&quot;;&quot;Rate&quot;)" office:value-type="string" office:string-value="Rate">
            <text:p>Rate</text:p>
          </table:table-cell>
          <table:table-cell table:formula="of:=IF([.F52]&lt;[.$B$4];[.F52]*(1+([.$B$3]/360*(YEARFRAC([.A51];[.A52] )*360)));IF([.M53]=1;[.B$4];[.$B$5]))" office:value-type="currency" office:currency="EUR" office:value="1200">
            <text:p>1.200,00 €</text:p>
          </table:table-cell>
          <table:table-cell table:formula="of:=IF(AND([.M53]=1;NOT([.F52]=0)); IF([.M52]=0;[.F51]*([.$B$3]/360*(YEARFRAC([.A51];[.A53] )*360))-([.$B$5]*([.$B$3]/360*(YEARFRAC([.A52];[.A53] )*360)));[.F52]*([.$B$3]/360*(YEARFRAC([.A52];[.A53] )*360))) ;0)" office:value-type="currency" office:currency="EUR" office:value="29.127890417438">
            <text:p>29,13 €</text:p>
          </table:table-cell>
          <table:table-cell table:formula="of:=[.C53]-[.D53]" office:value-type="currency" office:currency="EUR" office:value="1170.87210958256">
            <text:p>1.170,87 €</text:p>
          </table:table-cell>
          <table:table-cell table:formula="of:=IF([.M53]=1; IF(AND([.M52]=0;NOT([.F52]=0));([.F51]-[.$B$5]-[.E53]);([.F52]-[.E53])) ;[.F52]*(1+([.$B$3]/360*( YEARFRAC([.A52];[.A53] )*360)))-[.E53])" office:value-type="currency" office:currency="EUR" office:value="27957.0183078554">
            <text:p>27.957,02 €</text:p>
          </table:table-cell>
          <table:table-cell table:number-columns-repeated="6"/>
          <table:table-cell table:formula="of:=IF([.A53]=[.N51];0;1)" office:value-type="float" office:value="1">
            <text:p>1</text:p>
          </table:table-cell>
          <table:table-cell table:formula="of:=DATE([.P53];[.$R$3];[.$Q$3])" office:value-type="date" office:date-value="2025-12-01">
            <text:p>01.12.25</text:p>
          </table:table-cell>
          <table:table-cell table:formula="of:=DATE([.P53];[.$R$3];[.$P$3])" office:value-type="date" office:date-value="2025-12-15">
            <text:p>15.12.25</text:p>
          </table:table-cell>
          <table:table-cell table:formula="of:=YEAR([.A53])" office:value-type="float" office:value="2025">
            <text:p>2025</text:p>
          </table:table-cell>
          <table:table-cell table:number-columns-repeated="6"/>
        </table:table-row>
        <table:table-row table:style-name="ro1">
          <table:table-cell table:formula="of:=IF([.A53]=[.O51];EDATE([.A53];1);IF((ABS(YEARFRAC([.A53];EDATE([.A53];1)))&lt;YEARFRAC([.A53];[.N51]));EDATE([.A53];1);IF([.A53]=[.N51];EDATE([.A52];1);[.N51])))" office:value-type="date" office:date-value="2025-11-15">
            <text:p>15.11.25</text:p>
          </table:table-cell>
          <table:table-cell table:formula="of:=IF([.A54]=[.N53];&quot;Sondertilgung&quot;;&quot;Rate&quot;)" office:value-type="string" office:string-value="Rate">
            <text:p>Rate</text:p>
          </table:table-cell>
          <table:table-cell table:formula="of:=IF([.F53]&lt;[.$B$4];[.F53]*(1+([.$B$3]/360*(YEARFRAC([.A52];[.A53] )*360)));IF([.M54]=1;[.B$4];[.$B$5]))" office:value-type="currency" office:currency="EUR" office:value="1200">
            <text:p>1.200,00 €</text:p>
          </table:table-cell>
          <table:table-cell table:formula="of:=IF(AND([.M54]=1;NOT([.F53]=0)); IF([.M53]=0;[.F52]*([.$B$3]/360*(YEARFRAC([.A52];[.A54] )*360))-([.$B$5]*([.$B$3]/360*(YEARFRAC([.A53];[.A54] )*360)));[.F53]*([.$B$3]/360*(YEARFRAC([.A53];[.A54] )*360))) ;0)" office:value-type="currency" office:currency="EUR" office:value="27.9570183078554">
            <text:p>27,96 €</text:p>
          </table:table-cell>
          <table:table-cell table:formula="of:=[.C54]-[.D54]" office:value-type="currency" office:currency="EUR" office:value="1172.04298169214">
            <text:p>1.172,04 €</text:p>
          </table:table-cell>
          <table:table-cell table:formula="of:=IF([.M54]=1; IF(AND([.M53]=0;NOT([.F53]=0));([.F52]-[.$B$5]-[.E54]);([.F53]-[.E54])) ;[.F53]*(1+([.$B$3]/360*( YEARFRAC([.A53];[.A54] )*360)))-[.E54])" office:value-type="currency" office:currency="EUR" office:value="26784.9753261632">
            <text:p>26.784,98 €</text:p>
          </table:table-cell>
          <table:table-cell table:number-columns-repeated="6"/>
          <table:table-cell table:formula="of:=IF([.A54]=[.N52];0;1)" office:value-type="float" office:value="1">
            <text:p>1</text:p>
          </table:table-cell>
          <table:table-cell table:formula="of:=DATE([.P54];[.$R$3];[.$Q$3])" office:value-type="date" office:date-value="2025-12-01">
            <text:p>01.12.25</text:p>
          </table:table-cell>
          <table:table-cell table:formula="of:=DATE([.P54];[.$R$3];[.$P$3])" office:value-type="date" office:date-value="2025-12-15">
            <text:p>15.12.25</text:p>
          </table:table-cell>
          <table:table-cell table:formula="of:=YEAR([.A54])" office:value-type="float" office:value="2025">
            <text:p>2025</text:p>
          </table:table-cell>
          <table:table-cell table:number-columns-repeated="6"/>
        </table:table-row>
        <table:table-row table:style-name="ro1">
          <table:table-cell table:formula="of:=IF([.A54]=[.O52];EDATE([.A54];1);IF((ABS(YEARFRAC([.A54];EDATE([.A54];1)))&lt;YEARFRAC([.A54];[.N52]));EDATE([.A54];1);IF([.A54]=[.N52];EDATE([.A53];1);[.N52])))" office:value-type="date" office:date-value="2025-12-01">
            <text:p>01.12.25</text:p>
          </table:table-cell>
          <table:table-cell table:formula="of:=IF([.A55]=[.N54];&quot;Sondertilgung&quot;;&quot;Rate&quot;)" office:value-type="string" office:string-value="Sondertilgung">
            <text:p>Sondertilgung</text:p>
          </table:table-cell>
          <table:table-cell table:formula="of:=IF([.F54]&lt;[.$B$4];[.F54]*(1+([.$B$3]/360*(YEARFRAC([.A53];[.A54] )*360)));IF([.M55]=1;[.B$4];[.$B$5]))" office:value-type="currency" office:currency="EUR" office:value="1000">
            <text:p>1.000,00 €</text:p>
          </table:table-cell>
          <table:table-cell table:formula="of:=IF(AND([.M55]=1;NOT([.F54]=0)); IF([.M54]=0;[.F53]*([.$B$3]/360*(YEARFRAC([.A53];[.A55] )*360))-([.$B$5]*([.$B$3]/360*(YEARFRAC([.A54];[.A55] )*360)));[.F54]*([.$B$3]/360*(YEARFRAC([.A54];[.A55] )*360))) ;0)" office:value-type="float" office:value="0">
            <text:p>0</text:p>
          </table:table-cell>
          <table:table-cell table:formula="of:=[.C55]-[.D55]" office:value-type="currency" office:currency="EUR" office:value="1000">
            <text:p>1.000,00 €</text:p>
          </table:table-cell>
          <table:table-cell table:formula="of:=IF([.M55]=1; IF(AND([.M54]=0;NOT([.F54]=0));([.F53]-[.$B$5]-[.E55]);([.F54]-[.E55])) ;[.F54]*(1+([.$B$3]/360*( YEARFRAC([.A54];[.A55] )*360)))-[.E55])" office:value-type="currency" office:currency="EUR" office:value="25799.2606463372">
            <text:p>25.799,26 €</text:p>
          </table:table-cell>
          <table:table-cell table:number-columns-repeated="6"/>
          <table:table-cell table:formula="of:=IF([.A55]=[.N53];0;1)" office:value-type="float" office:value="0">
            <text:p>0</text:p>
          </table:table-cell>
          <table:table-cell table:formula="of:=DATE([.P55];[.$R$3];[.$Q$3])" office:value-type="date" office:date-value="2025-12-01">
            <text:p>01.12.25</text:p>
          </table:table-cell>
          <table:table-cell table:formula="of:=DATE([.P55];[.$R$3];[.$P$3])" office:value-type="date" office:date-value="2025-12-15">
            <text:p>15.12.25</text:p>
          </table:table-cell>
          <table:table-cell table:formula="of:=YEAR([.A55])" office:value-type="float" office:value="2025">
            <text:p>2025</text:p>
          </table:table-cell>
          <table:table-cell table:number-columns-repeated="6"/>
        </table:table-row>
        <table:table-row table:style-name="ro1">
          <table:table-cell table:formula="of:=IF([.A55]=[.O53];EDATE([.A55];1);IF((ABS(YEARFRAC([.A55];EDATE([.A55];1)))&lt;YEARFRAC([.A55];[.N53]));EDATE([.A55];1);IF([.A55]=[.N53];EDATE([.A54];1);[.N53])))" office:value-type="date" office:date-value="2025-12-15">
            <text:p>15.12.25</text:p>
          </table:table-cell>
          <table:table-cell table:formula="of:=IF([.A56]=[.N55];&quot;Sondertilgung&quot;;&quot;Rate&quot;)" office:value-type="string" office:string-value="Rate">
            <text:p>Rate</text:p>
          </table:table-cell>
          <table:table-cell table:formula="of:=IF([.F55]&lt;[.$B$4];[.F55]*(1+([.$B$3]/360*(YEARFRAC([.A54];[.A55] )*360)));IF([.M56]=1;[.B$4];[.$B$5]))" office:value-type="currency" office:currency="EUR" office:value="1200">
            <text:p>1.200,00 €</text:p>
          </table:table-cell>
          <table:table-cell table:formula="of:=IF(AND([.M56]=1;NOT([.F55]=0)); IF([.M55]=0;[.F54]*([.$B$3]/360*(YEARFRAC([.A54];[.A56] )*360))-([.$B$5]*([.$B$3]/360*(YEARFRAC([.A55];[.A56] )*360)));[.F55]*([.$B$3]/360*(YEARFRAC([.A55];[.A56] )*360))) ;0)" office:value-type="currency" office:currency="EUR" office:value="26.3183086594966">
            <text:p>26,32 €</text:p>
          </table:table-cell>
          <table:table-cell table:formula="of:=[.C56]-[.D56]" office:value-type="currency" office:currency="EUR" office:value="1173.6816913405">
            <text:p>1.173,68 €</text:p>
          </table:table-cell>
          <table:table-cell table:formula="of:=IF([.M56]=1; IF(AND([.M55]=0;NOT([.F55]=0));([.F54]-[.$B$5]-[.E56]);([.F55]-[.E56])) ;[.F55]*(1+([.$B$3]/360*( YEARFRAC([.A55];[.A56] )*360)))-[.E56])" office:value-type="currency" office:currency="EUR" office:value="24611.2936348227">
            <text:p>24.611,29 €</text:p>
          </table:table-cell>
          <table:table-cell table:number-columns-repeated="6"/>
          <table:table-cell table:formula="of:=IF([.A56]=[.N54];0;1)" office:value-type="float" office:value="1">
            <text:p>1</text:p>
          </table:table-cell>
          <table:table-cell table:formula="of:=DATE([.P56];[.$R$3];[.$Q$3])" office:value-type="date" office:date-value="2025-12-01">
            <text:p>01.12.25</text:p>
          </table:table-cell>
          <table:table-cell table:formula="of:=DATE([.P56];[.$R$3];[.$P$3])" office:value-type="date" office:date-value="2025-12-15">
            <text:p>15.12.25</text:p>
          </table:table-cell>
          <table:table-cell table:formula="of:=YEAR([.A56])" office:value-type="float" office:value="2025">
            <text:p>2025</text:p>
          </table:table-cell>
          <table:table-cell table:number-columns-repeated="6"/>
        </table:table-row>
        <table:table-row table:style-name="ro1">
          <table:table-cell table:formula="of:=IF([.A56]=[.O54];EDATE([.A56];1);IF((ABS(YEARFRAC([.A56];EDATE([.A56];1)))&lt;YEARFRAC([.A56];[.N54]));EDATE([.A56];1);IF([.A56]=[.N54];EDATE([.A55];1);[.N54])))" office:value-type="date" office:date-value="2026-01-15">
            <text:p>15.01.26</text:p>
          </table:table-cell>
          <table:table-cell table:formula="of:=IF([.A57]=[.N56];&quot;Sondertilgung&quot;;&quot;Rate&quot;)" office:value-type="string" office:string-value="Rate">
            <text:p>Rate</text:p>
          </table:table-cell>
          <table:table-cell table:formula="of:=IF([.F56]&lt;[.$B$4];[.F56]*(1+([.$B$3]/360*(YEARFRAC([.A55];[.A56] )*360)));IF([.M57]=1;[.B$4];[.$B$5]))" office:value-type="currency" office:currency="EUR" office:value="1200">
            <text:p>1.200,00 €</text:p>
          </table:table-cell>
          <table:table-cell table:formula="of:=IF(AND([.M57]=1;NOT([.F56]=0)); IF([.M56]=0;[.F55]*([.$B$3]/360*(YEARFRAC([.A55];[.A57] )*360))-([.$B$5]*([.$B$3]/360*(YEARFRAC([.A56];[.A57] )*360)));[.F56]*([.$B$3]/360*(YEARFRAC([.A56];[.A57] )*360))) ;0)" office:value-type="currency" office:currency="EUR" office:value="24.6112936348228">
            <text:p>24,61 €</text:p>
          </table:table-cell>
          <table:table-cell table:formula="of:=[.C57]-[.D57]" office:value-type="currency" office:currency="EUR" office:value="1175.38870636518">
            <text:p>1.175,39 €</text:p>
          </table:table-cell>
          <table:table-cell table:formula="of:=IF([.M57]=1; IF(AND([.M56]=0;NOT([.F56]=0));([.F55]-[.$B$5]-[.E57]);([.F56]-[.E57])) ;[.F56]*(1+([.$B$3]/360*( YEARFRAC([.A56];[.A57] )*360)))-[.E57])" office:value-type="currency" office:currency="EUR" office:value="23435.9049284576">
            <text:p>23.435,90 €</text:p>
          </table:table-cell>
          <table:table-cell table:number-columns-repeated="6"/>
          <table:table-cell table:formula="of:=IF([.A57]=[.N55];0;1)" office:value-type="float" office:value="1">
            <text:p>1</text:p>
          </table:table-cell>
          <table:table-cell table:formula="of:=DATE([.P57];[.$R$3];[.$Q$3])" office:value-type="date" office:date-value="2026-12-01">
            <text:p>01.12.26</text:p>
          </table:table-cell>
          <table:table-cell table:formula="of:=DATE([.P57];[.$R$3];[.$P$3])" office:value-type="date" office:date-value="2026-12-15">
            <text:p>15.12.26</text:p>
          </table:table-cell>
          <table:table-cell table:formula="of:=YEAR([.A57])" office:value-type="float" office:value="2026">
            <text:p>2026</text:p>
          </table:table-cell>
          <table:table-cell table:number-columns-repeated="6"/>
        </table:table-row>
        <table:table-row table:style-name="ro1">
          <table:table-cell table:formula="of:=IF([.A57]=[.O55];EDATE([.A57];1);IF((ABS(YEARFRAC([.A57];EDATE([.A57];1)))&lt;YEARFRAC([.A57];[.N55]));EDATE([.A57];1);IF([.A57]=[.N55];EDATE([.A56];1);[.N55])))" office:value-type="date" office:date-value="2026-02-15">
            <text:p>15.02.26</text:p>
          </table:table-cell>
          <table:table-cell table:formula="of:=IF([.A58]=[.N57];&quot;Sondertilgung&quot;;&quot;Rate&quot;)" office:value-type="string" office:string-value="Rate">
            <text:p>Rate</text:p>
          </table:table-cell>
          <table:table-cell table:formula="of:=IF([.F57]&lt;[.$B$4];[.F57]*(1+([.$B$3]/360*(YEARFRAC([.A56];[.A57] )*360)));IF([.M58]=1;[.B$4];[.$B$5]))" office:value-type="currency" office:currency="EUR" office:value="1200">
            <text:p>1.200,00 €</text:p>
          </table:table-cell>
          <table:table-cell table:formula="of:=IF(AND([.M58]=1;NOT([.F57]=0)); IF([.M57]=0;[.F56]*([.$B$3]/360*(YEARFRAC([.A56];[.A58] )*360))-([.$B$5]*([.$B$3]/360*(YEARFRAC([.A57];[.A58] )*360)));[.F57]*([.$B$3]/360*(YEARFRAC([.A57];[.A58] )*360))) ;0)" office:value-type="currency" office:currency="EUR" office:value="23.4359049284576">
            <text:p>23,44 €</text:p>
          </table:table-cell>
          <table:table-cell table:formula="of:=[.C58]-[.D58]" office:value-type="currency" office:currency="EUR" office:value="1176.56409507154">
            <text:p>1.176,56 €</text:p>
          </table:table-cell>
          <table:table-cell table:formula="of:=IF([.M58]=1; IF(AND([.M57]=0;NOT([.F57]=0));([.F56]-[.$B$5]-[.E58]);([.F57]-[.E58])) ;[.F57]*(1+([.$B$3]/360*( YEARFRAC([.A57];[.A58] )*360)))-[.E58])" office:value-type="currency" office:currency="EUR" office:value="22259.340833386">
            <text:p>22.259,34 €</text:p>
          </table:table-cell>
          <table:table-cell table:number-columns-repeated="6"/>
          <table:table-cell table:formula="of:=IF([.A58]=[.N56];0;1)" office:value-type="float" office:value="1">
            <text:p>1</text:p>
          </table:table-cell>
          <table:table-cell table:formula="of:=DATE([.P58];[.$R$3];[.$Q$3])" office:value-type="date" office:date-value="2026-12-01">
            <text:p>01.12.26</text:p>
          </table:table-cell>
          <table:table-cell table:formula="of:=DATE([.P58];[.$R$3];[.$P$3])" office:value-type="date" office:date-value="2026-12-15">
            <text:p>15.12.26</text:p>
          </table:table-cell>
          <table:table-cell table:formula="of:=YEAR([.A58])" office:value-type="float" office:value="2026">
            <text:p>2026</text:p>
          </table:table-cell>
          <table:table-cell table:number-columns-repeated="6"/>
        </table:table-row>
        <table:table-row table:style-name="ro1">
          <table:table-cell table:formula="of:=IF([.A58]=[.O56];EDATE([.A58];1);IF((ABS(YEARFRAC([.A58];EDATE([.A58];1)))&lt;YEARFRAC([.A58];[.N56]));EDATE([.A58];1);IF([.A58]=[.N56];EDATE([.A57];1);[.N56])))" office:value-type="date" office:date-value="2026-03-15">
            <text:p>15.03.26</text:p>
          </table:table-cell>
          <table:table-cell table:formula="of:=IF([.A59]=[.N58];&quot;Sondertilgung&quot;;&quot;Rate&quot;)" office:value-type="string" office:string-value="Rate">
            <text:p>Rate</text:p>
          </table:table-cell>
          <table:table-cell table:formula="of:=IF([.F58]&lt;[.$B$4];[.F58]*(1+([.$B$3]/360*(YEARFRAC([.A57];[.A58] )*360)));IF([.M59]=1;[.B$4];[.$B$5]))" office:value-type="currency" office:currency="EUR" office:value="1200">
            <text:p>1.200,00 €</text:p>
          </table:table-cell>
          <table:table-cell table:formula="of:=IF(AND([.M59]=1;NOT([.F58]=0)); IF([.M58]=0;[.F57]*([.$B$3]/360*(YEARFRAC([.A57];[.A59] )*360))-([.$B$5]*([.$B$3]/360*(YEARFRAC([.A58];[.A59] )*360)));[.F58]*([.$B$3]/360*(YEARFRAC([.A58];[.A59] )*360))) ;0)" office:value-type="currency" office:currency="EUR" office:value="22.259340833386">
            <text:p>22,26 €</text:p>
          </table:table-cell>
          <table:table-cell table:formula="of:=[.C59]-[.D59]" office:value-type="currency" office:currency="EUR" office:value="1177.74065916661">
            <text:p>1.177,74 €</text:p>
          </table:table-cell>
          <table:table-cell table:formula="of:=IF([.M59]=1; IF(AND([.M58]=0;NOT([.F58]=0));([.F57]-[.$B$5]-[.E59]);([.F58]-[.E59])) ;[.F58]*(1+([.$B$3]/360*( YEARFRAC([.A58];[.A59] )*360)))-[.E59])" office:value-type="currency" office:currency="EUR" office:value="21081.6001742194">
            <text:p>21.081,60 €</text:p>
          </table:table-cell>
          <table:table-cell table:number-columns-repeated="6"/>
          <table:table-cell table:formula="of:=IF([.A59]=[.N57];0;1)" office:value-type="float" office:value="1">
            <text:p>1</text:p>
          </table:table-cell>
          <table:table-cell table:formula="of:=DATE([.P59];[.$R$3];[.$Q$3])" office:value-type="date" office:date-value="2026-12-01">
            <text:p>01.12.26</text:p>
          </table:table-cell>
          <table:table-cell table:formula="of:=DATE([.P59];[.$R$3];[.$P$3])" office:value-type="date" office:date-value="2026-12-15">
            <text:p>15.12.26</text:p>
          </table:table-cell>
          <table:table-cell table:formula="of:=YEAR([.A59])" office:value-type="float" office:value="2026">
            <text:p>2026</text:p>
          </table:table-cell>
          <table:table-cell table:number-columns-repeated="6"/>
        </table:table-row>
        <table:table-row table:style-name="ro1">
          <table:table-cell table:formula="of:=IF([.A59]=[.O57];EDATE([.A59];1);IF((ABS(YEARFRAC([.A59];EDATE([.A59];1)))&lt;YEARFRAC([.A59];[.N57]));EDATE([.A59];1);IF([.A59]=[.N57];EDATE([.A58];1);[.N57])))" office:value-type="date" office:date-value="2026-04-15">
            <text:p>15.04.26</text:p>
          </table:table-cell>
          <table:table-cell table:formula="of:=IF([.A60]=[.N59];&quot;Sondertilgung&quot;;&quot;Rate&quot;)" office:value-type="string" office:string-value="Rate">
            <text:p>Rate</text:p>
          </table:table-cell>
          <table:table-cell table:formula="of:=IF([.F59]&lt;[.$B$4];[.F59]*(1+([.$B$3]/360*(YEARFRAC([.A58];[.A59] )*360)));IF([.M60]=1;[.B$4];[.$B$5]))" office:value-type="currency" office:currency="EUR" office:value="1200">
            <text:p>1.200,00 €</text:p>
          </table:table-cell>
          <table:table-cell table:formula="of:=IF(AND([.M60]=1;NOT([.F59]=0)); IF([.M59]=0;[.F58]*([.$B$3]/360*(YEARFRAC([.A58];[.A60] )*360))-([.$B$5]*([.$B$3]/360*(YEARFRAC([.A59];[.A60] )*360)));[.F59]*([.$B$3]/360*(YEARFRAC([.A59];[.A60] )*360))) ;0)" office:value-type="currency" office:currency="EUR" office:value="21.0816001742194">
            <text:p>21,08 €</text:p>
          </table:table-cell>
          <table:table-cell table:formula="of:=[.C60]-[.D60]" office:value-type="currency" office:currency="EUR" office:value="1178.91839982578">
            <text:p>1.178,92 €</text:p>
          </table:table-cell>
          <table:table-cell table:formula="of:=IF([.M60]=1; IF(AND([.M59]=0;NOT([.F59]=0));([.F58]-[.$B$5]-[.E60]);([.F59]-[.E60])) ;[.F59]*(1+([.$B$3]/360*( YEARFRAC([.A59];[.A60] )*360)))-[.E60])" office:value-type="currency" office:currency="EUR" office:value="19902.6817743936">
            <text:p>19.902,68 €</text:p>
          </table:table-cell>
          <table:table-cell table:number-columns-repeated="6"/>
          <table:table-cell table:formula="of:=IF([.A60]=[.N58];0;1)" office:value-type="float" office:value="1">
            <text:p>1</text:p>
          </table:table-cell>
          <table:table-cell table:formula="of:=DATE([.P60];[.$R$3];[.$Q$3])" office:value-type="date" office:date-value="2026-12-01">
            <text:p>01.12.26</text:p>
          </table:table-cell>
          <table:table-cell table:formula="of:=DATE([.P60];[.$R$3];[.$P$3])" office:value-type="date" office:date-value="2026-12-15">
            <text:p>15.12.26</text:p>
          </table:table-cell>
          <table:table-cell table:formula="of:=YEAR([.A60])" office:value-type="float" office:value="2026">
            <text:p>2026</text:p>
          </table:table-cell>
          <table:table-cell table:number-columns-repeated="6"/>
        </table:table-row>
        <table:table-row table:style-name="ro1">
          <table:table-cell table:formula="of:=IF([.A60]=[.O58];EDATE([.A60];1);IF((ABS(YEARFRAC([.A60];EDATE([.A60];1)))&lt;YEARFRAC([.A60];[.N58]));EDATE([.A60];1);IF([.A60]=[.N58];EDATE([.A59];1);[.N58])))" office:value-type="date" office:date-value="2026-05-15">
            <text:p>15.05.26</text:p>
          </table:table-cell>
          <table:table-cell table:formula="of:=IF([.A61]=[.N60];&quot;Sondertilgung&quot;;&quot;Rate&quot;)" office:value-type="string" office:string-value="Rate">
            <text:p>Rate</text:p>
          </table:table-cell>
          <table:table-cell table:formula="of:=IF([.F60]&lt;[.$B$4];[.F60]*(1+([.$B$3]/360*(YEARFRAC([.A59];[.A60] )*360)));IF([.M61]=1;[.B$4];[.$B$5]))" office:value-type="currency" office:currency="EUR" office:value="1200">
            <text:p>1.200,00 €</text:p>
          </table:table-cell>
          <table:table-cell table:formula="of:=IF(AND([.M61]=1;NOT([.F60]=0)); IF([.M60]=0;[.F59]*([.$B$3]/360*(YEARFRAC([.A59];[.A61] )*360))-([.$B$5]*([.$B$3]/360*(YEARFRAC([.A60];[.A61] )*360)));[.F60]*([.$B$3]/360*(YEARFRAC([.A60];[.A61] )*360))) ;0)" office:value-type="currency" office:currency="EUR" office:value="19.9026817743936">
            <text:p>19,90 €</text:p>
          </table:table-cell>
          <table:table-cell table:formula="of:=[.C61]-[.D61]" office:value-type="currency" office:currency="EUR" office:value="1180.09731822561">
            <text:p>1.180,10 €</text:p>
          </table:table-cell>
          <table:table-cell table:formula="of:=IF([.M61]=1; IF(AND([.M60]=0;NOT([.F60]=0));([.F59]-[.$B$5]-[.E61]);([.F60]-[.E61])) ;[.F60]*(1+([.$B$3]/360*( YEARFRAC([.A60];[.A61] )*360)))-[.E61])" office:value-type="currency" office:currency="EUR" office:value="18722.584456168">
            <text:p>18.722,58 €</text:p>
          </table:table-cell>
          <table:table-cell table:number-columns-repeated="6"/>
          <table:table-cell table:formula="of:=IF([.A61]=[.N59];0;1)" office:value-type="float" office:value="1">
            <text:p>1</text:p>
          </table:table-cell>
          <table:table-cell table:formula="of:=DATE([.P61];[.$R$3];[.$Q$3])" office:value-type="date" office:date-value="2026-12-01">
            <text:p>01.12.26</text:p>
          </table:table-cell>
          <table:table-cell table:formula="of:=DATE([.P61];[.$R$3];[.$P$3])" office:value-type="date" office:date-value="2026-12-15">
            <text:p>15.12.26</text:p>
          </table:table-cell>
          <table:table-cell table:formula="of:=YEAR([.A61])" office:value-type="float" office:value="2026">
            <text:p>2026</text:p>
          </table:table-cell>
          <table:table-cell table:number-columns-repeated="6"/>
        </table:table-row>
        <table:table-row table:style-name="ro1">
          <table:table-cell table:formula="of:=IF([.A61]=[.O59];EDATE([.A61];1);IF((ABS(YEARFRAC([.A61];EDATE([.A61];1)))&lt;YEARFRAC([.A61];[.N59]));EDATE([.A61];1);IF([.A61]=[.N59];EDATE([.A60];1);[.N59])))" office:value-type="date" office:date-value="2026-06-15">
            <text:p>15.06.26</text:p>
          </table:table-cell>
          <table:table-cell table:formula="of:=IF([.A62]=[.N61];&quot;Sondertilgung&quot;;&quot;Rate&quot;)" office:value-type="string" office:string-value="Rate">
            <text:p>Rate</text:p>
          </table:table-cell>
          <table:table-cell table:formula="of:=IF([.F61]&lt;[.$B$4];[.F61]*(1+([.$B$3]/360*(YEARFRAC([.A60];[.A61] )*360)));IF([.M62]=1;[.B$4];[.$B$5]))" office:value-type="currency" office:currency="EUR" office:value="1200">
            <text:p>1.200,00 €</text:p>
          </table:table-cell>
          <table:table-cell table:formula="of:=IF(AND([.M62]=1;NOT([.F61]=0)); IF([.M61]=0;[.F60]*([.$B$3]/360*(YEARFRAC([.A60];[.A62] )*360))-([.$B$5]*([.$B$3]/360*(YEARFRAC([.A61];[.A62] )*360)));[.F61]*([.$B$3]/360*(YEARFRAC([.A61];[.A62] )*360))) ;0)" office:value-type="currency" office:currency="EUR" office:value="18.722584456168">
            <text:p>18,72 €</text:p>
          </table:table-cell>
          <table:table-cell table:formula="of:=[.C62]-[.D62]" office:value-type="currency" office:currency="EUR" office:value="1181.27741554383">
            <text:p>1.181,28 €</text:p>
          </table:table-cell>
          <table:table-cell table:formula="of:=IF([.M62]=1; IF(AND([.M61]=0;NOT([.F61]=0));([.F60]-[.$B$5]-[.E62]);([.F61]-[.E62])) ;[.F61]*(1+([.$B$3]/360*( YEARFRAC([.A61];[.A62] )*360)))-[.E62])" office:value-type="currency" office:currency="EUR" office:value="17541.3070406242">
            <text:p>17.541,31 €</text:p>
          </table:table-cell>
          <table:table-cell table:number-columns-repeated="6"/>
          <table:table-cell table:formula="of:=IF([.A62]=[.N60];0;1)" office:value-type="float" office:value="1">
            <text:p>1</text:p>
          </table:table-cell>
          <table:table-cell table:formula="of:=DATE([.P62];[.$R$3];[.$Q$3])" office:value-type="date" office:date-value="2026-12-01">
            <text:p>01.12.26</text:p>
          </table:table-cell>
          <table:table-cell table:formula="of:=DATE([.P62];[.$R$3];[.$P$3])" office:value-type="date" office:date-value="2026-12-15">
            <text:p>15.12.26</text:p>
          </table:table-cell>
          <table:table-cell table:formula="of:=YEAR([.A62])" office:value-type="float" office:value="2026">
            <text:p>2026</text:p>
          </table:table-cell>
          <table:table-cell table:number-columns-repeated="6"/>
        </table:table-row>
        <table:table-row table:style-name="ro1">
          <table:table-cell table:formula="of:=IF([.A62]=[.O60];EDATE([.A62];1);IF((ABS(YEARFRAC([.A62];EDATE([.A62];1)))&lt;YEARFRAC([.A62];[.N60]));EDATE([.A62];1);IF([.A62]=[.N60];EDATE([.A61];1);[.N60])))" office:value-type="date" office:date-value="2026-07-15">
            <text:p>15.07.26</text:p>
          </table:table-cell>
          <table:table-cell table:formula="of:=IF([.A63]=[.N62];&quot;Sondertilgung&quot;;&quot;Rate&quot;)" office:value-type="string" office:string-value="Rate">
            <text:p>Rate</text:p>
          </table:table-cell>
          <table:table-cell table:formula="of:=IF([.F62]&lt;[.$B$4];[.F62]*(1+([.$B$3]/360*(YEARFRAC([.A61];[.A62] )*360)));IF([.M63]=1;[.B$4];[.$B$5]))" office:value-type="currency" office:currency="EUR" office:value="1200">
            <text:p>1.200,00 €</text:p>
          </table:table-cell>
          <table:table-cell table:formula="of:=IF(AND([.M63]=1;NOT([.F62]=0)); IF([.M62]=0;[.F61]*([.$B$3]/360*(YEARFRAC([.A61];[.A63] )*360))-([.$B$5]*([.$B$3]/360*(YEARFRAC([.A62];[.A63] )*360)));[.F62]*([.$B$3]/360*(YEARFRAC([.A62];[.A63] )*360))) ;0)" office:value-type="currency" office:currency="EUR" office:value="17.5413070406242">
            <text:p>17,54 €</text:p>
          </table:table-cell>
          <table:table-cell table:formula="of:=[.C63]-[.D63]" office:value-type="currency" office:currency="EUR" office:value="1182.45869295938">
            <text:p>1.182,46 €</text:p>
          </table:table-cell>
          <table:table-cell table:formula="of:=IF([.M63]=1; IF(AND([.M62]=0;NOT([.F62]=0));([.F61]-[.$B$5]-[.E63]);([.F62]-[.E63])) ;[.F62]*(1+([.$B$3]/360*( YEARFRAC([.A62];[.A63] )*360)))-[.E63])" office:value-type="currency" office:currency="EUR" office:value="16358.8483476648">
            <text:p>16.358,85 €</text:p>
          </table:table-cell>
          <table:table-cell table:number-columns-repeated="6"/>
          <table:table-cell table:formula="of:=IF([.A63]=[.N61];0;1)" office:value-type="float" office:value="1">
            <text:p>1</text:p>
          </table:table-cell>
          <table:table-cell table:formula="of:=DATE([.P63];[.$R$3];[.$Q$3])" office:value-type="date" office:date-value="2026-12-01">
            <text:p>01.12.26</text:p>
          </table:table-cell>
          <table:table-cell table:formula="of:=DATE([.P63];[.$R$3];[.$P$3])" office:value-type="date" office:date-value="2026-12-15">
            <text:p>15.12.26</text:p>
          </table:table-cell>
          <table:table-cell table:formula="of:=YEAR([.A63])" office:value-type="float" office:value="2026">
            <text:p>2026</text:p>
          </table:table-cell>
          <table:table-cell table:number-columns-repeated="6"/>
        </table:table-row>
        <table:table-row table:style-name="ro1">
          <table:table-cell table:formula="of:=IF([.A63]=[.O61];EDATE([.A63];1);IF((ABS(YEARFRAC([.A63];EDATE([.A63];1)))&lt;YEARFRAC([.A63];[.N61]));EDATE([.A63];1);IF([.A63]=[.N61];EDATE([.A62];1);[.N61])))" office:value-type="date" office:date-value="2026-08-15">
            <text:p>15.08.26</text:p>
          </table:table-cell>
          <table:table-cell table:formula="of:=IF([.A64]=[.N63];&quot;Sondertilgung&quot;;&quot;Rate&quot;)" office:value-type="string" office:string-value="Rate">
            <text:p>Rate</text:p>
          </table:table-cell>
          <table:table-cell table:formula="of:=IF([.F63]&lt;[.$B$4];[.F63]*(1+([.$B$3]/360*(YEARFRAC([.A62];[.A63] )*360)));IF([.M64]=1;[.B$4];[.$B$5]))" office:value-type="currency" office:currency="EUR" office:value="1200">
            <text:p>1.200,00 €</text:p>
          </table:table-cell>
          <table:table-cell table:formula="of:=IF(AND([.M64]=1;NOT([.F63]=0)); IF([.M63]=0;[.F62]*([.$B$3]/360*(YEARFRAC([.A62];[.A64] )*360))-([.$B$5]*([.$B$3]/360*(YEARFRAC([.A63];[.A64] )*360)));[.F63]*([.$B$3]/360*(YEARFRAC([.A63];[.A64] )*360))) ;0)" office:value-type="currency" office:currency="EUR" office:value="16.3588483476648">
            <text:p>16,36 €</text:p>
          </table:table-cell>
          <table:table-cell table:formula="of:=[.C64]-[.D64]" office:value-type="currency" office:currency="EUR" office:value="1183.64115165234">
            <text:p>1.183,64 €</text:p>
          </table:table-cell>
          <table:table-cell table:formula="of:=IF([.M64]=1; IF(AND([.M63]=0;NOT([.F63]=0));([.F62]-[.$B$5]-[.E64]);([.F63]-[.E64])) ;[.F63]*(1+([.$B$3]/360*( YEARFRAC([.A63];[.A64] )*360)))-[.E64])" office:value-type="currency" office:currency="EUR" office:value="15175.2071960125">
            <text:p>15.175,21 €</text:p>
          </table:table-cell>
          <table:table-cell table:number-columns-repeated="6"/>
          <table:table-cell table:formula="of:=IF([.A64]=[.N62];0;1)" office:value-type="float" office:value="1">
            <text:p>1</text:p>
          </table:table-cell>
          <table:table-cell table:formula="of:=DATE([.P64];[.$R$3];[.$Q$3])" office:value-type="date" office:date-value="2026-12-01">
            <text:p>01.12.26</text:p>
          </table:table-cell>
          <table:table-cell table:formula="of:=DATE([.P64];[.$R$3];[.$P$3])" office:value-type="date" office:date-value="2026-12-15">
            <text:p>15.12.26</text:p>
          </table:table-cell>
          <table:table-cell table:formula="of:=YEAR([.A64])" office:value-type="float" office:value="2026">
            <text:p>2026</text:p>
          </table:table-cell>
          <table:table-cell table:number-columns-repeated="6"/>
        </table:table-row>
        <table:table-row table:style-name="ro1">
          <table:table-cell table:formula="of:=IF([.A64]=[.O62];EDATE([.A64];1);IF((ABS(YEARFRAC([.A64];EDATE([.A64];1)))&lt;YEARFRAC([.A64];[.N62]));EDATE([.A64];1);IF([.A64]=[.N62];EDATE([.A63];1);[.N62])))" office:value-type="date" office:date-value="2026-09-15">
            <text:p>15.09.26</text:p>
          </table:table-cell>
          <table:table-cell table:formula="of:=IF([.A65]=[.N64];&quot;Sondertilgung&quot;;&quot;Rate&quot;)" office:value-type="string" office:string-value="Rate">
            <text:p>Rate</text:p>
          </table:table-cell>
          <table:table-cell table:formula="of:=IF([.F64]&lt;[.$B$4];[.F64]*(1+([.$B$3]/360*(YEARFRAC([.A63];[.A64] )*360)));IF([.M65]=1;[.B$4];[.$B$5]))" office:value-type="currency" office:currency="EUR" office:value="1200">
            <text:p>1.200,00 €</text:p>
          </table:table-cell>
          <table:table-cell table:formula="of:=IF(AND([.M65]=1;NOT([.F64]=0)); IF([.M64]=0;[.F63]*([.$B$3]/360*(YEARFRAC([.A63];[.A65] )*360))-([.$B$5]*([.$B$3]/360*(YEARFRAC([.A64];[.A65] )*360)));[.F64]*([.$B$3]/360*(YEARFRAC([.A64];[.A65] )*360))) ;0)" office:value-type="currency" office:currency="EUR" office:value="15.1752071960125">
            <text:p>15,18 €</text:p>
          </table:table-cell>
          <table:table-cell table:formula="of:=[.C65]-[.D65]" office:value-type="currency" office:currency="EUR" office:value="1184.82479280399">
            <text:p>1.184,82 €</text:p>
          </table:table-cell>
          <table:table-cell table:formula="of:=IF([.M65]=1; IF(AND([.M64]=0;NOT([.F64]=0));([.F63]-[.$B$5]-[.E65]);([.F64]-[.E65])) ;[.F64]*(1+([.$B$3]/360*( YEARFRAC([.A64];[.A65] )*360)))-[.E65])" office:value-type="currency" office:currency="EUR" office:value="13990.3824032085">
            <text:p>13.990,38 €</text:p>
          </table:table-cell>
          <table:table-cell table:number-columns-repeated="6"/>
          <table:table-cell table:formula="of:=IF([.A65]=[.N63];0;1)" office:value-type="float" office:value="1">
            <text:p>1</text:p>
          </table:table-cell>
          <table:table-cell table:formula="of:=DATE([.P65];[.$R$3];[.$Q$3])" office:value-type="date" office:date-value="2026-12-01">
            <text:p>01.12.26</text:p>
          </table:table-cell>
          <table:table-cell table:formula="of:=DATE([.P65];[.$R$3];[.$P$3])" office:value-type="date" office:date-value="2026-12-15">
            <text:p>15.12.26</text:p>
          </table:table-cell>
          <table:table-cell table:formula="of:=YEAR([.A65])" office:value-type="float" office:value="2026">
            <text:p>2026</text:p>
          </table:table-cell>
          <table:table-cell table:number-columns-repeated="6"/>
        </table:table-row>
        <table:table-row table:style-name="ro1">
          <table:table-cell table:formula="of:=IF([.A65]=[.O63];EDATE([.A65];1);IF((ABS(YEARFRAC([.A65];EDATE([.A65];1)))&lt;YEARFRAC([.A65];[.N63]));EDATE([.A65];1);IF([.A65]=[.N63];EDATE([.A64];1);[.N63])))" office:value-type="date" office:date-value="2026-10-15">
            <text:p>15.10.26</text:p>
          </table:table-cell>
          <table:table-cell table:formula="of:=IF([.A66]=[.N65];&quot;Sondertilgung&quot;;&quot;Rate&quot;)" office:value-type="string" office:string-value="Rate">
            <text:p>Rate</text:p>
          </table:table-cell>
          <table:table-cell table:formula="of:=IF([.F65]&lt;[.$B$4];[.F65]*(1+([.$B$3]/360*(YEARFRAC([.A64];[.A65] )*360)));IF([.M66]=1;[.B$4];[.$B$5]))" office:value-type="currency" office:currency="EUR" office:value="1200">
            <text:p>1.200,00 €</text:p>
          </table:table-cell>
          <table:table-cell table:formula="of:=IF(AND([.M66]=1;NOT([.F65]=0)); IF([.M65]=0;[.F64]*([.$B$3]/360*(YEARFRAC([.A64];[.A66] )*360))-([.$B$5]*([.$B$3]/360*(YEARFRAC([.A65];[.A66] )*360)));[.F65]*([.$B$3]/360*(YEARFRAC([.A65];[.A66] )*360))) ;0)" office:value-type="currency" office:currency="EUR" office:value="13.9903824032085">
            <text:p>13,99 €</text:p>
          </table:table-cell>
          <table:table-cell table:formula="of:=[.C66]-[.D66]" office:value-type="currency" office:currency="EUR" office:value="1186.00961759679">
            <text:p>1.186,01 €</text:p>
          </table:table-cell>
          <table:table-cell table:formula="of:=IF([.M66]=1; IF(AND([.M65]=0;NOT([.F65]=0));([.F64]-[.$B$5]-[.E66]);([.F65]-[.E66])) ;[.F65]*(1+([.$B$3]/360*( YEARFRAC([.A65];[.A66] )*360)))-[.E66])" office:value-type="currency" office:currency="EUR" office:value="12804.3727856117">
            <text:p>12.804,37 €</text:p>
          </table:table-cell>
          <table:table-cell table:number-columns-repeated="6"/>
          <table:table-cell table:formula="of:=IF([.A66]=[.N64];0;1)" office:value-type="float" office:value="1">
            <text:p>1</text:p>
          </table:table-cell>
          <table:table-cell table:formula="of:=DATE([.P66];[.$R$3];[.$Q$3])" office:value-type="date" office:date-value="2026-12-01">
            <text:p>01.12.26</text:p>
          </table:table-cell>
          <table:table-cell table:formula="of:=DATE([.P66];[.$R$3];[.$P$3])" office:value-type="date" office:date-value="2026-12-15">
            <text:p>15.12.26</text:p>
          </table:table-cell>
          <table:table-cell table:formula="of:=YEAR([.A66])" office:value-type="float" office:value="2026">
            <text:p>2026</text:p>
          </table:table-cell>
          <table:table-cell table:number-columns-repeated="6"/>
        </table:table-row>
        <table:table-row table:style-name="ro1">
          <table:table-cell table:formula="of:=IF([.A66]=[.O64];EDATE([.A66];1);IF((ABS(YEARFRAC([.A66];EDATE([.A66];1)))&lt;YEARFRAC([.A66];[.N64]));EDATE([.A66];1);IF([.A66]=[.N64];EDATE([.A65];1);[.N64])))" office:value-type="date" office:date-value="2026-11-15">
            <text:p>15.11.26</text:p>
          </table:table-cell>
          <table:table-cell table:formula="of:=IF([.A67]=[.N66];&quot;Sondertilgung&quot;;&quot;Rate&quot;)" office:value-type="string" office:string-value="Rate">
            <text:p>Rate</text:p>
          </table:table-cell>
          <table:table-cell table:formula="of:=IF([.F66]&lt;[.$B$4];[.F66]*(1+([.$B$3]/360*(YEARFRAC([.A65];[.A66] )*360)));IF([.M67]=1;[.B$4];[.$B$5]))" office:value-type="currency" office:currency="EUR" office:value="1200">
            <text:p>1.200,00 €</text:p>
          </table:table-cell>
          <table:table-cell table:formula="of:=IF(AND([.M67]=1;NOT([.F66]=0)); IF([.M66]=0;[.F65]*([.$B$3]/360*(YEARFRAC([.A65];[.A67] )*360))-([.$B$5]*([.$B$3]/360*(YEARFRAC([.A66];[.A67] )*360)));[.F66]*([.$B$3]/360*(YEARFRAC([.A66];[.A67] )*360))) ;0)" office:value-type="currency" office:currency="EUR" office:value="12.8043727856117">
            <text:p>12,80 €</text:p>
          </table:table-cell>
          <table:table-cell table:formula="of:=[.C67]-[.D67]" office:value-type="currency" office:currency="EUR" office:value="1187.19562721439">
            <text:p>1.187,20 €</text:p>
          </table:table-cell>
          <table:table-cell table:formula="of:=IF([.M67]=1; IF(AND([.M66]=0;NOT([.F66]=0));([.F65]-[.$B$5]-[.E67]);([.F66]-[.E67])) ;[.F66]*(1+([.$B$3]/360*( YEARFRAC([.A66];[.A67] )*360)))-[.E67])" office:value-type="currency" office:currency="EUR" office:value="11617.1771583973">
            <text:p>11.617,18 €</text:p>
          </table:table-cell>
          <table:table-cell table:number-columns-repeated="6"/>
          <table:table-cell table:formula="of:=IF([.A67]=[.N65];0;1)" office:value-type="float" office:value="1">
            <text:p>1</text:p>
          </table:table-cell>
          <table:table-cell table:formula="of:=DATE([.P67];[.$R$3];[.$Q$3])" office:value-type="date" office:date-value="2026-12-01">
            <text:p>01.12.26</text:p>
          </table:table-cell>
          <table:table-cell table:formula="of:=DATE([.P67];[.$R$3];[.$P$3])" office:value-type="date" office:date-value="2026-12-15">
            <text:p>15.12.26</text:p>
          </table:table-cell>
          <table:table-cell table:formula="of:=YEAR([.A67])" office:value-type="float" office:value="2026">
            <text:p>2026</text:p>
          </table:table-cell>
          <table:table-cell table:number-columns-repeated="6"/>
        </table:table-row>
        <table:table-row table:style-name="ro1">
          <table:table-cell table:formula="of:=IF([.A67]=[.O65];EDATE([.A67];1);IF((ABS(YEARFRAC([.A67];EDATE([.A67];1)))&lt;YEARFRAC([.A67];[.N65]));EDATE([.A67];1);IF([.A67]=[.N65];EDATE([.A66];1);[.N65])))" office:value-type="date" office:date-value="2026-12-01">
            <text:p>01.12.26</text:p>
          </table:table-cell>
          <table:table-cell table:formula="of:=IF([.A68]=[.N67];&quot;Sondertilgung&quot;;&quot;Rate&quot;)" office:value-type="string" office:string-value="Sondertilgung">
            <text:p>Sondertilgung</text:p>
          </table:table-cell>
          <table:table-cell table:formula="of:=IF([.F67]&lt;[.$B$4];[.F67]*(1+([.$B$3]/360*(YEARFRAC([.A66];[.A67] )*360)));IF([.M68]=1;[.B$4];[.$B$5]))" office:value-type="currency" office:currency="EUR" office:value="1000">
            <text:p>1.000,00 €</text:p>
          </table:table-cell>
          <table:table-cell table:formula="of:=IF(AND([.M68]=1;NOT([.F67]=0)); IF([.M67]=0;[.F66]*([.$B$3]/360*(YEARFRAC([.A66];[.A68] )*360))-([.$B$5]*([.$B$3]/360*(YEARFRAC([.A67];[.A68] )*360)));[.F67]*([.$B$3]/360*(YEARFRAC([.A67];[.A68] )*360))) ;0)" office:value-type="float" office:value="0">
            <text:p>0</text:p>
          </table:table-cell>
          <table:table-cell table:formula="of:=[.C68]-[.D68]" office:value-type="currency" office:currency="EUR" office:value="1000">
            <text:p>1.000,00 €</text:p>
          </table:table-cell>
          <table:table-cell table:formula="of:=IF([.M68]=1; IF(AND([.M67]=0;NOT([.F67]=0));([.F66]-[.$B$5]-[.E68]);([.F67]-[.E68])) ;[.F67]*(1+([.$B$3]/360*( YEARFRAC([.A67];[.A68] )*360)))-[.E68])" office:value-type="currency" office:currency="EUR" office:value="10623.3729862151">
            <text:p>10.623,37 €</text:p>
          </table:table-cell>
          <table:table-cell table:number-columns-repeated="6"/>
          <table:table-cell table:formula="of:=IF([.A68]=[.N66];0;1)" office:value-type="float" office:value="0">
            <text:p>0</text:p>
          </table:table-cell>
          <table:table-cell table:formula="of:=DATE([.P68];[.$R$3];[.$Q$3])" office:value-type="date" office:date-value="2026-12-01">
            <text:p>01.12.26</text:p>
          </table:table-cell>
          <table:table-cell table:formula="of:=DATE([.P68];[.$R$3];[.$P$3])" office:value-type="date" office:date-value="2026-12-15">
            <text:p>15.12.26</text:p>
          </table:table-cell>
          <table:table-cell table:formula="of:=YEAR([.A68])" office:value-type="float" office:value="2026">
            <text:p>2026</text:p>
          </table:table-cell>
          <table:table-cell table:number-columns-repeated="6"/>
        </table:table-row>
        <table:table-row table:style-name="ro1">
          <table:table-cell table:formula="of:=IF([.A68]=[.O66];EDATE([.A68];1);IF((ABS(YEARFRAC([.A68];EDATE([.A68];1)))&lt;YEARFRAC([.A68];[.N66]));EDATE([.A68];1);IF([.A68]=[.N66];EDATE([.A67];1);[.N66])))" office:value-type="date" office:date-value="2026-12-15">
            <text:p>15.12.26</text:p>
          </table:table-cell>
          <table:table-cell table:formula="of:=IF([.A69]=[.N68];&quot;Sondertilgung&quot;;&quot;Rate&quot;)" office:value-type="string" office:string-value="Rate">
            <text:p>Rate</text:p>
          </table:table-cell>
          <table:table-cell table:formula="of:=IF([.F68]&lt;[.$B$4];[.F68]*(1+([.$B$3]/360*(YEARFRAC([.A67];[.A68] )*360)));IF([.M69]=1;[.B$4];[.$B$5]))" office:value-type="currency" office:currency="EUR" office:value="1200">
            <text:p>1.200,00 €</text:p>
          </table:table-cell>
          <table:table-cell table:formula="of:=IF(AND([.M69]=1;NOT([.F68]=0)); IF([.M68]=0;[.F67]*([.$B$3]/360*(YEARFRAC([.A67];[.A69] )*360))-([.$B$5]*([.$B$3]/360*(YEARFRAC([.A68];[.A69] )*360)));[.F68]*([.$B$3]/360*(YEARFRAC([.A68];[.A69] )*360))) ;0)" office:value-type="currency" office:currency="EUR" office:value="11.1505104917307">
            <text:p>11,15 €</text:p>
          </table:table-cell>
          <table:table-cell table:formula="of:=[.C69]-[.D69]" office:value-type="currency" office:currency="EUR" office:value="1188.84948950827">
            <text:p>1.188,85 €</text:p>
          </table:table-cell>
          <table:table-cell table:formula="of:=IF([.M69]=1; IF(AND([.M68]=0;NOT([.F68]=0));([.F67]-[.$B$5]-[.E69]);([.F68]-[.E69])) ;[.F68]*(1+([.$B$3]/360*( YEARFRAC([.A68];[.A69] )*360)))-[.E69])" office:value-type="currency" office:currency="EUR" office:value="9428.32766888905">
            <text:p>9.428,33 €</text:p>
          </table:table-cell>
          <table:table-cell table:number-columns-repeated="6"/>
          <table:table-cell table:formula="of:=IF([.A69]=[.N67];0;1)" office:value-type="float" office:value="1">
            <text:p>1</text:p>
          </table:table-cell>
          <table:table-cell table:formula="of:=DATE([.P69];[.$R$3];[.$Q$3])" office:value-type="date" office:date-value="2026-12-01">
            <text:p>01.12.26</text:p>
          </table:table-cell>
          <table:table-cell table:formula="of:=DATE([.P69];[.$R$3];[.$P$3])" office:value-type="date" office:date-value="2026-12-15">
            <text:p>15.12.26</text:p>
          </table:table-cell>
          <table:table-cell table:formula="of:=YEAR([.A69])" office:value-type="float" office:value="2026">
            <text:p>2026</text:p>
          </table:table-cell>
          <table:table-cell table:number-columns-repeated="6"/>
        </table:table-row>
        <table:table-row table:style-name="ro1">
          <table:table-cell table:formula="of:=IF([.A69]=[.O67];EDATE([.A69];1);IF((ABS(YEARFRAC([.A69];EDATE([.A69];1)))&lt;YEARFRAC([.A69];[.N67]));EDATE([.A69];1);IF([.A69]=[.N67];EDATE([.A68];1);[.N67])))" office:value-type="date" office:date-value="2027-01-15">
            <text:p>15.01.27</text:p>
          </table:table-cell>
          <table:table-cell table:formula="of:=IF([.A70]=[.N69];&quot;Sondertilgung&quot;;&quot;Rate&quot;)" office:value-type="string" office:string-value="Rate">
            <text:p>Rate</text:p>
          </table:table-cell>
          <table:table-cell table:formula="of:=IF([.F69]&lt;[.$B$4];[.F69]*(1+([.$B$3]/360*(YEARFRAC([.A68];[.A69] )*360)));IF([.M70]=1;[.B$4];[.$B$5]))" office:value-type="currency" office:currency="EUR" office:value="1200">
            <text:p>1.200,00 €</text:p>
          </table:table-cell>
          <table:table-cell table:formula="of:=IF(AND([.M70]=1;NOT([.F69]=0)); IF([.M69]=0;[.F68]*([.$B$3]/360*(YEARFRAC([.A68];[.A70] )*360))-([.$B$5]*([.$B$3]/360*(YEARFRAC([.A69];[.A70] )*360)));[.F69]*([.$B$3]/360*(YEARFRAC([.A69];[.A70] )*360))) ;0)" office:value-type="currency" office:currency="EUR" office:value="9.42832766888905">
            <text:p>9,43 €</text:p>
          </table:table-cell>
          <table:table-cell table:formula="of:=[.C70]-[.D70]" office:value-type="currency" office:currency="EUR" office:value="1190.57167233111">
            <text:p>1.190,57 €</text:p>
          </table:table-cell>
          <table:table-cell table:formula="of:=IF([.M70]=1; IF(AND([.M69]=0;NOT([.F69]=0));([.F68]-[.$B$5]-[.E70]);([.F69]-[.E70])) ;[.F69]*(1+([.$B$3]/360*( YEARFRAC([.A69];[.A70] )*360)))-[.E70])" office:value-type="currency" office:currency="EUR" office:value="8237.75599655794">
            <text:p>8.237,76 €</text:p>
          </table:table-cell>
          <table:table-cell table:number-columns-repeated="6"/>
          <table:table-cell table:formula="of:=IF([.A70]=[.N68];0;1)" office:value-type="float" office:value="1">
            <text:p>1</text:p>
          </table:table-cell>
          <table:table-cell table:formula="of:=DATE([.P70];[.$R$3];[.$Q$3])" office:value-type="date" office:date-value="2027-12-01">
            <text:p>01.12.27</text:p>
          </table:table-cell>
          <table:table-cell table:formula="of:=DATE([.P70];[.$R$3];[.$P$3])" office:value-type="date" office:date-value="2027-12-15">
            <text:p>15.12.27</text:p>
          </table:table-cell>
          <table:table-cell table:formula="of:=YEAR([.A70])" office:value-type="float" office:value="2027">
            <text:p>2027</text:p>
          </table:table-cell>
          <table:table-cell table:number-columns-repeated="6"/>
        </table:table-row>
        <table:table-row table:style-name="ro1">
          <table:table-cell table:formula="of:=IF([.A70]=[.O68];EDATE([.A70];1);IF((ABS(YEARFRAC([.A70];EDATE([.A70];1)))&lt;YEARFRAC([.A70];[.N68]));EDATE([.A70];1);IF([.A70]=[.N68];EDATE([.A69];1);[.N68])))" office:value-type="date" office:date-value="2027-02-15">
            <text:p>15.02.27</text:p>
          </table:table-cell>
          <table:table-cell table:formula="of:=IF([.A71]=[.N70];&quot;Sondertilgung&quot;;&quot;Rate&quot;)" office:value-type="string" office:string-value="Rate">
            <text:p>Rate</text:p>
          </table:table-cell>
          <table:table-cell table:formula="of:=IF([.F70]&lt;[.$B$4];[.F70]*(1+([.$B$3]/360*(YEARFRAC([.A69];[.A70] )*360)));IF([.M71]=1;[.B$4];[.$B$5]))" office:value-type="currency" office:currency="EUR" office:value="1200">
            <text:p>1.200,00 €</text:p>
          </table:table-cell>
          <table:table-cell table:formula="of:=IF(AND([.M71]=1;NOT([.F70]=0)); IF([.M70]=0;[.F69]*([.$B$3]/360*(YEARFRAC([.A69];[.A71] )*360))-([.$B$5]*([.$B$3]/360*(YEARFRAC([.A70];[.A71] )*360)));[.F70]*([.$B$3]/360*(YEARFRAC([.A70];[.A71] )*360))) ;0)" office:value-type="currency" office:currency="EUR" office:value="8.23775599655794">
            <text:p>8,24 €</text:p>
          </table:table-cell>
          <table:table-cell table:formula="of:=[.C71]-[.D71]" office:value-type="currency" office:currency="EUR" office:value="1191.76224400344">
            <text:p>1.191,76 €</text:p>
          </table:table-cell>
          <table:table-cell table:formula="of:=IF([.M71]=1; IF(AND([.M70]=0;NOT([.F70]=0));([.F69]-[.$B$5]-[.E71]);([.F70]-[.E71])) ;[.F70]*(1+([.$B$3]/360*( YEARFRAC([.A70];[.A71] )*360)))-[.E71])" office:value-type="currency" office:currency="EUR" office:value="7045.9937525545">
            <text:p>7.045,99 €</text:p>
          </table:table-cell>
          <table:table-cell table:number-columns-repeated="6"/>
          <table:table-cell table:formula="of:=IF([.A71]=[.N69];0;1)" office:value-type="float" office:value="1">
            <text:p>1</text:p>
          </table:table-cell>
          <table:table-cell table:formula="of:=DATE([.P71];[.$R$3];[.$Q$3])" office:value-type="date" office:date-value="2027-12-01">
            <text:p>01.12.27</text:p>
          </table:table-cell>
          <table:table-cell table:formula="of:=DATE([.P71];[.$R$3];[.$P$3])" office:value-type="date" office:date-value="2027-12-15">
            <text:p>15.12.27</text:p>
          </table:table-cell>
          <table:table-cell table:formula="of:=YEAR([.A71])" office:value-type="float" office:value="2027">
            <text:p>2027</text:p>
          </table:table-cell>
          <table:table-cell table:number-columns-repeated="6"/>
        </table:table-row>
        <table:table-row table:style-name="ro1">
          <table:table-cell table:formula="of:=IF([.A71]=[.O69];EDATE([.A71];1);IF((ABS(YEARFRAC([.A71];EDATE([.A71];1)))&lt;YEARFRAC([.A71];[.N69]));EDATE([.A71];1);IF([.A71]=[.N69];EDATE([.A70];1);[.N69])))" office:value-type="date" office:date-value="2027-03-15">
            <text:p>15.03.27</text:p>
          </table:table-cell>
          <table:table-cell table:formula="of:=IF([.A72]=[.N71];&quot;Sondertilgung&quot;;&quot;Rate&quot;)" office:value-type="string" office:string-value="Rate">
            <text:p>Rate</text:p>
          </table:table-cell>
          <table:table-cell table:formula="of:=IF([.F71]&lt;[.$B$4];[.F71]*(1+([.$B$3]/360*(YEARFRAC([.A70];[.A71] )*360)));IF([.M72]=1;[.B$4];[.$B$5]))" office:value-type="currency" office:currency="EUR" office:value="1200">
            <text:p>1.200,00 €</text:p>
          </table:table-cell>
          <table:table-cell table:formula="of:=IF(AND([.M72]=1;NOT([.F71]=0)); IF([.M71]=0;[.F70]*([.$B$3]/360*(YEARFRAC([.A70];[.A72] )*360))-([.$B$5]*([.$B$3]/360*(YEARFRAC([.A71];[.A72] )*360)));[.F71]*([.$B$3]/360*(YEARFRAC([.A71];[.A72] )*360))) ;0)" office:value-type="currency" office:currency="EUR" office:value="7.0459937525545">
            <text:p>7,05 €</text:p>
          </table:table-cell>
          <table:table-cell table:formula="of:=[.C72]-[.D72]" office:value-type="currency" office:currency="EUR" office:value="1192.95400624745">
            <text:p>1.192,95 €</text:p>
          </table:table-cell>
          <table:table-cell table:formula="of:=IF([.M72]=1; IF(AND([.M71]=0;NOT([.F71]=0));([.F70]-[.$B$5]-[.E72]);([.F71]-[.E72])) ;[.F71]*(1+([.$B$3]/360*( YEARFRAC([.A71];[.A72] )*360)))-[.E72])" office:value-type="currency" office:currency="EUR" office:value="5853.03974630705">
            <text:p>5.853,04 €</text:p>
          </table:table-cell>
          <table:table-cell table:number-columns-repeated="6"/>
          <table:table-cell table:formula="of:=IF([.A72]=[.N70];0;1)" office:value-type="float" office:value="1">
            <text:p>1</text:p>
          </table:table-cell>
          <table:table-cell table:formula="of:=DATE([.P72];[.$R$3];[.$Q$3])" office:value-type="date" office:date-value="2027-12-01">
            <text:p>01.12.27</text:p>
          </table:table-cell>
          <table:table-cell table:formula="of:=DATE([.P72];[.$R$3];[.$P$3])" office:value-type="date" office:date-value="2027-12-15">
            <text:p>15.12.27</text:p>
          </table:table-cell>
          <table:table-cell table:formula="of:=YEAR([.A72])" office:value-type="float" office:value="2027">
            <text:p>2027</text:p>
          </table:table-cell>
          <table:table-cell table:number-columns-repeated="6"/>
        </table:table-row>
        <table:table-row table:style-name="ro1">
          <table:table-cell table:formula="of:=IF([.A72]=[.O70];EDATE([.A72];1);IF((ABS(YEARFRAC([.A72];EDATE([.A72];1)))&lt;YEARFRAC([.A72];[.N70]));EDATE([.A72];1);IF([.A72]=[.N70];EDATE([.A71];1);[.N70])))" office:value-type="date" office:date-value="2027-04-15">
            <text:p>15.04.27</text:p>
          </table:table-cell>
          <table:table-cell table:formula="of:=IF([.A73]=[.N72];&quot;Sondertilgung&quot;;&quot;Rate&quot;)" office:value-type="string" office:string-value="Rate">
            <text:p>Rate</text:p>
          </table:table-cell>
          <table:table-cell table:formula="of:=IF([.F72]&lt;[.$B$4];[.F72]*(1+([.$B$3]/360*(YEARFRAC([.A71];[.A72] )*360)));IF([.M73]=1;[.B$4];[.$B$5]))" office:value-type="currency" office:currency="EUR" office:value="1200">
            <text:p>1.200,00 €</text:p>
          </table:table-cell>
          <table:table-cell table:formula="of:=IF(AND([.M73]=1;NOT([.F72]=0)); IF([.M72]=0;[.F71]*([.$B$3]/360*(YEARFRAC([.A71];[.A73] )*360))-([.$B$5]*([.$B$3]/360*(YEARFRAC([.A72];[.A73] )*360)));[.F72]*([.$B$3]/360*(YEARFRAC([.A72];[.A73] )*360))) ;0)" office:value-type="currency" office:currency="EUR" office:value="5.85303974630705">
            <text:p>5,85 €</text:p>
          </table:table-cell>
          <table:table-cell table:formula="of:=[.C73]-[.D73]" office:value-type="currency" office:currency="EUR" office:value="1194.14696025369">
            <text:p>1.194,15 €</text:p>
          </table:table-cell>
          <table:table-cell table:formula="of:=IF([.M73]=1; IF(AND([.M72]=0;NOT([.F72]=0));([.F71]-[.$B$5]-[.E73]);([.F72]-[.E73])) ;[.F72]*(1+([.$B$3]/360*( YEARFRAC([.A72];[.A73] )*360)))-[.E73])" office:value-type="currency" office:currency="EUR" office:value="4658.89278605336">
            <text:p>4.658,89 €</text:p>
          </table:table-cell>
          <table:table-cell table:number-columns-repeated="6"/>
          <table:table-cell table:formula="of:=IF([.A73]=[.N71];0;1)" office:value-type="float" office:value="1">
            <text:p>1</text:p>
          </table:table-cell>
          <table:table-cell table:formula="of:=DATE([.P73];[.$R$3];[.$Q$3])" office:value-type="date" office:date-value="2027-12-01">
            <text:p>01.12.27</text:p>
          </table:table-cell>
          <table:table-cell table:formula="of:=DATE([.P73];[.$R$3];[.$P$3])" office:value-type="date" office:date-value="2027-12-15">
            <text:p>15.12.27</text:p>
          </table:table-cell>
          <table:table-cell table:formula="of:=YEAR([.A73])" office:value-type="float" office:value="2027">
            <text:p>2027</text:p>
          </table:table-cell>
          <table:table-cell table:number-columns-repeated="6"/>
        </table:table-row>
        <table:table-row table:style-name="ro1">
          <table:table-cell table:formula="of:=IF([.A73]=[.O71];EDATE([.A73];1);IF((ABS(YEARFRAC([.A73];EDATE([.A73];1)))&lt;YEARFRAC([.A73];[.N71]));EDATE([.A73];1);IF([.A73]=[.N71];EDATE([.A72];1);[.N71])))" office:value-type="date" office:date-value="2027-05-15">
            <text:p>15.05.27</text:p>
          </table:table-cell>
          <table:table-cell table:formula="of:=IF([.A74]=[.N73];&quot;Sondertilgung&quot;;&quot;Rate&quot;)" office:value-type="string" office:string-value="Rate">
            <text:p>Rate</text:p>
          </table:table-cell>
          <table:table-cell table:formula="of:=IF([.F73]&lt;[.$B$4];[.F73]*(1+([.$B$3]/360*(YEARFRAC([.A72];[.A73] )*360)));IF([.M74]=1;[.B$4];[.$B$5]))" office:value-type="currency" office:currency="EUR" office:value="1200">
            <text:p>1.200,00 €</text:p>
          </table:table-cell>
          <table:table-cell table:formula="of:=IF(AND([.M74]=1;NOT([.F73]=0)); IF([.M73]=0;[.F72]*([.$B$3]/360*(YEARFRAC([.A72];[.A74] )*360))-([.$B$5]*([.$B$3]/360*(YEARFRAC([.A73];[.A74] )*360)));[.F73]*([.$B$3]/360*(YEARFRAC([.A73];[.A74] )*360))) ;0)" office:value-type="currency" office:currency="EUR" office:value="4.65889278605336">
            <text:p>4,66 €</text:p>
          </table:table-cell>
          <table:table-cell table:formula="of:=[.C74]-[.D74]" office:value-type="currency" office:currency="EUR" office:value="1195.34110721395">
            <text:p>1.195,34 €</text:p>
          </table:table-cell>
          <table:table-cell table:formula="of:=IF([.M74]=1; IF(AND([.M73]=0;NOT([.F73]=0));([.F72]-[.$B$5]-[.E74]);([.F73]-[.E74])) ;[.F73]*(1+([.$B$3]/360*( YEARFRAC([.A73];[.A74] )*360)))-[.E74])" office:value-type="currency" office:currency="EUR" office:value="3463.55167883941">
            <text:p>3.463,55 €</text:p>
          </table:table-cell>
          <table:table-cell table:number-columns-repeated="6"/>
          <table:table-cell table:formula="of:=IF([.A74]=[.N72];0;1)" office:value-type="float" office:value="1">
            <text:p>1</text:p>
          </table:table-cell>
          <table:table-cell table:formula="of:=DATE([.P74];[.$R$3];[.$Q$3])" office:value-type="date" office:date-value="2027-12-01">
            <text:p>01.12.27</text:p>
          </table:table-cell>
          <table:table-cell table:formula="of:=DATE([.P74];[.$R$3];[.$P$3])" office:value-type="date" office:date-value="2027-12-15">
            <text:p>15.12.27</text:p>
          </table:table-cell>
          <table:table-cell table:formula="of:=YEAR([.A74])" office:value-type="float" office:value="2027">
            <text:p>2027</text:p>
          </table:table-cell>
          <table:table-cell table:number-columns-repeated="6"/>
        </table:table-row>
        <table:table-row table:style-name="ro1">
          <table:table-cell table:formula="of:=IF([.A74]=[.O72];EDATE([.A74];1);IF((ABS(YEARFRAC([.A74];EDATE([.A74];1)))&lt;YEARFRAC([.A74];[.N72]));EDATE([.A74];1);IF([.A74]=[.N72];EDATE([.A73];1);[.N72])))" office:value-type="date" office:date-value="2027-06-15">
            <text:p>15.06.27</text:p>
          </table:table-cell>
          <table:table-cell table:formula="of:=IF([.A75]=[.N74];&quot;Sondertilgung&quot;;&quot;Rate&quot;)" office:value-type="string" office:string-value="Rate">
            <text:p>Rate</text:p>
          </table:table-cell>
          <table:table-cell table:formula="of:=IF([.F74]&lt;[.$B$4];[.F74]*(1+([.$B$3]/360*(YEARFRAC([.A73];[.A74] )*360)));IF([.M75]=1;[.B$4];[.$B$5]))" office:value-type="currency" office:currency="EUR" office:value="1200">
            <text:p>1.200,00 €</text:p>
          </table:table-cell>
          <table:table-cell table:formula="of:=IF(AND([.M75]=1;NOT([.F74]=0)); IF([.M74]=0;[.F73]*([.$B$3]/360*(YEARFRAC([.A73];[.A75] )*360))-([.$B$5]*([.$B$3]/360*(YEARFRAC([.A74];[.A75] )*360)));[.F74]*([.$B$3]/360*(YEARFRAC([.A74];[.A75] )*360))) ;0)" office:value-type="currency" office:currency="EUR" office:value="3.46355167883941">
            <text:p>3,46 €</text:p>
          </table:table-cell>
          <table:table-cell table:formula="of:=[.C75]-[.D75]" office:value-type="currency" office:currency="EUR" office:value="1196.53644832116">
            <text:p>1.196,54 €</text:p>
          </table:table-cell>
          <table:table-cell table:formula="of:=IF([.M75]=1; IF(AND([.M74]=0;NOT([.F74]=0));([.F73]-[.$B$5]-[.E75]);([.F74]-[.E75])) ;[.F74]*(1+([.$B$3]/360*( YEARFRAC([.A74];[.A75] )*360)))-[.E75])" office:value-type="currency" office:currency="EUR" office:value="2267.01523051825">
            <text:p>2.267,02 €</text:p>
          </table:table-cell>
          <table:table-cell table:number-columns-repeated="6"/>
          <table:table-cell table:formula="of:=IF([.A75]=[.N73];0;1)" office:value-type="float" office:value="1">
            <text:p>1</text:p>
          </table:table-cell>
          <table:table-cell table:formula="of:=DATE([.P75];[.$R$3];[.$Q$3])" office:value-type="date" office:date-value="2027-12-01">
            <text:p>01.12.27</text:p>
          </table:table-cell>
          <table:table-cell table:formula="of:=DATE([.P75];[.$R$3];[.$P$3])" office:value-type="date" office:date-value="2027-12-15">
            <text:p>15.12.27</text:p>
          </table:table-cell>
          <table:table-cell table:formula="of:=YEAR([.A75])" office:value-type="float" office:value="2027">
            <text:p>2027</text:p>
          </table:table-cell>
          <table:table-cell table:number-columns-repeated="6"/>
        </table:table-row>
        <table:table-row table:style-name="ro1">
          <table:table-cell table:formula="of:=IF([.A75]=[.O73];EDATE([.A75];1);IF((ABS(YEARFRAC([.A75];EDATE([.A75];1)))&lt;YEARFRAC([.A75];[.N73]));EDATE([.A75];1);IF([.A75]=[.N73];EDATE([.A74];1);[.N73])))" office:value-type="date" office:date-value="2027-07-15">
            <text:p>15.07.27</text:p>
          </table:table-cell>
          <table:table-cell table:formula="of:=IF([.A76]=[.N75];&quot;Sondertilgung&quot;;&quot;Rate&quot;)" office:value-type="string" office:string-value="Rate">
            <text:p>Rate</text:p>
          </table:table-cell>
          <table:table-cell table:formula="of:=IF([.F75]&lt;[.$B$4];[.F75]*(1+([.$B$3]/360*(YEARFRAC([.A74];[.A75] )*360)));IF([.M76]=1;[.B$4];[.$B$5]))" office:value-type="currency" office:currency="EUR" office:value="1200">
            <text:p>1.200,00 €</text:p>
          </table:table-cell>
          <table:table-cell table:formula="of:=IF(AND([.M76]=1;NOT([.F75]=0)); IF([.M75]=0;[.F74]*([.$B$3]/360*(YEARFRAC([.A74];[.A76] )*360))-([.$B$5]*([.$B$3]/360*(YEARFRAC([.A75];[.A76] )*360)));[.F75]*([.$B$3]/360*(YEARFRAC([.A75];[.A76] )*360))) ;0)" office:value-type="currency" office:currency="EUR" office:value="2.26701523051825">
            <text:p>2,27 €</text:p>
          </table:table-cell>
          <table:table-cell table:formula="of:=[.C76]-[.D76]" office:value-type="currency" office:currency="EUR" office:value="1197.73298476948">
            <text:p>1.197,73 €</text:p>
          </table:table-cell>
          <table:table-cell table:formula="of:=IF([.M76]=1; IF(AND([.M75]=0;NOT([.F75]=0));([.F74]-[.$B$5]-[.E76]);([.F75]-[.E76])) ;[.F75]*(1+([.$B$3]/360*( YEARFRAC([.A75];[.A76] )*360)))-[.E76])" office:value-type="currency" office:currency="EUR" office:value="1069.28224574877">
            <text:p>1.069,28 €</text:p>
          </table:table-cell>
          <table:table-cell table:number-columns-repeated="6"/>
          <table:table-cell table:formula="of:=IF([.A76]=[.N74];0;1)" office:value-type="float" office:value="1">
            <text:p>1</text:p>
          </table:table-cell>
          <table:table-cell table:formula="of:=DATE([.P76];[.$R$3];[.$Q$3])" office:value-type="date" office:date-value="2027-12-01">
            <text:p>01.12.27</text:p>
          </table:table-cell>
          <table:table-cell table:formula="of:=DATE([.P76];[.$R$3];[.$P$3])" office:value-type="date" office:date-value="2027-12-15">
            <text:p>15.12.27</text:p>
          </table:table-cell>
          <table:table-cell table:formula="of:=YEAR([.A76])" office:value-type="float" office:value="2027">
            <text:p>2027</text:p>
          </table:table-cell>
          <table:table-cell table:number-columns-repeated="6"/>
        </table:table-row>
        <table:table-row table:style-name="ro1">
          <table:table-cell table:formula="of:=IF([.A76]=[.O74];EDATE([.A76];1);IF((ABS(YEARFRAC([.A76];EDATE([.A76];1)))&lt;YEARFRAC([.A76];[.N74]));EDATE([.A76];1);IF([.A76]=[.N74];EDATE([.A75];1);[.N74])))" office:value-type="date" office:date-value="2027-08-15">
            <text:p>15.08.27</text:p>
          </table:table-cell>
          <table:table-cell table:formula="of:=IF([.A77]=[.N76];&quot;Sondertilgung&quot;;&quot;Rate&quot;)" office:value-type="string" office:string-value="Rate">
            <text:p>Rate</text:p>
          </table:table-cell>
          <table:table-cell table:formula="of:=IF([.F76]&lt;[.$B$4];[.F76]*(1+([.$B$3]/360*(YEARFRAC([.A75];[.A76] )*360)));IF([.M77]=1;[.B$4];[.$B$5]))" office:value-type="currency" office:currency="EUR" office:value="1070.35152799452">
            <text:p>1.070,35 €</text:p>
          </table:table-cell>
          <table:table-cell table:formula="of:=IF(AND([.M77]=1;NOT([.F76]=0)); IF([.M76]=0;[.F75]*([.$B$3]/360*(YEARFRAC([.A75];[.A77] )*360))-([.$B$5]*([.$B$3]/360*(YEARFRAC([.A76];[.A77] )*360)));[.F76]*([.$B$3]/360*(YEARFRAC([.A76];[.A77] )*360))) ;0)" office:value-type="currency" office:currency="EUR" office:value="1.06928224574877">
            <text:p>1,07 €</text:p>
          </table:table-cell>
          <table:table-cell table:formula="of:=[.C77]-[.D77]" office:value-type="currency" office:currency="EUR" office:value="1069.28224574877">
            <text:p>1.069,28 €</text:p>
          </table:table-cell>
          <table:table-cell table:formula="of:=IF([.M77]=1; IF(AND([.M76]=0;NOT([.F76]=0));([.F75]-[.$B$5]-[.E77]);([.F76]-[.E77])) ;[.F76]*(1+([.$B$3]/360*( YEARFRAC([.A76];[.A77] )*360)))-[.E77])" office:value-type="currency" office:currency="EUR" office:value="0">
            <text:p>0,00 €</text:p>
          </table:table-cell>
          <table:table-cell table:number-columns-repeated="6"/>
          <table:table-cell table:formula="of:=IF([.A77]=[.N75];0;1)" office:value-type="float" office:value="1">
            <text:p>1</text:p>
          </table:table-cell>
          <table:table-cell table:formula="of:=DATE([.P77];[.$R$3];[.$Q$3])" office:value-type="date" office:date-value="2027-12-01">
            <text:p>01.12.27</text:p>
          </table:table-cell>
          <table:table-cell table:formula="of:=DATE([.P77];[.$R$3];[.$P$3])" office:value-type="date" office:date-value="2027-12-15">
            <text:p>15.12.27</text:p>
          </table:table-cell>
          <table:table-cell table:formula="of:=YEAR([.A77])" office:value-type="float" office:value="2027">
            <text:p>2027</text:p>
          </table:table-cell>
          <table:table-cell table:number-columns-repeated="6"/>
        </table:table-row>
        <table:table-row table:style-name="ro1">
          <table:table-cell table:formula="of:=IF([.A77]=[.O75];EDATE([.A77];1);IF((ABS(YEARFRAC([.A77];EDATE([.A77];1)))&lt;YEARFRAC([.A77];[.N75]));EDATE([.A77];1);IF([.A77]=[.N75];EDATE([.A76];1);[.N75])))" office:value-type="date" office:date-value="2027-09-15">
            <text:p>15.09.27</text:p>
          </table:table-cell>
          <table:table-cell table:formula="of:=IF([.A78]=[.N77];&quot;Sondertilgung&quot;;&quot;Rate&quot;)" office:value-type="string" office:string-value="Rate">
            <text:p>Rate</text:p>
          </table:table-cell>
          <table:table-cell table:formula="of:=IF([.F77]&lt;[.$B$4];[.F77]*(1+([.$B$3]/360*(YEARFRAC([.A76];[.A77] )*360)));IF([.M78]=1;[.B$4];[.$B$5]))" office:value-type="currency" office:currency="EUR" office:value="0">
            <text:p>0,00 €</text:p>
          </table:table-cell>
          <table:table-cell table:formula="of:=IF(AND([.M78]=1;NOT([.F77]=0)); IF([.M77]=0;[.F76]*([.$B$3]/360*(YEARFRAC([.A76];[.A78] )*360))-([.$B$5]*([.$B$3]/360*(YEARFRAC([.A77];[.A78] )*360)));[.F77]*([.$B$3]/360*(YEARFRAC([.A77];[.A78] )*360))) ;0)" office:value-type="float" office:value="0">
            <text:p>0</text:p>
          </table:table-cell>
          <table:table-cell table:formula="of:=[.C78]-[.D78]" office:value-type="currency" office:currency="EUR" office:value="0">
            <text:p>0,00 €</text:p>
          </table:table-cell>
          <table:table-cell table:formula="of:=IF([.M78]=1; IF(AND([.M77]=0;NOT([.F77]=0));([.F76]-[.$B$5]-[.E78]);([.F77]-[.E78])) ;[.F77]*(1+([.$B$3]/360*( YEARFRAC([.A77];[.A78] )*360)))-[.E78])" office:value-type="currency" office:currency="EUR" office:value="0">
            <text:p>0,00 €</text:p>
          </table:table-cell>
          <table:table-cell table:number-columns-repeated="6"/>
          <table:table-cell table:formula="of:=IF([.A78]=[.N76];0;1)" office:value-type="float" office:value="1">
            <text:p>1</text:p>
          </table:table-cell>
          <table:table-cell table:formula="of:=DATE([.P78];[.$R$3];[.$Q$3])" office:value-type="date" office:date-value="2027-12-01">
            <text:p>01.12.27</text:p>
          </table:table-cell>
          <table:table-cell table:formula="of:=DATE([.P78];[.$R$3];[.$P$3])" office:value-type="date" office:date-value="2027-12-15">
            <text:p>15.12.27</text:p>
          </table:table-cell>
          <table:table-cell table:formula="of:=YEAR([.A78])" office:value-type="float" office:value="2027">
            <text:p>2027</text:p>
          </table:table-cell>
          <table:table-cell table:number-columns-repeated="6"/>
        </table:table-row>
        <table:table-row table:style-name="ro1">
          <table:table-cell table:formula="of:=IF([.A78]=[.O76];EDATE([.A78];1);IF((ABS(YEARFRAC([.A78];EDATE([.A78];1)))&lt;YEARFRAC([.A78];[.N76]));EDATE([.A78];1);IF([.A78]=[.N76];EDATE([.A77];1);[.N76])))" office:value-type="date" office:date-value="2027-10-15">
            <text:p>15.10.27</text:p>
          </table:table-cell>
          <table:table-cell table:formula="of:=IF([.A79]=[.N78];&quot;Sondertilgung&quot;;&quot;Rate&quot;)" office:value-type="string" office:string-value="Rate">
            <text:p>Rate</text:p>
          </table:table-cell>
          <table:table-cell table:formula="of:=IF([.F78]&lt;[.$B$4];[.F78]*(1+([.$B$3]/360*(YEARFRAC([.A77];[.A78] )*360)));IF([.M79]=1;[.B$4];[.$B$5]))" office:value-type="currency" office:currency="EUR" office:value="0">
            <text:p>0,00 €</text:p>
          </table:table-cell>
          <table:table-cell table:formula="of:=IF(AND([.M79]=1;NOT([.F78]=0)); IF([.M78]=0;[.F77]*([.$B$3]/360*(YEARFRAC([.A77];[.A79] )*360))-([.$B$5]*([.$B$3]/360*(YEARFRAC([.A78];[.A79] )*360)));[.F78]*([.$B$3]/360*(YEARFRAC([.A78];[.A79] )*360))) ;0)" office:value-type="float" office:value="0">
            <text:p>0</text:p>
          </table:table-cell>
          <table:table-cell table:formula="of:=[.C79]-[.D79]" office:value-type="currency" office:currency="EUR" office:value="0">
            <text:p>0,00 €</text:p>
          </table:table-cell>
          <table:table-cell table:formula="of:=IF([.M79]=1; IF(AND([.M78]=0;NOT([.F78]=0));([.F77]-[.$B$5]-[.E79]);([.F78]-[.E79])) ;[.F78]*(1+([.$B$3]/360*( YEARFRAC([.A78];[.A79] )*360)))-[.E79])" office:value-type="currency" office:currency="EUR" office:value="0">
            <text:p>0,00 €</text:p>
          </table:table-cell>
          <table:table-cell table:number-columns-repeated="6"/>
          <table:table-cell table:formula="of:=IF([.A79]=[.N77];0;1)" office:value-type="float" office:value="1">
            <text:p>1</text:p>
          </table:table-cell>
          <table:table-cell table:formula="of:=DATE([.P79];[.$R$3];[.$Q$3])" office:value-type="date" office:date-value="2027-12-01">
            <text:p>01.12.27</text:p>
          </table:table-cell>
          <table:table-cell table:formula="of:=DATE([.P79];[.$R$3];[.$P$3])" office:value-type="date" office:date-value="2027-12-15">
            <text:p>15.12.27</text:p>
          </table:table-cell>
          <table:table-cell table:formula="of:=YEAR([.A79])" office:value-type="float" office:value="2027">
            <text:p>2027</text:p>
          </table:table-cell>
          <table:table-cell table:number-columns-repeated="6"/>
        </table:table-row>
        <table:table-row table:style-name="ro1">
          <table:table-cell table:formula="of:=IF([.A79]=[.O77];EDATE([.A79];1);IF((ABS(YEARFRAC([.A79];EDATE([.A79];1)))&lt;YEARFRAC([.A79];[.N77]));EDATE([.A79];1);IF([.A79]=[.N77];EDATE([.A78];1);[.N77])))" office:value-type="date" office:date-value="2027-11-15">
            <text:p>15.11.27</text:p>
          </table:table-cell>
          <table:table-cell table:formula="of:=IF([.A80]=[.N79];&quot;Sondertilgung&quot;;&quot;Rate&quot;)" office:value-type="string" office:string-value="Rate">
            <text:p>Rate</text:p>
          </table:table-cell>
          <table:table-cell table:formula="of:=IF([.F79]&lt;[.$B$4];[.F79]*(1+([.$B$3]/360*(YEARFRAC([.A78];[.A79] )*360)));IF([.M80]=1;[.B$4];[.$B$5]))" office:value-type="currency" office:currency="EUR" office:value="0">
            <text:p>0,00 €</text:p>
          </table:table-cell>
          <table:table-cell table:formula="of:=IF(AND([.M80]=1;NOT([.F79]=0)); IF([.M79]=0;[.F78]*([.$B$3]/360*(YEARFRAC([.A78];[.A80] )*360))-([.$B$5]*([.$B$3]/360*(YEARFRAC([.A79];[.A80] )*360)));[.F79]*([.$B$3]/360*(YEARFRAC([.A79];[.A80] )*360))) ;0)" office:value-type="float" office:value="0">
            <text:p>0</text:p>
          </table:table-cell>
          <table:table-cell table:formula="of:=[.C80]-[.D80]" office:value-type="currency" office:currency="EUR" office:value="0">
            <text:p>0,00 €</text:p>
          </table:table-cell>
          <table:table-cell table:formula="of:=IF([.M80]=1; IF(AND([.M79]=0;NOT([.F79]=0));([.F78]-[.$B$5]-[.E80]);([.F79]-[.E80])) ;[.F79]*(1+([.$B$3]/360*( YEARFRAC([.A79];[.A80] )*360)))-[.E80])" office:value-type="currency" office:currency="EUR" office:value="0">
            <text:p>0,00 €</text:p>
          </table:table-cell>
          <table:table-cell table:number-columns-repeated="6"/>
          <table:table-cell table:formula="of:=IF([.A80]=[.N78];0;1)" office:value-type="float" office:value="1">
            <text:p>1</text:p>
          </table:table-cell>
          <table:table-cell table:formula="of:=DATE([.P80];[.$R$3];[.$Q$3])" office:value-type="date" office:date-value="2027-12-01">
            <text:p>01.12.27</text:p>
          </table:table-cell>
          <table:table-cell table:formula="of:=DATE([.P80];[.$R$3];[.$P$3])" office:value-type="date" office:date-value="2027-12-15">
            <text:p>15.12.27</text:p>
          </table:table-cell>
          <table:table-cell table:formula="of:=YEAR([.A80])" office:value-type="float" office:value="2027">
            <text:p>2027</text:p>
          </table:table-cell>
          <table:table-cell table:number-columns-repeated="6"/>
        </table:table-row>
        <table:table-row table:style-name="ro1">
          <table:table-cell table:formula="of:=IF([.A80]=[.O78];EDATE([.A80];1);IF((ABS(YEARFRAC([.A80];EDATE([.A80];1)))&lt;YEARFRAC([.A80];[.N78]));EDATE([.A80];1);IF([.A80]=[.N78];EDATE([.A79];1);[.N78])))" office:value-type="date" office:date-value="2027-12-01">
            <text:p>01.12.27</text:p>
          </table:table-cell>
          <table:table-cell table:formula="of:=IF([.A81]=[.N80];&quot;Sondertilgung&quot;;&quot;Rate&quot;)" office:value-type="string" office:string-value="Sondertilgung">
            <text:p>Sondertilgung</text:p>
          </table:table-cell>
          <table:table-cell table:formula="of:=IF([.F80]&lt;[.$B$4];[.F80]*(1+([.$B$3]/360*(YEARFRAC([.A79];[.A80] )*360)));IF([.M81]=1;[.B$4];[.$B$5]))" office:value-type="currency" office:currency="EUR" office:value="0">
            <text:p>0,00 €</text:p>
          </table:table-cell>
          <table:table-cell table:formula="of:=IF(AND([.M81]=1;NOT([.F80]=0)); IF([.M80]=0;[.F79]*([.$B$3]/360*(YEARFRAC([.A79];[.A81] )*360))-([.$B$5]*([.$B$3]/360*(YEARFRAC([.A80];[.A81] )*360)));[.F80]*([.$B$3]/360*(YEARFRAC([.A80];[.A81] )*360))) ;0)" office:value-type="float" office:value="0">
            <text:p>0</text:p>
          </table:table-cell>
          <table:table-cell table:formula="of:=[.C81]-[.D81]" office:value-type="currency" office:currency="EUR" office:value="0">
            <text:p>0,00 €</text:p>
          </table:table-cell>
          <table:table-cell table:formula="of:=IF([.M81]=1; IF(AND([.M80]=0;NOT([.F80]=0));([.F79]-[.$B$5]-[.E81]);([.F80]-[.E81])) ;[.F80]*(1+([.$B$3]/360*( YEARFRAC([.A80];[.A81] )*360)))-[.E81])" office:value-type="currency" office:currency="EUR" office:value="0">
            <text:p>0,00 €</text:p>
          </table:table-cell>
          <table:table-cell table:number-columns-repeated="6"/>
          <table:table-cell table:formula="of:=IF([.A81]=[.N79];0;1)" office:value-type="float" office:value="0">
            <text:p>0</text:p>
          </table:table-cell>
          <table:table-cell table:formula="of:=DATE([.P81];[.$R$3];[.$Q$3])" office:value-type="date" office:date-value="2027-12-01">
            <text:p>01.12.27</text:p>
          </table:table-cell>
          <table:table-cell table:formula="of:=DATE([.P81];[.$R$3];[.$P$3])" office:value-type="date" office:date-value="2027-12-15">
            <text:p>15.12.27</text:p>
          </table:table-cell>
          <table:table-cell table:formula="of:=YEAR([.A81])" office:value-type="float" office:value="2027">
            <text:p>2027</text:p>
          </table:table-cell>
          <table:table-cell table:number-columns-repeated="6"/>
        </table:table-row>
        <table:table-row table:style-name="ro1">
          <table:table-cell table:formula="of:=IF([.A81]=[.O79];EDATE([.A81];1);IF((ABS(YEARFRAC([.A81];EDATE([.A81];1)))&lt;YEARFRAC([.A81];[.N79]));EDATE([.A81];1);IF([.A81]=[.N79];EDATE([.A80];1);[.N79])))" office:value-type="date" office:date-value="2027-12-15">
            <text:p>15.12.27</text:p>
          </table:table-cell>
          <table:table-cell table:formula="of:=IF([.A82]=[.N81];&quot;Sondertilgung&quot;;&quot;Rate&quot;)" office:value-type="string" office:string-value="Rate">
            <text:p>Rate</text:p>
          </table:table-cell>
          <table:table-cell table:formula="of:=IF([.F81]&lt;[.$B$4];[.F81]*(1+([.$B$3]/360*(YEARFRAC([.A80];[.A81] )*360)));IF([.M82]=1;[.B$4];[.$B$5]))" office:value-type="currency" office:currency="EUR" office:value="0">
            <text:p>0,00 €</text:p>
          </table:table-cell>
          <table:table-cell table:formula="of:=IF(AND([.M82]=1;NOT([.F81]=0)); IF([.M81]=0;[.F80]*([.$B$3]/360*(YEARFRAC([.A80];[.A82] )*360))-([.$B$5]*([.$B$3]/360*(YEARFRAC([.A81];[.A82] )*360)));[.F81]*([.$B$3]/360*(YEARFRAC([.A81];[.A82] )*360))) ;0)" office:value-type="float" office:value="0">
            <text:p>0</text:p>
          </table:table-cell>
          <table:table-cell table:formula="of:=[.C82]-[.D82]" office:value-type="currency" office:currency="EUR" office:value="0">
            <text:p>0,00 €</text:p>
          </table:table-cell>
          <table:table-cell table:formula="of:=IF([.M82]=1; IF(AND([.M81]=0;NOT([.F81]=0));([.F80]-[.$B$5]-[.E82]);([.F81]-[.E82])) ;[.F81]*(1+([.$B$3]/360*( YEARFRAC([.A81];[.A82] )*360)))-[.E82])" office:value-type="currency" office:currency="EUR" office:value="0">
            <text:p>0,00 €</text:p>
          </table:table-cell>
          <table:table-cell table:number-columns-repeated="6"/>
          <table:table-cell table:formula="of:=IF([.A82]=[.N80];0;1)" office:value-type="float" office:value="1">
            <text:p>1</text:p>
          </table:table-cell>
          <table:table-cell table:formula="of:=DATE([.P82];[.$R$3];[.$Q$3])" office:value-type="date" office:date-value="2027-12-01">
            <text:p>01.12.27</text:p>
          </table:table-cell>
          <table:table-cell table:formula="of:=DATE([.P82];[.$R$3];[.$P$3])" office:value-type="date" office:date-value="2027-12-15">
            <text:p>15.12.27</text:p>
          </table:table-cell>
          <table:table-cell table:formula="of:=YEAR([.A82])" office:value-type="float" office:value="2027">
            <text:p>2027</text:p>
          </table:table-cell>
          <table:table-cell table:number-columns-repeated="6"/>
        </table:table-row>
        <table:table-row table:style-name="ro1">
          <table:table-cell table:formula="of:=IF([.A82]=[.O80];EDATE([.A82];1);IF((ABS(YEARFRAC([.A82];EDATE([.A82];1)))&lt;YEARFRAC([.A82];[.N80]));EDATE([.A82];1);IF([.A82]=[.N80];EDATE([.A81];1);[.N80])))" office:value-type="date" office:date-value="2028-01-15">
            <text:p>15.01.28</text:p>
          </table:table-cell>
          <table:table-cell table:formula="of:=IF([.A83]=[.N82];&quot;Sondertilgung&quot;;&quot;Rate&quot;)" office:value-type="string" office:string-value="Rate">
            <text:p>Rate</text:p>
          </table:table-cell>
          <table:table-cell table:formula="of:=IF([.F82]&lt;[.$B$4];[.F82]*(1+([.$B$3]/360*(YEARFRAC([.A81];[.A82] )*360)));IF([.M83]=1;[.B$4];[.$B$5]))" office:value-type="currency" office:currency="EUR" office:value="0">
            <text:p>0,00 €</text:p>
          </table:table-cell>
          <table:table-cell table:formula="of:=IF(AND([.M83]=1;NOT([.F82]=0)); IF([.M82]=0;[.F81]*([.$B$3]/360*(YEARFRAC([.A81];[.A83] )*360))-([.$B$5]*([.$B$3]/360*(YEARFRAC([.A82];[.A83] )*360)));[.F82]*([.$B$3]/360*(YEARFRAC([.A82];[.A83] )*360))) ;0)" office:value-type="float" office:value="0">
            <text:p>0</text:p>
          </table:table-cell>
          <table:table-cell table:formula="of:=[.C83]-[.D83]" office:value-type="currency" office:currency="EUR" office:value="0">
            <text:p>0,00 €</text:p>
          </table:table-cell>
          <table:table-cell table:formula="of:=IF([.M83]=1; IF(AND([.M82]=0;NOT([.F82]=0));([.F81]-[.$B$5]-[.E83]);([.F82]-[.E83])) ;[.F82]*(1+([.$B$3]/360*( YEARFRAC([.A82];[.A83] )*360)))-[.E83])" office:value-type="currency" office:currency="EUR" office:value="0">
            <text:p>0,00 €</text:p>
          </table:table-cell>
          <table:table-cell table:number-columns-repeated="6"/>
          <table:table-cell table:formula="of:=IF([.A83]=[.N81];0;1)" office:value-type="float" office:value="1">
            <text:p>1</text:p>
          </table:table-cell>
          <table:table-cell table:formula="of:=DATE([.P83];[.$R$3];[.$Q$3])" office:value-type="date" office:date-value="2028-12-01">
            <text:p>01.12.28</text:p>
          </table:table-cell>
          <table:table-cell table:formula="of:=DATE([.P83];[.$R$3];[.$P$3])" office:value-type="date" office:date-value="2028-12-15">
            <text:p>15.12.28</text:p>
          </table:table-cell>
          <table:table-cell table:formula="of:=YEAR([.A83])" office:value-type="float" office:value="2028">
            <text:p>2028</text:p>
          </table:table-cell>
          <table:table-cell table:number-columns-repeated="6"/>
        </table:table-row>
        <table:table-row table:style-name="ro1">
          <table:table-cell table:formula="of:=IF([.A83]=[.O81];EDATE([.A83];1);IF((ABS(YEARFRAC([.A83];EDATE([.A83];1)))&lt;YEARFRAC([.A83];[.N81]));EDATE([.A83];1);IF([.A83]=[.N81];EDATE([.A82];1);[.N81])))" office:value-type="date" office:date-value="2028-02-15">
            <text:p>15.02.28</text:p>
          </table:table-cell>
          <table:table-cell table:formula="of:=IF([.A84]=[.N83];&quot;Sondertilgung&quot;;&quot;Rate&quot;)" office:value-type="string" office:string-value="Rate">
            <text:p>Rate</text:p>
          </table:table-cell>
          <table:table-cell table:formula="of:=IF([.F83]&lt;[.$B$4];[.F83]*(1+([.$B$3]/360*(YEARFRAC([.A82];[.A83] )*360)));IF([.M84]=1;[.B$4];[.$B$5]))" office:value-type="currency" office:currency="EUR" office:value="0">
            <text:p>0,00 €</text:p>
          </table:table-cell>
          <table:table-cell table:formula="of:=IF(AND([.M84]=1;NOT([.F83]=0)); IF([.M83]=0;[.F82]*([.$B$3]/360*(YEARFRAC([.A82];[.A84] )*360))-([.$B$5]*([.$B$3]/360*(YEARFRAC([.A83];[.A84] )*360)));[.F83]*([.$B$3]/360*(YEARFRAC([.A83];[.A84] )*360))) ;0)" office:value-type="float" office:value="0">
            <text:p>0</text:p>
          </table:table-cell>
          <table:table-cell table:formula="of:=[.C84]-[.D84]" office:value-type="currency" office:currency="EUR" office:value="0">
            <text:p>0,00 €</text:p>
          </table:table-cell>
          <table:table-cell table:formula="of:=IF([.M84]=1; IF(AND([.M83]=0;NOT([.F83]=0));([.F82]-[.$B$5]-[.E84]);([.F83]-[.E84])) ;[.F83]*(1+([.$B$3]/360*( YEARFRAC([.A83];[.A84] )*360)))-[.E84])" office:value-type="currency" office:currency="EUR" office:value="0">
            <text:p>0,00 €</text:p>
          </table:table-cell>
          <table:table-cell table:number-columns-repeated="6"/>
          <table:table-cell table:formula="of:=IF([.A84]=[.N82];0;1)" office:value-type="float" office:value="1">
            <text:p>1</text:p>
          </table:table-cell>
          <table:table-cell table:formula="of:=DATE([.P84];[.$R$3];[.$Q$3])" office:value-type="date" office:date-value="2028-12-01">
            <text:p>01.12.28</text:p>
          </table:table-cell>
          <table:table-cell table:formula="of:=DATE([.P84];[.$R$3];[.$P$3])" office:value-type="date" office:date-value="2028-12-15">
            <text:p>15.12.28</text:p>
          </table:table-cell>
          <table:table-cell table:formula="of:=YEAR([.A84])" office:value-type="float" office:value="2028">
            <text:p>2028</text:p>
          </table:table-cell>
          <table:table-cell table:number-columns-repeated="6"/>
        </table:table-row>
        <table:table-row table:style-name="ro1">
          <table:table-cell table:formula="of:=IF([.A84]=[.O82];EDATE([.A84];1);IF((ABS(YEARFRAC([.A84];EDATE([.A84];1)))&lt;YEARFRAC([.A84];[.N82]));EDATE([.A84];1);IF([.A84]=[.N82];EDATE([.A83];1);[.N82])))" office:value-type="date" office:date-value="2028-03-15">
            <text:p>15.03.28</text:p>
          </table:table-cell>
          <table:table-cell table:formula="of:=IF([.A85]=[.N84];&quot;Sondertilgung&quot;;&quot;Rate&quot;)" office:value-type="string" office:string-value="Rate">
            <text:p>Rate</text:p>
          </table:table-cell>
          <table:table-cell table:formula="of:=IF([.F84]&lt;[.$B$4];[.F84]*(1+([.$B$3]/360*(YEARFRAC([.A83];[.A84] )*360)));IF([.M85]=1;[.B$4];[.$B$5]))" office:value-type="currency" office:currency="EUR" office:value="0">
            <text:p>0,00 €</text:p>
          </table:table-cell>
          <table:table-cell table:formula="of:=IF(AND([.M85]=1;NOT([.F84]=0)); IF([.M84]=0;[.F83]*([.$B$3]/360*(YEARFRAC([.A83];[.A85] )*360))-([.$B$5]*([.$B$3]/360*(YEARFRAC([.A84];[.A85] )*360)));[.F84]*([.$B$3]/360*(YEARFRAC([.A84];[.A85] )*360))) ;0)" office:value-type="float" office:value="0">
            <text:p>0</text:p>
          </table:table-cell>
          <table:table-cell table:formula="of:=[.C85]-[.D85]" office:value-type="currency" office:currency="EUR" office:value="0">
            <text:p>0,00 €</text:p>
          </table:table-cell>
          <table:table-cell table:formula="of:=IF([.M85]=1; IF(AND([.M84]=0;NOT([.F84]=0));([.F83]-[.$B$5]-[.E85]);([.F84]-[.E85])) ;[.F84]*(1+([.$B$3]/360*( YEARFRAC([.A84];[.A85] )*360)))-[.E85])" office:value-type="currency" office:currency="EUR" office:value="0">
            <text:p>0,00 €</text:p>
          </table:table-cell>
          <table:table-cell table:number-columns-repeated="6"/>
          <table:table-cell table:formula="of:=IF([.A85]=[.N83];0;1)" office:value-type="float" office:value="1">
            <text:p>1</text:p>
          </table:table-cell>
          <table:table-cell table:formula="of:=DATE([.P85];[.$R$3];[.$Q$3])" office:value-type="date" office:date-value="2028-12-01">
            <text:p>01.12.28</text:p>
          </table:table-cell>
          <table:table-cell table:formula="of:=DATE([.P85];[.$R$3];[.$P$3])" office:value-type="date" office:date-value="2028-12-15">
            <text:p>15.12.28</text:p>
          </table:table-cell>
          <table:table-cell table:formula="of:=YEAR([.A85])" office:value-type="float" office:value="2028">
            <text:p>2028</text:p>
          </table:table-cell>
          <table:table-cell table:number-columns-repeated="6"/>
        </table:table-row>
        <table:table-row table:style-name="ro1">
          <table:table-cell table:formula="of:=IF([.A85]=[.O83];EDATE([.A85];1);IF((ABS(YEARFRAC([.A85];EDATE([.A85];1)))&lt;YEARFRAC([.A85];[.N83]));EDATE([.A85];1);IF([.A85]=[.N83];EDATE([.A84];1);[.N83])))" office:value-type="date" office:date-value="2028-04-15">
            <text:p>15.04.28</text:p>
          </table:table-cell>
          <table:table-cell table:formula="of:=IF([.A86]=[.N85];&quot;Sondertilgung&quot;;&quot;Rate&quot;)" office:value-type="string" office:string-value="Rate">
            <text:p>Rate</text:p>
          </table:table-cell>
          <table:table-cell table:formula="of:=IF([.F85]&lt;[.$B$4];[.F85]*(1+([.$B$3]/360*(YEARFRAC([.A84];[.A85] )*360)));IF([.M86]=1;[.B$4];[.$B$5]))" office:value-type="currency" office:currency="EUR" office:value="0">
            <text:p>0,00 €</text:p>
          </table:table-cell>
          <table:table-cell table:formula="of:=IF(AND([.M86]=1;NOT([.F85]=0)); IF([.M85]=0;[.F84]*([.$B$3]/360*(YEARFRAC([.A84];[.A86] )*360))-([.$B$5]*([.$B$3]/360*(YEARFRAC([.A85];[.A86] )*360)));[.F85]*([.$B$3]/360*(YEARFRAC([.A85];[.A86] )*360))) ;0)" office:value-type="float" office:value="0">
            <text:p>0</text:p>
          </table:table-cell>
          <table:table-cell table:formula="of:=[.C86]-[.D86]" office:value-type="currency" office:currency="EUR" office:value="0">
            <text:p>0,00 €</text:p>
          </table:table-cell>
          <table:table-cell table:formula="of:=IF([.M86]=1; IF(AND([.M85]=0;NOT([.F85]=0));([.F84]-[.$B$5]-[.E86]);([.F85]-[.E86])) ;[.F85]*(1+([.$B$3]/360*( YEARFRAC([.A85];[.A86] )*360)))-[.E86])" office:value-type="currency" office:currency="EUR" office:value="0">
            <text:p>0,00 €</text:p>
          </table:table-cell>
          <table:table-cell table:number-columns-repeated="6"/>
          <table:table-cell table:formula="of:=IF([.A86]=[.N84];0;1)" office:value-type="float" office:value="1">
            <text:p>1</text:p>
          </table:table-cell>
          <table:table-cell table:formula="of:=DATE([.P86];[.$R$3];[.$Q$3])" office:value-type="date" office:date-value="2028-12-01">
            <text:p>01.12.28</text:p>
          </table:table-cell>
          <table:table-cell table:formula="of:=DATE([.P86];[.$R$3];[.$P$3])" office:value-type="date" office:date-value="2028-12-15">
            <text:p>15.12.28</text:p>
          </table:table-cell>
          <table:table-cell table:formula="of:=YEAR([.A86])" office:value-type="float" office:value="2028">
            <text:p>2028</text:p>
          </table:table-cell>
          <table:table-cell table:number-columns-repeated="6"/>
        </table:table-row>
        <table:table-row table:style-name="ro1">
          <table:table-cell table:formula="of:=IF([.A86]=[.O84];EDATE([.A86];1);IF((ABS(YEARFRAC([.A86];EDATE([.A86];1)))&lt;YEARFRAC([.A86];[.N84]));EDATE([.A86];1);IF([.A86]=[.N84];EDATE([.A85];1);[.N84])))" office:value-type="date" office:date-value="2028-05-15">
            <text:p>15.05.28</text:p>
          </table:table-cell>
          <table:table-cell table:formula="of:=IF([.A87]=[.N86];&quot;Sondertilgung&quot;;&quot;Rate&quot;)" office:value-type="string" office:string-value="Rate">
            <text:p>Rate</text:p>
          </table:table-cell>
          <table:table-cell table:formula="of:=IF([.F86]&lt;[.$B$4];[.F86]*(1+([.$B$3]/360*(YEARFRAC([.A85];[.A86] )*360)));IF([.M87]=1;[.B$4];[.$B$5]))" office:value-type="currency" office:currency="EUR" office:value="0">
            <text:p>0,00 €</text:p>
          </table:table-cell>
          <table:table-cell table:formula="of:=IF(AND([.M87]=1;NOT([.F86]=0)); IF([.M86]=0;[.F85]*([.$B$3]/360*(YEARFRAC([.A85];[.A87] )*360))-([.$B$5]*([.$B$3]/360*(YEARFRAC([.A86];[.A87] )*360)));[.F86]*([.$B$3]/360*(YEARFRAC([.A86];[.A87] )*360))) ;0)" office:value-type="float" office:value="0">
            <text:p>0</text:p>
          </table:table-cell>
          <table:table-cell table:formula="of:=[.C87]-[.D87]" office:value-type="currency" office:currency="EUR" office:value="0">
            <text:p>0,00 €</text:p>
          </table:table-cell>
          <table:table-cell table:formula="of:=IF([.M87]=1; IF(AND([.M86]=0;NOT([.F86]=0));([.F85]-[.$B$5]-[.E87]);([.F86]-[.E87])) ;[.F86]*(1+([.$B$3]/360*( YEARFRAC([.A86];[.A87] )*360)))-[.E87])" office:value-type="currency" office:currency="EUR" office:value="0">
            <text:p>0,00 €</text:p>
          </table:table-cell>
          <table:table-cell table:number-columns-repeated="6"/>
          <table:table-cell table:formula="of:=IF([.A87]=[.N85];0;1)" office:value-type="float" office:value="1">
            <text:p>1</text:p>
          </table:table-cell>
          <table:table-cell table:formula="of:=DATE([.P87];[.$R$3];[.$Q$3])" office:value-type="date" office:date-value="2028-12-01">
            <text:p>01.12.28</text:p>
          </table:table-cell>
          <table:table-cell table:formula="of:=DATE([.P87];[.$R$3];[.$P$3])" office:value-type="date" office:date-value="2028-12-15">
            <text:p>15.12.28</text:p>
          </table:table-cell>
          <table:table-cell table:formula="of:=YEAR([.A87])" office:value-type="float" office:value="2028">
            <text:p>2028</text:p>
          </table:table-cell>
          <table:table-cell table:number-columns-repeated="6"/>
        </table:table-row>
        <table:table-row table:style-name="ro1">
          <table:table-cell table:formula="of:=IF([.A87]=[.O85];EDATE([.A87];1);IF((ABS(YEARFRAC([.A87];EDATE([.A87];1)))&lt;YEARFRAC([.A87];[.N85]));EDATE([.A87];1);IF([.A87]=[.N85];EDATE([.A86];1);[.N85])))" office:value-type="date" office:date-value="2028-06-15">
            <text:p>15.06.28</text:p>
          </table:table-cell>
          <table:table-cell table:formula="of:=IF([.A88]=[.N87];&quot;Sondertilgung&quot;;&quot;Rate&quot;)" office:value-type="string" office:string-value="Rate">
            <text:p>Rate</text:p>
          </table:table-cell>
          <table:table-cell table:formula="of:=IF([.F87]&lt;[.$B$4];[.F87]*(1+([.$B$3]/360*(YEARFRAC([.A86];[.A87] )*360)));IF([.M88]=1;[.B$4];[.$B$5]))" office:value-type="currency" office:currency="EUR" office:value="0">
            <text:p>0,00 €</text:p>
          </table:table-cell>
          <table:table-cell table:formula="of:=IF(AND([.M88]=1;NOT([.F87]=0)); IF([.M87]=0;[.F86]*([.$B$3]/360*(YEARFRAC([.A86];[.A88] )*360))-([.$B$5]*([.$B$3]/360*(YEARFRAC([.A87];[.A88] )*360)));[.F87]*([.$B$3]/360*(YEARFRAC([.A87];[.A88] )*360))) ;0)" office:value-type="float" office:value="0">
            <text:p>0</text:p>
          </table:table-cell>
          <table:table-cell table:formula="of:=[.C88]-[.D88]" office:value-type="currency" office:currency="EUR" office:value="0">
            <text:p>0,00 €</text:p>
          </table:table-cell>
          <table:table-cell table:formula="of:=IF([.M88]=1; IF(AND([.M87]=0;NOT([.F87]=0));([.F86]-[.$B$5]-[.E88]);([.F87]-[.E88])) ;[.F87]*(1+([.$B$3]/360*( YEARFRAC([.A87];[.A88] )*360)))-[.E88])" office:value-type="currency" office:currency="EUR" office:value="0">
            <text:p>0,00 €</text:p>
          </table:table-cell>
          <table:table-cell table:number-columns-repeated="6"/>
          <table:table-cell table:formula="of:=IF([.A88]=[.N86];0;1)" office:value-type="float" office:value="1">
            <text:p>1</text:p>
          </table:table-cell>
          <table:table-cell table:formula="of:=DATE([.P88];[.$R$3];[.$Q$3])" office:value-type="date" office:date-value="2028-12-01">
            <text:p>01.12.28</text:p>
          </table:table-cell>
          <table:table-cell table:formula="of:=DATE([.P88];[.$R$3];[.$P$3])" office:value-type="date" office:date-value="2028-12-15">
            <text:p>15.12.28</text:p>
          </table:table-cell>
          <table:table-cell table:formula="of:=YEAR([.A88])" office:value-type="float" office:value="2028">
            <text:p>2028</text:p>
          </table:table-cell>
          <table:table-cell table:number-columns-repeated="6"/>
        </table:table-row>
        <table:table-row table:style-name="ro1">
          <table:table-cell table:formula="of:=IF([.A88]=[.O86];EDATE([.A88];1);IF((ABS(YEARFRAC([.A88];EDATE([.A88];1)))&lt;YEARFRAC([.A88];[.N86]));EDATE([.A88];1);IF([.A88]=[.N86];EDATE([.A87];1);[.N86])))" office:value-type="date" office:date-value="2028-07-15">
            <text:p>15.07.28</text:p>
          </table:table-cell>
          <table:table-cell table:formula="of:=IF([.A89]=[.N88];&quot;Sondertilgung&quot;;&quot;Rate&quot;)" office:value-type="string" office:string-value="Rate">
            <text:p>Rate</text:p>
          </table:table-cell>
          <table:table-cell table:formula="of:=IF([.F88]&lt;[.$B$4];[.F88]*(1+([.$B$3]/360*(YEARFRAC([.A87];[.A88] )*360)));IF([.M89]=1;[.B$4];[.$B$5]))" office:value-type="currency" office:currency="EUR" office:value="0">
            <text:p>0,00 €</text:p>
          </table:table-cell>
          <table:table-cell table:formula="of:=IF(AND([.M89]=1;NOT([.F88]=0)); IF([.M88]=0;[.F87]*([.$B$3]/360*(YEARFRAC([.A87];[.A89] )*360))-([.$B$5]*([.$B$3]/360*(YEARFRAC([.A88];[.A89] )*360)));[.F88]*([.$B$3]/360*(YEARFRAC([.A88];[.A89] )*360))) ;0)" office:value-type="float" office:value="0">
            <text:p>0</text:p>
          </table:table-cell>
          <table:table-cell table:formula="of:=[.C89]-[.D89]" office:value-type="currency" office:currency="EUR" office:value="0">
            <text:p>0,00 €</text:p>
          </table:table-cell>
          <table:table-cell table:formula="of:=IF([.M89]=1; IF(AND([.M88]=0;NOT([.F88]=0));([.F87]-[.$B$5]-[.E89]);([.F88]-[.E89])) ;[.F88]*(1+([.$B$3]/360*( YEARFRAC([.A88];[.A89] )*360)))-[.E89])" office:value-type="currency" office:currency="EUR" office:value="0">
            <text:p>0,00 €</text:p>
          </table:table-cell>
          <table:table-cell table:number-columns-repeated="6"/>
          <table:table-cell table:formula="of:=IF([.A89]=[.N87];0;1)" office:value-type="float" office:value="1">
            <text:p>1</text:p>
          </table:table-cell>
          <table:table-cell table:formula="of:=DATE([.P89];[.$R$3];[.$Q$3])" office:value-type="date" office:date-value="2028-12-01">
            <text:p>01.12.28</text:p>
          </table:table-cell>
          <table:table-cell table:formula="of:=DATE([.P89];[.$R$3];[.$P$3])" office:value-type="date" office:date-value="2028-12-15">
            <text:p>15.12.28</text:p>
          </table:table-cell>
          <table:table-cell table:formula="of:=YEAR([.A89])" office:value-type="float" office:value="2028">
            <text:p>2028</text:p>
          </table:table-cell>
          <table:table-cell table:number-columns-repeated="6"/>
        </table:table-row>
        <table:table-row table:style-name="ro1">
          <table:table-cell table:formula="of:=IF([.A89]=[.O87];EDATE([.A89];1);IF((ABS(YEARFRAC([.A89];EDATE([.A89];1)))&lt;YEARFRAC([.A89];[.N87]));EDATE([.A89];1);IF([.A89]=[.N87];EDATE([.A88];1);[.N87])))" office:value-type="date" office:date-value="2028-08-15">
            <text:p>15.08.28</text:p>
          </table:table-cell>
          <table:table-cell table:formula="of:=IF([.A90]=[.N89];&quot;Sondertilgung&quot;;&quot;Rate&quot;)" office:value-type="string" office:string-value="Rate">
            <text:p>Rate</text:p>
          </table:table-cell>
          <table:table-cell table:formula="of:=IF([.F89]&lt;[.$B$4];[.F89]*(1+([.$B$3]/360*(YEARFRAC([.A88];[.A89] )*360)));IF([.M90]=1;[.B$4];[.$B$5]))" office:value-type="currency" office:currency="EUR" office:value="0">
            <text:p>0,00 €</text:p>
          </table:table-cell>
          <table:table-cell table:formula="of:=IF(AND([.M90]=1;NOT([.F89]=0)); IF([.M89]=0;[.F88]*([.$B$3]/360*(YEARFRAC([.A88];[.A90] )*360))-([.$B$5]*([.$B$3]/360*(YEARFRAC([.A89];[.A90] )*360)));[.F89]*([.$B$3]/360*(YEARFRAC([.A89];[.A90] )*360))) ;0)" office:value-type="float" office:value="0">
            <text:p>0</text:p>
          </table:table-cell>
          <table:table-cell table:formula="of:=[.C90]-[.D90]" office:value-type="currency" office:currency="EUR" office:value="0">
            <text:p>0,00 €</text:p>
          </table:table-cell>
          <table:table-cell table:formula="of:=IF([.M90]=1; IF(AND([.M89]=0;NOT([.F89]=0));([.F88]-[.$B$5]-[.E90]);([.F89]-[.E90])) ;[.F89]*(1+([.$B$3]/360*( YEARFRAC([.A89];[.A90] )*360)))-[.E90])" office:value-type="currency" office:currency="EUR" office:value="0">
            <text:p>0,00 €</text:p>
          </table:table-cell>
          <table:table-cell table:number-columns-repeated="6"/>
          <table:table-cell table:formula="of:=IF([.A90]=[.N88];0;1)" office:value-type="float" office:value="1">
            <text:p>1</text:p>
          </table:table-cell>
          <table:table-cell table:formula="of:=DATE([.P90];[.$R$3];[.$Q$3])" office:value-type="date" office:date-value="2028-12-01">
            <text:p>01.12.28</text:p>
          </table:table-cell>
          <table:table-cell table:formula="of:=DATE([.P90];[.$R$3];[.$P$3])" office:value-type="date" office:date-value="2028-12-15">
            <text:p>15.12.28</text:p>
          </table:table-cell>
          <table:table-cell table:formula="of:=YEAR([.A90])" office:value-type="float" office:value="2028">
            <text:p>2028</text:p>
          </table:table-cell>
          <table:table-cell table:number-columns-repeated="6"/>
        </table:table-row>
        <table:table-row table:style-name="ro1">
          <table:table-cell table:formula="of:=IF([.A90]=[.O88];EDATE([.A90];1);IF((ABS(YEARFRAC([.A90];EDATE([.A90];1)))&lt;YEARFRAC([.A90];[.N88]));EDATE([.A90];1);IF([.A90]=[.N88];EDATE([.A89];1);[.N88])))" office:value-type="date" office:date-value="2028-09-15">
            <text:p>15.09.28</text:p>
          </table:table-cell>
          <table:table-cell table:formula="of:=IF([.A91]=[.N90];&quot;Sondertilgung&quot;;&quot;Rate&quot;)" office:value-type="string" office:string-value="Rate">
            <text:p>Rate</text:p>
          </table:table-cell>
          <table:table-cell table:formula="of:=IF([.F90]&lt;[.$B$4];[.F90]*(1+([.$B$3]/360*(YEARFRAC([.A89];[.A90] )*360)));IF([.M91]=1;[.B$4];[.$B$5]))" office:value-type="currency" office:currency="EUR" office:value="0">
            <text:p>0,00 €</text:p>
          </table:table-cell>
          <table:table-cell table:formula="of:=IF(AND([.M91]=1;NOT([.F90]=0)); IF([.M90]=0;[.F89]*([.$B$3]/360*(YEARFRAC([.A89];[.A91] )*360))-([.$B$5]*([.$B$3]/360*(YEARFRAC([.A90];[.A91] )*360)));[.F90]*([.$B$3]/360*(YEARFRAC([.A90];[.A91] )*360))) ;0)" office:value-type="float" office:value="0">
            <text:p>0</text:p>
          </table:table-cell>
          <table:table-cell table:formula="of:=[.C91]-[.D91]" office:value-type="currency" office:currency="EUR" office:value="0">
            <text:p>0,00 €</text:p>
          </table:table-cell>
          <table:table-cell table:formula="of:=IF([.M91]=1; IF(AND([.M90]=0;NOT([.F90]=0));([.F89]-[.$B$5]-[.E91]);([.F90]-[.E91])) ;[.F90]*(1+([.$B$3]/360*( YEARFRAC([.A90];[.A91] )*360)))-[.E91])" office:value-type="currency" office:currency="EUR" office:value="0">
            <text:p>0,00 €</text:p>
          </table:table-cell>
          <table:table-cell table:number-columns-repeated="6"/>
          <table:table-cell table:formula="of:=IF([.A91]=[.N89];0;1)" office:value-type="float" office:value="1">
            <text:p>1</text:p>
          </table:table-cell>
          <table:table-cell table:formula="of:=DATE([.P91];[.$R$3];[.$Q$3])" office:value-type="date" office:date-value="2028-12-01">
            <text:p>01.12.28</text:p>
          </table:table-cell>
          <table:table-cell table:formula="of:=DATE([.P91];[.$R$3];[.$P$3])" office:value-type="date" office:date-value="2028-12-15">
            <text:p>15.12.28</text:p>
          </table:table-cell>
          <table:table-cell table:formula="of:=YEAR([.A91])" office:value-type="float" office:value="2028">
            <text:p>2028</text:p>
          </table:table-cell>
          <table:table-cell table:number-columns-repeated="6"/>
        </table:table-row>
        <table:table-row table:style-name="ro1">
          <table:table-cell table:formula="of:=IF([.A91]=[.O89];EDATE([.A91];1);IF((ABS(YEARFRAC([.A91];EDATE([.A91];1)))&lt;YEARFRAC([.A91];[.N89]));EDATE([.A91];1);IF([.A91]=[.N89];EDATE([.A90];1);[.N89])))" office:value-type="date" office:date-value="2028-10-15">
            <text:p>15.10.28</text:p>
          </table:table-cell>
          <table:table-cell table:formula="of:=IF([.A92]=[.N91];&quot;Sondertilgung&quot;;&quot;Rate&quot;)" office:value-type="string" office:string-value="Rate">
            <text:p>Rate</text:p>
          </table:table-cell>
          <table:table-cell table:formula="of:=IF([.F91]&lt;[.$B$4];[.F91]*(1+([.$B$3]/360*(YEARFRAC([.A90];[.A91] )*360)));IF([.M92]=1;[.B$4];[.$B$5]))" office:value-type="currency" office:currency="EUR" office:value="0">
            <text:p>0,00 €</text:p>
          </table:table-cell>
          <table:table-cell table:formula="of:=IF(AND([.M92]=1;NOT([.F91]=0)); IF([.M91]=0;[.F90]*([.$B$3]/360*(YEARFRAC([.A90];[.A92] )*360))-([.$B$5]*([.$B$3]/360*(YEARFRAC([.A91];[.A92] )*360)));[.F91]*([.$B$3]/360*(YEARFRAC([.A91];[.A92] )*360))) ;0)" office:value-type="float" office:value="0">
            <text:p>0</text:p>
          </table:table-cell>
          <table:table-cell table:formula="of:=[.C92]-[.D92]" office:value-type="currency" office:currency="EUR" office:value="0">
            <text:p>0,00 €</text:p>
          </table:table-cell>
          <table:table-cell table:formula="of:=IF([.M92]=1; IF(AND([.M91]=0;NOT([.F91]=0));([.F90]-[.$B$5]-[.E92]);([.F91]-[.E92])) ;[.F91]*(1+([.$B$3]/360*( YEARFRAC([.A91];[.A92] )*360)))-[.E92])" office:value-type="currency" office:currency="EUR" office:value="0">
            <text:p>0,00 €</text:p>
          </table:table-cell>
          <table:table-cell table:number-columns-repeated="6"/>
          <table:table-cell table:formula="of:=IF([.A92]=[.N90];0;1)" office:value-type="float" office:value="1">
            <text:p>1</text:p>
          </table:table-cell>
          <table:table-cell table:formula="of:=DATE([.P92];[.$R$3];[.$Q$3])" office:value-type="date" office:date-value="2028-12-01">
            <text:p>01.12.28</text:p>
          </table:table-cell>
          <table:table-cell table:formula="of:=DATE([.P92];[.$R$3];[.$P$3])" office:value-type="date" office:date-value="2028-12-15">
            <text:p>15.12.28</text:p>
          </table:table-cell>
          <table:table-cell table:formula="of:=YEAR([.A92])" office:value-type="float" office:value="2028">
            <text:p>2028</text:p>
          </table:table-cell>
          <table:table-cell table:number-columns-repeated="6"/>
        </table:table-row>
        <table:table-row table:style-name="ro1">
          <table:table-cell table:formula="of:=IF([.A92]=[.O90];EDATE([.A92];1);IF((ABS(YEARFRAC([.A92];EDATE([.A92];1)))&lt;YEARFRAC([.A92];[.N90]));EDATE([.A92];1);IF([.A92]=[.N90];EDATE([.A91];1);[.N90])))" office:value-type="date" office:date-value="2028-11-15">
            <text:p>15.11.28</text:p>
          </table:table-cell>
          <table:table-cell table:formula="of:=IF([.A93]=[.N92];&quot;Sondertilgung&quot;;&quot;Rate&quot;)" office:value-type="string" office:string-value="Rate">
            <text:p>Rate</text:p>
          </table:table-cell>
          <table:table-cell table:formula="of:=IF([.F92]&lt;[.$B$4];[.F92]*(1+([.$B$3]/360*(YEARFRAC([.A91];[.A92] )*360)));IF([.M93]=1;[.B$4];[.$B$5]))" office:value-type="currency" office:currency="EUR" office:value="0">
            <text:p>0,00 €</text:p>
          </table:table-cell>
          <table:table-cell table:formula="of:=IF(AND([.M93]=1;NOT([.F92]=0)); IF([.M92]=0;[.F91]*([.$B$3]/360*(YEARFRAC([.A91];[.A93] )*360))-([.$B$5]*([.$B$3]/360*(YEARFRAC([.A92];[.A93] )*360)));[.F92]*([.$B$3]/360*(YEARFRAC([.A92];[.A93] )*360))) ;0)" office:value-type="float" office:value="0">
            <text:p>0</text:p>
          </table:table-cell>
          <table:table-cell table:formula="of:=[.C93]-[.D93]" office:value-type="currency" office:currency="EUR" office:value="0">
            <text:p>0,00 €</text:p>
          </table:table-cell>
          <table:table-cell table:formula="of:=IF([.M93]=1; IF(AND([.M92]=0;NOT([.F92]=0));([.F91]-[.$B$5]-[.E93]);([.F92]-[.E93])) ;[.F92]*(1+([.$B$3]/360*( YEARFRAC([.A92];[.A93] )*360)))-[.E93])" office:value-type="currency" office:currency="EUR" office:value="0">
            <text:p>0,00 €</text:p>
          </table:table-cell>
          <table:table-cell table:number-columns-repeated="6"/>
          <table:table-cell table:formula="of:=IF([.A93]=[.N91];0;1)" office:value-type="float" office:value="1">
            <text:p>1</text:p>
          </table:table-cell>
          <table:table-cell table:formula="of:=DATE([.P93];[.$R$3];[.$Q$3])" office:value-type="date" office:date-value="2028-12-01">
            <text:p>01.12.28</text:p>
          </table:table-cell>
          <table:table-cell table:formula="of:=DATE([.P93];[.$R$3];[.$P$3])" office:value-type="date" office:date-value="2028-12-15">
            <text:p>15.12.28</text:p>
          </table:table-cell>
          <table:table-cell table:formula="of:=YEAR([.A93])" office:value-type="float" office:value="2028">
            <text:p>2028</text:p>
          </table:table-cell>
          <table:table-cell table:number-columns-repeated="6"/>
        </table:table-row>
        <table:table-row table:style-name="ro1">
          <table:table-cell table:formula="of:=IF([.A93]=[.O91];EDATE([.A93];1);IF((ABS(YEARFRAC([.A93];EDATE([.A93];1)))&lt;YEARFRAC([.A93];[.N91]));EDATE([.A93];1);IF([.A93]=[.N91];EDATE([.A92];1);[.N91])))" office:value-type="date" office:date-value="2028-12-01">
            <text:p>01.12.28</text:p>
          </table:table-cell>
          <table:table-cell table:formula="of:=IF([.A94]=[.N93];&quot;Sondertilgung&quot;;&quot;Rate&quot;)" office:value-type="string" office:string-value="Sondertilgung">
            <text:p>Sondertilgung</text:p>
          </table:table-cell>
          <table:table-cell table:formula="of:=IF([.F93]&lt;[.$B$4];[.F93]*(1+([.$B$3]/360*(YEARFRAC([.A92];[.A93] )*360)));IF([.M94]=1;[.B$4];[.$B$5]))" office:value-type="currency" office:currency="EUR" office:value="0">
            <text:p>0,00 €</text:p>
          </table:table-cell>
          <table:table-cell table:formula="of:=IF(AND([.M94]=1;NOT([.F93]=0)); IF([.M93]=0;[.F92]*([.$B$3]/360*(YEARFRAC([.A92];[.A94] )*360))-([.$B$5]*([.$B$3]/360*(YEARFRAC([.A93];[.A94] )*360)));[.F93]*([.$B$3]/360*(YEARFRAC([.A93];[.A94] )*360))) ;0)" office:value-type="float" office:value="0">
            <text:p>0</text:p>
          </table:table-cell>
          <table:table-cell table:formula="of:=[.C94]-[.D94]" office:value-type="currency" office:currency="EUR" office:value="0">
            <text:p>0,00 €</text:p>
          </table:table-cell>
          <table:table-cell table:formula="of:=IF([.M94]=1; IF(AND([.M93]=0;NOT([.F93]=0));([.F92]-[.$B$5]-[.E94]);([.F93]-[.E94])) ;[.F93]*(1+([.$B$3]/360*( YEARFRAC([.A93];[.A94] )*360)))-[.E94])" office:value-type="currency" office:currency="EUR" office:value="0">
            <text:p>0,00 €</text:p>
          </table:table-cell>
          <table:table-cell table:number-columns-repeated="6"/>
          <table:table-cell table:formula="of:=IF([.A94]=[.N92];0;1)" office:value-type="float" office:value="0">
            <text:p>0</text:p>
          </table:table-cell>
          <table:table-cell table:formula="of:=DATE([.P94];[.$R$3];[.$Q$3])" office:value-type="date" office:date-value="2028-12-01">
            <text:p>01.12.28</text:p>
          </table:table-cell>
          <table:table-cell table:formula="of:=DATE([.P94];[.$R$3];[.$P$3])" office:value-type="date" office:date-value="2028-12-15">
            <text:p>15.12.28</text:p>
          </table:table-cell>
          <table:table-cell table:formula="of:=YEAR([.A94])" office:value-type="float" office:value="2028">
            <text:p>2028</text:p>
          </table:table-cell>
          <table:table-cell table:number-columns-repeated="6"/>
        </table:table-row>
        <table:table-row table:style-name="ro1">
          <table:table-cell table:formula="of:=IF([.A94]=[.O92];EDATE([.A94];1);IF((ABS(YEARFRAC([.A94];EDATE([.A94];1)))&lt;YEARFRAC([.A94];[.N92]));EDATE([.A94];1);IF([.A94]=[.N92];EDATE([.A93];1);[.N92])))" office:value-type="date" office:date-value="2028-12-15">
            <text:p>15.12.28</text:p>
          </table:table-cell>
          <table:table-cell table:formula="of:=IF([.A95]=[.N94];&quot;Sondertilgung&quot;;&quot;Rate&quot;)" office:value-type="string" office:string-value="Rate">
            <text:p>Rate</text:p>
          </table:table-cell>
          <table:table-cell table:formula="of:=IF([.F94]&lt;[.$B$4];[.F94]*(1+([.$B$3]/360*(YEARFRAC([.A93];[.A94] )*360)));IF([.M95]=1;[.B$4];[.$B$5]))" office:value-type="currency" office:currency="EUR" office:value="0">
            <text:p>0,00 €</text:p>
          </table:table-cell>
          <table:table-cell table:formula="of:=IF(AND([.M95]=1;NOT([.F94]=0)); IF([.M94]=0;[.F93]*([.$B$3]/360*(YEARFRAC([.A93];[.A95] )*360))-([.$B$5]*([.$B$3]/360*(YEARFRAC([.A94];[.A95] )*360)));[.F94]*([.$B$3]/360*(YEARFRAC([.A94];[.A95] )*360))) ;0)" office:value-type="float" office:value="0">
            <text:p>0</text:p>
          </table:table-cell>
          <table:table-cell table:formula="of:=[.C95]-[.D95]" office:value-type="currency" office:currency="EUR" office:value="0">
            <text:p>0,00 €</text:p>
          </table:table-cell>
          <table:table-cell table:formula="of:=IF([.M95]=1; IF(AND([.M94]=0;NOT([.F94]=0));([.F93]-[.$B$5]-[.E95]);([.F94]-[.E95])) ;[.F94]*(1+([.$B$3]/360*( YEARFRAC([.A94];[.A95] )*360)))-[.E95])" office:value-type="currency" office:currency="EUR" office:value="0">
            <text:p>0,00 €</text:p>
          </table:table-cell>
          <table:table-cell table:number-columns-repeated="6"/>
          <table:table-cell table:formula="of:=IF([.A95]=[.N93];0;1)" office:value-type="float" office:value="1">
            <text:p>1</text:p>
          </table:table-cell>
          <table:table-cell table:formula="of:=DATE([.P95];[.$R$3];[.$Q$3])" office:value-type="date" office:date-value="2028-12-01">
            <text:p>01.12.28</text:p>
          </table:table-cell>
          <table:table-cell table:formula="of:=DATE([.P95];[.$R$3];[.$P$3])" office:value-type="date" office:date-value="2028-12-15">
            <text:p>15.12.28</text:p>
          </table:table-cell>
          <table:table-cell table:formula="of:=YEAR([.A95])" office:value-type="float" office:value="2028">
            <text:p>2028</text:p>
          </table:table-cell>
          <table:table-cell table:number-columns-repeated="6"/>
        </table:table-row>
        <table:table-row table:style-name="ro1">
          <table:table-cell table:formula="of:=IF([.A95]=[.O93];EDATE([.A95];1);IF((ABS(YEARFRAC([.A95];EDATE([.A95];1)))&lt;YEARFRAC([.A95];[.N93]));EDATE([.A95];1);IF([.A95]=[.N93];EDATE([.A94];1);[.N93])))" office:value-type="date" office:date-value="2029-01-15">
            <text:p>15.01.29</text:p>
          </table:table-cell>
          <table:table-cell table:formula="of:=IF([.A96]=[.N95];&quot;Sondertilgung&quot;;&quot;Rate&quot;)" office:value-type="string" office:string-value="Rate">
            <text:p>Rate</text:p>
          </table:table-cell>
          <table:table-cell table:formula="of:=IF([.F95]&lt;[.$B$4];[.F95]*(1+([.$B$3]/360*(YEARFRAC([.A94];[.A95] )*360)));IF([.M96]=1;[.B$4];[.$B$5]))" office:value-type="currency" office:currency="EUR" office:value="0">
            <text:p>0,00 €</text:p>
          </table:table-cell>
          <table:table-cell table:formula="of:=IF(AND([.M96]=1;NOT([.F95]=0)); IF([.M95]=0;[.F94]*([.$B$3]/360*(YEARFRAC([.A94];[.A96] )*360))-([.$B$5]*([.$B$3]/360*(YEARFRAC([.A95];[.A96] )*360)));[.F95]*([.$B$3]/360*(YEARFRAC([.A95];[.A96] )*360))) ;0)" office:value-type="float" office:value="0">
            <text:p>0</text:p>
          </table:table-cell>
          <table:table-cell table:formula="of:=[.C96]-[.D96]" office:value-type="currency" office:currency="EUR" office:value="0">
            <text:p>0,00 €</text:p>
          </table:table-cell>
          <table:table-cell table:formula="of:=IF([.M96]=1; IF(AND([.M95]=0;NOT([.F95]=0));([.F94]-[.$B$5]-[.E96]);([.F95]-[.E96])) ;[.F95]*(1+([.$B$3]/360*( YEARFRAC([.A95];[.A96] )*360)))-[.E96])" office:value-type="currency" office:currency="EUR" office:value="0">
            <text:p>0,00 €</text:p>
          </table:table-cell>
          <table:table-cell table:number-columns-repeated="6"/>
          <table:table-cell table:formula="of:=IF([.A96]=[.N94];0;1)" office:value-type="float" office:value="1">
            <text:p>1</text:p>
          </table:table-cell>
          <table:table-cell table:formula="of:=DATE([.P96];[.$R$3];[.$Q$3])" office:value-type="date" office:date-value="2029-12-01">
            <text:p>01.12.29</text:p>
          </table:table-cell>
          <table:table-cell table:formula="of:=DATE([.P96];[.$R$3];[.$P$3])" office:value-type="date" office:date-value="2029-12-15">
            <text:p>15.12.29</text:p>
          </table:table-cell>
          <table:table-cell table:formula="of:=YEAR([.A96])" office:value-type="float" office:value="2029">
            <text:p>2029</text:p>
          </table:table-cell>
          <table:table-cell table:number-columns-repeated="6"/>
        </table:table-row>
        <table:table-row table:style-name="ro1">
          <table:table-cell table:formula="of:=IF([.A96]=[.O94];EDATE([.A96];1);IF((ABS(YEARFRAC([.A96];EDATE([.A96];1)))&lt;YEARFRAC([.A96];[.N94]));EDATE([.A96];1);IF([.A96]=[.N94];EDATE([.A95];1);[.N94])))" office:value-type="date" office:date-value="2029-02-15">
            <text:p>15.02.29</text:p>
          </table:table-cell>
          <table:table-cell table:formula="of:=IF([.A97]=[.N96];&quot;Sondertilgung&quot;;&quot;Rate&quot;)" office:value-type="string" office:string-value="Rate">
            <text:p>Rate</text:p>
          </table:table-cell>
          <table:table-cell table:formula="of:=IF([.F96]&lt;[.$B$4];[.F96]*(1+([.$B$3]/360*(YEARFRAC([.A95];[.A96] )*360)));IF([.M97]=1;[.B$4];[.$B$5]))" office:value-type="currency" office:currency="EUR" office:value="0">
            <text:p>0,00 €</text:p>
          </table:table-cell>
          <table:table-cell table:formula="of:=IF(AND([.M97]=1;NOT([.F96]=0)); IF([.M96]=0;[.F95]*([.$B$3]/360*(YEARFRAC([.A95];[.A97] )*360))-([.$B$5]*([.$B$3]/360*(YEARFRAC([.A96];[.A97] )*360)));[.F96]*([.$B$3]/360*(YEARFRAC([.A96];[.A97] )*360))) ;0)" office:value-type="float" office:value="0">
            <text:p>0</text:p>
          </table:table-cell>
          <table:table-cell table:formula="of:=[.C97]-[.D97]" office:value-type="currency" office:currency="EUR" office:value="0">
            <text:p>0,00 €</text:p>
          </table:table-cell>
          <table:table-cell table:formula="of:=IF([.M97]=1; IF(AND([.M96]=0;NOT([.F96]=0));([.F95]-[.$B$5]-[.E97]);([.F96]-[.E97])) ;[.F96]*(1+([.$B$3]/360*( YEARFRAC([.A96];[.A97] )*360)))-[.E97])" office:value-type="currency" office:currency="EUR" office:value="0">
            <text:p>0,00 €</text:p>
          </table:table-cell>
          <table:table-cell table:number-columns-repeated="6"/>
          <table:table-cell table:formula="of:=IF([.A97]=[.N95];0;1)" office:value-type="float" office:value="1">
            <text:p>1</text:p>
          </table:table-cell>
          <table:table-cell table:formula="of:=DATE([.P97];[.$R$3];[.$Q$3])" office:value-type="date" office:date-value="2029-12-01">
            <text:p>01.12.29</text:p>
          </table:table-cell>
          <table:table-cell table:formula="of:=DATE([.P97];[.$R$3];[.$P$3])" office:value-type="date" office:date-value="2029-12-15">
            <text:p>15.12.29</text:p>
          </table:table-cell>
          <table:table-cell table:formula="of:=YEAR([.A97])" office:value-type="float" office:value="2029">
            <text:p>2029</text:p>
          </table:table-cell>
          <table:table-cell table:number-columns-repeated="6"/>
        </table:table-row>
        <table:table-row table:style-name="ro1">
          <table:table-cell table:formula="of:=IF([.A97]=[.O95];EDATE([.A97];1);IF((ABS(YEARFRAC([.A97];EDATE([.A97];1)))&lt;YEARFRAC([.A97];[.N95]));EDATE([.A97];1);IF([.A97]=[.N95];EDATE([.A96];1);[.N95])))" office:value-type="date" office:date-value="2029-03-15">
            <text:p>15.03.29</text:p>
          </table:table-cell>
          <table:table-cell table:formula="of:=IF([.A98]=[.N97];&quot;Sondertilgung&quot;;&quot;Rate&quot;)" office:value-type="string" office:string-value="Rate">
            <text:p>Rate</text:p>
          </table:table-cell>
          <table:table-cell table:formula="of:=IF([.F97]&lt;[.$B$4];[.F97]*(1+([.$B$3]/360*(YEARFRAC([.A96];[.A97] )*360)));IF([.M98]=1;[.B$4];[.$B$5]))" office:value-type="currency" office:currency="EUR" office:value="0">
            <text:p>0,00 €</text:p>
          </table:table-cell>
          <table:table-cell table:formula="of:=IF(AND([.M98]=1;NOT([.F97]=0)); IF([.M97]=0;[.F96]*([.$B$3]/360*(YEARFRAC([.A96];[.A98] )*360))-([.$B$5]*([.$B$3]/360*(YEARFRAC([.A97];[.A98] )*360)));[.F97]*([.$B$3]/360*(YEARFRAC([.A97];[.A98] )*360))) ;0)" office:value-type="float" office:value="0">
            <text:p>0</text:p>
          </table:table-cell>
          <table:table-cell table:formula="of:=[.C98]-[.D98]" office:value-type="currency" office:currency="EUR" office:value="0">
            <text:p>0,00 €</text:p>
          </table:table-cell>
          <table:table-cell table:formula="of:=IF([.M98]=1; IF(AND([.M97]=0;NOT([.F97]=0));([.F96]-[.$B$5]-[.E98]);([.F97]-[.E98])) ;[.F97]*(1+([.$B$3]/360*( YEARFRAC([.A97];[.A98] )*360)))-[.E98])" office:value-type="currency" office:currency="EUR" office:value="0">
            <text:p>0,00 €</text:p>
          </table:table-cell>
          <table:table-cell table:number-columns-repeated="6"/>
          <table:table-cell table:formula="of:=IF([.A98]=[.N96];0;1)" office:value-type="float" office:value="1">
            <text:p>1</text:p>
          </table:table-cell>
          <table:table-cell table:formula="of:=DATE([.P98];[.$R$3];[.$Q$3])" office:value-type="date" office:date-value="2029-12-01">
            <text:p>01.12.29</text:p>
          </table:table-cell>
          <table:table-cell table:formula="of:=DATE([.P98];[.$R$3];[.$P$3])" office:value-type="date" office:date-value="2029-12-15">
            <text:p>15.12.29</text:p>
          </table:table-cell>
          <table:table-cell table:formula="of:=YEAR([.A98])" office:value-type="float" office:value="2029">
            <text:p>2029</text:p>
          </table:table-cell>
          <table:table-cell table:number-columns-repeated="6"/>
        </table:table-row>
        <table:table-row table:style-name="ro1">
          <table:table-cell table:formula="of:=IF([.A98]=[.O96];EDATE([.A98];1);IF((ABS(YEARFRAC([.A98];EDATE([.A98];1)))&lt;YEARFRAC([.A98];[.N96]));EDATE([.A98];1);IF([.A98]=[.N96];EDATE([.A97];1);[.N96])))" office:value-type="date" office:date-value="2029-04-15">
            <text:p>15.04.29</text:p>
          </table:table-cell>
          <table:table-cell table:formula="of:=IF([.A99]=[.N98];&quot;Sondertilgung&quot;;&quot;Rate&quot;)" office:value-type="string" office:string-value="Rate">
            <text:p>Rate</text:p>
          </table:table-cell>
          <table:table-cell table:formula="of:=IF([.F98]&lt;[.$B$4];[.F98]*(1+([.$B$3]/360*(YEARFRAC([.A97];[.A98] )*360)));IF([.M99]=1;[.B$4];[.$B$5]))" office:value-type="currency" office:currency="EUR" office:value="0">
            <text:p>0,00 €</text:p>
          </table:table-cell>
          <table:table-cell table:formula="of:=IF(AND([.M99]=1;NOT([.F98]=0)); IF([.M98]=0;[.F97]*([.$B$3]/360*(YEARFRAC([.A97];[.A99] )*360))-([.$B$5]*([.$B$3]/360*(YEARFRAC([.A98];[.A99] )*360)));[.F98]*([.$B$3]/360*(YEARFRAC([.A98];[.A99] )*360))) ;0)" office:value-type="float" office:value="0">
            <text:p>0</text:p>
          </table:table-cell>
          <table:table-cell table:formula="of:=[.C99]-[.D99]" office:value-type="currency" office:currency="EUR" office:value="0">
            <text:p>0,00 €</text:p>
          </table:table-cell>
          <table:table-cell table:formula="of:=IF([.M99]=1; IF(AND([.M98]=0;NOT([.F98]=0));([.F97]-[.$B$5]-[.E99]);([.F98]-[.E99])) ;[.F98]*(1+([.$B$3]/360*( YEARFRAC([.A98];[.A99] )*360)))-[.E99])" office:value-type="currency" office:currency="EUR" office:value="0">
            <text:p>0,00 €</text:p>
          </table:table-cell>
          <table:table-cell table:number-columns-repeated="6"/>
          <table:table-cell table:formula="of:=IF([.A99]=[.N97];0;1)" office:value-type="float" office:value="1">
            <text:p>1</text:p>
          </table:table-cell>
          <table:table-cell table:formula="of:=DATE([.P99];[.$R$3];[.$Q$3])" office:value-type="date" office:date-value="2029-12-01">
            <text:p>01.12.29</text:p>
          </table:table-cell>
          <table:table-cell table:formula="of:=DATE([.P99];[.$R$3];[.$P$3])" office:value-type="date" office:date-value="2029-12-15">
            <text:p>15.12.29</text:p>
          </table:table-cell>
          <table:table-cell table:formula="of:=YEAR([.A99])" office:value-type="float" office:value="2029">
            <text:p>2029</text:p>
          </table:table-cell>
          <table:table-cell table:number-columns-repeated="6"/>
        </table:table-row>
        <table:table-row table:style-name="ro1">
          <table:table-cell table:formula="of:=IF([.A99]=[.O97];EDATE([.A99];1);IF((ABS(YEARFRAC([.A99];EDATE([.A99];1)))&lt;YEARFRAC([.A99];[.N97]));EDATE([.A99];1);IF([.A99]=[.N97];EDATE([.A98];1);[.N97])))" office:value-type="date" office:date-value="2029-05-15">
            <text:p>15.05.29</text:p>
          </table:table-cell>
          <table:table-cell table:formula="of:=IF([.A100]=[.N99];&quot;Sondertilgung&quot;;&quot;Rate&quot;)" office:value-type="string" office:string-value="Rate">
            <text:p>Rate</text:p>
          </table:table-cell>
          <table:table-cell table:formula="of:=IF([.F99]&lt;[.$B$4];[.F99]*(1+([.$B$3]/360*(YEARFRAC([.A98];[.A99] )*360)));IF([.M100]=1;[.B$4];[.$B$5]))" office:value-type="currency" office:currency="EUR" office:value="0">
            <text:p>0,00 €</text:p>
          </table:table-cell>
          <table:table-cell table:formula="of:=IF(AND([.M100]=1;NOT([.F99]=0)); IF([.M99]=0;[.F98]*([.$B$3]/360*(YEARFRAC([.A98];[.A100] )*360))-([.$B$5]*([.$B$3]/360*(YEARFRAC([.A99];[.A100] )*360)));[.F99]*([.$B$3]/360*(YEARFRAC([.A99];[.A100] )*360))) ;0)" office:value-type="float" office:value="0">
            <text:p>0</text:p>
          </table:table-cell>
          <table:table-cell table:formula="of:=[.C100]-[.D100]" office:value-type="currency" office:currency="EUR" office:value="0">
            <text:p>0,00 €</text:p>
          </table:table-cell>
          <table:table-cell table:formula="of:=IF([.M100]=1; IF(AND([.M99]=0;NOT([.F99]=0));([.F98]-[.$B$5]-[.E100]);([.F99]-[.E100])) ;[.F99]*(1+([.$B$3]/360*( YEARFRAC([.A99];[.A100] )*360)))-[.E100])" office:value-type="currency" office:currency="EUR" office:value="0">
            <text:p>0,00 €</text:p>
          </table:table-cell>
          <table:table-cell table:number-columns-repeated="6"/>
          <table:table-cell table:formula="of:=IF([.A100]=[.N98];0;1)" office:value-type="float" office:value="1">
            <text:p>1</text:p>
          </table:table-cell>
          <table:table-cell table:formula="of:=DATE([.P100];[.$R$3];[.$Q$3])" office:value-type="date" office:date-value="2029-12-01">
            <text:p>01.12.29</text:p>
          </table:table-cell>
          <table:table-cell table:formula="of:=DATE([.P100];[.$R$3];[.$P$3])" office:value-type="date" office:date-value="2029-12-15">
            <text:p>15.12.29</text:p>
          </table:table-cell>
          <table:table-cell table:formula="of:=YEAR([.A100])" office:value-type="float" office:value="2029">
            <text:p>2029</text:p>
          </table:table-cell>
          <table:table-cell table:number-columns-repeated="6"/>
        </table:table-row>
        <table:table-row table:style-name="ro1">
          <table:table-cell table:formula="of:=IF([.A100]=[.O98];EDATE([.A100];1);IF((ABS(YEARFRAC([.A100];EDATE([.A100];1)))&lt;YEARFRAC([.A100];[.N98]));EDATE([.A100];1);IF([.A100]=[.N98];EDATE([.A99];1);[.N98])))" office:value-type="date" office:date-value="2029-06-15">
            <text:p>15.06.29</text:p>
          </table:table-cell>
          <table:table-cell table:formula="of:=IF([.A101]=[.N100];&quot;Sondertilgung&quot;;&quot;Rate&quot;)" office:value-type="string" office:string-value="Rate">
            <text:p>Rate</text:p>
          </table:table-cell>
          <table:table-cell table:formula="of:=IF([.F100]&lt;[.$B$4];[.F100]*(1+([.$B$3]/360*(YEARFRAC([.A99];[.A100] )*360)));IF([.M101]=1;[.B$4];[.$B$5]))" office:value-type="currency" office:currency="EUR" office:value="0">
            <text:p>0,00 €</text:p>
          </table:table-cell>
          <table:table-cell table:formula="of:=IF(AND([.M101]=1;NOT([.F100]=0)); IF([.M100]=0;[.F99]*([.$B$3]/360*(YEARFRAC([.A99];[.A101] )*360))-([.$B$5]*([.$B$3]/360*(YEARFRAC([.A100];[.A101] )*360)));[.F100]*([.$B$3]/360*(YEARFRAC([.A100];[.A101] )*360))) ;0)" office:value-type="float" office:value="0">
            <text:p>0</text:p>
          </table:table-cell>
          <table:table-cell table:formula="of:=[.C101]-[.D101]" office:value-type="currency" office:currency="EUR" office:value="0">
            <text:p>0,00 €</text:p>
          </table:table-cell>
          <table:table-cell table:formula="of:=IF([.M101]=1; IF(AND([.M100]=0;NOT([.F100]=0));([.F99]-[.$B$5]-[.E101]);([.F100]-[.E101])) ;[.F100]*(1+([.$B$3]/360*( YEARFRAC([.A100];[.A101] )*360)))-[.E101])" office:value-type="currency" office:currency="EUR" office:value="0">
            <text:p>0,00 €</text:p>
          </table:table-cell>
          <table:table-cell table:number-columns-repeated="6"/>
          <table:table-cell table:formula="of:=IF([.A101]=[.N99];0;1)" office:value-type="float" office:value="1">
            <text:p>1</text:p>
          </table:table-cell>
          <table:table-cell table:formula="of:=DATE([.P101];[.$R$3];[.$Q$3])" office:value-type="date" office:date-value="2029-12-01">
            <text:p>01.12.29</text:p>
          </table:table-cell>
          <table:table-cell table:formula="of:=DATE([.P101];[.$R$3];[.$P$3])" office:value-type="date" office:date-value="2029-12-15">
            <text:p>15.12.29</text:p>
          </table:table-cell>
          <table:table-cell table:formula="of:=YEAR([.A101])" office:value-type="float" office:value="2029">
            <text:p>2029</text:p>
          </table:table-cell>
          <table:table-cell table:number-columns-repeated="6"/>
        </table:table-row>
        <table:table-row table:style-name="ro1">
          <table:table-cell table:formula="of:=IF([.A101]=[.O99];EDATE([.A101];1);IF((ABS(YEARFRAC([.A101];EDATE([.A101];1)))&lt;YEARFRAC([.A101];[.N99]));EDATE([.A101];1);IF([.A101]=[.N99];EDATE([.A100];1);[.N99])))" office:value-type="date" office:date-value="2029-07-15">
            <text:p>15.07.29</text:p>
          </table:table-cell>
          <table:table-cell table:formula="of:=IF([.A102]=[.N101];&quot;Sondertilgung&quot;;&quot;Rate&quot;)" office:value-type="string" office:string-value="Rate">
            <text:p>Rate</text:p>
          </table:table-cell>
          <table:table-cell table:formula="of:=IF([.F101]&lt;[.$B$4];[.F101]*(1+([.$B$3]/360*(YEARFRAC([.A100];[.A101] )*360)));IF([.M102]=1;[.B$4];[.$B$5]))" office:value-type="currency" office:currency="EUR" office:value="0">
            <text:p>0,00 €</text:p>
          </table:table-cell>
          <table:table-cell table:formula="of:=IF(AND([.M102]=1;NOT([.F101]=0)); IF([.M101]=0;[.F100]*([.$B$3]/360*(YEARFRAC([.A100];[.A102] )*360))-([.$B$5]*([.$B$3]/360*(YEARFRAC([.A101];[.A102] )*360)));[.F101]*([.$B$3]/360*(YEARFRAC([.A101];[.A102] )*360))) ;0)" office:value-type="float" office:value="0">
            <text:p>0</text:p>
          </table:table-cell>
          <table:table-cell table:formula="of:=[.C102]-[.D102]" office:value-type="currency" office:currency="EUR" office:value="0">
            <text:p>0,00 €</text:p>
          </table:table-cell>
          <table:table-cell table:formula="of:=IF([.M102]=1; IF(AND([.M101]=0;NOT([.F101]=0));([.F100]-[.$B$5]-[.E102]);([.F101]-[.E102])) ;[.F101]*(1+([.$B$3]/360*( YEARFRAC([.A101];[.A102] )*360)))-[.E102])" office:value-type="currency" office:currency="EUR" office:value="0">
            <text:p>0,00 €</text:p>
          </table:table-cell>
          <table:table-cell table:number-columns-repeated="6"/>
          <table:table-cell table:formula="of:=IF([.A102]=[.N100];0;1)" office:value-type="float" office:value="1">
            <text:p>1</text:p>
          </table:table-cell>
          <table:table-cell table:formula="of:=DATE([.P102];[.$R$3];[.$Q$3])" office:value-type="date" office:date-value="2029-12-01">
            <text:p>01.12.29</text:p>
          </table:table-cell>
          <table:table-cell table:formula="of:=DATE([.P102];[.$R$3];[.$P$3])" office:value-type="date" office:date-value="2029-12-15">
            <text:p>15.12.29</text:p>
          </table:table-cell>
          <table:table-cell table:formula="of:=YEAR([.A102])" office:value-type="float" office:value="2029">
            <text:p>2029</text:p>
          </table:table-cell>
          <table:table-cell table:number-columns-repeated="6"/>
        </table:table-row>
        <table:table-row table:style-name="ro1">
          <table:table-cell table:formula="of:=IF([.A102]=[.O100];EDATE([.A102];1);IF((ABS(YEARFRAC([.A102];EDATE([.A102];1)))&lt;YEARFRAC([.A102];[.N100]));EDATE([.A102];1);IF([.A102]=[.N100];EDATE([.A101];1);[.N100])))" office:value-type="date" office:date-value="2029-08-15">
            <text:p>15.08.29</text:p>
          </table:table-cell>
          <table:table-cell table:formula="of:=IF([.A103]=[.N102];&quot;Sondertilgung&quot;;&quot;Rate&quot;)" office:value-type="string" office:string-value="Rate">
            <text:p>Rate</text:p>
          </table:table-cell>
          <table:table-cell table:formula="of:=IF([.F102]&lt;[.$B$4];[.F102]*(1+([.$B$3]/360*(YEARFRAC([.A101];[.A102] )*360)));IF([.M103]=1;[.B$4];[.$B$5]))" office:value-type="currency" office:currency="EUR" office:value="0">
            <text:p>0,00 €</text:p>
          </table:table-cell>
          <table:table-cell table:formula="of:=IF(AND([.M103]=1;NOT([.F102]=0)); IF([.M102]=0;[.F101]*([.$B$3]/360*(YEARFRAC([.A101];[.A103] )*360))-([.$B$5]*([.$B$3]/360*(YEARFRAC([.A102];[.A103] )*360)));[.F102]*([.$B$3]/360*(YEARFRAC([.A102];[.A103] )*360))) ;0)" office:value-type="float" office:value="0">
            <text:p>0</text:p>
          </table:table-cell>
          <table:table-cell table:formula="of:=[.C103]-[.D103]" office:value-type="currency" office:currency="EUR" office:value="0">
            <text:p>0,00 €</text:p>
          </table:table-cell>
          <table:table-cell table:formula="of:=IF([.M103]=1; IF(AND([.M102]=0;NOT([.F102]=0));([.F101]-[.$B$5]-[.E103]);([.F102]-[.E103])) ;[.F102]*(1+([.$B$3]/360*( YEARFRAC([.A102];[.A103] )*360)))-[.E103])" office:value-type="currency" office:currency="EUR" office:value="0">
            <text:p>0,00 €</text:p>
          </table:table-cell>
          <table:table-cell table:number-columns-repeated="6"/>
          <table:table-cell table:formula="of:=IF([.A103]=[.N101];0;1)" office:value-type="float" office:value="1">
            <text:p>1</text:p>
          </table:table-cell>
          <table:table-cell table:formula="of:=DATE([.P103];[.$R$3];[.$Q$3])" office:value-type="date" office:date-value="2029-12-01">
            <text:p>01.12.29</text:p>
          </table:table-cell>
          <table:table-cell table:formula="of:=DATE([.P103];[.$R$3];[.$P$3])" office:value-type="date" office:date-value="2029-12-15">
            <text:p>15.12.29</text:p>
          </table:table-cell>
          <table:table-cell table:formula="of:=YEAR([.A103])" office:value-type="float" office:value="2029">
            <text:p>2029</text:p>
          </table:table-cell>
          <table:table-cell table:number-columns-repeated="6"/>
        </table:table-row>
        <table:table-row table:style-name="ro1">
          <table:table-cell table:formula="of:=IF([.A103]=[.O101];EDATE([.A103];1);IF((ABS(YEARFRAC([.A103];EDATE([.A103];1)))&lt;YEARFRAC([.A103];[.N101]));EDATE([.A103];1);IF([.A103]=[.N101];EDATE([.A102];1);[.N101])))" office:value-type="date" office:date-value="2029-09-15">
            <text:p>15.09.29</text:p>
          </table:table-cell>
          <table:table-cell table:formula="of:=IF([.A104]=[.N103];&quot;Sondertilgung&quot;;&quot;Rate&quot;)" office:value-type="string" office:string-value="Rate">
            <text:p>Rate</text:p>
          </table:table-cell>
          <table:table-cell table:formula="of:=IF([.F103]&lt;[.$B$4];[.F103]*(1+([.$B$3]/360*(YEARFRAC([.A102];[.A103] )*360)));IF([.M104]=1;[.B$4];[.$B$5]))" office:value-type="currency" office:currency="EUR" office:value="0">
            <text:p>0,00 €</text:p>
          </table:table-cell>
          <table:table-cell table:formula="of:=IF(AND([.M104]=1;NOT([.F103]=0)); IF([.M103]=0;[.F102]*([.$B$3]/360*(YEARFRAC([.A102];[.A104] )*360))-([.$B$5]*([.$B$3]/360*(YEARFRAC([.A103];[.A104] )*360)));[.F103]*([.$B$3]/360*(YEARFRAC([.A103];[.A104] )*360))) ;0)" office:value-type="float" office:value="0">
            <text:p>0</text:p>
          </table:table-cell>
          <table:table-cell table:formula="of:=[.C104]-[.D104]" office:value-type="currency" office:currency="EUR" office:value="0">
            <text:p>0,00 €</text:p>
          </table:table-cell>
          <table:table-cell table:formula="of:=IF([.M104]=1; IF(AND([.M103]=0;NOT([.F103]=0));([.F102]-[.$B$5]-[.E104]);([.F103]-[.E104])) ;[.F103]*(1+([.$B$3]/360*( YEARFRAC([.A103];[.A104] )*360)))-[.E104])" office:value-type="currency" office:currency="EUR" office:value="0">
            <text:p>0,00 €</text:p>
          </table:table-cell>
          <table:table-cell table:number-columns-repeated="6"/>
          <table:table-cell table:formula="of:=IF([.A104]=[.N102];0;1)" office:value-type="float" office:value="1">
            <text:p>1</text:p>
          </table:table-cell>
          <table:table-cell table:formula="of:=DATE([.P104];[.$R$3];[.$Q$3])" office:value-type="date" office:date-value="2029-12-01">
            <text:p>01.12.29</text:p>
          </table:table-cell>
          <table:table-cell table:formula="of:=DATE([.P104];[.$R$3];[.$P$3])" office:value-type="date" office:date-value="2029-12-15">
            <text:p>15.12.29</text:p>
          </table:table-cell>
          <table:table-cell table:formula="of:=YEAR([.A104])" office:value-type="float" office:value="2029">
            <text:p>2029</text:p>
          </table:table-cell>
          <table:table-cell table:number-columns-repeated="6"/>
        </table:table-row>
        <table:table-row table:style-name="ro1">
          <table:table-cell table:formula="of:=IF([.A104]=[.O102];EDATE([.A104];1);IF((ABS(YEARFRAC([.A104];EDATE([.A104];1)))&lt;YEARFRAC([.A104];[.N102]));EDATE([.A104];1);IF([.A104]=[.N102];EDATE([.A103];1);[.N102])))" office:value-type="date" office:date-value="2029-10-15">
            <text:p>15.10.29</text:p>
          </table:table-cell>
          <table:table-cell table:formula="of:=IF([.A105]=[.N104];&quot;Sondertilgung&quot;;&quot;Rate&quot;)" office:value-type="string" office:string-value="Rate">
            <text:p>Rate</text:p>
          </table:table-cell>
          <table:table-cell table:formula="of:=IF([.F104]&lt;[.$B$4];[.F104]*(1+([.$B$3]/360*(YEARFRAC([.A103];[.A104] )*360)));IF([.M105]=1;[.B$4];[.$B$5]))" office:value-type="currency" office:currency="EUR" office:value="0">
            <text:p>0,00 €</text:p>
          </table:table-cell>
          <table:table-cell table:formula="of:=IF(AND([.M105]=1;NOT([.F104]=0)); IF([.M104]=0;[.F103]*([.$B$3]/360*(YEARFRAC([.A103];[.A105] )*360))-([.$B$5]*([.$B$3]/360*(YEARFRAC([.A104];[.A105] )*360)));[.F104]*([.$B$3]/360*(YEARFRAC([.A104];[.A105] )*360))) ;0)" office:value-type="float" office:value="0">
            <text:p>0</text:p>
          </table:table-cell>
          <table:table-cell table:formula="of:=[.C105]-[.D105]" office:value-type="currency" office:currency="EUR" office:value="0">
            <text:p>0,00 €</text:p>
          </table:table-cell>
          <table:table-cell table:formula="of:=IF([.M105]=1; IF(AND([.M104]=0;NOT([.F104]=0));([.F103]-[.$B$5]-[.E105]);([.F104]-[.E105])) ;[.F104]*(1+([.$B$3]/360*( YEARFRAC([.A104];[.A105] )*360)))-[.E105])" office:value-type="currency" office:currency="EUR" office:value="0">
            <text:p>0,00 €</text:p>
          </table:table-cell>
          <table:table-cell table:number-columns-repeated="6"/>
          <table:table-cell table:formula="of:=IF([.A105]=[.N103];0;1)" office:value-type="float" office:value="1">
            <text:p>1</text:p>
          </table:table-cell>
          <table:table-cell table:formula="of:=DATE([.P105];[.$R$3];[.$Q$3])" office:value-type="date" office:date-value="2029-12-01">
            <text:p>01.12.29</text:p>
          </table:table-cell>
          <table:table-cell table:formula="of:=DATE([.P105];[.$R$3];[.$P$3])" office:value-type="date" office:date-value="2029-12-15">
            <text:p>15.12.29</text:p>
          </table:table-cell>
          <table:table-cell table:formula="of:=YEAR([.A105])" office:value-type="float" office:value="2029">
            <text:p>2029</text:p>
          </table:table-cell>
          <table:table-cell table:number-columns-repeated="6"/>
        </table:table-row>
        <table:table-row table:style-name="ro1">
          <table:table-cell table:formula="of:=IF([.A105]=[.O103];EDATE([.A105];1);IF((ABS(YEARFRAC([.A105];EDATE([.A105];1)))&lt;YEARFRAC([.A105];[.N103]));EDATE([.A105];1);IF([.A105]=[.N103];EDATE([.A104];1);[.N103])))" office:value-type="date" office:date-value="2029-11-15">
            <text:p>15.11.29</text:p>
          </table:table-cell>
          <table:table-cell table:formula="of:=IF([.A106]=[.N105];&quot;Sondertilgung&quot;;&quot;Rate&quot;)" office:value-type="string" office:string-value="Rate">
            <text:p>Rate</text:p>
          </table:table-cell>
          <table:table-cell table:formula="of:=IF([.F105]&lt;[.$B$4];[.F105]*(1+([.$B$3]/360*(YEARFRAC([.A104];[.A105] )*360)));IF([.M106]=1;[.B$4];[.$B$5]))" office:value-type="currency" office:currency="EUR" office:value="0">
            <text:p>0,00 €</text:p>
          </table:table-cell>
          <table:table-cell table:formula="of:=IF(AND([.M106]=1;NOT([.F105]=0)); IF([.M105]=0;[.F104]*([.$B$3]/360*(YEARFRAC([.A104];[.A106] )*360))-([.$B$5]*([.$B$3]/360*(YEARFRAC([.A105];[.A106] )*360)));[.F105]*([.$B$3]/360*(YEARFRAC([.A105];[.A106] )*360))) ;0)" office:value-type="float" office:value="0">
            <text:p>0</text:p>
          </table:table-cell>
          <table:table-cell table:formula="of:=[.C106]-[.D106]" office:value-type="currency" office:currency="EUR" office:value="0">
            <text:p>0,00 €</text:p>
          </table:table-cell>
          <table:table-cell table:formula="of:=IF([.M106]=1; IF(AND([.M105]=0;NOT([.F105]=0));([.F104]-[.$B$5]-[.E106]);([.F105]-[.E106])) ;[.F105]*(1+([.$B$3]/360*( YEARFRAC([.A105];[.A106] )*360)))-[.E106])" office:value-type="currency" office:currency="EUR" office:value="0">
            <text:p>0,00 €</text:p>
          </table:table-cell>
          <table:table-cell table:number-columns-repeated="6"/>
          <table:table-cell table:formula="of:=IF([.A106]=[.N104];0;1)" office:value-type="float" office:value="1">
            <text:p>1</text:p>
          </table:table-cell>
          <table:table-cell table:formula="of:=DATE([.P106];[.$R$3];[.$Q$3])" office:value-type="date" office:date-value="2029-12-01">
            <text:p>01.12.29</text:p>
          </table:table-cell>
          <table:table-cell table:formula="of:=DATE([.P106];[.$R$3];[.$P$3])" office:value-type="date" office:date-value="2029-12-15">
            <text:p>15.12.29</text:p>
          </table:table-cell>
          <table:table-cell table:formula="of:=YEAR([.A106])" office:value-type="float" office:value="2029">
            <text:p>2029</text:p>
          </table:table-cell>
          <table:table-cell table:number-columns-repeated="6"/>
        </table:table-row>
        <table:table-row table:style-name="ro1">
          <table:table-cell table:formula="of:=IF([.A106]=[.O104];EDATE([.A106];1);IF((ABS(YEARFRAC([.A106];EDATE([.A106];1)))&lt;YEARFRAC([.A106];[.N104]));EDATE([.A106];1);IF([.A106]=[.N104];EDATE([.A105];1);[.N104])))" office:value-type="date" office:date-value="2029-12-01">
            <text:p>01.12.29</text:p>
          </table:table-cell>
          <table:table-cell table:formula="of:=IF([.A107]=[.N106];&quot;Sondertilgung&quot;;&quot;Rate&quot;)" office:value-type="string" office:string-value="Sondertilgung">
            <text:p>Sondertilgung</text:p>
          </table:table-cell>
          <table:table-cell table:formula="of:=IF([.F106]&lt;[.$B$4];[.F106]*(1+([.$B$3]/360*(YEARFRAC([.A105];[.A106] )*360)));IF([.M107]=1;[.B$4];[.$B$5]))" office:value-type="currency" office:currency="EUR" office:value="0">
            <text:p>0,00 €</text:p>
          </table:table-cell>
          <table:table-cell table:formula="of:=IF(AND([.M107]=1;NOT([.F106]=0)); IF([.M106]=0;[.F105]*([.$B$3]/360*(YEARFRAC([.A105];[.A107] )*360))-([.$B$5]*([.$B$3]/360*(YEARFRAC([.A106];[.A107] )*360)));[.F106]*([.$B$3]/360*(YEARFRAC([.A106];[.A107] )*360))) ;0)" office:value-type="float" office:value="0">
            <text:p>0</text:p>
          </table:table-cell>
          <table:table-cell table:formula="of:=[.C107]-[.D107]" office:value-type="currency" office:currency="EUR" office:value="0">
            <text:p>0,00 €</text:p>
          </table:table-cell>
          <table:table-cell table:formula="of:=IF([.M107]=1; IF(AND([.M106]=0;NOT([.F106]=0));([.F105]-[.$B$5]-[.E107]);([.F106]-[.E107])) ;[.F106]*(1+([.$B$3]/360*( YEARFRAC([.A106];[.A107] )*360)))-[.E107])" office:value-type="currency" office:currency="EUR" office:value="0">
            <text:p>0,00 €</text:p>
          </table:table-cell>
          <table:table-cell table:number-columns-repeated="6"/>
          <table:table-cell table:formula="of:=IF([.A107]=[.N105];0;1)" office:value-type="float" office:value="0">
            <text:p>0</text:p>
          </table:table-cell>
          <table:table-cell table:formula="of:=DATE([.P107];[.$R$3];[.$Q$3])" office:value-type="date" office:date-value="2029-12-01">
            <text:p>01.12.29</text:p>
          </table:table-cell>
          <table:table-cell table:formula="of:=DATE([.P107];[.$R$3];[.$P$3])" office:value-type="date" office:date-value="2029-12-15">
            <text:p>15.12.29</text:p>
          </table:table-cell>
          <table:table-cell table:formula="of:=YEAR([.A107])" office:value-type="float" office:value="2029">
            <text:p>2029</text:p>
          </table:table-cell>
          <table:table-cell table:number-columns-repeated="6"/>
        </table:table-row>
        <table:table-row table:style-name="ro1">
          <table:table-cell table:formula="of:=IF([.A107]=[.O105];EDATE([.A107];1);IF((ABS(YEARFRAC([.A107];EDATE([.A107];1)))&lt;YEARFRAC([.A107];[.N105]));EDATE([.A107];1);IF([.A107]=[.N105];EDATE([.A106];1);[.N105])))" office:value-type="date" office:date-value="2029-12-15">
            <text:p>15.12.29</text:p>
          </table:table-cell>
          <table:table-cell table:formula="of:=IF([.A108]=[.N107];&quot;Sondertilgung&quot;;&quot;Rate&quot;)" office:value-type="string" office:string-value="Rate">
            <text:p>Rate</text:p>
          </table:table-cell>
          <table:table-cell table:formula="of:=IF([.F107]&lt;[.$B$4];[.F107]*(1+([.$B$3]/360*(YEARFRAC([.A106];[.A107] )*360)));IF([.M108]=1;[.B$4];[.$B$5]))" office:value-type="currency" office:currency="EUR" office:value="0">
            <text:p>0,00 €</text:p>
          </table:table-cell>
          <table:table-cell table:formula="of:=IF(AND([.M108]=1;NOT([.F107]=0)); IF([.M107]=0;[.F106]*([.$B$3]/360*(YEARFRAC([.A106];[.A108] )*360))-([.$B$5]*([.$B$3]/360*(YEARFRAC([.A107];[.A108] )*360)));[.F107]*([.$B$3]/360*(YEARFRAC([.A107];[.A108] )*360))) ;0)" office:value-type="float" office:value="0">
            <text:p>0</text:p>
          </table:table-cell>
          <table:table-cell table:formula="of:=[.C108]-[.D108]" office:value-type="currency" office:currency="EUR" office:value="0">
            <text:p>0,00 €</text:p>
          </table:table-cell>
          <table:table-cell table:formula="of:=IF([.M108]=1; IF(AND([.M107]=0;NOT([.F107]=0));([.F106]-[.$B$5]-[.E108]);([.F107]-[.E108])) ;[.F107]*(1+([.$B$3]/360*( YEARFRAC([.A107];[.A108] )*360)))-[.E108])" office:value-type="currency" office:currency="EUR" office:value="0">
            <text:p>0,00 €</text:p>
          </table:table-cell>
          <table:table-cell table:number-columns-repeated="6"/>
          <table:table-cell table:formula="of:=IF([.A108]=[.N106];0;1)" office:value-type="float" office:value="1">
            <text:p>1</text:p>
          </table:table-cell>
          <table:table-cell table:formula="of:=DATE([.P108];[.$R$3];[.$Q$3])" office:value-type="date" office:date-value="2029-12-01">
            <text:p>01.12.29</text:p>
          </table:table-cell>
          <table:table-cell table:formula="of:=DATE([.P108];[.$R$3];[.$P$3])" office:value-type="date" office:date-value="2029-12-15">
            <text:p>15.12.29</text:p>
          </table:table-cell>
          <table:table-cell table:formula="of:=YEAR([.A108])" office:value-type="float" office:value="2029">
            <text:p>2029</text:p>
          </table:table-cell>
          <table:table-cell table:number-columns-repeated="6"/>
        </table:table-row>
        <table:table-row table:style-name="ro1">
          <table:table-cell table:formula="of:=IF([.A108]=[.O106];EDATE([.A108];1);IF((ABS(YEARFRAC([.A108];EDATE([.A108];1)))&lt;YEARFRAC([.A108];[.N106]));EDATE([.A108];1);IF([.A108]=[.N106];EDATE([.A107];1);[.N106])))" office:value-type="date" office:date-value="2030-01-15">
            <text:p>15.01.30</text:p>
          </table:table-cell>
          <table:table-cell table:formula="of:=IF([.A109]=[.N108];&quot;Sondertilgung&quot;;&quot;Rate&quot;)" office:value-type="string" office:string-value="Rate">
            <text:p>Rate</text:p>
          </table:table-cell>
          <table:table-cell table:formula="of:=IF([.F108]&lt;[.$B$4];[.F108]*(1+([.$B$3]/360*(YEARFRAC([.A107];[.A108] )*360)));IF([.M109]=1;[.B$4];[.$B$5]))" office:value-type="currency" office:currency="EUR" office:value="0">
            <text:p>0,00 €</text:p>
          </table:table-cell>
          <table:table-cell table:formula="of:=IF(AND([.M109]=1;NOT([.F108]=0)); IF([.M108]=0;[.F107]*([.$B$3]/360*(YEARFRAC([.A107];[.A109] )*360))-([.$B$5]*([.$B$3]/360*(YEARFRAC([.A108];[.A109] )*360)));[.F108]*([.$B$3]/360*(YEARFRAC([.A108];[.A109] )*360))) ;0)" office:value-type="float" office:value="0">
            <text:p>0</text:p>
          </table:table-cell>
          <table:table-cell table:formula="of:=[.C109]-[.D109]" office:value-type="currency" office:currency="EUR" office:value="0">
            <text:p>0,00 €</text:p>
          </table:table-cell>
          <table:table-cell table:formula="of:=IF([.M109]=1; IF(AND([.M108]=0;NOT([.F108]=0));([.F107]-[.$B$5]-[.E109]);([.F108]-[.E109])) ;[.F108]*(1+([.$B$3]/360*( YEARFRAC([.A108];[.A109] )*360)))-[.E109])" office:value-type="currency" office:currency="EUR" office:value="0">
            <text:p>0,00 €</text:p>
          </table:table-cell>
          <table:table-cell table:number-columns-repeated="6"/>
          <table:table-cell table:formula="of:=IF([.A109]=[.N107];0;1)" office:value-type="float" office:value="1">
            <text:p>1</text:p>
          </table:table-cell>
          <table:table-cell table:formula="of:=DATE([.P109];[.$R$3];[.$Q$3])" office:value-type="date" office:date-value="2030-12-01">
            <text:p>01.12.30</text:p>
          </table:table-cell>
          <table:table-cell table:formula="of:=DATE([.P109];[.$R$3];[.$P$3])" office:value-type="date" office:date-value="2030-12-15">
            <text:p>15.12.30</text:p>
          </table:table-cell>
          <table:table-cell table:formula="of:=YEAR([.A109])" office:value-type="float" office:value="2030">
            <text:p>2030</text:p>
          </table:table-cell>
          <table:table-cell table:number-columns-repeated="6"/>
        </table:table-row>
        <table:table-row table:style-name="ro1">
          <table:table-cell table:formula="of:=IF([.A109]=[.O107];EDATE([.A109];1);IF((ABS(YEARFRAC([.A109];EDATE([.A109];1)))&lt;YEARFRAC([.A109];[.N107]));EDATE([.A109];1);IF([.A109]=[.N107];EDATE([.A108];1);[.N107])))" office:value-type="date" office:date-value="2030-02-15">
            <text:p>15.02.30</text:p>
          </table:table-cell>
          <table:table-cell table:formula="of:=IF([.A110]=[.N109];&quot;Sondertilgung&quot;;&quot;Rate&quot;)" office:value-type="string" office:string-value="Rate">
            <text:p>Rate</text:p>
          </table:table-cell>
          <table:table-cell table:formula="of:=IF([.F109]&lt;[.$B$4];[.F109]*(1+([.$B$3]/360*(YEARFRAC([.A108];[.A109] )*360)));IF([.M110]=1;[.B$4];[.$B$5]))" office:value-type="currency" office:currency="EUR" office:value="0">
            <text:p>0,00 €</text:p>
          </table:table-cell>
          <table:table-cell table:formula="of:=IF(AND([.M110]=1;NOT([.F109]=0)); IF([.M109]=0;[.F108]*([.$B$3]/360*(YEARFRAC([.A108];[.A110] )*360))-([.$B$5]*([.$B$3]/360*(YEARFRAC([.A109];[.A110] )*360)));[.F109]*([.$B$3]/360*(YEARFRAC([.A109];[.A110] )*360))) ;0)" office:value-type="float" office:value="0">
            <text:p>0</text:p>
          </table:table-cell>
          <table:table-cell table:formula="of:=[.C110]-[.D110]" office:value-type="currency" office:currency="EUR" office:value="0">
            <text:p>0,00 €</text:p>
          </table:table-cell>
          <table:table-cell table:formula="of:=IF([.M110]=1; IF(AND([.M109]=0;NOT([.F109]=0));([.F108]-[.$B$5]-[.E110]);([.F109]-[.E110])) ;[.F109]*(1+([.$B$3]/360*( YEARFRAC([.A109];[.A110] )*360)))-[.E110])" office:value-type="currency" office:currency="EUR" office:value="0">
            <text:p>0,00 €</text:p>
          </table:table-cell>
          <table:table-cell table:number-columns-repeated="6"/>
          <table:table-cell table:formula="of:=IF([.A110]=[.N108];0;1)" office:value-type="float" office:value="1">
            <text:p>1</text:p>
          </table:table-cell>
          <table:table-cell table:formula="of:=DATE([.P110];[.$R$3];[.$Q$3])" office:value-type="date" office:date-value="2030-12-01">
            <text:p>01.12.30</text:p>
          </table:table-cell>
          <table:table-cell table:formula="of:=DATE([.P110];[.$R$3];[.$P$3])" office:value-type="date" office:date-value="2030-12-15">
            <text:p>15.12.30</text:p>
          </table:table-cell>
          <table:table-cell table:formula="of:=YEAR([.A110])" office:value-type="float" office:value="2030">
            <text:p>2030</text:p>
          </table:table-cell>
          <table:table-cell table:number-columns-repeated="6"/>
        </table:table-row>
        <table:table-row table:style-name="ro1">
          <table:table-cell table:formula="of:=IF([.A110]=[.O108];EDATE([.A110];1);IF((ABS(YEARFRAC([.A110];EDATE([.A110];1)))&lt;YEARFRAC([.A110];[.N108]));EDATE([.A110];1);IF([.A110]=[.N108];EDATE([.A109];1);[.N108])))" office:value-type="date" office:date-value="2030-03-15">
            <text:p>15.03.30</text:p>
          </table:table-cell>
          <table:table-cell table:formula="of:=IF([.A111]=[.N110];&quot;Sondertilgung&quot;;&quot;Rate&quot;)" office:value-type="string" office:string-value="Rate">
            <text:p>Rate</text:p>
          </table:table-cell>
          <table:table-cell table:formula="of:=IF([.F110]&lt;[.$B$4];[.F110]*(1+([.$B$3]/360*(YEARFRAC([.A109];[.A110] )*360)));IF([.M111]=1;[.B$4];[.$B$5]))" office:value-type="currency" office:currency="EUR" office:value="0">
            <text:p>0,00 €</text:p>
          </table:table-cell>
          <table:table-cell table:formula="of:=IF(AND([.M111]=1;NOT([.F110]=0)); IF([.M110]=0;[.F109]*([.$B$3]/360*(YEARFRAC([.A109];[.A111] )*360))-([.$B$5]*([.$B$3]/360*(YEARFRAC([.A110];[.A111] )*360)));[.F110]*([.$B$3]/360*(YEARFRAC([.A110];[.A111] )*360))) ;0)" office:value-type="float" office:value="0">
            <text:p>0</text:p>
          </table:table-cell>
          <table:table-cell table:formula="of:=[.C111]-[.D111]" office:value-type="currency" office:currency="EUR" office:value="0">
            <text:p>0,00 €</text:p>
          </table:table-cell>
          <table:table-cell table:formula="of:=IF([.M111]=1; IF(AND([.M110]=0;NOT([.F110]=0));([.F109]-[.$B$5]-[.E111]);([.F110]-[.E111])) ;[.F110]*(1+([.$B$3]/360*( YEARFRAC([.A110];[.A111] )*360)))-[.E111])" office:value-type="currency" office:currency="EUR" office:value="0">
            <text:p>0,00 €</text:p>
          </table:table-cell>
          <table:table-cell table:number-columns-repeated="6"/>
          <table:table-cell table:formula="of:=IF([.A111]=[.N109];0;1)" office:value-type="float" office:value="1">
            <text:p>1</text:p>
          </table:table-cell>
          <table:table-cell table:formula="of:=DATE([.P111];[.$R$3];[.$Q$3])" office:value-type="date" office:date-value="2030-12-01">
            <text:p>01.12.30</text:p>
          </table:table-cell>
          <table:table-cell table:formula="of:=DATE([.P111];[.$R$3];[.$P$3])" office:value-type="date" office:date-value="2030-12-15">
            <text:p>15.12.30</text:p>
          </table:table-cell>
          <table:table-cell table:formula="of:=YEAR([.A111])" office:value-type="float" office:value="2030">
            <text:p>2030</text:p>
          </table:table-cell>
          <table:table-cell table:number-columns-repeated="6"/>
        </table:table-row>
        <table:table-row table:style-name="ro1">
          <table:table-cell table:formula="of:=IF([.A111]=[.O109];EDATE([.A111];1);IF((ABS(YEARFRAC([.A111];EDATE([.A111];1)))&lt;YEARFRAC([.A111];[.N109]));EDATE([.A111];1);IF([.A111]=[.N109];EDATE([.A110];1);[.N109])))" office:value-type="date" office:date-value="2030-04-15">
            <text:p>15.04.30</text:p>
          </table:table-cell>
          <table:table-cell table:formula="of:=IF([.A112]=[.N111];&quot;Sondertilgung&quot;;&quot;Rate&quot;)" office:value-type="string" office:string-value="Rate">
            <text:p>Rate</text:p>
          </table:table-cell>
          <table:table-cell table:formula="of:=IF([.F111]&lt;[.$B$4];[.F111]*(1+([.$B$3]/360*(YEARFRAC([.A110];[.A111] )*360)));IF([.M112]=1;[.B$4];[.$B$5]))" office:value-type="currency" office:currency="EUR" office:value="0">
            <text:p>0,00 €</text:p>
          </table:table-cell>
          <table:table-cell table:formula="of:=IF(AND([.M112]=1;NOT([.F111]=0)); IF([.M111]=0;[.F110]*([.$B$3]/360*(YEARFRAC([.A110];[.A112] )*360))-([.$B$5]*([.$B$3]/360*(YEARFRAC([.A111];[.A112] )*360)));[.F111]*([.$B$3]/360*(YEARFRAC([.A111];[.A112] )*360))) ;0)" office:value-type="float" office:value="0">
            <text:p>0</text:p>
          </table:table-cell>
          <table:table-cell table:formula="of:=[.C112]-[.D112]" office:value-type="currency" office:currency="EUR" office:value="0">
            <text:p>0,00 €</text:p>
          </table:table-cell>
          <table:table-cell table:formula="of:=IF([.M112]=1; IF(AND([.M111]=0;NOT([.F111]=0));([.F110]-[.$B$5]-[.E112]);([.F111]-[.E112])) ;[.F111]*(1+([.$B$3]/360*( YEARFRAC([.A111];[.A112] )*360)))-[.E112])" office:value-type="currency" office:currency="EUR" office:value="0">
            <text:p>0,00 €</text:p>
          </table:table-cell>
          <table:table-cell table:number-columns-repeated="6"/>
          <table:table-cell table:formula="of:=IF([.A112]=[.N110];0;1)" office:value-type="float" office:value="1">
            <text:p>1</text:p>
          </table:table-cell>
          <table:table-cell table:formula="of:=DATE([.P112];[.$R$3];[.$Q$3])" office:value-type="date" office:date-value="2030-12-01">
            <text:p>01.12.30</text:p>
          </table:table-cell>
          <table:table-cell table:formula="of:=DATE([.P112];[.$R$3];[.$P$3])" office:value-type="date" office:date-value="2030-12-15">
            <text:p>15.12.30</text:p>
          </table:table-cell>
          <table:table-cell table:formula="of:=YEAR([.A112])" office:value-type="float" office:value="2030">
            <text:p>2030</text:p>
          </table:table-cell>
          <table:table-cell table:number-columns-repeated="6"/>
        </table:table-row>
        <table:table-row table:style-name="ro1">
          <table:table-cell table:formula="of:=IF([.A112]=[.O110];EDATE([.A112];1);IF((ABS(YEARFRAC([.A112];EDATE([.A112];1)))&lt;YEARFRAC([.A112];[.N110]));EDATE([.A112];1);IF([.A112]=[.N110];EDATE([.A111];1);[.N110])))" office:value-type="date" office:date-value="2030-05-15">
            <text:p>15.05.30</text:p>
          </table:table-cell>
          <table:table-cell table:formula="of:=IF([.A113]=[.N112];&quot;Sondertilgung&quot;;&quot;Rate&quot;)" office:value-type="string" office:string-value="Rate">
            <text:p>Rate</text:p>
          </table:table-cell>
          <table:table-cell table:formula="of:=IF([.F112]&lt;[.$B$4];[.F112]*(1+([.$B$3]/360*(YEARFRAC([.A111];[.A112] )*360)));IF([.M113]=1;[.B$4];[.$B$5]))" office:value-type="currency" office:currency="EUR" office:value="0">
            <text:p>0,00 €</text:p>
          </table:table-cell>
          <table:table-cell table:formula="of:=IF(AND([.M113]=1;NOT([.F112]=0)); IF([.M112]=0;[.F111]*([.$B$3]/360*(YEARFRAC([.A111];[.A113] )*360))-([.$B$5]*([.$B$3]/360*(YEARFRAC([.A112];[.A113] )*360)));[.F112]*([.$B$3]/360*(YEARFRAC([.A112];[.A113] )*360))) ;0)" office:value-type="float" office:value="0">
            <text:p>0</text:p>
          </table:table-cell>
          <table:table-cell table:formula="of:=[.C113]-[.D113]" office:value-type="currency" office:currency="EUR" office:value="0">
            <text:p>0,00 €</text:p>
          </table:table-cell>
          <table:table-cell table:formula="of:=IF([.M113]=1; IF(AND([.M112]=0;NOT([.F112]=0));([.F111]-[.$B$5]-[.E113]);([.F112]-[.E113])) ;[.F112]*(1+([.$B$3]/360*( YEARFRAC([.A112];[.A113] )*360)))-[.E113])" office:value-type="currency" office:currency="EUR" office:value="0">
            <text:p>0,00 €</text:p>
          </table:table-cell>
          <table:table-cell table:number-columns-repeated="6"/>
          <table:table-cell table:formula="of:=IF([.A113]=[.N111];0;1)" office:value-type="float" office:value="1">
            <text:p>1</text:p>
          </table:table-cell>
          <table:table-cell table:formula="of:=DATE([.P113];[.$R$3];[.$Q$3])" office:value-type="date" office:date-value="2030-12-01">
            <text:p>01.12.30</text:p>
          </table:table-cell>
          <table:table-cell table:formula="of:=DATE([.P113];[.$R$3];[.$P$3])" office:value-type="date" office:date-value="2030-12-15">
            <text:p>15.12.30</text:p>
          </table:table-cell>
          <table:table-cell table:formula="of:=YEAR([.A113])" office:value-type="float" office:value="2030">
            <text:p>2030</text:p>
          </table:table-cell>
          <table:table-cell table:number-columns-repeated="6"/>
        </table:table-row>
        <table:table-row table:style-name="ro1">
          <table:table-cell table:formula="of:=IF([.A113]=[.O111];EDATE([.A113];1);IF((ABS(YEARFRAC([.A113];EDATE([.A113];1)))&lt;YEARFRAC([.A113];[.N111]));EDATE([.A113];1);IF([.A113]=[.N111];EDATE([.A112];1);[.N111])))" office:value-type="date" office:date-value="2030-06-15">
            <text:p>15.06.30</text:p>
          </table:table-cell>
          <table:table-cell table:formula="of:=IF([.A114]=[.N113];&quot;Sondertilgung&quot;;&quot;Rate&quot;)" office:value-type="string" office:string-value="Rate">
            <text:p>Rate</text:p>
          </table:table-cell>
          <table:table-cell table:formula="of:=IF([.F113]&lt;[.$B$4];[.F113]*(1+([.$B$3]/360*(YEARFRAC([.A112];[.A113] )*360)));IF([.M114]=1;[.B$4];[.$B$5]))" office:value-type="currency" office:currency="EUR" office:value="0">
            <text:p>0,00 €</text:p>
          </table:table-cell>
          <table:table-cell table:formula="of:=IF(AND([.M114]=1;NOT([.F113]=0)); IF([.M113]=0;[.F112]*([.$B$3]/360*(YEARFRAC([.A112];[.A114] )*360))-([.$B$5]*([.$B$3]/360*(YEARFRAC([.A113];[.A114] )*360)));[.F113]*([.$B$3]/360*(YEARFRAC([.A113];[.A114] )*360))) ;0)" office:value-type="float" office:value="0">
            <text:p>0</text:p>
          </table:table-cell>
          <table:table-cell table:formula="of:=[.C114]-[.D114]" office:value-type="currency" office:currency="EUR" office:value="0">
            <text:p>0,00 €</text:p>
          </table:table-cell>
          <table:table-cell table:formula="of:=IF([.M114]=1; IF(AND([.M113]=0;NOT([.F113]=0));([.F112]-[.$B$5]-[.E114]);([.F113]-[.E114])) ;[.F113]*(1+([.$B$3]/360*( YEARFRAC([.A113];[.A114] )*360)))-[.E114])" office:value-type="currency" office:currency="EUR" office:value="0">
            <text:p>0,00 €</text:p>
          </table:table-cell>
          <table:table-cell table:number-columns-repeated="6"/>
          <table:table-cell table:formula="of:=IF([.A114]=[.N112];0;1)" office:value-type="float" office:value="1">
            <text:p>1</text:p>
          </table:table-cell>
          <table:table-cell table:formula="of:=DATE([.P114];[.$R$3];[.$Q$3])" office:value-type="date" office:date-value="2030-12-01">
            <text:p>01.12.30</text:p>
          </table:table-cell>
          <table:table-cell table:formula="of:=DATE([.P114];[.$R$3];[.$P$3])" office:value-type="date" office:date-value="2030-12-15">
            <text:p>15.12.30</text:p>
          </table:table-cell>
          <table:table-cell table:formula="of:=YEAR([.A114])" office:value-type="float" office:value="2030">
            <text:p>2030</text:p>
          </table:table-cell>
          <table:table-cell table:number-columns-repeated="6"/>
        </table:table-row>
        <table:table-row table:style-name="ro1">
          <table:table-cell table:formula="of:=IF([.A114]=[.O112];EDATE([.A114];1);IF((ABS(YEARFRAC([.A114];EDATE([.A114];1)))&lt;YEARFRAC([.A114];[.N112]));EDATE([.A114];1);IF([.A114]=[.N112];EDATE([.A113];1);[.N112])))" office:value-type="date" office:date-value="2030-07-15">
            <text:p>15.07.30</text:p>
          </table:table-cell>
          <table:table-cell table:formula="of:=IF([.A115]=[.N114];&quot;Sondertilgung&quot;;&quot;Rate&quot;)" office:value-type="string" office:string-value="Rate">
            <text:p>Rate</text:p>
          </table:table-cell>
          <table:table-cell table:formula="of:=IF([.F114]&lt;[.$B$4];[.F114]*(1+([.$B$3]/360*(YEARFRAC([.A113];[.A114] )*360)));IF([.M115]=1;[.B$4];[.$B$5]))" office:value-type="currency" office:currency="EUR" office:value="0">
            <text:p>0,00 €</text:p>
          </table:table-cell>
          <table:table-cell table:formula="of:=IF(AND([.M115]=1;NOT([.F114]=0)); IF([.M114]=0;[.F113]*([.$B$3]/360*(YEARFRAC([.A113];[.A115] )*360))-([.$B$5]*([.$B$3]/360*(YEARFRAC([.A114];[.A115] )*360)));[.F114]*([.$B$3]/360*(YEARFRAC([.A114];[.A115] )*360))) ;0)" office:value-type="float" office:value="0">
            <text:p>0</text:p>
          </table:table-cell>
          <table:table-cell table:formula="of:=[.C115]-[.D115]" office:value-type="currency" office:currency="EUR" office:value="0">
            <text:p>0,00 €</text:p>
          </table:table-cell>
          <table:table-cell table:formula="of:=IF([.M115]=1; IF(AND([.M114]=0;NOT([.F114]=0));([.F113]-[.$B$5]-[.E115]);([.F114]-[.E115])) ;[.F114]*(1+([.$B$3]/360*( YEARFRAC([.A114];[.A115] )*360)))-[.E115])" office:value-type="currency" office:currency="EUR" office:value="0">
            <text:p>0,00 €</text:p>
          </table:table-cell>
          <table:table-cell table:number-columns-repeated="6"/>
          <table:table-cell table:formula="of:=IF([.A115]=[.N113];0;1)" office:value-type="float" office:value="1">
            <text:p>1</text:p>
          </table:table-cell>
          <table:table-cell table:formula="of:=DATE([.P115];[.$R$3];[.$Q$3])" office:value-type="date" office:date-value="2030-12-01">
            <text:p>01.12.30</text:p>
          </table:table-cell>
          <table:table-cell table:formula="of:=DATE([.P115];[.$R$3];[.$P$3])" office:value-type="date" office:date-value="2030-12-15">
            <text:p>15.12.30</text:p>
          </table:table-cell>
          <table:table-cell table:formula="of:=YEAR([.A115])" office:value-type="float" office:value="2030">
            <text:p>2030</text:p>
          </table:table-cell>
          <table:table-cell table:number-columns-repeated="6"/>
        </table:table-row>
        <table:table-row table:style-name="ro1">
          <table:table-cell table:formula="of:=IF([.A115]=[.O113];EDATE([.A115];1);IF((ABS(YEARFRAC([.A115];EDATE([.A115];1)))&lt;YEARFRAC([.A115];[.N113]));EDATE([.A115];1);IF([.A115]=[.N113];EDATE([.A114];1);[.N113])))" office:value-type="date" office:date-value="2030-08-15">
            <text:p>15.08.30</text:p>
          </table:table-cell>
          <table:table-cell table:formula="of:=IF([.A116]=[.N115];&quot;Sondertilgung&quot;;&quot;Rate&quot;)" office:value-type="string" office:string-value="Rate">
            <text:p>Rate</text:p>
          </table:table-cell>
          <table:table-cell table:formula="of:=IF([.F115]&lt;[.$B$4];[.F115]*(1+([.$B$3]/360*(YEARFRAC([.A114];[.A115] )*360)));IF([.M116]=1;[.B$4];[.$B$5]))" office:value-type="currency" office:currency="EUR" office:value="0">
            <text:p>0,00 €</text:p>
          </table:table-cell>
          <table:table-cell table:formula="of:=IF(AND([.M116]=1;NOT([.F115]=0)); IF([.M115]=0;[.F114]*([.$B$3]/360*(YEARFRAC([.A114];[.A116] )*360))-([.$B$5]*([.$B$3]/360*(YEARFRAC([.A115];[.A116] )*360)));[.F115]*([.$B$3]/360*(YEARFRAC([.A115];[.A116] )*360))) ;0)" office:value-type="float" office:value="0">
            <text:p>0</text:p>
          </table:table-cell>
          <table:table-cell table:formula="of:=[.C116]-[.D116]" office:value-type="currency" office:currency="EUR" office:value="0">
            <text:p>0,00 €</text:p>
          </table:table-cell>
          <table:table-cell table:formula="of:=IF([.M116]=1; IF(AND([.M115]=0;NOT([.F115]=0));([.F114]-[.$B$5]-[.E116]);([.F115]-[.E116])) ;[.F115]*(1+([.$B$3]/360*( YEARFRAC([.A115];[.A116] )*360)))-[.E116])" office:value-type="currency" office:currency="EUR" office:value="0">
            <text:p>0,00 €</text:p>
          </table:table-cell>
          <table:table-cell table:number-columns-repeated="6"/>
          <table:table-cell table:formula="of:=IF([.A116]=[.N114];0;1)" office:value-type="float" office:value="1">
            <text:p>1</text:p>
          </table:table-cell>
          <table:table-cell table:formula="of:=DATE([.P116];[.$R$3];[.$Q$3])" office:value-type="date" office:date-value="2030-12-01">
            <text:p>01.12.30</text:p>
          </table:table-cell>
          <table:table-cell table:formula="of:=DATE([.P116];[.$R$3];[.$P$3])" office:value-type="date" office:date-value="2030-12-15">
            <text:p>15.12.30</text:p>
          </table:table-cell>
          <table:table-cell table:formula="of:=YEAR([.A116])" office:value-type="float" office:value="2030">
            <text:p>2030</text:p>
          </table:table-cell>
          <table:table-cell table:number-columns-repeated="6"/>
        </table:table-row>
        <table:table-row table:style-name="ro1">
          <table:table-cell table:formula="of:=IF([.A116]=[.O114];EDATE([.A116];1);IF((ABS(YEARFRAC([.A116];EDATE([.A116];1)))&lt;YEARFRAC([.A116];[.N114]));EDATE([.A116];1);IF([.A116]=[.N114];EDATE([.A115];1);[.N114])))" office:value-type="date" office:date-value="2030-09-15">
            <text:p>15.09.30</text:p>
          </table:table-cell>
          <table:table-cell table:formula="of:=IF([.A117]=[.N116];&quot;Sondertilgung&quot;;&quot;Rate&quot;)" office:value-type="string" office:string-value="Rate">
            <text:p>Rate</text:p>
          </table:table-cell>
          <table:table-cell table:formula="of:=IF([.F116]&lt;[.$B$4];[.F116]*(1+([.$B$3]/360*(YEARFRAC([.A115];[.A116] )*360)));IF([.M117]=1;[.B$4];[.$B$5]))" office:value-type="currency" office:currency="EUR" office:value="0">
            <text:p>0,00 €</text:p>
          </table:table-cell>
          <table:table-cell table:formula="of:=IF(AND([.M117]=1;NOT([.F116]=0)); IF([.M116]=0;[.F115]*([.$B$3]/360*(YEARFRAC([.A115];[.A117] )*360))-([.$B$5]*([.$B$3]/360*(YEARFRAC([.A116];[.A117] )*360)));[.F116]*([.$B$3]/360*(YEARFRAC([.A116];[.A117] )*360))) ;0)" office:value-type="float" office:value="0">
            <text:p>0</text:p>
          </table:table-cell>
          <table:table-cell table:formula="of:=[.C117]-[.D117]" office:value-type="currency" office:currency="EUR" office:value="0">
            <text:p>0,00 €</text:p>
          </table:table-cell>
          <table:table-cell table:formula="of:=IF([.M117]=1; IF(AND([.M116]=0;NOT([.F116]=0));([.F115]-[.$B$5]-[.E117]);([.F116]-[.E117])) ;[.F116]*(1+([.$B$3]/360*( YEARFRAC([.A116];[.A117] )*360)))-[.E117])" office:value-type="currency" office:currency="EUR" office:value="0">
            <text:p>0,00 €</text:p>
          </table:table-cell>
          <table:table-cell table:number-columns-repeated="6"/>
          <table:table-cell table:formula="of:=IF([.A117]=[.N115];0;1)" office:value-type="float" office:value="1">
            <text:p>1</text:p>
          </table:table-cell>
          <table:table-cell table:formula="of:=DATE([.P117];[.$R$3];[.$Q$3])" office:value-type="date" office:date-value="2030-12-01">
            <text:p>01.12.30</text:p>
          </table:table-cell>
          <table:table-cell table:formula="of:=DATE([.P117];[.$R$3];[.$P$3])" office:value-type="date" office:date-value="2030-12-15">
            <text:p>15.12.30</text:p>
          </table:table-cell>
          <table:table-cell table:formula="of:=YEAR([.A117])" office:value-type="float" office:value="2030">
            <text:p>2030</text:p>
          </table:table-cell>
          <table:table-cell table:number-columns-repeated="6"/>
        </table:table-row>
        <table:table-row table:style-name="ro1">
          <table:table-cell table:formula="of:=IF([.A117]=[.O115];EDATE([.A117];1);IF((ABS(YEARFRAC([.A117];EDATE([.A117];1)))&lt;YEARFRAC([.A117];[.N115]));EDATE([.A117];1);IF([.A117]=[.N115];EDATE([.A116];1);[.N115])))" office:value-type="date" office:date-value="2030-10-15">
            <text:p>15.10.30</text:p>
          </table:table-cell>
          <table:table-cell table:formula="of:=IF([.A118]=[.N117];&quot;Sondertilgung&quot;;&quot;Rate&quot;)" office:value-type="string" office:string-value="Rate">
            <text:p>Rate</text:p>
          </table:table-cell>
          <table:table-cell table:formula="of:=IF([.F117]&lt;[.$B$4];[.F117]*(1+([.$B$3]/360*(YEARFRAC([.A116];[.A117] )*360)));IF([.M118]=1;[.B$4];[.$B$5]))" office:value-type="currency" office:currency="EUR" office:value="0">
            <text:p>0,00 €</text:p>
          </table:table-cell>
          <table:table-cell table:formula="of:=IF(AND([.M118]=1;NOT([.F117]=0)); IF([.M117]=0;[.F116]*([.$B$3]/360*(YEARFRAC([.A116];[.A118] )*360))-([.$B$5]*([.$B$3]/360*(YEARFRAC([.A117];[.A118] )*360)));[.F117]*([.$B$3]/360*(YEARFRAC([.A117];[.A118] )*360))) ;0)" office:value-type="float" office:value="0">
            <text:p>0</text:p>
          </table:table-cell>
          <table:table-cell table:formula="of:=[.C118]-[.D118]" office:value-type="currency" office:currency="EUR" office:value="0">
            <text:p>0,00 €</text:p>
          </table:table-cell>
          <table:table-cell table:formula="of:=IF([.M118]=1; IF(AND([.M117]=0;NOT([.F117]=0));([.F116]-[.$B$5]-[.E118]);([.F117]-[.E118])) ;[.F117]*(1+([.$B$3]/360*( YEARFRAC([.A117];[.A118] )*360)))-[.E118])" office:value-type="currency" office:currency="EUR" office:value="0">
            <text:p>0,00 €</text:p>
          </table:table-cell>
          <table:table-cell table:number-columns-repeated="6"/>
          <table:table-cell table:formula="of:=IF([.A118]=[.N116];0;1)" office:value-type="float" office:value="1">
            <text:p>1</text:p>
          </table:table-cell>
          <table:table-cell table:formula="of:=DATE([.P118];[.$R$3];[.$Q$3])" office:value-type="date" office:date-value="2030-12-01">
            <text:p>01.12.30</text:p>
          </table:table-cell>
          <table:table-cell table:formula="of:=DATE([.P118];[.$R$3];[.$P$3])" office:value-type="date" office:date-value="2030-12-15">
            <text:p>15.12.30</text:p>
          </table:table-cell>
          <table:table-cell table:formula="of:=YEAR([.A118])" office:value-type="float" office:value="2030">
            <text:p>2030</text:p>
          </table:table-cell>
          <table:table-cell table:number-columns-repeated="6"/>
        </table:table-row>
        <table:table-row table:style-name="ro1">
          <table:table-cell table:formula="of:=IF([.A118]=[.O116];EDATE([.A118];1);IF((ABS(YEARFRAC([.A118];EDATE([.A118];1)))&lt;YEARFRAC([.A118];[.N116]));EDATE([.A118];1);IF([.A118]=[.N116];EDATE([.A117];1);[.N116])))" office:value-type="date" office:date-value="2030-11-15">
            <text:p>15.11.30</text:p>
          </table:table-cell>
          <table:table-cell table:formula="of:=IF([.A119]=[.N118];&quot;Sondertilgung&quot;;&quot;Rate&quot;)" office:value-type="string" office:string-value="Rate">
            <text:p>Rate</text:p>
          </table:table-cell>
          <table:table-cell table:formula="of:=IF([.F118]&lt;[.$B$4];[.F118]*(1+([.$B$3]/360*(YEARFRAC([.A117];[.A118] )*360)));IF([.M119]=1;[.B$4];[.$B$5]))" office:value-type="currency" office:currency="EUR" office:value="0">
            <text:p>0,00 €</text:p>
          </table:table-cell>
          <table:table-cell table:formula="of:=IF(AND([.M119]=1;NOT([.F118]=0)); IF([.M118]=0;[.F117]*([.$B$3]/360*(YEARFRAC([.A117];[.A119] )*360))-([.$B$5]*([.$B$3]/360*(YEARFRAC([.A118];[.A119] )*360)));[.F118]*([.$B$3]/360*(YEARFRAC([.A118];[.A119] )*360))) ;0)" office:value-type="float" office:value="0">
            <text:p>0</text:p>
          </table:table-cell>
          <table:table-cell table:formula="of:=[.C119]-[.D119]" office:value-type="currency" office:currency="EUR" office:value="0">
            <text:p>0,00 €</text:p>
          </table:table-cell>
          <table:table-cell table:formula="of:=IF([.M119]=1; IF(AND([.M118]=0;NOT([.F118]=0));([.F117]-[.$B$5]-[.E119]);([.F118]-[.E119])) ;[.F118]*(1+([.$B$3]/360*( YEARFRAC([.A118];[.A119] )*360)))-[.E119])" office:value-type="currency" office:currency="EUR" office:value="0">
            <text:p>0,00 €</text:p>
          </table:table-cell>
          <table:table-cell table:number-columns-repeated="6"/>
          <table:table-cell table:formula="of:=IF([.A119]=[.N117];0;1)" office:value-type="float" office:value="1">
            <text:p>1</text:p>
          </table:table-cell>
          <table:table-cell table:formula="of:=DATE([.P119];[.$R$3];[.$Q$3])" office:value-type="date" office:date-value="2030-12-01">
            <text:p>01.12.30</text:p>
          </table:table-cell>
          <table:table-cell table:formula="of:=DATE([.P119];[.$R$3];[.$P$3])" office:value-type="date" office:date-value="2030-12-15">
            <text:p>15.12.30</text:p>
          </table:table-cell>
          <table:table-cell table:formula="of:=YEAR([.A119])" office:value-type="float" office:value="2030">
            <text:p>2030</text:p>
          </table:table-cell>
          <table:table-cell table:number-columns-repeated="6"/>
        </table:table-row>
        <table:table-row table:style-name="ro1">
          <table:table-cell table:formula="of:=IF([.A119]=[.O117];EDATE([.A119];1);IF((ABS(YEARFRAC([.A119];EDATE([.A119];1)))&lt;YEARFRAC([.A119];[.N117]));EDATE([.A119];1);IF([.A119]=[.N117];EDATE([.A118];1);[.N117])))" office:value-type="date" office:date-value="2030-12-01">
            <text:p>01.12.30</text:p>
          </table:table-cell>
          <table:table-cell table:formula="of:=IF([.A120]=[.N119];&quot;Sondertilgung&quot;;&quot;Rate&quot;)" office:value-type="string" office:string-value="Sondertilgung">
            <text:p>Sondertilgung</text:p>
          </table:table-cell>
          <table:table-cell table:formula="of:=IF([.F119]&lt;[.$B$4];[.F119]*(1+([.$B$3]/360*(YEARFRAC([.A118];[.A119] )*360)));IF([.M120]=1;[.B$4];[.$B$5]))" office:value-type="currency" office:currency="EUR" office:value="0">
            <text:p>0,00 €</text:p>
          </table:table-cell>
          <table:table-cell table:formula="of:=IF(AND([.M120]=1;NOT([.F119]=0)); IF([.M119]=0;[.F118]*([.$B$3]/360*(YEARFRAC([.A118];[.A120] )*360))-([.$B$5]*([.$B$3]/360*(YEARFRAC([.A119];[.A120] )*360)));[.F119]*([.$B$3]/360*(YEARFRAC([.A119];[.A120] )*360))) ;0)" office:value-type="float" office:value="0">
            <text:p>0</text:p>
          </table:table-cell>
          <table:table-cell table:formula="of:=[.C120]-[.D120]" office:value-type="currency" office:currency="EUR" office:value="0">
            <text:p>0,00 €</text:p>
          </table:table-cell>
          <table:table-cell table:formula="of:=IF([.M120]=1; IF(AND([.M119]=0;NOT([.F119]=0));([.F118]-[.$B$5]-[.E120]);([.F119]-[.E120])) ;[.F119]*(1+([.$B$3]/360*( YEARFRAC([.A119];[.A120] )*360)))-[.E120])" office:value-type="currency" office:currency="EUR" office:value="0">
            <text:p>0,00 €</text:p>
          </table:table-cell>
          <table:table-cell table:number-columns-repeated="6"/>
          <table:table-cell table:formula="of:=IF([.A120]=[.N118];0;1)" office:value-type="float" office:value="0">
            <text:p>0</text:p>
          </table:table-cell>
          <table:table-cell table:formula="of:=DATE([.P120];[.$R$3];[.$Q$3])" office:value-type="date" office:date-value="2030-12-01">
            <text:p>01.12.30</text:p>
          </table:table-cell>
          <table:table-cell table:formula="of:=DATE([.P120];[.$R$3];[.$P$3])" office:value-type="date" office:date-value="2030-12-15">
            <text:p>15.12.30</text:p>
          </table:table-cell>
          <table:table-cell table:formula="of:=YEAR([.A120])" office:value-type="float" office:value="2030">
            <text:p>2030</text:p>
          </table:table-cell>
          <table:table-cell table:number-columns-repeated="6"/>
        </table:table-row>
        <table:table-row table:style-name="ro1">
          <table:table-cell table:formula="of:=IF([.A120]=[.O118];EDATE([.A120];1);IF((ABS(YEARFRAC([.A120];EDATE([.A120];1)))&lt;YEARFRAC([.A120];[.N118]));EDATE([.A120];1);IF([.A120]=[.N118];EDATE([.A119];1);[.N118])))" office:value-type="date" office:date-value="2030-12-15">
            <text:p>15.12.30</text:p>
          </table:table-cell>
          <table:table-cell table:formula="of:=IF([.A121]=[.N120];&quot;Sondertilgung&quot;;&quot;Rate&quot;)" office:value-type="string" office:string-value="Rate">
            <text:p>Rate</text:p>
          </table:table-cell>
          <table:table-cell table:formula="of:=IF([.F120]&lt;[.$B$4];[.F120]*(1+([.$B$3]/360*(YEARFRAC([.A119];[.A120] )*360)));IF([.M121]=1;[.B$4];[.$B$5]))" office:value-type="currency" office:currency="EUR" office:value="0">
            <text:p>0,00 €</text:p>
          </table:table-cell>
          <table:table-cell table:formula="of:=IF(AND([.M121]=1;NOT([.F120]=0)); IF([.M120]=0;[.F119]*([.$B$3]/360*(YEARFRAC([.A119];[.A121] )*360))-([.$B$5]*([.$B$3]/360*(YEARFRAC([.A120];[.A121] )*360)));[.F120]*([.$B$3]/360*(YEARFRAC([.A120];[.A121] )*360))) ;0)" office:value-type="float" office:value="0">
            <text:p>0</text:p>
          </table:table-cell>
          <table:table-cell table:formula="of:=[.C121]-[.D121]" office:value-type="currency" office:currency="EUR" office:value="0">
            <text:p>0,00 €</text:p>
          </table:table-cell>
          <table:table-cell table:formula="of:=IF([.M121]=1; IF(AND([.M120]=0;NOT([.F120]=0));([.F119]-[.$B$5]-[.E121]);([.F120]-[.E121])) ;[.F120]*(1+([.$B$3]/360*( YEARFRAC([.A120];[.A121] )*360)))-[.E121])" office:value-type="currency" office:currency="EUR" office:value="0">
            <text:p>0,00 €</text:p>
          </table:table-cell>
          <table:table-cell table:number-columns-repeated="6"/>
          <table:table-cell table:formula="of:=IF([.A121]=[.N119];0;1)" office:value-type="float" office:value="1">
            <text:p>1</text:p>
          </table:table-cell>
          <table:table-cell table:formula="of:=DATE([.P121];[.$R$3];[.$Q$3])" office:value-type="date" office:date-value="2030-12-01">
            <text:p>01.12.30</text:p>
          </table:table-cell>
          <table:table-cell table:formula="of:=DATE([.P121];[.$R$3];[.$P$3])" office:value-type="date" office:date-value="2030-12-15">
            <text:p>15.12.30</text:p>
          </table:table-cell>
          <table:table-cell table:formula="of:=YEAR([.A121])" office:value-type="float" office:value="2030">
            <text:p>2030</text:p>
          </table:table-cell>
          <table:table-cell table:number-columns-repeated="6"/>
        </table:table-row>
        <table:table-row table:style-name="ro1">
          <table:table-cell table:formula="of:=IF([.A121]=[.O119];EDATE([.A121];1);IF((ABS(YEARFRAC([.A121];EDATE([.A121];1)))&lt;YEARFRAC([.A121];[.N119]));EDATE([.A121];1);IF([.A121]=[.N119];EDATE([.A120];1);[.N119])))" office:value-type="date" office:date-value="2031-01-15">
            <text:p>15.01.31</text:p>
          </table:table-cell>
          <table:table-cell table:formula="of:=IF([.A122]=[.N121];&quot;Sondertilgung&quot;;&quot;Rate&quot;)" office:value-type="string" office:string-value="Rate">
            <text:p>Rate</text:p>
          </table:table-cell>
          <table:table-cell table:formula="of:=IF([.F121]&lt;[.$B$4];[.F121]*(1+([.$B$3]/360*(YEARFRAC([.A120];[.A121] )*360)));IF([.M122]=1;[.B$4];[.$B$5]))" office:value-type="currency" office:currency="EUR" office:value="0">
            <text:p>0,00 €</text:p>
          </table:table-cell>
          <table:table-cell table:formula="of:=IF(AND([.M122]=1;NOT([.F121]=0)); IF([.M121]=0;[.F120]*([.$B$3]/360*(YEARFRAC([.A120];[.A122] )*360))-([.$B$5]*([.$B$3]/360*(YEARFRAC([.A121];[.A122] )*360)));[.F121]*([.$B$3]/360*(YEARFRAC([.A121];[.A122] )*360))) ;0)" office:value-type="float" office:value="0">
            <text:p>0</text:p>
          </table:table-cell>
          <table:table-cell table:formula="of:=[.C122]-[.D122]" office:value-type="currency" office:currency="EUR" office:value="0">
            <text:p>0,00 €</text:p>
          </table:table-cell>
          <table:table-cell table:formula="of:=IF([.M122]=1; IF(AND([.M121]=0;NOT([.F121]=0));([.F120]-[.$B$5]-[.E122]);([.F121]-[.E122])) ;[.F121]*(1+([.$B$3]/360*( YEARFRAC([.A121];[.A122] )*360)))-[.E122])" office:value-type="currency" office:currency="EUR" office:value="0">
            <text:p>0,00 €</text:p>
          </table:table-cell>
          <table:table-cell table:number-columns-repeated="6"/>
          <table:table-cell table:formula="of:=IF([.A122]=[.N120];0;1)" office:value-type="float" office:value="1">
            <text:p>1</text:p>
          </table:table-cell>
          <table:table-cell table:formula="of:=DATE([.P122];[.$R$3];[.$Q$3])" office:value-type="date" office:date-value="2031-12-01">
            <text:p>01.12.31</text:p>
          </table:table-cell>
          <table:table-cell table:formula="of:=DATE([.P122];[.$R$3];[.$P$3])" office:value-type="date" office:date-value="2031-12-15">
            <text:p>15.12.31</text:p>
          </table:table-cell>
          <table:table-cell table:formula="of:=YEAR([.A122])" office:value-type="float" office:value="2031">
            <text:p>2031</text:p>
          </table:table-cell>
          <table:table-cell table:number-columns-repeated="6"/>
        </table:table-row>
        <table:table-row table:style-name="ro1">
          <table:table-cell table:formula="of:=IF([.A122]=[.O120];EDATE([.A122];1);IF((ABS(YEARFRAC([.A122];EDATE([.A122];1)))&lt;YEARFRAC([.A122];[.N120]));EDATE([.A122];1);IF([.A122]=[.N120];EDATE([.A121];1);[.N120])))" office:value-type="date" office:date-value="2031-02-15">
            <text:p>15.02.31</text:p>
          </table:table-cell>
          <table:table-cell table:formula="of:=IF([.A123]=[.N122];&quot;Sondertilgung&quot;;&quot;Rate&quot;)" office:value-type="string" office:string-value="Rate">
            <text:p>Rate</text:p>
          </table:table-cell>
          <table:table-cell table:formula="of:=IF([.F122]&lt;[.$B$4];[.F122]*(1+([.$B$3]/360*(YEARFRAC([.A121];[.A122] )*360)));IF([.M123]=1;[.B$4];[.$B$5]))" office:value-type="currency" office:currency="EUR" office:value="0">
            <text:p>0,00 €</text:p>
          </table:table-cell>
          <table:table-cell table:formula="of:=IF(AND([.M123]=1;NOT([.F122]=0)); IF([.M122]=0;[.F121]*([.$B$3]/360*(YEARFRAC([.A121];[.A123] )*360))-([.$B$5]*([.$B$3]/360*(YEARFRAC([.A122];[.A123] )*360)));[.F122]*([.$B$3]/360*(YEARFRAC([.A122];[.A123] )*360))) ;0)" office:value-type="float" office:value="0">
            <text:p>0</text:p>
          </table:table-cell>
          <table:table-cell table:formula="of:=[.C123]-[.D123]" office:value-type="currency" office:currency="EUR" office:value="0">
            <text:p>0,00 €</text:p>
          </table:table-cell>
          <table:table-cell table:formula="of:=IF([.M123]=1; IF(AND([.M122]=0;NOT([.F122]=0));([.F121]-[.$B$5]-[.E123]);([.F122]-[.E123])) ;[.F122]*(1+([.$B$3]/360*( YEARFRAC([.A122];[.A123] )*360)))-[.E123])" office:value-type="currency" office:currency="EUR" office:value="0">
            <text:p>0,00 €</text:p>
          </table:table-cell>
          <table:table-cell table:number-columns-repeated="6"/>
          <table:table-cell table:formula="of:=IF([.A123]=[.N121];0;1)" office:value-type="float" office:value="1">
            <text:p>1</text:p>
          </table:table-cell>
          <table:table-cell table:formula="of:=DATE([.P123];[.$R$3];[.$Q$3])" office:value-type="date" office:date-value="2031-12-01">
            <text:p>01.12.31</text:p>
          </table:table-cell>
          <table:table-cell table:formula="of:=DATE([.P123];[.$R$3];[.$P$3])" office:value-type="date" office:date-value="2031-12-15">
            <text:p>15.12.31</text:p>
          </table:table-cell>
          <table:table-cell table:formula="of:=YEAR([.A123])" office:value-type="float" office:value="2031">
            <text:p>2031</text:p>
          </table:table-cell>
          <table:table-cell table:number-columns-repeated="6"/>
        </table:table-row>
        <table:table-row table:style-name="ro1">
          <table:table-cell table:formula="of:=IF([.A123]=[.O121];EDATE([.A123];1);IF((ABS(YEARFRAC([.A123];EDATE([.A123];1)))&lt;YEARFRAC([.A123];[.N121]));EDATE([.A123];1);IF([.A123]=[.N121];EDATE([.A122];1);[.N121])))" office:value-type="date" office:date-value="2031-03-15">
            <text:p>15.03.31</text:p>
          </table:table-cell>
          <table:table-cell table:formula="of:=IF([.A124]=[.N123];&quot;Sondertilgung&quot;;&quot;Rate&quot;)" office:value-type="string" office:string-value="Rate">
            <text:p>Rate</text:p>
          </table:table-cell>
          <table:table-cell table:formula="of:=IF([.F123]&lt;[.$B$4];[.F123]*(1+([.$B$3]/360*(YEARFRAC([.A122];[.A123] )*360)));IF([.M124]=1;[.B$4];[.$B$5]))" office:value-type="currency" office:currency="EUR" office:value="0">
            <text:p>0,00 €</text:p>
          </table:table-cell>
          <table:table-cell table:formula="of:=IF(AND([.M124]=1;NOT([.F123]=0)); IF([.M123]=0;[.F122]*([.$B$3]/360*(YEARFRAC([.A122];[.A124] )*360))-([.$B$5]*([.$B$3]/360*(YEARFRAC([.A123];[.A124] )*360)));[.F123]*([.$B$3]/360*(YEARFRAC([.A123];[.A124] )*360))) ;0)" office:value-type="float" office:value="0">
            <text:p>0</text:p>
          </table:table-cell>
          <table:table-cell table:formula="of:=[.C124]-[.D124]" office:value-type="currency" office:currency="EUR" office:value="0">
            <text:p>0,00 €</text:p>
          </table:table-cell>
          <table:table-cell table:formula="of:=IF([.M124]=1; IF(AND([.M123]=0;NOT([.F123]=0));([.F122]-[.$B$5]-[.E124]);([.F123]-[.E124])) ;[.F123]*(1+([.$B$3]/360*( YEARFRAC([.A123];[.A124] )*360)))-[.E124])" office:value-type="currency" office:currency="EUR" office:value="0">
            <text:p>0,00 €</text:p>
          </table:table-cell>
          <table:table-cell table:number-columns-repeated="6"/>
          <table:table-cell table:formula="of:=IF([.A124]=[.N122];0;1)" office:value-type="float" office:value="1">
            <text:p>1</text:p>
          </table:table-cell>
          <table:table-cell table:formula="of:=DATE([.P124];[.$R$3];[.$Q$3])" office:value-type="date" office:date-value="2031-12-01">
            <text:p>01.12.31</text:p>
          </table:table-cell>
          <table:table-cell table:formula="of:=DATE([.P124];[.$R$3];[.$P$3])" office:value-type="date" office:date-value="2031-12-15">
            <text:p>15.12.31</text:p>
          </table:table-cell>
          <table:table-cell table:formula="of:=YEAR([.A124])" office:value-type="float" office:value="2031">
            <text:p>2031</text:p>
          </table:table-cell>
          <table:table-cell table:number-columns-repeated="6"/>
        </table:table-row>
        <table:table-row table:style-name="ro1">
          <table:table-cell table:formula="of:=IF([.A124]=[.O122];EDATE([.A124];1);IF((ABS(YEARFRAC([.A124];EDATE([.A124];1)))&lt;YEARFRAC([.A124];[.N122]));EDATE([.A124];1);IF([.A124]=[.N122];EDATE([.A123];1);[.N122])))" office:value-type="date" office:date-value="2031-04-15">
            <text:p>15.04.31</text:p>
          </table:table-cell>
          <table:table-cell table:formula="of:=IF([.A125]=[.N124];&quot;Sondertilgung&quot;;&quot;Rate&quot;)" office:value-type="string" office:string-value="Rate">
            <text:p>Rate</text:p>
          </table:table-cell>
          <table:table-cell table:formula="of:=IF([.F124]&lt;[.$B$4];[.F124]*(1+([.$B$3]/360*(YEARFRAC([.A123];[.A124] )*360)));IF([.M125]=1;[.B$4];[.$B$5]))" office:value-type="currency" office:currency="EUR" office:value="0">
            <text:p>0,00 €</text:p>
          </table:table-cell>
          <table:table-cell table:formula="of:=IF(AND([.M125]=1;NOT([.F124]=0)); IF([.M124]=0;[.F123]*([.$B$3]/360*(YEARFRAC([.A123];[.A125] )*360))-([.$B$5]*([.$B$3]/360*(YEARFRAC([.A124];[.A125] )*360)));[.F124]*([.$B$3]/360*(YEARFRAC([.A124];[.A125] )*360))) ;0)" office:value-type="float" office:value="0">
            <text:p>0</text:p>
          </table:table-cell>
          <table:table-cell table:formula="of:=[.C125]-[.D125]" office:value-type="currency" office:currency="EUR" office:value="0">
            <text:p>0,00 €</text:p>
          </table:table-cell>
          <table:table-cell table:formula="of:=IF([.M125]=1; IF(AND([.M124]=0;NOT([.F124]=0));([.F123]-[.$B$5]-[.E125]);([.F124]-[.E125])) ;[.F124]*(1+([.$B$3]/360*( YEARFRAC([.A124];[.A125] )*360)))-[.E125])" office:value-type="currency" office:currency="EUR" office:value="0">
            <text:p>0,00 €</text:p>
          </table:table-cell>
          <table:table-cell table:number-columns-repeated="6"/>
          <table:table-cell table:formula="of:=IF([.A125]=[.N123];0;1)" office:value-type="float" office:value="1">
            <text:p>1</text:p>
          </table:table-cell>
          <table:table-cell table:formula="of:=DATE([.P125];[.$R$3];[.$Q$3])" office:value-type="date" office:date-value="2031-12-01">
            <text:p>01.12.31</text:p>
          </table:table-cell>
          <table:table-cell table:formula="of:=DATE([.P125];[.$R$3];[.$P$3])" office:value-type="date" office:date-value="2031-12-15">
            <text:p>15.12.31</text:p>
          </table:table-cell>
          <table:table-cell table:formula="of:=YEAR([.A125])" office:value-type="float" office:value="2031">
            <text:p>2031</text:p>
          </table:table-cell>
          <table:table-cell table:number-columns-repeated="6"/>
        </table:table-row>
        <table:table-row table:style-name="ro1">
          <table:table-cell table:formula="of:=IF([.A125]=[.O123];EDATE([.A125];1);IF((ABS(YEARFRAC([.A125];EDATE([.A125];1)))&lt;YEARFRAC([.A125];[.N123]));EDATE([.A125];1);IF([.A125]=[.N123];EDATE([.A124];1);[.N123])))" office:value-type="date" office:date-value="2031-05-15">
            <text:p>15.05.31</text:p>
          </table:table-cell>
          <table:table-cell table:formula="of:=IF([.A126]=[.N125];&quot;Sondertilgung&quot;;&quot;Rate&quot;)" office:value-type="string" office:string-value="Rate">
            <text:p>Rate</text:p>
          </table:table-cell>
          <table:table-cell table:formula="of:=IF([.F125]&lt;[.$B$4];[.F125]*(1+([.$B$3]/360*(YEARFRAC([.A124];[.A125] )*360)));IF([.M126]=1;[.B$4];[.$B$5]))" office:value-type="currency" office:currency="EUR" office:value="0">
            <text:p>0,00 €</text:p>
          </table:table-cell>
          <table:table-cell table:formula="of:=IF(AND([.M126]=1;NOT([.F125]=0)); IF([.M125]=0;[.F124]*([.$B$3]/360*(YEARFRAC([.A124];[.A126] )*360))-([.$B$5]*([.$B$3]/360*(YEARFRAC([.A125];[.A126] )*360)));[.F125]*([.$B$3]/360*(YEARFRAC([.A125];[.A126] )*360))) ;0)" office:value-type="float" office:value="0">
            <text:p>0</text:p>
          </table:table-cell>
          <table:table-cell table:formula="of:=[.C126]-[.D126]" office:value-type="currency" office:currency="EUR" office:value="0">
            <text:p>0,00 €</text:p>
          </table:table-cell>
          <table:table-cell table:formula="of:=IF([.M126]=1; IF(AND([.M125]=0;NOT([.F125]=0));([.F124]-[.$B$5]-[.E126]);([.F125]-[.E126])) ;[.F125]*(1+([.$B$3]/360*( YEARFRAC([.A125];[.A126] )*360)))-[.E126])" office:value-type="currency" office:currency="EUR" office:value="0">
            <text:p>0,00 €</text:p>
          </table:table-cell>
          <table:table-cell table:number-columns-repeated="6"/>
          <table:table-cell table:formula="of:=IF([.A126]=[.N124];0;1)" office:value-type="float" office:value="1">
            <text:p>1</text:p>
          </table:table-cell>
          <table:table-cell table:formula="of:=DATE([.P126];[.$R$3];[.$Q$3])" office:value-type="date" office:date-value="2031-12-01">
            <text:p>01.12.31</text:p>
          </table:table-cell>
          <table:table-cell table:formula="of:=DATE([.P126];[.$R$3];[.$P$3])" office:value-type="date" office:date-value="2031-12-15">
            <text:p>15.12.31</text:p>
          </table:table-cell>
          <table:table-cell table:formula="of:=YEAR([.A126])" office:value-type="float" office:value="2031">
            <text:p>2031</text:p>
          </table:table-cell>
          <table:table-cell table:number-columns-repeated="6"/>
        </table:table-row>
        <table:table-row table:style-name="ro1">
          <table:table-cell table:formula="of:=IF([.A126]=[.O124];EDATE([.A126];1);IF((ABS(YEARFRAC([.A126];EDATE([.A126];1)))&lt;YEARFRAC([.A126];[.N124]));EDATE([.A126];1);IF([.A126]=[.N124];EDATE([.A125];1);[.N124])))" office:value-type="date" office:date-value="2031-06-15">
            <text:p>15.06.31</text:p>
          </table:table-cell>
          <table:table-cell table:formula="of:=IF([.A127]=[.N126];&quot;Sondertilgung&quot;;&quot;Rate&quot;)" office:value-type="string" office:string-value="Rate">
            <text:p>Rate</text:p>
          </table:table-cell>
          <table:table-cell table:formula="of:=IF([.F126]&lt;[.$B$4];[.F126]*(1+([.$B$3]/360*(YEARFRAC([.A125];[.A126] )*360)));IF([.M127]=1;[.B$4];[.$B$5]))" office:value-type="currency" office:currency="EUR" office:value="0">
            <text:p>0,00 €</text:p>
          </table:table-cell>
          <table:table-cell table:formula="of:=IF(AND([.M127]=1;NOT([.F126]=0)); IF([.M126]=0;[.F125]*([.$B$3]/360*(YEARFRAC([.A125];[.A127] )*360))-([.$B$5]*([.$B$3]/360*(YEARFRAC([.A126];[.A127] )*360)));[.F126]*([.$B$3]/360*(YEARFRAC([.A126];[.A127] )*360))) ;0)" office:value-type="float" office:value="0">
            <text:p>0</text:p>
          </table:table-cell>
          <table:table-cell table:formula="of:=[.C127]-[.D127]" office:value-type="currency" office:currency="EUR" office:value="0">
            <text:p>0,00 €</text:p>
          </table:table-cell>
          <table:table-cell table:formula="of:=IF([.M127]=1; IF(AND([.M126]=0;NOT([.F126]=0));([.F125]-[.$B$5]-[.E127]);([.F126]-[.E127])) ;[.F126]*(1+([.$B$3]/360*( YEARFRAC([.A126];[.A127] )*360)))-[.E127])" office:value-type="currency" office:currency="EUR" office:value="0">
            <text:p>0,00 €</text:p>
          </table:table-cell>
          <table:table-cell table:number-columns-repeated="6"/>
          <table:table-cell table:formula="of:=IF([.A127]=[.N125];0;1)" office:value-type="float" office:value="1">
            <text:p>1</text:p>
          </table:table-cell>
          <table:table-cell table:formula="of:=DATE([.P127];[.$R$3];[.$Q$3])" office:value-type="date" office:date-value="2031-12-01">
            <text:p>01.12.31</text:p>
          </table:table-cell>
          <table:table-cell table:formula="of:=DATE([.P127];[.$R$3];[.$P$3])" office:value-type="date" office:date-value="2031-12-15">
            <text:p>15.12.31</text:p>
          </table:table-cell>
          <table:table-cell table:formula="of:=YEAR([.A127])" office:value-type="float" office:value="2031">
            <text:p>2031</text:p>
          </table:table-cell>
          <table:table-cell table:number-columns-repeated="6"/>
        </table:table-row>
        <table:table-row table:style-name="ro1">
          <table:table-cell table:formula="of:=IF([.A127]=[.O125];EDATE([.A127];1);IF((ABS(YEARFRAC([.A127];EDATE([.A127];1)))&lt;YEARFRAC([.A127];[.N125]));EDATE([.A127];1);IF([.A127]=[.N125];EDATE([.A126];1);[.N125])))" office:value-type="date" office:date-value="2031-07-15">
            <text:p>15.07.31</text:p>
          </table:table-cell>
          <table:table-cell table:formula="of:=IF([.A128]=[.N127];&quot;Sondertilgung&quot;;&quot;Rate&quot;)" office:value-type="string" office:string-value="Rate">
            <text:p>Rate</text:p>
          </table:table-cell>
          <table:table-cell table:formula="of:=IF([.F127]&lt;[.$B$4];[.F127]*(1+([.$B$3]/360*(YEARFRAC([.A126];[.A127] )*360)));IF([.M128]=1;[.B$4];[.$B$5]))" office:value-type="currency" office:currency="EUR" office:value="0">
            <text:p>0,00 €</text:p>
          </table:table-cell>
          <table:table-cell table:formula="of:=IF(AND([.M128]=1;NOT([.F127]=0)); IF([.M127]=0;[.F126]*([.$B$3]/360*(YEARFRAC([.A126];[.A128] )*360))-([.$B$5]*([.$B$3]/360*(YEARFRAC([.A127];[.A128] )*360)));[.F127]*([.$B$3]/360*(YEARFRAC([.A127];[.A128] )*360))) ;0)" office:value-type="float" office:value="0">
            <text:p>0</text:p>
          </table:table-cell>
          <table:table-cell table:formula="of:=[.C128]-[.D128]" office:value-type="currency" office:currency="EUR" office:value="0">
            <text:p>0,00 €</text:p>
          </table:table-cell>
          <table:table-cell table:formula="of:=IF([.M128]=1; IF(AND([.M127]=0;NOT([.F127]=0));([.F126]-[.$B$5]-[.E128]);([.F127]-[.E128])) ;[.F127]*(1+([.$B$3]/360*( YEARFRAC([.A127];[.A128] )*360)))-[.E128])" office:value-type="currency" office:currency="EUR" office:value="0">
            <text:p>0,00 €</text:p>
          </table:table-cell>
          <table:table-cell table:number-columns-repeated="6"/>
          <table:table-cell table:formula="of:=IF([.A128]=[.N126];0;1)" office:value-type="float" office:value="1">
            <text:p>1</text:p>
          </table:table-cell>
          <table:table-cell table:formula="of:=DATE([.P128];[.$R$3];[.$Q$3])" office:value-type="date" office:date-value="2031-12-01">
            <text:p>01.12.31</text:p>
          </table:table-cell>
          <table:table-cell table:formula="of:=DATE([.P128];[.$R$3];[.$P$3])" office:value-type="date" office:date-value="2031-12-15">
            <text:p>15.12.31</text:p>
          </table:table-cell>
          <table:table-cell table:formula="of:=YEAR([.A128])" office:value-type="float" office:value="2031">
            <text:p>2031</text:p>
          </table:table-cell>
          <table:table-cell table:number-columns-repeated="6"/>
        </table:table-row>
        <table:table-row table:style-name="ro1">
          <table:table-cell table:formula="of:=IF([.A128]=[.O126];EDATE([.A128];1);IF((ABS(YEARFRAC([.A128];EDATE([.A128];1)))&lt;YEARFRAC([.A128];[.N126]));EDATE([.A128];1);IF([.A128]=[.N126];EDATE([.A127];1);[.N126])))" office:value-type="date" office:date-value="2031-08-15">
            <text:p>15.08.31</text:p>
          </table:table-cell>
          <table:table-cell table:formula="of:=IF([.A129]=[.N128];&quot;Sondertilgung&quot;;&quot;Rate&quot;)" office:value-type="string" office:string-value="Rate">
            <text:p>Rate</text:p>
          </table:table-cell>
          <table:table-cell table:formula="of:=IF([.F128]&lt;[.$B$4];[.F128]*(1+([.$B$3]/360*(YEARFRAC([.A127];[.A128] )*360)));IF([.M129]=1;[.B$4];[.$B$5]))" office:value-type="currency" office:currency="EUR" office:value="0">
            <text:p>0,00 €</text:p>
          </table:table-cell>
          <table:table-cell table:formula="of:=IF(AND([.M129]=1;NOT([.F128]=0)); IF([.M128]=0;[.F127]*([.$B$3]/360*(YEARFRAC([.A127];[.A129] )*360))-([.$B$5]*([.$B$3]/360*(YEARFRAC([.A128];[.A129] )*360)));[.F128]*([.$B$3]/360*(YEARFRAC([.A128];[.A129] )*360))) ;0)" office:value-type="float" office:value="0">
            <text:p>0</text:p>
          </table:table-cell>
          <table:table-cell table:formula="of:=[.C129]-[.D129]" office:value-type="currency" office:currency="EUR" office:value="0">
            <text:p>0,00 €</text:p>
          </table:table-cell>
          <table:table-cell table:formula="of:=IF([.M129]=1; IF(AND([.M128]=0;NOT([.F128]=0));([.F127]-[.$B$5]-[.E129]);([.F128]-[.E129])) ;[.F128]*(1+([.$B$3]/360*( YEARFRAC([.A128];[.A129] )*360)))-[.E129])" office:value-type="currency" office:currency="EUR" office:value="0">
            <text:p>0,00 €</text:p>
          </table:table-cell>
          <table:table-cell table:number-columns-repeated="6"/>
          <table:table-cell table:formula="of:=IF([.A129]=[.N127];0;1)" office:value-type="float" office:value="1">
            <text:p>1</text:p>
          </table:table-cell>
          <table:table-cell table:formula="of:=DATE([.P129];[.$R$3];[.$Q$3])" office:value-type="date" office:date-value="2031-12-01">
            <text:p>01.12.31</text:p>
          </table:table-cell>
          <table:table-cell table:formula="of:=DATE([.P129];[.$R$3];[.$P$3])" office:value-type="date" office:date-value="2031-12-15">
            <text:p>15.12.31</text:p>
          </table:table-cell>
          <table:table-cell table:formula="of:=YEAR([.A129])" office:value-type="float" office:value="2031">
            <text:p>2031</text:p>
          </table:table-cell>
          <table:table-cell table:number-columns-repeated="6"/>
        </table:table-row>
        <table:table-row table:style-name="ro1">
          <table:table-cell table:formula="of:=IF([.A129]=[.O127];EDATE([.A129];1);IF((ABS(YEARFRAC([.A129];EDATE([.A129];1)))&lt;YEARFRAC([.A129];[.N127]));EDATE([.A129];1);IF([.A129]=[.N127];EDATE([.A128];1);[.N127])))" office:value-type="date" office:date-value="2031-09-15">
            <text:p>15.09.31</text:p>
          </table:table-cell>
          <table:table-cell table:formula="of:=IF([.A130]=[.N129];&quot;Sondertilgung&quot;;&quot;Rate&quot;)" office:value-type="string" office:string-value="Rate">
            <text:p>Rate</text:p>
          </table:table-cell>
          <table:table-cell table:formula="of:=IF([.F129]&lt;[.$B$4];[.F129]*(1+([.$B$3]/360*(YEARFRAC([.A128];[.A129] )*360)));IF([.M130]=1;[.B$4];[.$B$5]))" office:value-type="currency" office:currency="EUR" office:value="0">
            <text:p>0,00 €</text:p>
          </table:table-cell>
          <table:table-cell table:formula="of:=IF(AND([.M130]=1;NOT([.F129]=0)); IF([.M129]=0;[.F128]*([.$B$3]/360*(YEARFRAC([.A128];[.A130] )*360))-([.$B$5]*([.$B$3]/360*(YEARFRAC([.A129];[.A130] )*360)));[.F129]*([.$B$3]/360*(YEARFRAC([.A129];[.A130] )*360))) ;0)" office:value-type="float" office:value="0">
            <text:p>0</text:p>
          </table:table-cell>
          <table:table-cell table:formula="of:=[.C130]-[.D130]" office:value-type="currency" office:currency="EUR" office:value="0">
            <text:p>0,00 €</text:p>
          </table:table-cell>
          <table:table-cell table:formula="of:=IF([.M130]=1; IF(AND([.M129]=0;NOT([.F129]=0));([.F128]-[.$B$5]-[.E130]);([.F129]-[.E130])) ;[.F129]*(1+([.$B$3]/360*( YEARFRAC([.A129];[.A130] )*360)))-[.E130])" office:value-type="currency" office:currency="EUR" office:value="0">
            <text:p>0,00 €</text:p>
          </table:table-cell>
          <table:table-cell table:number-columns-repeated="6"/>
          <table:table-cell table:formula="of:=IF([.A130]=[.N128];0;1)" office:value-type="float" office:value="1">
            <text:p>1</text:p>
          </table:table-cell>
          <table:table-cell table:formula="of:=DATE([.P130];[.$R$3];[.$Q$3])" office:value-type="date" office:date-value="2031-12-01">
            <text:p>01.12.31</text:p>
          </table:table-cell>
          <table:table-cell table:formula="of:=DATE([.P130];[.$R$3];[.$P$3])" office:value-type="date" office:date-value="2031-12-15">
            <text:p>15.12.31</text:p>
          </table:table-cell>
          <table:table-cell table:formula="of:=YEAR([.A130])" office:value-type="float" office:value="2031">
            <text:p>2031</text:p>
          </table:table-cell>
          <table:table-cell table:number-columns-repeated="6"/>
        </table:table-row>
        <table:table-row table:style-name="ro1">
          <table:table-cell table:formula="of:=IF([.A130]=[.O128];EDATE([.A130];1);IF((ABS(YEARFRAC([.A130];EDATE([.A130];1)))&lt;YEARFRAC([.A130];[.N128]));EDATE([.A130];1);IF([.A130]=[.N128];EDATE([.A129];1);[.N128])))" office:value-type="date" office:date-value="2031-10-15">
            <text:p>15.10.31</text:p>
          </table:table-cell>
          <table:table-cell table:formula="of:=IF([.A131]=[.N130];&quot;Sondertilgung&quot;;&quot;Rate&quot;)" office:value-type="string" office:string-value="Rate">
            <text:p>Rate</text:p>
          </table:table-cell>
          <table:table-cell table:formula="of:=IF([.F130]&lt;[.$B$4];[.F130]*(1+([.$B$3]/360*(YEARFRAC([.A129];[.A130] )*360)));IF([.M131]=1;[.B$4];[.$B$5]))" office:value-type="currency" office:currency="EUR" office:value="0">
            <text:p>0,00 €</text:p>
          </table:table-cell>
          <table:table-cell table:formula="of:=IF(AND([.M131]=1;NOT([.F130]=0)); IF([.M130]=0;[.F129]*([.$B$3]/360*(YEARFRAC([.A129];[.A131] )*360))-([.$B$5]*([.$B$3]/360*(YEARFRAC([.A130];[.A131] )*360)));[.F130]*([.$B$3]/360*(YEARFRAC([.A130];[.A131] )*360))) ;0)" office:value-type="float" office:value="0">
            <text:p>0</text:p>
          </table:table-cell>
          <table:table-cell table:formula="of:=[.C131]-[.D131]" office:value-type="currency" office:currency="EUR" office:value="0">
            <text:p>0,00 €</text:p>
          </table:table-cell>
          <table:table-cell table:formula="of:=IF([.M131]=1; IF(AND([.M130]=0;NOT([.F130]=0));([.F129]-[.$B$5]-[.E131]);([.F130]-[.E131])) ;[.F130]*(1+([.$B$3]/360*( YEARFRAC([.A130];[.A131] )*360)))-[.E131])" office:value-type="currency" office:currency="EUR" office:value="0">
            <text:p>0,00 €</text:p>
          </table:table-cell>
          <table:table-cell table:number-columns-repeated="6"/>
          <table:table-cell table:formula="of:=IF([.A131]=[.N129];0;1)" office:value-type="float" office:value="1">
            <text:p>1</text:p>
          </table:table-cell>
          <table:table-cell table:formula="of:=DATE([.P131];[.$R$3];[.$Q$3])" office:value-type="date" office:date-value="2031-12-01">
            <text:p>01.12.31</text:p>
          </table:table-cell>
          <table:table-cell table:formula="of:=DATE([.P131];[.$R$3];[.$P$3])" office:value-type="date" office:date-value="2031-12-15">
            <text:p>15.12.31</text:p>
          </table:table-cell>
          <table:table-cell table:formula="of:=YEAR([.A131])" office:value-type="float" office:value="2031">
            <text:p>2031</text:p>
          </table:table-cell>
          <table:table-cell table:number-columns-repeated="6"/>
        </table:table-row>
        <table:table-row table:style-name="ro1">
          <table:table-cell table:formula="of:=IF([.A131]=[.O129];EDATE([.A131];1);IF((ABS(YEARFRAC([.A131];EDATE([.A131];1)))&lt;YEARFRAC([.A131];[.N129]));EDATE([.A131];1);IF([.A131]=[.N129];EDATE([.A130];1);[.N129])))" office:value-type="date" office:date-value="2031-11-15">
            <text:p>15.11.31</text:p>
          </table:table-cell>
          <table:table-cell table:formula="of:=IF([.A132]=[.N131];&quot;Sondertilgung&quot;;&quot;Rate&quot;)" office:value-type="string" office:string-value="Rate">
            <text:p>Rate</text:p>
          </table:table-cell>
          <table:table-cell table:formula="of:=IF([.F131]&lt;[.$B$4];[.F131]*(1+([.$B$3]/360*(YEARFRAC([.A130];[.A131] )*360)));IF([.M132]=1;[.B$4];[.$B$5]))" office:value-type="currency" office:currency="EUR" office:value="0">
            <text:p>0,00 €</text:p>
          </table:table-cell>
          <table:table-cell table:formula="of:=IF(AND([.M132]=1;NOT([.F131]=0)); IF([.M131]=0;[.F130]*([.$B$3]/360*(YEARFRAC([.A130];[.A132] )*360))-([.$B$5]*([.$B$3]/360*(YEARFRAC([.A131];[.A132] )*360)));[.F131]*([.$B$3]/360*(YEARFRAC([.A131];[.A132] )*360))) ;0)" office:value-type="float" office:value="0">
            <text:p>0</text:p>
          </table:table-cell>
          <table:table-cell table:formula="of:=[.C132]-[.D132]" office:value-type="currency" office:currency="EUR" office:value="0">
            <text:p>0,00 €</text:p>
          </table:table-cell>
          <table:table-cell table:formula="of:=IF([.M132]=1; IF(AND([.M131]=0;NOT([.F131]=0));([.F130]-[.$B$5]-[.E132]);([.F131]-[.E132])) ;[.F131]*(1+([.$B$3]/360*( YEARFRAC([.A131];[.A132] )*360)))-[.E132])" office:value-type="currency" office:currency="EUR" office:value="0">
            <text:p>0,00 €</text:p>
          </table:table-cell>
          <table:table-cell table:number-columns-repeated="6"/>
          <table:table-cell table:formula="of:=IF([.A132]=[.N130];0;1)" office:value-type="float" office:value="1">
            <text:p>1</text:p>
          </table:table-cell>
          <table:table-cell table:formula="of:=DATE([.P132];[.$R$3];[.$Q$3])" office:value-type="date" office:date-value="2031-12-01">
            <text:p>01.12.31</text:p>
          </table:table-cell>
          <table:table-cell table:formula="of:=DATE([.P132];[.$R$3];[.$P$3])" office:value-type="date" office:date-value="2031-12-15">
            <text:p>15.12.31</text:p>
          </table:table-cell>
          <table:table-cell table:formula="of:=YEAR([.A132])" office:value-type="float" office:value="2031">
            <text:p>2031</text:p>
          </table:table-cell>
          <table:table-cell table:number-columns-repeated="6"/>
        </table:table-row>
        <table:table-row table:style-name="ro1">
          <table:table-cell table:formula="of:=IF([.A132]=[.O130];EDATE([.A132];1);IF((ABS(YEARFRAC([.A132];EDATE([.A132];1)))&lt;YEARFRAC([.A132];[.N130]));EDATE([.A132];1);IF([.A132]=[.N130];EDATE([.A131];1);[.N130])))" office:value-type="date" office:date-value="2031-12-01">
            <text:p>01.12.31</text:p>
          </table:table-cell>
          <table:table-cell table:formula="of:=IF([.A133]=[.N132];&quot;Sondertilgung&quot;;&quot;Rate&quot;)" office:value-type="string" office:string-value="Sondertilgung">
            <text:p>Sondertilgung</text:p>
          </table:table-cell>
          <table:table-cell table:formula="of:=IF([.F132]&lt;[.$B$4];[.F132]*(1+([.$B$3]/360*(YEARFRAC([.A131];[.A132] )*360)));IF([.M133]=1;[.B$4];[.$B$5]))" office:value-type="currency" office:currency="EUR" office:value="0">
            <text:p>0,00 €</text:p>
          </table:table-cell>
          <table:table-cell table:formula="of:=IF(AND([.M133]=1;NOT([.F132]=0)); IF([.M132]=0;[.F131]*([.$B$3]/360*(YEARFRAC([.A131];[.A133] )*360))-([.$B$5]*([.$B$3]/360*(YEARFRAC([.A132];[.A133] )*360)));[.F132]*([.$B$3]/360*(YEARFRAC([.A132];[.A133] )*360))) ;0)" office:value-type="float" office:value="0">
            <text:p>0</text:p>
          </table:table-cell>
          <table:table-cell table:formula="of:=[.C133]-[.D133]" office:value-type="currency" office:currency="EUR" office:value="0">
            <text:p>0,00 €</text:p>
          </table:table-cell>
          <table:table-cell table:formula="of:=IF([.M133]=1; IF(AND([.M132]=0;NOT([.F132]=0));([.F131]-[.$B$5]-[.E133]);([.F132]-[.E133])) ;[.F132]*(1+([.$B$3]/360*( YEARFRAC([.A132];[.A133] )*360)))-[.E133])" office:value-type="currency" office:currency="EUR" office:value="0">
            <text:p>0,00 €</text:p>
          </table:table-cell>
          <table:table-cell table:number-columns-repeated="6"/>
          <table:table-cell table:formula="of:=IF([.A133]=[.N131];0;1)" office:value-type="float" office:value="0">
            <text:p>0</text:p>
          </table:table-cell>
          <table:table-cell table:formula="of:=DATE([.P133];[.$R$3];[.$Q$3])" office:value-type="date" office:date-value="2031-12-01">
            <text:p>01.12.31</text:p>
          </table:table-cell>
          <table:table-cell table:formula="of:=DATE([.P133];[.$R$3];[.$P$3])" office:value-type="date" office:date-value="2031-12-15">
            <text:p>15.12.31</text:p>
          </table:table-cell>
          <table:table-cell table:formula="of:=YEAR([.A133])" office:value-type="float" office:value="2031">
            <text:p>2031</text:p>
          </table:table-cell>
          <table:table-cell table:number-columns-repeated="6"/>
        </table:table-row>
        <table:table-row table:style-name="ro1">
          <table:table-cell table:formula="of:=IF([.A133]=[.O131];EDATE([.A133];1);IF((ABS(YEARFRAC([.A133];EDATE([.A133];1)))&lt;YEARFRAC([.A133];[.N131]));EDATE([.A133];1);IF([.A133]=[.N131];EDATE([.A132];1);[.N131])))" office:value-type="date" office:date-value="2031-12-15">
            <text:p>15.12.31</text:p>
          </table:table-cell>
          <table:table-cell table:formula="of:=IF([.A134]=[.N133];&quot;Sondertilgung&quot;;&quot;Rate&quot;)" office:value-type="string" office:string-value="Rate">
            <text:p>Rate</text:p>
          </table:table-cell>
          <table:table-cell table:formula="of:=IF([.F133]&lt;[.$B$4];[.F133]*(1+([.$B$3]/360*(YEARFRAC([.A132];[.A133] )*360)));IF([.M134]=1;[.B$4];[.$B$5]))" office:value-type="currency" office:currency="EUR" office:value="0">
            <text:p>0,00 €</text:p>
          </table:table-cell>
          <table:table-cell table:formula="of:=IF(AND([.M134]=1;NOT([.F133]=0)); IF([.M133]=0;[.F132]*([.$B$3]/360*(YEARFRAC([.A132];[.A134] )*360))-([.$B$5]*([.$B$3]/360*(YEARFRAC([.A133];[.A134] )*360)));[.F133]*([.$B$3]/360*(YEARFRAC([.A133];[.A134] )*360))) ;0)" office:value-type="float" office:value="0">
            <text:p>0</text:p>
          </table:table-cell>
          <table:table-cell table:formula="of:=[.C134]-[.D134]" office:value-type="currency" office:currency="EUR" office:value="0">
            <text:p>0,00 €</text:p>
          </table:table-cell>
          <table:table-cell table:formula="of:=IF([.M134]=1; IF(AND([.M133]=0;NOT([.F133]=0));([.F132]-[.$B$5]-[.E134]);([.F133]-[.E134])) ;[.F133]*(1+([.$B$3]/360*( YEARFRAC([.A133];[.A134] )*360)))-[.E134])" office:value-type="currency" office:currency="EUR" office:value="0">
            <text:p>0,00 €</text:p>
          </table:table-cell>
          <table:table-cell table:number-columns-repeated="6"/>
          <table:table-cell table:formula="of:=IF([.A134]=[.N132];0;1)" office:value-type="float" office:value="1">
            <text:p>1</text:p>
          </table:table-cell>
          <table:table-cell table:formula="of:=DATE([.P134];[.$R$3];[.$Q$3])" office:value-type="date" office:date-value="2031-12-01">
            <text:p>01.12.31</text:p>
          </table:table-cell>
          <table:table-cell table:formula="of:=DATE([.P134];[.$R$3];[.$P$3])" office:value-type="date" office:date-value="2031-12-15">
            <text:p>15.12.31</text:p>
          </table:table-cell>
          <table:table-cell table:formula="of:=YEAR([.A134])" office:value-type="float" office:value="2031">
            <text:p>2031</text:p>
          </table:table-cell>
          <table:table-cell table:number-columns-repeated="6"/>
        </table:table-row>
        <table:table-row table:style-name="ro1">
          <table:table-cell table:formula="of:=IF([.A134]=[.O132];EDATE([.A134];1);IF((ABS(YEARFRAC([.A134];EDATE([.A134];1)))&lt;YEARFRAC([.A134];[.N132]));EDATE([.A134];1);IF([.A134]=[.N132];EDATE([.A133];1);[.N132])))" office:value-type="date" office:date-value="2032-01-15">
            <text:p>15.01.32</text:p>
          </table:table-cell>
          <table:table-cell table:formula="of:=IF([.A135]=[.N134];&quot;Sondertilgung&quot;;&quot;Rate&quot;)" office:value-type="string" office:string-value="Rate">
            <text:p>Rate</text:p>
          </table:table-cell>
          <table:table-cell table:formula="of:=IF([.F134]&lt;[.$B$4];[.F134]*(1+([.$B$3]/360*(YEARFRAC([.A133];[.A134] )*360)));IF([.M135]=1;[.B$4];[.$B$5]))" office:value-type="currency" office:currency="EUR" office:value="0">
            <text:p>0,00 €</text:p>
          </table:table-cell>
          <table:table-cell table:formula="of:=IF(AND([.M135]=1;NOT([.F134]=0)); IF([.M134]=0;[.F133]*([.$B$3]/360*(YEARFRAC([.A133];[.A135] )*360))-([.$B$5]*([.$B$3]/360*(YEARFRAC([.A134];[.A135] )*360)));[.F134]*([.$B$3]/360*(YEARFRAC([.A134];[.A135] )*360))) ;0)" office:value-type="float" office:value="0">
            <text:p>0</text:p>
          </table:table-cell>
          <table:table-cell table:formula="of:=[.C135]-[.D135]" office:value-type="currency" office:currency="EUR" office:value="0">
            <text:p>0,00 €</text:p>
          </table:table-cell>
          <table:table-cell table:formula="of:=IF([.M135]=1; IF(AND([.M134]=0;NOT([.F134]=0));([.F133]-[.$B$5]-[.E135]);([.F134]-[.E135])) ;[.F134]*(1+([.$B$3]/360*( YEARFRAC([.A134];[.A135] )*360)))-[.E135])" office:value-type="currency" office:currency="EUR" office:value="0">
            <text:p>0,00 €</text:p>
          </table:table-cell>
          <table:table-cell table:number-columns-repeated="6"/>
          <table:table-cell table:formula="of:=IF([.A135]=[.N133];0;1)" office:value-type="float" office:value="1">
            <text:p>1</text:p>
          </table:table-cell>
          <table:table-cell table:formula="of:=DATE([.P135];[.$R$3];[.$Q$3])" office:value-type="date" office:date-value="2032-12-01">
            <text:p>01.12.32</text:p>
          </table:table-cell>
          <table:table-cell table:formula="of:=DATE([.P135];[.$R$3];[.$P$3])" office:value-type="date" office:date-value="2032-12-15">
            <text:p>15.12.32</text:p>
          </table:table-cell>
          <table:table-cell table:formula="of:=YEAR([.A135])" office:value-type="float" office:value="2032">
            <text:p>2032</text:p>
          </table:table-cell>
          <table:table-cell table:number-columns-repeated="6"/>
        </table:table-row>
        <table:table-row table:style-name="ro1">
          <table:table-cell table:formula="of:=IF([.A135]=[.O133];EDATE([.A135];1);IF((ABS(YEARFRAC([.A135];EDATE([.A135];1)))&lt;YEARFRAC([.A135];[.N133]));EDATE([.A135];1);IF([.A135]=[.N133];EDATE([.A134];1);[.N133])))" office:value-type="date" office:date-value="2032-02-15">
            <text:p>15.02.32</text:p>
          </table:table-cell>
          <table:table-cell table:formula="of:=IF([.A136]=[.N135];&quot;Sondertilgung&quot;;&quot;Rate&quot;)" office:value-type="string" office:string-value="Rate">
            <text:p>Rate</text:p>
          </table:table-cell>
          <table:table-cell table:formula="of:=IF([.F135]&lt;[.$B$4];[.F135]*(1+([.$B$3]/360*(YEARFRAC([.A134];[.A135] )*360)));IF([.M136]=1;[.B$4];[.$B$5]))" office:value-type="currency" office:currency="EUR" office:value="0">
            <text:p>0,00 €</text:p>
          </table:table-cell>
          <table:table-cell table:formula="of:=IF(AND([.M136]=1;NOT([.F135]=0)); IF([.M135]=0;[.F134]*([.$B$3]/360*(YEARFRAC([.A134];[.A136] )*360))-([.$B$5]*([.$B$3]/360*(YEARFRAC([.A135];[.A136] )*360)));[.F135]*([.$B$3]/360*(YEARFRAC([.A135];[.A136] )*360))) ;0)" office:value-type="float" office:value="0">
            <text:p>0</text:p>
          </table:table-cell>
          <table:table-cell table:formula="of:=[.C136]-[.D136]" office:value-type="currency" office:currency="EUR" office:value="0">
            <text:p>0,00 €</text:p>
          </table:table-cell>
          <table:table-cell table:formula="of:=IF([.M136]=1; IF(AND([.M135]=0;NOT([.F135]=0));([.F134]-[.$B$5]-[.E136]);([.F135]-[.E136])) ;[.F135]*(1+([.$B$3]/360*( YEARFRAC([.A135];[.A136] )*360)))-[.E136])" office:value-type="currency" office:currency="EUR" office:value="0">
            <text:p>0,00 €</text:p>
          </table:table-cell>
          <table:table-cell table:number-columns-repeated="6"/>
          <table:table-cell table:formula="of:=IF([.A136]=[.N134];0;1)" office:value-type="float" office:value="1">
            <text:p>1</text:p>
          </table:table-cell>
          <table:table-cell table:formula="of:=DATE([.P136];[.$R$3];[.$Q$3])" office:value-type="date" office:date-value="2032-12-01">
            <text:p>01.12.32</text:p>
          </table:table-cell>
          <table:table-cell table:formula="of:=DATE([.P136];[.$R$3];[.$P$3])" office:value-type="date" office:date-value="2032-12-15">
            <text:p>15.12.32</text:p>
          </table:table-cell>
          <table:table-cell table:formula="of:=YEAR([.A136])" office:value-type="float" office:value="2032">
            <text:p>2032</text:p>
          </table:table-cell>
          <table:table-cell table:number-columns-repeated="6"/>
        </table:table-row>
        <table:table-row table:style-name="ro1">
          <table:table-cell table:formula="of:=IF([.A136]=[.O134];EDATE([.A136];1);IF((ABS(YEARFRAC([.A136];EDATE([.A136];1)))&lt;YEARFRAC([.A136];[.N134]));EDATE([.A136];1);IF([.A136]=[.N134];EDATE([.A135];1);[.N134])))" office:value-type="date" office:date-value="2032-03-15">
            <text:p>15.03.32</text:p>
          </table:table-cell>
          <table:table-cell table:formula="of:=IF([.A137]=[.N136];&quot;Sondertilgung&quot;;&quot;Rate&quot;)" office:value-type="string" office:string-value="Rate">
            <text:p>Rate</text:p>
          </table:table-cell>
          <table:table-cell table:formula="of:=IF([.F136]&lt;[.$B$4];[.F136]*(1+([.$B$3]/360*(YEARFRAC([.A135];[.A136] )*360)));IF([.M137]=1;[.B$4];[.$B$5]))" office:value-type="currency" office:currency="EUR" office:value="0">
            <text:p>0,00 €</text:p>
          </table:table-cell>
          <table:table-cell table:formula="of:=IF(AND([.M137]=1;NOT([.F136]=0)); IF([.M136]=0;[.F135]*([.$B$3]/360*(YEARFRAC([.A135];[.A137] )*360))-([.$B$5]*([.$B$3]/360*(YEARFRAC([.A136];[.A137] )*360)));[.F136]*([.$B$3]/360*(YEARFRAC([.A136];[.A137] )*360))) ;0)" office:value-type="float" office:value="0">
            <text:p>0</text:p>
          </table:table-cell>
          <table:table-cell table:formula="of:=[.C137]-[.D137]" office:value-type="currency" office:currency="EUR" office:value="0">
            <text:p>0,00 €</text:p>
          </table:table-cell>
          <table:table-cell table:formula="of:=IF([.M137]=1; IF(AND([.M136]=0;NOT([.F136]=0));([.F135]-[.$B$5]-[.E137]);([.F136]-[.E137])) ;[.F136]*(1+([.$B$3]/360*( YEARFRAC([.A136];[.A137] )*360)))-[.E137])" office:value-type="currency" office:currency="EUR" office:value="0">
            <text:p>0,00 €</text:p>
          </table:table-cell>
          <table:table-cell table:number-columns-repeated="6"/>
          <table:table-cell table:formula="of:=IF([.A137]=[.N135];0;1)" office:value-type="float" office:value="1">
            <text:p>1</text:p>
          </table:table-cell>
          <table:table-cell table:formula="of:=DATE([.P137];[.$R$3];[.$Q$3])" office:value-type="date" office:date-value="2032-12-01">
            <text:p>01.12.32</text:p>
          </table:table-cell>
          <table:table-cell table:formula="of:=DATE([.P137];[.$R$3];[.$P$3])" office:value-type="date" office:date-value="2032-12-15">
            <text:p>15.12.32</text:p>
          </table:table-cell>
          <table:table-cell table:formula="of:=YEAR([.A137])" office:value-type="float" office:value="2032">
            <text:p>2032</text:p>
          </table:table-cell>
          <table:table-cell table:number-columns-repeated="6"/>
        </table:table-row>
        <table:table-row table:style-name="ro1">
          <table:table-cell table:formula="of:=IF([.A137]=[.O135];EDATE([.A137];1);IF((ABS(YEARFRAC([.A137];EDATE([.A137];1)))&lt;YEARFRAC([.A137];[.N135]));EDATE([.A137];1);IF([.A137]=[.N135];EDATE([.A136];1);[.N135])))" office:value-type="date" office:date-value="2032-04-15">
            <text:p>15.04.32</text:p>
          </table:table-cell>
          <table:table-cell table:formula="of:=IF([.A138]=[.N137];&quot;Sondertilgung&quot;;&quot;Rate&quot;)" office:value-type="string" office:string-value="Rate">
            <text:p>Rate</text:p>
          </table:table-cell>
          <table:table-cell table:formula="of:=IF([.F137]&lt;[.$B$4];[.F137]*(1+([.$B$3]/360*(YEARFRAC([.A136];[.A137] )*360)));IF([.M138]=1;[.B$4];[.$B$5]))" office:value-type="currency" office:currency="EUR" office:value="0">
            <text:p>0,00 €</text:p>
          </table:table-cell>
          <table:table-cell table:formula="of:=IF(AND([.M138]=1;NOT([.F137]=0)); IF([.M137]=0;[.F136]*([.$B$3]/360*(YEARFRAC([.A136];[.A138] )*360))-([.$B$5]*([.$B$3]/360*(YEARFRAC([.A137];[.A138] )*360)));[.F137]*([.$B$3]/360*(YEARFRAC([.A137];[.A138] )*360))) ;0)" office:value-type="float" office:value="0">
            <text:p>0</text:p>
          </table:table-cell>
          <table:table-cell table:formula="of:=[.C138]-[.D138]" office:value-type="currency" office:currency="EUR" office:value="0">
            <text:p>0,00 €</text:p>
          </table:table-cell>
          <table:table-cell table:formula="of:=IF([.M138]=1; IF(AND([.M137]=0;NOT([.F137]=0));([.F136]-[.$B$5]-[.E138]);([.F137]-[.E138])) ;[.F137]*(1+([.$B$3]/360*( YEARFRAC([.A137];[.A138] )*360)))-[.E138])" office:value-type="currency" office:currency="EUR" office:value="0">
            <text:p>0,00 €</text:p>
          </table:table-cell>
          <table:table-cell table:number-columns-repeated="6"/>
          <table:table-cell table:formula="of:=IF([.A138]=[.N136];0;1)" office:value-type="float" office:value="1">
            <text:p>1</text:p>
          </table:table-cell>
          <table:table-cell table:formula="of:=DATE([.P138];[.$R$3];[.$Q$3])" office:value-type="date" office:date-value="2032-12-01">
            <text:p>01.12.32</text:p>
          </table:table-cell>
          <table:table-cell table:formula="of:=DATE([.P138];[.$R$3];[.$P$3])" office:value-type="date" office:date-value="2032-12-15">
            <text:p>15.12.32</text:p>
          </table:table-cell>
          <table:table-cell table:formula="of:=YEAR([.A138])" office:value-type="float" office:value="2032">
            <text:p>2032</text:p>
          </table:table-cell>
          <table:table-cell table:number-columns-repeated="6"/>
        </table:table-row>
        <table:table-row table:style-name="ro1">
          <table:table-cell table:formula="of:=IF([.A138]=[.O136];EDATE([.A138];1);IF((ABS(YEARFRAC([.A138];EDATE([.A138];1)))&lt;YEARFRAC([.A138];[.N136]));EDATE([.A138];1);IF([.A138]=[.N136];EDATE([.A137];1);[.N136])))" office:value-type="date" office:date-value="2032-05-15">
            <text:p>15.05.32</text:p>
          </table:table-cell>
          <table:table-cell table:formula="of:=IF([.A139]=[.N138];&quot;Sondertilgung&quot;;&quot;Rate&quot;)" office:value-type="string" office:string-value="Rate">
            <text:p>Rate</text:p>
          </table:table-cell>
          <table:table-cell table:formula="of:=IF([.F138]&lt;[.$B$4];[.F138]*(1+([.$B$3]/360*(YEARFRAC([.A137];[.A138] )*360)));IF([.M139]=1;[.B$4];[.$B$5]))" office:value-type="currency" office:currency="EUR" office:value="0">
            <text:p>0,00 €</text:p>
          </table:table-cell>
          <table:table-cell table:formula="of:=IF(AND([.M139]=1;NOT([.F138]=0)); IF([.M138]=0;[.F137]*([.$B$3]/360*(YEARFRAC([.A137];[.A139] )*360))-([.$B$5]*([.$B$3]/360*(YEARFRAC([.A138];[.A139] )*360)));[.F138]*([.$B$3]/360*(YEARFRAC([.A138];[.A139] )*360))) ;0)" office:value-type="float" office:value="0">
            <text:p>0</text:p>
          </table:table-cell>
          <table:table-cell table:formula="of:=[.C139]-[.D139]" office:value-type="currency" office:currency="EUR" office:value="0">
            <text:p>0,00 €</text:p>
          </table:table-cell>
          <table:table-cell table:formula="of:=IF([.M139]=1; IF(AND([.M138]=0;NOT([.F138]=0));([.F137]-[.$B$5]-[.E139]);([.F138]-[.E139])) ;[.F138]*(1+([.$B$3]/360*( YEARFRAC([.A138];[.A139] )*360)))-[.E139])" office:value-type="currency" office:currency="EUR" office:value="0">
            <text:p>0,00 €</text:p>
          </table:table-cell>
          <table:table-cell table:number-columns-repeated="6"/>
          <table:table-cell table:formula="of:=IF([.A139]=[.N137];0;1)" office:value-type="float" office:value="1">
            <text:p>1</text:p>
          </table:table-cell>
          <table:table-cell table:formula="of:=DATE([.P139];[.$R$3];[.$Q$3])" office:value-type="date" office:date-value="2032-12-01">
            <text:p>01.12.32</text:p>
          </table:table-cell>
          <table:table-cell table:formula="of:=DATE([.P139];[.$R$3];[.$P$3])" office:value-type="date" office:date-value="2032-12-15">
            <text:p>15.12.32</text:p>
          </table:table-cell>
          <table:table-cell table:formula="of:=YEAR([.A139])" office:value-type="float" office:value="2032">
            <text:p>2032</text:p>
          </table:table-cell>
          <table:table-cell table:number-columns-repeated="6"/>
        </table:table-row>
        <table:table-row table:style-name="ro1">
          <table:table-cell table:formula="of:=IF([.A139]=[.O137];EDATE([.A139];1);IF((ABS(YEARFRAC([.A139];EDATE([.A139];1)))&lt;YEARFRAC([.A139];[.N137]));EDATE([.A139];1);IF([.A139]=[.N137];EDATE([.A138];1);[.N137])))" office:value-type="date" office:date-value="2032-06-15">
            <text:p>15.06.32</text:p>
          </table:table-cell>
          <table:table-cell table:formula="of:=IF([.A140]=[.N139];&quot;Sondertilgung&quot;;&quot;Rate&quot;)" office:value-type="string" office:string-value="Rate">
            <text:p>Rate</text:p>
          </table:table-cell>
          <table:table-cell table:formula="of:=IF([.F139]&lt;[.$B$4];[.F139]*(1+([.$B$3]/360*(YEARFRAC([.A138];[.A139] )*360)));IF([.M140]=1;[.B$4];[.$B$5]))" office:value-type="currency" office:currency="EUR" office:value="0">
            <text:p>0,00 €</text:p>
          </table:table-cell>
          <table:table-cell table:formula="of:=IF(AND([.M140]=1;NOT([.F139]=0)); IF([.M139]=0;[.F138]*([.$B$3]/360*(YEARFRAC([.A138];[.A140] )*360))-([.$B$5]*([.$B$3]/360*(YEARFRAC([.A139];[.A140] )*360)));[.F139]*([.$B$3]/360*(YEARFRAC([.A139];[.A140] )*360))) ;0)" office:value-type="float" office:value="0">
            <text:p>0</text:p>
          </table:table-cell>
          <table:table-cell table:formula="of:=[.C140]-[.D140]" office:value-type="currency" office:currency="EUR" office:value="0">
            <text:p>0,00 €</text:p>
          </table:table-cell>
          <table:table-cell table:formula="of:=IF([.M140]=1; IF(AND([.M139]=0;NOT([.F139]=0));([.F138]-[.$B$5]-[.E140]);([.F139]-[.E140])) ;[.F139]*(1+([.$B$3]/360*( YEARFRAC([.A139];[.A140] )*360)))-[.E140])" office:value-type="currency" office:currency="EUR" office:value="0">
            <text:p>0,00 €</text:p>
          </table:table-cell>
          <table:table-cell table:number-columns-repeated="6"/>
          <table:table-cell table:formula="of:=IF([.A140]=[.N138];0;1)" office:value-type="float" office:value="1">
            <text:p>1</text:p>
          </table:table-cell>
          <table:table-cell table:formula="of:=DATE([.P140];[.$R$3];[.$Q$3])" office:value-type="date" office:date-value="2032-12-01">
            <text:p>01.12.32</text:p>
          </table:table-cell>
          <table:table-cell table:formula="of:=DATE([.P140];[.$R$3];[.$P$3])" office:value-type="date" office:date-value="2032-12-15">
            <text:p>15.12.32</text:p>
          </table:table-cell>
          <table:table-cell table:formula="of:=YEAR([.A140])" office:value-type="float" office:value="2032">
            <text:p>2032</text:p>
          </table:table-cell>
          <table:table-cell table:number-columns-repeated="6"/>
        </table:table-row>
        <table:table-row table:style-name="ro1">
          <table:table-cell table:formula="of:=IF([.A140]=[.O138];EDATE([.A140];1);IF((ABS(YEARFRAC([.A140];EDATE([.A140];1)))&lt;YEARFRAC([.A140];[.N138]));EDATE([.A140];1);IF([.A140]=[.N138];EDATE([.A139];1);[.N138])))" office:value-type="date" office:date-value="2032-07-15">
            <text:p>15.07.32</text:p>
          </table:table-cell>
          <table:table-cell table:formula="of:=IF([.A141]=[.N140];&quot;Sondertilgung&quot;;&quot;Rate&quot;)" office:value-type="string" office:string-value="Rate">
            <text:p>Rate</text:p>
          </table:table-cell>
          <table:table-cell table:formula="of:=IF([.F140]&lt;[.$B$4];[.F140]*(1+([.$B$3]/360*(YEARFRAC([.A139];[.A140] )*360)));IF([.M141]=1;[.B$4];[.$B$5]))" office:value-type="currency" office:currency="EUR" office:value="0">
            <text:p>0,00 €</text:p>
          </table:table-cell>
          <table:table-cell table:formula="of:=IF(AND([.M141]=1;NOT([.F140]=0)); IF([.M140]=0;[.F139]*([.$B$3]/360*(YEARFRAC([.A139];[.A141] )*360))-([.$B$5]*([.$B$3]/360*(YEARFRAC([.A140];[.A141] )*360)));[.F140]*([.$B$3]/360*(YEARFRAC([.A140];[.A141] )*360))) ;0)" office:value-type="float" office:value="0">
            <text:p>0</text:p>
          </table:table-cell>
          <table:table-cell table:formula="of:=[.C141]-[.D141]" office:value-type="currency" office:currency="EUR" office:value="0">
            <text:p>0,00 €</text:p>
          </table:table-cell>
          <table:table-cell table:formula="of:=IF([.M141]=1; IF(AND([.M140]=0;NOT([.F140]=0));([.F139]-[.$B$5]-[.E141]);([.F140]-[.E141])) ;[.F140]*(1+([.$B$3]/360*( YEARFRAC([.A140];[.A141] )*360)))-[.E141])" office:value-type="currency" office:currency="EUR" office:value="0">
            <text:p>0,00 €</text:p>
          </table:table-cell>
          <table:table-cell table:number-columns-repeated="6"/>
          <table:table-cell table:formula="of:=IF([.A141]=[.N139];0;1)" office:value-type="float" office:value="1">
            <text:p>1</text:p>
          </table:table-cell>
          <table:table-cell table:formula="of:=DATE([.P141];[.$R$3];[.$Q$3])" office:value-type="date" office:date-value="2032-12-01">
            <text:p>01.12.32</text:p>
          </table:table-cell>
          <table:table-cell table:formula="of:=DATE([.P141];[.$R$3];[.$P$3])" office:value-type="date" office:date-value="2032-12-15">
            <text:p>15.12.32</text:p>
          </table:table-cell>
          <table:table-cell table:formula="of:=YEAR([.A141])" office:value-type="float" office:value="2032">
            <text:p>2032</text:p>
          </table:table-cell>
          <table:table-cell table:number-columns-repeated="6"/>
        </table:table-row>
        <table:table-row table:style-name="ro1">
          <table:table-cell table:formula="of:=IF([.A141]=[.O139];EDATE([.A141];1);IF((ABS(YEARFRAC([.A141];EDATE([.A141];1)))&lt;YEARFRAC([.A141];[.N139]));EDATE([.A141];1);IF([.A141]=[.N139];EDATE([.A140];1);[.N139])))" office:value-type="date" office:date-value="2032-08-15">
            <text:p>15.08.32</text:p>
          </table:table-cell>
          <table:table-cell table:formula="of:=IF([.A142]=[.N141];&quot;Sondertilgung&quot;;&quot;Rate&quot;)" office:value-type="string" office:string-value="Rate">
            <text:p>Rate</text:p>
          </table:table-cell>
          <table:table-cell table:formula="of:=IF([.F141]&lt;[.$B$4];[.F141]*(1+([.$B$3]/360*(YEARFRAC([.A140];[.A141] )*360)));IF([.M142]=1;[.B$4];[.$B$5]))" office:value-type="currency" office:currency="EUR" office:value="0">
            <text:p>0,00 €</text:p>
          </table:table-cell>
          <table:table-cell table:formula="of:=IF(AND([.M142]=1;NOT([.F141]=0)); IF([.M141]=0;[.F140]*([.$B$3]/360*(YEARFRAC([.A140];[.A142] )*360))-([.$B$5]*([.$B$3]/360*(YEARFRAC([.A141];[.A142] )*360)));[.F141]*([.$B$3]/360*(YEARFRAC([.A141];[.A142] )*360))) ;0)" office:value-type="float" office:value="0">
            <text:p>0</text:p>
          </table:table-cell>
          <table:table-cell table:formula="of:=[.C142]-[.D142]" office:value-type="currency" office:currency="EUR" office:value="0">
            <text:p>0,00 €</text:p>
          </table:table-cell>
          <table:table-cell table:formula="of:=IF([.M142]=1; IF(AND([.M141]=0;NOT([.F141]=0));([.F140]-[.$B$5]-[.E142]);([.F141]-[.E142])) ;[.F141]*(1+([.$B$3]/360*( YEARFRAC([.A141];[.A142] )*360)))-[.E142])" office:value-type="currency" office:currency="EUR" office:value="0">
            <text:p>0,00 €</text:p>
          </table:table-cell>
          <table:table-cell table:number-columns-repeated="6"/>
          <table:table-cell table:formula="of:=IF([.A142]=[.N140];0;1)" office:value-type="float" office:value="1">
            <text:p>1</text:p>
          </table:table-cell>
          <table:table-cell table:formula="of:=DATE([.P142];[.$R$3];[.$Q$3])" office:value-type="date" office:date-value="2032-12-01">
            <text:p>01.12.32</text:p>
          </table:table-cell>
          <table:table-cell table:formula="of:=DATE([.P142];[.$R$3];[.$P$3])" office:value-type="date" office:date-value="2032-12-15">
            <text:p>15.12.32</text:p>
          </table:table-cell>
          <table:table-cell table:formula="of:=YEAR([.A142])" office:value-type="float" office:value="2032">
            <text:p>2032</text:p>
          </table:table-cell>
          <table:table-cell table:number-columns-repeated="6"/>
        </table:table-row>
        <table:table-row table:style-name="ro1">
          <table:table-cell table:formula="of:=IF([.A142]=[.O140];EDATE([.A142];1);IF((ABS(YEARFRAC([.A142];EDATE([.A142];1)))&lt;YEARFRAC([.A142];[.N140]));EDATE([.A142];1);IF([.A142]=[.N140];EDATE([.A141];1);[.N140])))" office:value-type="date" office:date-value="2032-09-15">
            <text:p>15.09.32</text:p>
          </table:table-cell>
          <table:table-cell table:formula="of:=IF([.A143]=[.N142];&quot;Sondertilgung&quot;;&quot;Rate&quot;)" office:value-type="string" office:string-value="Rate">
            <text:p>Rate</text:p>
          </table:table-cell>
          <table:table-cell table:formula="of:=IF([.F142]&lt;[.$B$4];[.F142]*(1+([.$B$3]/360*(YEARFRAC([.A141];[.A142] )*360)));IF([.M143]=1;[.B$4];[.$B$5]))" office:value-type="currency" office:currency="EUR" office:value="0">
            <text:p>0,00 €</text:p>
          </table:table-cell>
          <table:table-cell table:formula="of:=IF(AND([.M143]=1;NOT([.F142]=0)); IF([.M142]=0;[.F141]*([.$B$3]/360*(YEARFRAC([.A141];[.A143] )*360))-([.$B$5]*([.$B$3]/360*(YEARFRAC([.A142];[.A143] )*360)));[.F142]*([.$B$3]/360*(YEARFRAC([.A142];[.A143] )*360))) ;0)" office:value-type="float" office:value="0">
            <text:p>0</text:p>
          </table:table-cell>
          <table:table-cell table:formula="of:=[.C143]-[.D143]" office:value-type="currency" office:currency="EUR" office:value="0">
            <text:p>0,00 €</text:p>
          </table:table-cell>
          <table:table-cell table:formula="of:=IF([.M143]=1; IF(AND([.M142]=0;NOT([.F142]=0));([.F141]-[.$B$5]-[.E143]);([.F142]-[.E143])) ;[.F142]*(1+([.$B$3]/360*( YEARFRAC([.A142];[.A143] )*360)))-[.E143])" office:value-type="currency" office:currency="EUR" office:value="0">
            <text:p>0,00 €</text:p>
          </table:table-cell>
          <table:table-cell table:number-columns-repeated="6"/>
          <table:table-cell table:formula="of:=IF([.A143]=[.N141];0;1)" office:value-type="float" office:value="1">
            <text:p>1</text:p>
          </table:table-cell>
          <table:table-cell table:formula="of:=DATE([.P143];[.$R$3];[.$Q$3])" office:value-type="date" office:date-value="2032-12-01">
            <text:p>01.12.32</text:p>
          </table:table-cell>
          <table:table-cell table:formula="of:=DATE([.P143];[.$R$3];[.$P$3])" office:value-type="date" office:date-value="2032-12-15">
            <text:p>15.12.32</text:p>
          </table:table-cell>
          <table:table-cell table:formula="of:=YEAR([.A143])" office:value-type="float" office:value="2032">
            <text:p>2032</text:p>
          </table:table-cell>
          <table:table-cell table:number-columns-repeated="6"/>
        </table:table-row>
        <table:table-row table:style-name="ro1">
          <table:table-cell table:formula="of:=IF([.A143]=[.O141];EDATE([.A143];1);IF((ABS(YEARFRAC([.A143];EDATE([.A143];1)))&lt;YEARFRAC([.A143];[.N141]));EDATE([.A143];1);IF([.A143]=[.N141];EDATE([.A142];1);[.N141])))" office:value-type="date" office:date-value="2032-10-15">
            <text:p>15.10.32</text:p>
          </table:table-cell>
          <table:table-cell table:formula="of:=IF([.A144]=[.N143];&quot;Sondertilgung&quot;;&quot;Rate&quot;)" office:value-type="string" office:string-value="Rate">
            <text:p>Rate</text:p>
          </table:table-cell>
          <table:table-cell table:formula="of:=IF([.F143]&lt;[.$B$4];[.F143]*(1+([.$B$3]/360*(YEARFRAC([.A142];[.A143] )*360)));IF([.M144]=1;[.B$4];[.$B$5]))" office:value-type="currency" office:currency="EUR" office:value="0">
            <text:p>0,00 €</text:p>
          </table:table-cell>
          <table:table-cell table:formula="of:=IF(AND([.M144]=1;NOT([.F143]=0)); IF([.M143]=0;[.F142]*([.$B$3]/360*(YEARFRAC([.A142];[.A144] )*360))-([.$B$5]*([.$B$3]/360*(YEARFRAC([.A143];[.A144] )*360)));[.F143]*([.$B$3]/360*(YEARFRAC([.A143];[.A144] )*360))) ;0)" office:value-type="float" office:value="0">
            <text:p>0</text:p>
          </table:table-cell>
          <table:table-cell table:formula="of:=[.C144]-[.D144]" office:value-type="currency" office:currency="EUR" office:value="0">
            <text:p>0,00 €</text:p>
          </table:table-cell>
          <table:table-cell table:formula="of:=IF([.M144]=1; IF(AND([.M143]=0;NOT([.F143]=0));([.F142]-[.$B$5]-[.E144]);([.F143]-[.E144])) ;[.F143]*(1+([.$B$3]/360*( YEARFRAC([.A143];[.A144] )*360)))-[.E144])" office:value-type="currency" office:currency="EUR" office:value="0">
            <text:p>0,00 €</text:p>
          </table:table-cell>
          <table:table-cell table:number-columns-repeated="6"/>
          <table:table-cell table:formula="of:=IF([.A144]=[.N142];0;1)" office:value-type="float" office:value="1">
            <text:p>1</text:p>
          </table:table-cell>
          <table:table-cell table:formula="of:=DATE([.P144];[.$R$3];[.$Q$3])" office:value-type="date" office:date-value="2032-12-01">
            <text:p>01.12.32</text:p>
          </table:table-cell>
          <table:table-cell table:formula="of:=DATE([.P144];[.$R$3];[.$P$3])" office:value-type="date" office:date-value="2032-12-15">
            <text:p>15.12.32</text:p>
          </table:table-cell>
          <table:table-cell table:formula="of:=YEAR([.A144])" office:value-type="float" office:value="2032">
            <text:p>2032</text:p>
          </table:table-cell>
          <table:table-cell table:number-columns-repeated="6"/>
        </table:table-row>
        <table:table-row table:style-name="ro1">
          <table:table-cell table:formula="of:=IF([.A144]=[.O142];EDATE([.A144];1);IF((ABS(YEARFRAC([.A144];EDATE([.A144];1)))&lt;YEARFRAC([.A144];[.N142]));EDATE([.A144];1);IF([.A144]=[.N142];EDATE([.A143];1);[.N142])))" office:value-type="date" office:date-value="2032-11-15">
            <text:p>15.11.32</text:p>
          </table:table-cell>
          <table:table-cell table:formula="of:=IF([.A145]=[.N144];&quot;Sondertilgung&quot;;&quot;Rate&quot;)" office:value-type="string" office:string-value="Rate">
            <text:p>Rate</text:p>
          </table:table-cell>
          <table:table-cell table:formula="of:=IF([.F144]&lt;[.$B$4];[.F144]*(1+([.$B$3]/360*(YEARFRAC([.A143];[.A144] )*360)));IF([.M145]=1;[.B$4];[.$B$5]))" office:value-type="currency" office:currency="EUR" office:value="0">
            <text:p>0,00 €</text:p>
          </table:table-cell>
          <table:table-cell table:formula="of:=IF(AND([.M145]=1;NOT([.F144]=0)); IF([.M144]=0;[.F143]*([.$B$3]/360*(YEARFRAC([.A143];[.A145] )*360))-([.$B$5]*([.$B$3]/360*(YEARFRAC([.A144];[.A145] )*360)));[.F144]*([.$B$3]/360*(YEARFRAC([.A144];[.A145] )*360))) ;0)" office:value-type="float" office:value="0">
            <text:p>0</text:p>
          </table:table-cell>
          <table:table-cell table:formula="of:=[.C145]-[.D145]" office:value-type="currency" office:currency="EUR" office:value="0">
            <text:p>0,00 €</text:p>
          </table:table-cell>
          <table:table-cell table:formula="of:=IF([.M145]=1; IF(AND([.M144]=0;NOT([.F144]=0));([.F143]-[.$B$5]-[.E145]);([.F144]-[.E145])) ;[.F144]*(1+([.$B$3]/360*( YEARFRAC([.A144];[.A145] )*360)))-[.E145])" office:value-type="currency" office:currency="EUR" office:value="0">
            <text:p>0,00 €</text:p>
          </table:table-cell>
          <table:table-cell table:number-columns-repeated="6"/>
          <table:table-cell table:formula="of:=IF([.A145]=[.N143];0;1)" office:value-type="float" office:value="1">
            <text:p>1</text:p>
          </table:table-cell>
          <table:table-cell table:formula="of:=DATE([.P145];[.$R$3];[.$Q$3])" office:value-type="date" office:date-value="2032-12-01">
            <text:p>01.12.32</text:p>
          </table:table-cell>
          <table:table-cell table:formula="of:=DATE([.P145];[.$R$3];[.$P$3])" office:value-type="date" office:date-value="2032-12-15">
            <text:p>15.12.32</text:p>
          </table:table-cell>
          <table:table-cell table:formula="of:=YEAR([.A145])" office:value-type="float" office:value="2032">
            <text:p>2032</text:p>
          </table:table-cell>
          <table:table-cell table:number-columns-repeated="6"/>
        </table:table-row>
        <table:table-row table:style-name="ro1">
          <table:table-cell table:formula="of:=IF([.A145]=[.O143];EDATE([.A145];1);IF((ABS(YEARFRAC([.A145];EDATE([.A145];1)))&lt;YEARFRAC([.A145];[.N143]));EDATE([.A145];1);IF([.A145]=[.N143];EDATE([.A144];1);[.N143])))" office:value-type="date" office:date-value="2032-12-01">
            <text:p>01.12.32</text:p>
          </table:table-cell>
          <table:table-cell table:formula="of:=IF([.A146]=[.N145];&quot;Sondertilgung&quot;;&quot;Rate&quot;)" office:value-type="string" office:string-value="Sondertilgung">
            <text:p>Sondertilgung</text:p>
          </table:table-cell>
          <table:table-cell table:formula="of:=IF([.F145]&lt;[.$B$4];[.F145]*(1+([.$B$3]/360*(YEARFRAC([.A144];[.A145] )*360)));IF([.M146]=1;[.B$4];[.$B$5]))" office:value-type="currency" office:currency="EUR" office:value="0">
            <text:p>0,00 €</text:p>
          </table:table-cell>
          <table:table-cell table:formula="of:=IF(AND([.M146]=1;NOT([.F145]=0)); IF([.M145]=0;[.F144]*([.$B$3]/360*(YEARFRAC([.A144];[.A146] )*360))-([.$B$5]*([.$B$3]/360*(YEARFRAC([.A145];[.A146] )*360)));[.F145]*([.$B$3]/360*(YEARFRAC([.A145];[.A146] )*360))) ;0)" office:value-type="float" office:value="0">
            <text:p>0</text:p>
          </table:table-cell>
          <table:table-cell table:formula="of:=[.C146]-[.D146]" office:value-type="currency" office:currency="EUR" office:value="0">
            <text:p>0,00 €</text:p>
          </table:table-cell>
          <table:table-cell table:formula="of:=IF([.M146]=1; IF(AND([.M145]=0;NOT([.F145]=0));([.F144]-[.$B$5]-[.E146]);([.F145]-[.E146])) ;[.F145]*(1+([.$B$3]/360*( YEARFRAC([.A145];[.A146] )*360)))-[.E146])" office:value-type="currency" office:currency="EUR" office:value="0">
            <text:p>0,00 €</text:p>
          </table:table-cell>
          <table:table-cell table:number-columns-repeated="6"/>
          <table:table-cell table:formula="of:=IF([.A146]=[.N144];0;1)" office:value-type="float" office:value="0">
            <text:p>0</text:p>
          </table:table-cell>
          <table:table-cell table:formula="of:=DATE([.P146];[.$R$3];[.$Q$3])" office:value-type="date" office:date-value="2032-12-01">
            <text:p>01.12.32</text:p>
          </table:table-cell>
          <table:table-cell table:formula="of:=DATE([.P146];[.$R$3];[.$P$3])" office:value-type="date" office:date-value="2032-12-15">
            <text:p>15.12.32</text:p>
          </table:table-cell>
          <table:table-cell table:formula="of:=YEAR([.A146])" office:value-type="float" office:value="2032">
            <text:p>2032</text:p>
          </table:table-cell>
          <table:table-cell table:number-columns-repeated="6"/>
        </table:table-row>
        <table:table-row table:style-name="ro1">
          <table:table-cell table:formula="of:=IF([.A146]=[.O144];EDATE([.A146];1);IF((ABS(YEARFRAC([.A146];EDATE([.A146];1)))&lt;YEARFRAC([.A146];[.N144]));EDATE([.A146];1);IF([.A146]=[.N144];EDATE([.A145];1);[.N144])))" office:value-type="date" office:date-value="2032-12-15">
            <text:p>15.12.32</text:p>
          </table:table-cell>
          <table:table-cell table:formula="of:=IF([.A147]=[.N146];&quot;Sondertilgung&quot;;&quot;Rate&quot;)" office:value-type="string" office:string-value="Rate">
            <text:p>Rate</text:p>
          </table:table-cell>
          <table:table-cell table:formula="of:=IF([.F146]&lt;[.$B$4];[.F146]*(1+([.$B$3]/360*(YEARFRAC([.A145];[.A146] )*360)));IF([.M147]=1;[.B$4];[.$B$5]))" office:value-type="currency" office:currency="EUR" office:value="0">
            <text:p>0,00 €</text:p>
          </table:table-cell>
          <table:table-cell table:formula="of:=IF(AND([.M147]=1;NOT([.F146]=0)); IF([.M146]=0;[.F145]*([.$B$3]/360*(YEARFRAC([.A145];[.A147] )*360))-([.$B$5]*([.$B$3]/360*(YEARFRAC([.A146];[.A147] )*360)));[.F146]*([.$B$3]/360*(YEARFRAC([.A146];[.A147] )*360))) ;0)" office:value-type="float" office:value="0">
            <text:p>0</text:p>
          </table:table-cell>
          <table:table-cell table:formula="of:=[.C147]-[.D147]" office:value-type="currency" office:currency="EUR" office:value="0">
            <text:p>0,00 €</text:p>
          </table:table-cell>
          <table:table-cell table:formula="of:=IF([.M147]=1; IF(AND([.M146]=0;NOT([.F146]=0));([.F145]-[.$B$5]-[.E147]);([.F146]-[.E147])) ;[.F146]*(1+([.$B$3]/360*( YEARFRAC([.A146];[.A147] )*360)))-[.E147])" office:value-type="currency" office:currency="EUR" office:value="0">
            <text:p>0,00 €</text:p>
          </table:table-cell>
          <table:table-cell table:number-columns-repeated="6"/>
          <table:table-cell table:formula="of:=IF([.A147]=[.N145];0;1)" office:value-type="float" office:value="1">
            <text:p>1</text:p>
          </table:table-cell>
          <table:table-cell table:formula="of:=DATE([.P147];[.$R$3];[.$Q$3])" office:value-type="date" office:date-value="2032-12-01">
            <text:p>01.12.32</text:p>
          </table:table-cell>
          <table:table-cell table:formula="of:=DATE([.P147];[.$R$3];[.$P$3])" office:value-type="date" office:date-value="2032-12-15">
            <text:p>15.12.32</text:p>
          </table:table-cell>
          <table:table-cell table:formula="of:=YEAR([.A147])" office:value-type="float" office:value="2032">
            <text:p>2032</text:p>
          </table:table-cell>
          <table:table-cell table:number-columns-repeated="6"/>
        </table:table-row>
        <table:table-row table:style-name="ro1">
          <table:table-cell table:formula="of:=IF([.A147]=[.O145];EDATE([.A147];1);IF((ABS(YEARFRAC([.A147];EDATE([.A147];1)))&lt;YEARFRAC([.A147];[.N145]));EDATE([.A147];1);IF([.A147]=[.N145];EDATE([.A146];1);[.N145])))" office:value-type="date" office:date-value="2033-01-15">
            <text:p>15.01.33</text:p>
          </table:table-cell>
          <table:table-cell table:formula="of:=IF([.A148]=[.N147];&quot;Sondertilgung&quot;;&quot;Rate&quot;)" office:value-type="string" office:string-value="Rate">
            <text:p>Rate</text:p>
          </table:table-cell>
          <table:table-cell table:formula="of:=IF([.F147]&lt;[.$B$4];[.F147]*(1+([.$B$3]/360*(YEARFRAC([.A146];[.A147] )*360)));IF([.M148]=1;[.B$4];[.$B$5]))" office:value-type="currency" office:currency="EUR" office:value="0">
            <text:p>0,00 €</text:p>
          </table:table-cell>
          <table:table-cell table:formula="of:=IF(AND([.M148]=1;NOT([.F147]=0)); IF([.M147]=0;[.F146]*([.$B$3]/360*(YEARFRAC([.A146];[.A148] )*360))-([.$B$5]*([.$B$3]/360*(YEARFRAC([.A147];[.A148] )*360)));[.F147]*([.$B$3]/360*(YEARFRAC([.A147];[.A148] )*360))) ;0)" office:value-type="float" office:value="0">
            <text:p>0</text:p>
          </table:table-cell>
          <table:table-cell table:formula="of:=[.C148]-[.D148]" office:value-type="currency" office:currency="EUR" office:value="0">
            <text:p>0,00 €</text:p>
          </table:table-cell>
          <table:table-cell table:formula="of:=IF([.M148]=1; IF(AND([.M147]=0;NOT([.F147]=0));([.F146]-[.$B$5]-[.E148]);([.F147]-[.E148])) ;[.F147]*(1+([.$B$3]/360*( YEARFRAC([.A147];[.A148] )*360)))-[.E148])" office:value-type="currency" office:currency="EUR" office:value="0">
            <text:p>0,00 €</text:p>
          </table:table-cell>
          <table:table-cell table:number-columns-repeated="6"/>
          <table:table-cell table:formula="of:=IF([.A148]=[.N146];0;1)" office:value-type="float" office:value="1">
            <text:p>1</text:p>
          </table:table-cell>
          <table:table-cell table:formula="of:=DATE([.P148];[.$R$3];[.$Q$3])" office:value-type="date" office:date-value="2033-12-01">
            <text:p>01.12.33</text:p>
          </table:table-cell>
          <table:table-cell table:formula="of:=DATE([.P148];[.$R$3];[.$P$3])" office:value-type="date" office:date-value="2033-12-15">
            <text:p>15.12.33</text:p>
          </table:table-cell>
          <table:table-cell table:formula="of:=YEAR([.A148])" office:value-type="float" office:value="2033">
            <text:p>2033</text:p>
          </table:table-cell>
          <table:table-cell table:number-columns-repeated="6"/>
        </table:table-row>
        <table:table-row table:style-name="ro1">
          <table:table-cell table:formula="of:=IF([.A148]=[.O146];EDATE([.A148];1);IF((ABS(YEARFRAC([.A148];EDATE([.A148];1)))&lt;YEARFRAC([.A148];[.N146]));EDATE([.A148];1);IF([.A148]=[.N146];EDATE([.A147];1);[.N146])))" office:value-type="date" office:date-value="2033-02-15">
            <text:p>15.02.33</text:p>
          </table:table-cell>
          <table:table-cell table:formula="of:=IF([.A149]=[.N148];&quot;Sondertilgung&quot;;&quot;Rate&quot;)" office:value-type="string" office:string-value="Rate">
            <text:p>Rate</text:p>
          </table:table-cell>
          <table:table-cell table:formula="of:=IF([.F148]&lt;[.$B$4];[.F148]*(1+([.$B$3]/360*(YEARFRAC([.A147];[.A148] )*360)));IF([.M149]=1;[.B$4];[.$B$5]))" office:value-type="currency" office:currency="EUR" office:value="0">
            <text:p>0,00 €</text:p>
          </table:table-cell>
          <table:table-cell table:formula="of:=IF(AND([.M149]=1;NOT([.F148]=0)); IF([.M148]=0;[.F147]*([.$B$3]/360*(YEARFRAC([.A147];[.A149] )*360))-([.$B$5]*([.$B$3]/360*(YEARFRAC([.A148];[.A149] )*360)));[.F148]*([.$B$3]/360*(YEARFRAC([.A148];[.A149] )*360))) ;0)" office:value-type="float" office:value="0">
            <text:p>0</text:p>
          </table:table-cell>
          <table:table-cell table:formula="of:=[.C149]-[.D149]" office:value-type="currency" office:currency="EUR" office:value="0">
            <text:p>0,00 €</text:p>
          </table:table-cell>
          <table:table-cell table:formula="of:=IF([.M149]=1; IF(AND([.M148]=0;NOT([.F148]=0));([.F147]-[.$B$5]-[.E149]);([.F148]-[.E149])) ;[.F148]*(1+([.$B$3]/360*( YEARFRAC([.A148];[.A149] )*360)))-[.E149])" office:value-type="currency" office:currency="EUR" office:value="0">
            <text:p>0,00 €</text:p>
          </table:table-cell>
          <table:table-cell table:number-columns-repeated="6"/>
          <table:table-cell table:formula="of:=IF([.A149]=[.N147];0;1)" office:value-type="float" office:value="1">
            <text:p>1</text:p>
          </table:table-cell>
          <table:table-cell table:formula="of:=DATE([.P149];[.$R$3];[.$Q$3])" office:value-type="date" office:date-value="2033-12-01">
            <text:p>01.12.33</text:p>
          </table:table-cell>
          <table:table-cell table:formula="of:=DATE([.P149];[.$R$3];[.$P$3])" office:value-type="date" office:date-value="2033-12-15">
            <text:p>15.12.33</text:p>
          </table:table-cell>
          <table:table-cell table:formula="of:=YEAR([.A149])" office:value-type="float" office:value="2033">
            <text:p>2033</text:p>
          </table:table-cell>
          <table:table-cell table:number-columns-repeated="6"/>
        </table:table-row>
        <table:table-row table:style-name="ro1">
          <table:table-cell table:formula="of:=IF([.A149]=[.O147];EDATE([.A149];1);IF((ABS(YEARFRAC([.A149];EDATE([.A149];1)))&lt;YEARFRAC([.A149];[.N147]));EDATE([.A149];1);IF([.A149]=[.N147];EDATE([.A148];1);[.N147])))" office:value-type="date" office:date-value="2033-03-15">
            <text:p>15.03.33</text:p>
          </table:table-cell>
          <table:table-cell table:formula="of:=IF([.A150]=[.N149];&quot;Sondertilgung&quot;;&quot;Rate&quot;)" office:value-type="string" office:string-value="Rate">
            <text:p>Rate</text:p>
          </table:table-cell>
          <table:table-cell table:formula="of:=IF([.F149]&lt;[.$B$4];[.F149]*(1+([.$B$3]/360*(YEARFRAC([.A148];[.A149] )*360)));IF([.M150]=1;[.B$4];[.$B$5]))" office:value-type="currency" office:currency="EUR" office:value="0">
            <text:p>0,00 €</text:p>
          </table:table-cell>
          <table:table-cell table:formula="of:=IF(AND([.M150]=1;NOT([.F149]=0)); IF([.M149]=0;[.F148]*([.$B$3]/360*(YEARFRAC([.A148];[.A150] )*360))-([.$B$5]*([.$B$3]/360*(YEARFRAC([.A149];[.A150] )*360)));[.F149]*([.$B$3]/360*(YEARFRAC([.A149];[.A150] )*360))) ;0)" office:value-type="float" office:value="0">
            <text:p>0</text:p>
          </table:table-cell>
          <table:table-cell table:formula="of:=[.C150]-[.D150]" office:value-type="currency" office:currency="EUR" office:value="0">
            <text:p>0,00 €</text:p>
          </table:table-cell>
          <table:table-cell table:formula="of:=IF([.M150]=1; IF(AND([.M149]=0;NOT([.F149]=0));([.F148]-[.$B$5]-[.E150]);([.F149]-[.E150])) ;[.F149]*(1+([.$B$3]/360*( YEARFRAC([.A149];[.A150] )*360)))-[.E150])" office:value-type="currency" office:currency="EUR" office:value="0">
            <text:p>0,00 €</text:p>
          </table:table-cell>
          <table:table-cell table:number-columns-repeated="6"/>
          <table:table-cell table:formula="of:=IF([.A150]=[.N148];0;1)" office:value-type="float" office:value="1">
            <text:p>1</text:p>
          </table:table-cell>
          <table:table-cell table:formula="of:=DATE([.P150];[.$R$3];[.$Q$3])" office:value-type="date" office:date-value="2033-12-01">
            <text:p>01.12.33</text:p>
          </table:table-cell>
          <table:table-cell table:formula="of:=DATE([.P150];[.$R$3];[.$P$3])" office:value-type="date" office:date-value="2033-12-15">
            <text:p>15.12.33</text:p>
          </table:table-cell>
          <table:table-cell table:formula="of:=YEAR([.A150])" office:value-type="float" office:value="2033">
            <text:p>2033</text:p>
          </table:table-cell>
          <table:table-cell table:number-columns-repeated="6"/>
        </table:table-row>
        <table:table-row table:style-name="ro1">
          <table:table-cell table:formula="of:=IF([.A150]=[.O148];EDATE([.A150];1);IF((ABS(YEARFRAC([.A150];EDATE([.A150];1)))&lt;YEARFRAC([.A150];[.N148]));EDATE([.A150];1);IF([.A150]=[.N148];EDATE([.A149];1);[.N148])))" office:value-type="date" office:date-value="2033-04-15">
            <text:p>15.04.33</text:p>
          </table:table-cell>
          <table:table-cell table:formula="of:=IF([.A151]=[.N150];&quot;Sondertilgung&quot;;&quot;Rate&quot;)" office:value-type="string" office:string-value="Rate">
            <text:p>Rate</text:p>
          </table:table-cell>
          <table:table-cell table:formula="of:=IF([.F150]&lt;[.$B$4];[.F150]*(1+([.$B$3]/360*(YEARFRAC([.A149];[.A150] )*360)));IF([.M151]=1;[.B$4];[.$B$5]))" office:value-type="currency" office:currency="EUR" office:value="0">
            <text:p>0,00 €</text:p>
          </table:table-cell>
          <table:table-cell table:formula="of:=IF(AND([.M151]=1;NOT([.F150]=0)); IF([.M150]=0;[.F149]*([.$B$3]/360*(YEARFRAC([.A149];[.A151] )*360))-([.$B$5]*([.$B$3]/360*(YEARFRAC([.A150];[.A151] )*360)));[.F150]*([.$B$3]/360*(YEARFRAC([.A150];[.A151] )*360))) ;0)" office:value-type="float" office:value="0">
            <text:p>0</text:p>
          </table:table-cell>
          <table:table-cell table:formula="of:=[.C151]-[.D151]" office:value-type="currency" office:currency="EUR" office:value="0">
            <text:p>0,00 €</text:p>
          </table:table-cell>
          <table:table-cell table:formula="of:=IF([.M151]=1; IF(AND([.M150]=0;NOT([.F150]=0));([.F149]-[.$B$5]-[.E151]);([.F150]-[.E151])) ;[.F150]*(1+([.$B$3]/360*( YEARFRAC([.A150];[.A151] )*360)))-[.E151])" office:value-type="currency" office:currency="EUR" office:value="0">
            <text:p>0,00 €</text:p>
          </table:table-cell>
          <table:table-cell table:number-columns-repeated="6"/>
          <table:table-cell table:formula="of:=IF([.A151]=[.N149];0;1)" office:value-type="float" office:value="1">
            <text:p>1</text:p>
          </table:table-cell>
          <table:table-cell table:formula="of:=DATE([.P151];[.$R$3];[.$Q$3])" office:value-type="date" office:date-value="2033-12-01">
            <text:p>01.12.33</text:p>
          </table:table-cell>
          <table:table-cell table:formula="of:=DATE([.P151];[.$R$3];[.$P$3])" office:value-type="date" office:date-value="2033-12-15">
            <text:p>15.12.33</text:p>
          </table:table-cell>
          <table:table-cell table:formula="of:=YEAR([.A151])" office:value-type="float" office:value="2033">
            <text:p>2033</text:p>
          </table:table-cell>
          <table:table-cell table:number-columns-repeated="6"/>
        </table:table-row>
        <table:table-row table:style-name="ro1">
          <table:table-cell table:formula="of:=IF([.A151]=[.O149];EDATE([.A151];1);IF((ABS(YEARFRAC([.A151];EDATE([.A151];1)))&lt;YEARFRAC([.A151];[.N149]));EDATE([.A151];1);IF([.A151]=[.N149];EDATE([.A150];1);[.N149])))" office:value-type="date" office:date-value="2033-05-15">
            <text:p>15.05.33</text:p>
          </table:table-cell>
          <table:table-cell table:formula="of:=IF([.A152]=[.N151];&quot;Sondertilgung&quot;;&quot;Rate&quot;)" office:value-type="string" office:string-value="Rate">
            <text:p>Rate</text:p>
          </table:table-cell>
          <table:table-cell table:formula="of:=IF([.F151]&lt;[.$B$4];[.F151]*(1+([.$B$3]/360*(YEARFRAC([.A150];[.A151] )*360)));IF([.M152]=1;[.B$4];[.$B$5]))" office:value-type="currency" office:currency="EUR" office:value="0">
            <text:p>0,00 €</text:p>
          </table:table-cell>
          <table:table-cell table:formula="of:=IF(AND([.M152]=1;NOT([.F151]=0)); IF([.M151]=0;[.F150]*([.$B$3]/360*(YEARFRAC([.A150];[.A152] )*360))-([.$B$5]*([.$B$3]/360*(YEARFRAC([.A151];[.A152] )*360)));[.F151]*([.$B$3]/360*(YEARFRAC([.A151];[.A152] )*360))) ;0)" office:value-type="float" office:value="0">
            <text:p>0</text:p>
          </table:table-cell>
          <table:table-cell table:formula="of:=[.C152]-[.D152]" office:value-type="currency" office:currency="EUR" office:value="0">
            <text:p>0,00 €</text:p>
          </table:table-cell>
          <table:table-cell table:formula="of:=IF([.M152]=1; IF(AND([.M151]=0;NOT([.F151]=0));([.F150]-[.$B$5]-[.E152]);([.F151]-[.E152])) ;[.F151]*(1+([.$B$3]/360*( YEARFRAC([.A151];[.A152] )*360)))-[.E152])" office:value-type="currency" office:currency="EUR" office:value="0">
            <text:p>0,00 €</text:p>
          </table:table-cell>
          <table:table-cell table:number-columns-repeated="6"/>
          <table:table-cell table:formula="of:=IF([.A152]=[.N150];0;1)" office:value-type="float" office:value="1">
            <text:p>1</text:p>
          </table:table-cell>
          <table:table-cell table:formula="of:=DATE([.P152];[.$R$3];[.$Q$3])" office:value-type="date" office:date-value="2033-12-01">
            <text:p>01.12.33</text:p>
          </table:table-cell>
          <table:table-cell table:formula="of:=DATE([.P152];[.$R$3];[.$P$3])" office:value-type="date" office:date-value="2033-12-15">
            <text:p>15.12.33</text:p>
          </table:table-cell>
          <table:table-cell table:formula="of:=YEAR([.A152])" office:value-type="float" office:value="2033">
            <text:p>2033</text:p>
          </table:table-cell>
          <table:table-cell table:number-columns-repeated="6"/>
        </table:table-row>
        <table:table-row table:style-name="ro1">
          <table:table-cell table:formula="of:=IF([.A152]=[.O150];EDATE([.A152];1);IF((ABS(YEARFRAC([.A152];EDATE([.A152];1)))&lt;YEARFRAC([.A152];[.N150]));EDATE([.A152];1);IF([.A152]=[.N150];EDATE([.A151];1);[.N150])))" office:value-type="date" office:date-value="2033-06-15">
            <text:p>15.06.33</text:p>
          </table:table-cell>
          <table:table-cell table:formula="of:=IF([.A153]=[.N152];&quot;Sondertilgung&quot;;&quot;Rate&quot;)" office:value-type="string" office:string-value="Rate">
            <text:p>Rate</text:p>
          </table:table-cell>
          <table:table-cell table:formula="of:=IF([.F152]&lt;[.$B$4];[.F152]*(1+([.$B$3]/360*(YEARFRAC([.A151];[.A152] )*360)));IF([.M153]=1;[.B$4];[.$B$5]))" office:value-type="currency" office:currency="EUR" office:value="0">
            <text:p>0,00 €</text:p>
          </table:table-cell>
          <table:table-cell table:formula="of:=IF(AND([.M153]=1;NOT([.F152]=0)); IF([.M152]=0;[.F151]*([.$B$3]/360*(YEARFRAC([.A151];[.A153] )*360))-([.$B$5]*([.$B$3]/360*(YEARFRAC([.A152];[.A153] )*360)));[.F152]*([.$B$3]/360*(YEARFRAC([.A152];[.A153] )*360))) ;0)" office:value-type="float" office:value="0">
            <text:p>0</text:p>
          </table:table-cell>
          <table:table-cell table:formula="of:=[.C153]-[.D153]" office:value-type="currency" office:currency="EUR" office:value="0">
            <text:p>0,00 €</text:p>
          </table:table-cell>
          <table:table-cell table:formula="of:=IF([.M153]=1; IF(AND([.M152]=0;NOT([.F152]=0));([.F151]-[.$B$5]-[.E153]);([.F152]-[.E153])) ;[.F152]*(1+([.$B$3]/360*( YEARFRAC([.A152];[.A153] )*360)))-[.E153])" office:value-type="currency" office:currency="EUR" office:value="0">
            <text:p>0,00 €</text:p>
          </table:table-cell>
          <table:table-cell table:number-columns-repeated="6"/>
          <table:table-cell table:formula="of:=IF([.A153]=[.N151];0;1)" office:value-type="float" office:value="1">
            <text:p>1</text:p>
          </table:table-cell>
          <table:table-cell table:formula="of:=DATE([.P153];[.$R$3];[.$Q$3])" office:value-type="date" office:date-value="2033-12-01">
            <text:p>01.12.33</text:p>
          </table:table-cell>
          <table:table-cell table:formula="of:=DATE([.P153];[.$R$3];[.$P$3])" office:value-type="date" office:date-value="2033-12-15">
            <text:p>15.12.33</text:p>
          </table:table-cell>
          <table:table-cell table:formula="of:=YEAR([.A153])" office:value-type="float" office:value="2033">
            <text:p>2033</text:p>
          </table:table-cell>
          <table:table-cell table:number-columns-repeated="6"/>
        </table:table-row>
        <table:table-row table:style-name="ro1">
          <table:table-cell table:formula="of:=IF([.A153]=[.O151];EDATE([.A153];1);IF((ABS(YEARFRAC([.A153];EDATE([.A153];1)))&lt;YEARFRAC([.A153];[.N151]));EDATE([.A153];1);IF([.A153]=[.N151];EDATE([.A152];1);[.N151])))" office:value-type="date" office:date-value="2033-07-15">
            <text:p>15.07.33</text:p>
          </table:table-cell>
          <table:table-cell table:formula="of:=IF([.A154]=[.N153];&quot;Sondertilgung&quot;;&quot;Rate&quot;)" office:value-type="string" office:string-value="Rate">
            <text:p>Rate</text:p>
          </table:table-cell>
          <table:table-cell table:formula="of:=IF([.F153]&lt;[.$B$4];[.F153]*(1+([.$B$3]/360*(YEARFRAC([.A152];[.A153] )*360)));IF([.M154]=1;[.B$4];[.$B$5]))" office:value-type="currency" office:currency="EUR" office:value="0">
            <text:p>0,00 €</text:p>
          </table:table-cell>
          <table:table-cell table:formula="of:=IF(AND([.M154]=1;NOT([.F153]=0)); IF([.M153]=0;[.F152]*([.$B$3]/360*(YEARFRAC([.A152];[.A154] )*360))-([.$B$5]*([.$B$3]/360*(YEARFRAC([.A153];[.A154] )*360)));[.F153]*([.$B$3]/360*(YEARFRAC([.A153];[.A154] )*360))) ;0)" office:value-type="float" office:value="0">
            <text:p>0</text:p>
          </table:table-cell>
          <table:table-cell table:formula="of:=[.C154]-[.D154]" office:value-type="currency" office:currency="EUR" office:value="0">
            <text:p>0,00 €</text:p>
          </table:table-cell>
          <table:table-cell table:formula="of:=IF([.M154]=1; IF(AND([.M153]=0;NOT([.F153]=0));([.F152]-[.$B$5]-[.E154]);([.F153]-[.E154])) ;[.F153]*(1+([.$B$3]/360*( YEARFRAC([.A153];[.A154] )*360)))-[.E154])" office:value-type="currency" office:currency="EUR" office:value="0">
            <text:p>0,00 €</text:p>
          </table:table-cell>
          <table:table-cell table:number-columns-repeated="6"/>
          <table:table-cell table:formula="of:=IF([.A154]=[.N152];0;1)" office:value-type="float" office:value="1">
            <text:p>1</text:p>
          </table:table-cell>
          <table:table-cell table:formula="of:=DATE([.P154];[.$R$3];[.$Q$3])" office:value-type="date" office:date-value="2033-12-01">
            <text:p>01.12.33</text:p>
          </table:table-cell>
          <table:table-cell table:formula="of:=DATE([.P154];[.$R$3];[.$P$3])" office:value-type="date" office:date-value="2033-12-15">
            <text:p>15.12.33</text:p>
          </table:table-cell>
          <table:table-cell table:formula="of:=YEAR([.A154])" office:value-type="float" office:value="2033">
            <text:p>2033</text:p>
          </table:table-cell>
          <table:table-cell table:number-columns-repeated="6"/>
        </table:table-row>
        <table:table-row table:style-name="ro1">
          <table:table-cell table:formula="of:=IF([.A154]=[.O152];EDATE([.A154];1);IF((ABS(YEARFRAC([.A154];EDATE([.A154];1)))&lt;YEARFRAC([.A154];[.N152]));EDATE([.A154];1);IF([.A154]=[.N152];EDATE([.A153];1);[.N152])))" office:value-type="date" office:date-value="2033-08-15">
            <text:p>15.08.33</text:p>
          </table:table-cell>
          <table:table-cell table:formula="of:=IF([.A155]=[.N154];&quot;Sondertilgung&quot;;&quot;Rate&quot;)" office:value-type="string" office:string-value="Rate">
            <text:p>Rate</text:p>
          </table:table-cell>
          <table:table-cell table:formula="of:=IF([.F154]&lt;[.$B$4];[.F154]*(1+([.$B$3]/360*(YEARFRAC([.A153];[.A154] )*360)));IF([.M155]=1;[.B$4];[.$B$5]))" office:value-type="currency" office:currency="EUR" office:value="0">
            <text:p>0,00 €</text:p>
          </table:table-cell>
          <table:table-cell table:formula="of:=IF(AND([.M155]=1;NOT([.F154]=0)); IF([.M154]=0;[.F153]*([.$B$3]/360*(YEARFRAC([.A153];[.A155] )*360))-([.$B$5]*([.$B$3]/360*(YEARFRAC([.A154];[.A155] )*360)));[.F154]*([.$B$3]/360*(YEARFRAC([.A154];[.A155] )*360))) ;0)" office:value-type="float" office:value="0">
            <text:p>0</text:p>
          </table:table-cell>
          <table:table-cell table:formula="of:=[.C155]-[.D155]" office:value-type="currency" office:currency="EUR" office:value="0">
            <text:p>0,00 €</text:p>
          </table:table-cell>
          <table:table-cell table:formula="of:=IF([.M155]=1; IF(AND([.M154]=0;NOT([.F154]=0));([.F153]-[.$B$5]-[.E155]);([.F154]-[.E155])) ;[.F154]*(1+([.$B$3]/360*( YEARFRAC([.A154];[.A155] )*360)))-[.E155])" office:value-type="currency" office:currency="EUR" office:value="0">
            <text:p>0,00 €</text:p>
          </table:table-cell>
          <table:table-cell table:number-columns-repeated="6"/>
          <table:table-cell table:formula="of:=IF([.A155]=[.N153];0;1)" office:value-type="float" office:value="1">
            <text:p>1</text:p>
          </table:table-cell>
          <table:table-cell table:formula="of:=DATE([.P155];[.$R$3];[.$Q$3])" office:value-type="date" office:date-value="2033-12-01">
            <text:p>01.12.33</text:p>
          </table:table-cell>
          <table:table-cell table:formula="of:=DATE([.P155];[.$R$3];[.$P$3])" office:value-type="date" office:date-value="2033-12-15">
            <text:p>15.12.33</text:p>
          </table:table-cell>
          <table:table-cell table:formula="of:=YEAR([.A155])" office:value-type="float" office:value="2033">
            <text:p>2033</text:p>
          </table:table-cell>
          <table:table-cell table:number-columns-repeated="6"/>
        </table:table-row>
        <table:table-row table:style-name="ro1">
          <table:table-cell table:formula="of:=IF([.A155]=[.O153];EDATE([.A155];1);IF((ABS(YEARFRAC([.A155];EDATE([.A155];1)))&lt;YEARFRAC([.A155];[.N153]));EDATE([.A155];1);IF([.A155]=[.N153];EDATE([.A154];1);[.N153])))" office:value-type="date" office:date-value="2033-09-15">
            <text:p>15.09.33</text:p>
          </table:table-cell>
          <table:table-cell table:formula="of:=IF([.A156]=[.N155];&quot;Sondertilgung&quot;;&quot;Rate&quot;)" office:value-type="string" office:string-value="Rate">
            <text:p>Rate</text:p>
          </table:table-cell>
          <table:table-cell table:formula="of:=IF([.F155]&lt;[.$B$4];[.F155]*(1+([.$B$3]/360*(YEARFRAC([.A154];[.A155] )*360)));IF([.M156]=1;[.B$4];[.$B$5]))" office:value-type="currency" office:currency="EUR" office:value="0">
            <text:p>0,00 €</text:p>
          </table:table-cell>
          <table:table-cell table:formula="of:=IF(AND([.M156]=1;NOT([.F155]=0)); IF([.M155]=0;[.F154]*([.$B$3]/360*(YEARFRAC([.A154];[.A156] )*360))-([.$B$5]*([.$B$3]/360*(YEARFRAC([.A155];[.A156] )*360)));[.F155]*([.$B$3]/360*(YEARFRAC([.A155];[.A156] )*360))) ;0)" office:value-type="float" office:value="0">
            <text:p>0</text:p>
          </table:table-cell>
          <table:table-cell table:formula="of:=[.C156]-[.D156]" office:value-type="currency" office:currency="EUR" office:value="0">
            <text:p>0,00 €</text:p>
          </table:table-cell>
          <table:table-cell table:formula="of:=IF([.M156]=1; IF(AND([.M155]=0;NOT([.F155]=0));([.F154]-[.$B$5]-[.E156]);([.F155]-[.E156])) ;[.F155]*(1+([.$B$3]/360*( YEARFRAC([.A155];[.A156] )*360)))-[.E156])" office:value-type="currency" office:currency="EUR" office:value="0">
            <text:p>0,00 €</text:p>
          </table:table-cell>
          <table:table-cell table:number-columns-repeated="6"/>
          <table:table-cell table:formula="of:=IF([.A156]=[.N154];0;1)" office:value-type="float" office:value="1">
            <text:p>1</text:p>
          </table:table-cell>
          <table:table-cell table:formula="of:=DATE([.P156];[.$R$3];[.$Q$3])" office:value-type="date" office:date-value="2033-12-01">
            <text:p>01.12.33</text:p>
          </table:table-cell>
          <table:table-cell table:formula="of:=DATE([.P156];[.$R$3];[.$P$3])" office:value-type="date" office:date-value="2033-12-15">
            <text:p>15.12.33</text:p>
          </table:table-cell>
          <table:table-cell table:formula="of:=YEAR([.A156])" office:value-type="float" office:value="2033">
            <text:p>2033</text:p>
          </table:table-cell>
          <table:table-cell table:number-columns-repeated="6"/>
        </table:table-row>
        <table:table-row table:style-name="ro1">
          <table:table-cell table:formula="of:=IF([.A156]=[.O154];EDATE([.A156];1);IF((ABS(YEARFRAC([.A156];EDATE([.A156];1)))&lt;YEARFRAC([.A156];[.N154]));EDATE([.A156];1);IF([.A156]=[.N154];EDATE([.A155];1);[.N154])))" office:value-type="date" office:date-value="2033-10-15">
            <text:p>15.10.33</text:p>
          </table:table-cell>
          <table:table-cell table:formula="of:=IF([.A157]=[.N156];&quot;Sondertilgung&quot;;&quot;Rate&quot;)" office:value-type="string" office:string-value="Rate">
            <text:p>Rate</text:p>
          </table:table-cell>
          <table:table-cell table:formula="of:=IF([.F156]&lt;[.$B$4];[.F156]*(1+([.$B$3]/360*(YEARFRAC([.A155];[.A156] )*360)));IF([.M157]=1;[.B$4];[.$B$5]))" office:value-type="currency" office:currency="EUR" office:value="0">
            <text:p>0,00 €</text:p>
          </table:table-cell>
          <table:table-cell table:formula="of:=IF(AND([.M157]=1;NOT([.F156]=0)); IF([.M156]=0;[.F155]*([.$B$3]/360*(YEARFRAC([.A155];[.A157] )*360))-([.$B$5]*([.$B$3]/360*(YEARFRAC([.A156];[.A157] )*360)));[.F156]*([.$B$3]/360*(YEARFRAC([.A156];[.A157] )*360))) ;0)" office:value-type="float" office:value="0">
            <text:p>0</text:p>
          </table:table-cell>
          <table:table-cell table:formula="of:=[.C157]-[.D157]" office:value-type="currency" office:currency="EUR" office:value="0">
            <text:p>0,00 €</text:p>
          </table:table-cell>
          <table:table-cell table:formula="of:=IF([.M157]=1; IF(AND([.M156]=0;NOT([.F156]=0));([.F155]-[.$B$5]-[.E157]);([.F156]-[.E157])) ;[.F156]*(1+([.$B$3]/360*( YEARFRAC([.A156];[.A157] )*360)))-[.E157])" office:value-type="currency" office:currency="EUR" office:value="0">
            <text:p>0,00 €</text:p>
          </table:table-cell>
          <table:table-cell table:number-columns-repeated="6"/>
          <table:table-cell table:formula="of:=IF([.A157]=[.N155];0;1)" office:value-type="float" office:value="1">
            <text:p>1</text:p>
          </table:table-cell>
          <table:table-cell table:formula="of:=DATE([.P157];[.$R$3];[.$Q$3])" office:value-type="date" office:date-value="2033-12-01">
            <text:p>01.12.33</text:p>
          </table:table-cell>
          <table:table-cell table:formula="of:=DATE([.P157];[.$R$3];[.$P$3])" office:value-type="date" office:date-value="2033-12-15">
            <text:p>15.12.33</text:p>
          </table:table-cell>
          <table:table-cell table:formula="of:=YEAR([.A157])" office:value-type="float" office:value="2033">
            <text:p>2033</text:p>
          </table:table-cell>
          <table:table-cell table:number-columns-repeated="6"/>
        </table:table-row>
        <table:table-row table:style-name="ro1">
          <table:table-cell table:formula="of:=IF([.A157]=[.O155];EDATE([.A157];1);IF((ABS(YEARFRAC([.A157];EDATE([.A157];1)))&lt;YEARFRAC([.A157];[.N155]));EDATE([.A157];1);IF([.A157]=[.N155];EDATE([.A156];1);[.N155])))" office:value-type="date" office:date-value="2033-11-15">
            <text:p>15.11.33</text:p>
          </table:table-cell>
          <table:table-cell table:formula="of:=IF([.A158]=[.N157];&quot;Sondertilgung&quot;;&quot;Rate&quot;)" office:value-type="string" office:string-value="Rate">
            <text:p>Rate</text:p>
          </table:table-cell>
          <table:table-cell table:formula="of:=IF([.F157]&lt;[.$B$4];[.F157]*(1+([.$B$3]/360*(YEARFRAC([.A156];[.A157] )*360)));IF([.M158]=1;[.B$4];[.$B$5]))" office:value-type="currency" office:currency="EUR" office:value="0">
            <text:p>0,00 €</text:p>
          </table:table-cell>
          <table:table-cell table:formula="of:=IF(AND([.M158]=1;NOT([.F157]=0)); IF([.M157]=0;[.F156]*([.$B$3]/360*(YEARFRAC([.A156];[.A158] )*360))-([.$B$5]*([.$B$3]/360*(YEARFRAC([.A157];[.A158] )*360)));[.F157]*([.$B$3]/360*(YEARFRAC([.A157];[.A158] )*360))) ;0)" office:value-type="float" office:value="0">
            <text:p>0</text:p>
          </table:table-cell>
          <table:table-cell table:formula="of:=[.C158]-[.D158]" office:value-type="currency" office:currency="EUR" office:value="0">
            <text:p>0,00 €</text:p>
          </table:table-cell>
          <table:table-cell table:formula="of:=IF([.M158]=1; IF(AND([.M157]=0;NOT([.F157]=0));([.F156]-[.$B$5]-[.E158]);([.F157]-[.E158])) ;[.F157]*(1+([.$B$3]/360*( YEARFRAC([.A157];[.A158] )*360)))-[.E158])" office:value-type="currency" office:currency="EUR" office:value="0">
            <text:p>0,00 €</text:p>
          </table:table-cell>
          <table:table-cell table:number-columns-repeated="6"/>
          <table:table-cell table:formula="of:=IF([.A158]=[.N156];0;1)" office:value-type="float" office:value="1">
            <text:p>1</text:p>
          </table:table-cell>
          <table:table-cell table:formula="of:=DATE([.P158];[.$R$3];[.$Q$3])" office:value-type="date" office:date-value="2033-12-01">
            <text:p>01.12.33</text:p>
          </table:table-cell>
          <table:table-cell table:formula="of:=DATE([.P158];[.$R$3];[.$P$3])" office:value-type="date" office:date-value="2033-12-15">
            <text:p>15.12.33</text:p>
          </table:table-cell>
          <table:table-cell table:formula="of:=YEAR([.A158])" office:value-type="float" office:value="2033">
            <text:p>2033</text:p>
          </table:table-cell>
          <table:table-cell table:number-columns-repeated="6"/>
        </table:table-row>
        <table:table-row table:style-name="ro1">
          <table:table-cell table:formula="of:=IF([.A158]=[.O156];EDATE([.A158];1);IF((ABS(YEARFRAC([.A158];EDATE([.A158];1)))&lt;YEARFRAC([.A158];[.N156]));EDATE([.A158];1);IF([.A158]=[.N156];EDATE([.A157];1);[.N156])))" office:value-type="date" office:date-value="2033-12-01">
            <text:p>01.12.33</text:p>
          </table:table-cell>
          <table:table-cell table:formula="of:=IF([.A159]=[.N158];&quot;Sondertilgung&quot;;&quot;Rate&quot;)" office:value-type="string" office:string-value="Sondertilgung">
            <text:p>Sondertilgung</text:p>
          </table:table-cell>
          <table:table-cell table:formula="of:=IF([.F158]&lt;[.$B$4];[.F158]*(1+([.$B$3]/360*(YEARFRAC([.A157];[.A158] )*360)));IF([.M159]=1;[.B$4];[.$B$5]))" office:value-type="currency" office:currency="EUR" office:value="0">
            <text:p>0,00 €</text:p>
          </table:table-cell>
          <table:table-cell table:formula="of:=IF(AND([.M159]=1;NOT([.F158]=0)); IF([.M158]=0;[.F157]*([.$B$3]/360*(YEARFRAC([.A157];[.A159] )*360))-([.$B$5]*([.$B$3]/360*(YEARFRAC([.A158];[.A159] )*360)));[.F158]*([.$B$3]/360*(YEARFRAC([.A158];[.A159] )*360))) ;0)" office:value-type="float" office:value="0">
            <text:p>0</text:p>
          </table:table-cell>
          <table:table-cell table:formula="of:=[.C159]-[.D159]" office:value-type="currency" office:currency="EUR" office:value="0">
            <text:p>0,00 €</text:p>
          </table:table-cell>
          <table:table-cell table:formula="of:=IF([.M159]=1; IF(AND([.M158]=0;NOT([.F158]=0));([.F157]-[.$B$5]-[.E159]);([.F158]-[.E159])) ;[.F158]*(1+([.$B$3]/360*( YEARFRAC([.A158];[.A159] )*360)))-[.E159])" office:value-type="currency" office:currency="EUR" office:value="0">
            <text:p>0,00 €</text:p>
          </table:table-cell>
          <table:table-cell table:number-columns-repeated="6"/>
          <table:table-cell table:formula="of:=IF([.A159]=[.N157];0;1)" office:value-type="float" office:value="0">
            <text:p>0</text:p>
          </table:table-cell>
          <table:table-cell table:formula="of:=DATE([.P159];[.$R$3];[.$Q$3])" office:value-type="date" office:date-value="2033-12-01">
            <text:p>01.12.33</text:p>
          </table:table-cell>
          <table:table-cell table:formula="of:=DATE([.P159];[.$R$3];[.$P$3])" office:value-type="date" office:date-value="2033-12-15">
            <text:p>15.12.33</text:p>
          </table:table-cell>
          <table:table-cell table:formula="of:=YEAR([.A159])" office:value-type="float" office:value="2033">
            <text:p>2033</text:p>
          </table:table-cell>
          <table:table-cell table:number-columns-repeated="6"/>
        </table:table-row>
        <table:table-row table:style-name="ro1">
          <table:table-cell table:formula="of:=IF([.A159]=[.O157];EDATE([.A159];1);IF((ABS(YEARFRAC([.A159];EDATE([.A159];1)))&lt;YEARFRAC([.A159];[.N157]));EDATE([.A159];1);IF([.A159]=[.N157];EDATE([.A158];1);[.N157])))" office:value-type="date" office:date-value="2033-12-15">
            <text:p>15.12.33</text:p>
          </table:table-cell>
          <table:table-cell table:formula="of:=IF([.A160]=[.N159];&quot;Sondertilgung&quot;;&quot;Rate&quot;)" office:value-type="string" office:string-value="Rate">
            <text:p>Rate</text:p>
          </table:table-cell>
          <table:table-cell table:formula="of:=IF([.F159]&lt;[.$B$4];[.F159]*(1+([.$B$3]/360*(YEARFRAC([.A158];[.A159] )*360)));IF([.M160]=1;[.B$4];[.$B$5]))" office:value-type="currency" office:currency="EUR" office:value="0">
            <text:p>0,00 €</text:p>
          </table:table-cell>
          <table:table-cell table:formula="of:=IF(AND([.M160]=1;NOT([.F159]=0)); IF([.M159]=0;[.F158]*([.$B$3]/360*(YEARFRAC([.A158];[.A160] )*360))-([.$B$5]*([.$B$3]/360*(YEARFRAC([.A159];[.A160] )*360)));[.F159]*([.$B$3]/360*(YEARFRAC([.A159];[.A160] )*360))) ;0)" office:value-type="float" office:value="0">
            <text:p>0</text:p>
          </table:table-cell>
          <table:table-cell table:formula="of:=[.C160]-[.D160]" office:value-type="currency" office:currency="EUR" office:value="0">
            <text:p>0,00 €</text:p>
          </table:table-cell>
          <table:table-cell table:formula="of:=IF([.M160]=1; IF(AND([.M159]=0;NOT([.F159]=0));([.F158]-[.$B$5]-[.E160]);([.F159]-[.E160])) ;[.F159]*(1+([.$B$3]/360*( YEARFRAC([.A159];[.A160] )*360)))-[.E160])" office:value-type="currency" office:currency="EUR" office:value="0">
            <text:p>0,00 €</text:p>
          </table:table-cell>
          <table:table-cell table:number-columns-repeated="6"/>
          <table:table-cell table:formula="of:=IF([.A160]=[.N158];0;1)" office:value-type="float" office:value="1">
            <text:p>1</text:p>
          </table:table-cell>
          <table:table-cell table:formula="of:=DATE([.P160];[.$R$3];[.$Q$3])" office:value-type="date" office:date-value="2033-12-01">
            <text:p>01.12.33</text:p>
          </table:table-cell>
          <table:table-cell table:formula="of:=DATE([.P160];[.$R$3];[.$P$3])" office:value-type="date" office:date-value="2033-12-15">
            <text:p>15.12.33</text:p>
          </table:table-cell>
          <table:table-cell table:formula="of:=YEAR([.A160])" office:value-type="float" office:value="2033">
            <text:p>2033</text:p>
          </table:table-cell>
          <table:table-cell table:number-columns-repeated="6"/>
        </table:table-row>
        <table:table-row table:style-name="ro1">
          <table:table-cell table:formula="of:=IF([.A160]=[.O158];EDATE([.A160];1);IF((ABS(YEARFRAC([.A160];EDATE([.A160];1)))&lt;YEARFRAC([.A160];[.N158]));EDATE([.A160];1);IF([.A160]=[.N158];EDATE([.A159];1);[.N158])))" office:value-type="date" office:date-value="2034-01-15">
            <text:p>15.01.34</text:p>
          </table:table-cell>
          <table:table-cell table:formula="of:=IF([.A161]=[.N160];&quot;Sondertilgung&quot;;&quot;Rate&quot;)" office:value-type="string" office:string-value="Rate">
            <text:p>Rate</text:p>
          </table:table-cell>
          <table:table-cell table:formula="of:=IF([.F160]&lt;[.$B$4];[.F160]*(1+([.$B$3]/360*(YEARFRAC([.A159];[.A160] )*360)));IF([.M161]=1;[.B$4];[.$B$5]))" office:value-type="currency" office:currency="EUR" office:value="0">
            <text:p>0,00 €</text:p>
          </table:table-cell>
          <table:table-cell table:formula="of:=IF(AND([.M161]=1;NOT([.F160]=0)); IF([.M160]=0;[.F159]*([.$B$3]/360*(YEARFRAC([.A159];[.A161] )*360))-([.$B$5]*([.$B$3]/360*(YEARFRAC([.A160];[.A161] )*360)));[.F160]*([.$B$3]/360*(YEARFRAC([.A160];[.A161] )*360))) ;0)" office:value-type="float" office:value="0">
            <text:p>0</text:p>
          </table:table-cell>
          <table:table-cell table:formula="of:=[.C161]-[.D161]" office:value-type="currency" office:currency="EUR" office:value="0">
            <text:p>0,00 €</text:p>
          </table:table-cell>
          <table:table-cell table:formula="of:=IF([.M161]=1; IF(AND([.M160]=0;NOT([.F160]=0));([.F159]-[.$B$5]-[.E161]);([.F160]-[.E161])) ;[.F160]*(1+([.$B$3]/360*( YEARFRAC([.A160];[.A161] )*360)))-[.E161])" office:value-type="currency" office:currency="EUR" office:value="0">
            <text:p>0,00 €</text:p>
          </table:table-cell>
          <table:table-cell table:number-columns-repeated="6"/>
          <table:table-cell table:formula="of:=IF([.A161]=[.N159];0;1)" office:value-type="float" office:value="1">
            <text:p>1</text:p>
          </table:table-cell>
          <table:table-cell table:formula="of:=DATE([.P161];[.$R$3];[.$Q$3])" office:value-type="date" office:date-value="2034-12-01">
            <text:p>01.12.34</text:p>
          </table:table-cell>
          <table:table-cell table:formula="of:=DATE([.P161];[.$R$3];[.$P$3])" office:value-type="date" office:date-value="2034-12-15">
            <text:p>15.12.34</text:p>
          </table:table-cell>
          <table:table-cell table:formula="of:=YEAR([.A161])" office:value-type="float" office:value="2034">
            <text:p>2034</text:p>
          </table:table-cell>
          <table:table-cell table:number-columns-repeated="6"/>
        </table:table-row>
        <table:table-row table:style-name="ro1">
          <table:table-cell table:formula="of:=IF([.A161]=[.O159];EDATE([.A161];1);IF((ABS(YEARFRAC([.A161];EDATE([.A161];1)))&lt;YEARFRAC([.A161];[.N159]));EDATE([.A161];1);IF([.A161]=[.N159];EDATE([.A160];1);[.N159])))" office:value-type="date" office:date-value="2034-02-15">
            <text:p>15.02.34</text:p>
          </table:table-cell>
          <table:table-cell table:formula="of:=IF([.A162]=[.N161];&quot;Sondertilgung&quot;;&quot;Rate&quot;)" office:value-type="string" office:string-value="Rate">
            <text:p>Rate</text:p>
          </table:table-cell>
          <table:table-cell table:formula="of:=IF([.F161]&lt;[.$B$4];[.F161]*(1+([.$B$3]/360*(YEARFRAC([.A160];[.A161] )*360)));IF([.M162]=1;[.B$4];[.$B$5]))" office:value-type="currency" office:currency="EUR" office:value="0">
            <text:p>0,00 €</text:p>
          </table:table-cell>
          <table:table-cell table:formula="of:=IF(AND([.M162]=1;NOT([.F161]=0)); IF([.M161]=0;[.F160]*([.$B$3]/360*(YEARFRAC([.A160];[.A162] )*360))-([.$B$5]*([.$B$3]/360*(YEARFRAC([.A161];[.A162] )*360)));[.F161]*([.$B$3]/360*(YEARFRAC([.A161];[.A162] )*360))) ;0)" office:value-type="float" office:value="0">
            <text:p>0</text:p>
          </table:table-cell>
          <table:table-cell table:formula="of:=[.C162]-[.D162]" office:value-type="currency" office:currency="EUR" office:value="0">
            <text:p>0,00 €</text:p>
          </table:table-cell>
          <table:table-cell table:formula="of:=IF([.M162]=1; IF(AND([.M161]=0;NOT([.F161]=0));([.F160]-[.$B$5]-[.E162]);([.F161]-[.E162])) ;[.F161]*(1+([.$B$3]/360*( YEARFRAC([.A161];[.A162] )*360)))-[.E162])" office:value-type="currency" office:currency="EUR" office:value="0">
            <text:p>0,00 €</text:p>
          </table:table-cell>
          <table:table-cell table:number-columns-repeated="6"/>
          <table:table-cell table:formula="of:=IF([.A162]=[.N160];0;1)" office:value-type="float" office:value="1">
            <text:p>1</text:p>
          </table:table-cell>
          <table:table-cell table:formula="of:=DATE([.P162];[.$R$3];[.$Q$3])" office:value-type="date" office:date-value="2034-12-01">
            <text:p>01.12.34</text:p>
          </table:table-cell>
          <table:table-cell table:formula="of:=DATE([.P162];[.$R$3];[.$P$3])" office:value-type="date" office:date-value="2034-12-15">
            <text:p>15.12.34</text:p>
          </table:table-cell>
          <table:table-cell table:formula="of:=YEAR([.A162])" office:value-type="float" office:value="2034">
            <text:p>2034</text:p>
          </table:table-cell>
          <table:table-cell table:number-columns-repeated="6"/>
        </table:table-row>
        <table:table-row table:style-name="ro1">
          <table:table-cell table:formula="of:=IF([.A162]=[.O160];EDATE([.A162];1);IF((ABS(YEARFRAC([.A162];EDATE([.A162];1)))&lt;YEARFRAC([.A162];[.N160]));EDATE([.A162];1);IF([.A162]=[.N160];EDATE([.A161];1);[.N160])))" office:value-type="date" office:date-value="2034-03-15">
            <text:p>15.03.34</text:p>
          </table:table-cell>
          <table:table-cell table:formula="of:=IF([.A163]=[.N162];&quot;Sondertilgung&quot;;&quot;Rate&quot;)" office:value-type="string" office:string-value="Rate">
            <text:p>Rate</text:p>
          </table:table-cell>
          <table:table-cell table:formula="of:=IF([.F162]&lt;[.$B$4];[.F162]*(1+([.$B$3]/360*(YEARFRAC([.A161];[.A162] )*360)));IF([.M163]=1;[.B$4];[.$B$5]))" office:value-type="currency" office:currency="EUR" office:value="0">
            <text:p>0,00 €</text:p>
          </table:table-cell>
          <table:table-cell table:formula="of:=IF(AND([.M163]=1;NOT([.F162]=0)); IF([.M162]=0;[.F161]*([.$B$3]/360*(YEARFRAC([.A161];[.A163] )*360))-([.$B$5]*([.$B$3]/360*(YEARFRAC([.A162];[.A163] )*360)));[.F162]*([.$B$3]/360*(YEARFRAC([.A162];[.A163] )*360))) ;0)" office:value-type="float" office:value="0">
            <text:p>0</text:p>
          </table:table-cell>
          <table:table-cell table:formula="of:=[.C163]-[.D163]" office:value-type="currency" office:currency="EUR" office:value="0">
            <text:p>0,00 €</text:p>
          </table:table-cell>
          <table:table-cell table:formula="of:=IF([.M163]=1; IF(AND([.M162]=0;NOT([.F162]=0));([.F161]-[.$B$5]-[.E163]);([.F162]-[.E163])) ;[.F162]*(1+([.$B$3]/360*( YEARFRAC([.A162];[.A163] )*360)))-[.E163])" office:value-type="currency" office:currency="EUR" office:value="0">
            <text:p>0,00 €</text:p>
          </table:table-cell>
          <table:table-cell table:number-columns-repeated="6"/>
          <table:table-cell table:formula="of:=IF([.A163]=[.N161];0;1)" office:value-type="float" office:value="1">
            <text:p>1</text:p>
          </table:table-cell>
          <table:table-cell table:formula="of:=DATE([.P163];[.$R$3];[.$Q$3])" office:value-type="date" office:date-value="2034-12-01">
            <text:p>01.12.34</text:p>
          </table:table-cell>
          <table:table-cell table:formula="of:=DATE([.P163];[.$R$3];[.$P$3])" office:value-type="date" office:date-value="2034-12-15">
            <text:p>15.12.34</text:p>
          </table:table-cell>
          <table:table-cell table:formula="of:=YEAR([.A163])" office:value-type="float" office:value="2034">
            <text:p>2034</text:p>
          </table:table-cell>
          <table:table-cell table:number-columns-repeated="6"/>
        </table:table-row>
        <table:table-row table:style-name="ro1">
          <table:table-cell table:formula="of:=IF([.A163]=[.O161];EDATE([.A163];1);IF((ABS(YEARFRAC([.A163];EDATE([.A163];1)))&lt;YEARFRAC([.A163];[.N161]));EDATE([.A163];1);IF([.A163]=[.N161];EDATE([.A162];1);[.N161])))" office:value-type="date" office:date-value="2034-04-15">
            <text:p>15.04.34</text:p>
          </table:table-cell>
          <table:table-cell table:formula="of:=IF([.A164]=[.N163];&quot;Sondertilgung&quot;;&quot;Rate&quot;)" office:value-type="string" office:string-value="Rate">
            <text:p>Rate</text:p>
          </table:table-cell>
          <table:table-cell table:formula="of:=IF([.F163]&lt;[.$B$4];[.F163]*(1+([.$B$3]/360*(YEARFRAC([.A162];[.A163] )*360)));IF([.M164]=1;[.B$4];[.$B$5]))" office:value-type="currency" office:currency="EUR" office:value="0">
            <text:p>0,00 €</text:p>
          </table:table-cell>
          <table:table-cell table:formula="of:=IF(AND([.M164]=1;NOT([.F163]=0)); IF([.M163]=0;[.F162]*([.$B$3]/360*(YEARFRAC([.A162];[.A164] )*360))-([.$B$5]*([.$B$3]/360*(YEARFRAC([.A163];[.A164] )*360)));[.F163]*([.$B$3]/360*(YEARFRAC([.A163];[.A164] )*360))) ;0)" office:value-type="float" office:value="0">
            <text:p>0</text:p>
          </table:table-cell>
          <table:table-cell table:formula="of:=[.C164]-[.D164]" office:value-type="currency" office:currency="EUR" office:value="0">
            <text:p>0,00 €</text:p>
          </table:table-cell>
          <table:table-cell table:formula="of:=IF([.M164]=1; IF(AND([.M163]=0;NOT([.F163]=0));([.F162]-[.$B$5]-[.E164]);([.F163]-[.E164])) ;[.F163]*(1+([.$B$3]/360*( YEARFRAC([.A163];[.A164] )*360)))-[.E164])" office:value-type="currency" office:currency="EUR" office:value="0">
            <text:p>0,00 €</text:p>
          </table:table-cell>
          <table:table-cell table:number-columns-repeated="6"/>
          <table:table-cell table:formula="of:=IF([.A164]=[.N162];0;1)" office:value-type="float" office:value="1">
            <text:p>1</text:p>
          </table:table-cell>
          <table:table-cell table:formula="of:=DATE([.P164];[.$R$3];[.$Q$3])" office:value-type="date" office:date-value="2034-12-01">
            <text:p>01.12.34</text:p>
          </table:table-cell>
          <table:table-cell table:formula="of:=DATE([.P164];[.$R$3];[.$P$3])" office:value-type="date" office:date-value="2034-12-15">
            <text:p>15.12.34</text:p>
          </table:table-cell>
          <table:table-cell table:formula="of:=YEAR([.A164])" office:value-type="float" office:value="2034">
            <text:p>2034</text:p>
          </table:table-cell>
          <table:table-cell table:number-columns-repeated="6"/>
        </table:table-row>
        <table:table-row table:style-name="ro1">
          <table:table-cell table:formula="of:=IF([.A164]=[.O162];EDATE([.A164];1);IF((ABS(YEARFRAC([.A164];EDATE([.A164];1)))&lt;YEARFRAC([.A164];[.N162]));EDATE([.A164];1);IF([.A164]=[.N162];EDATE([.A163];1);[.N162])))" office:value-type="date" office:date-value="2034-05-15">
            <text:p>15.05.34</text:p>
          </table:table-cell>
          <table:table-cell table:formula="of:=IF([.A165]=[.N164];&quot;Sondertilgung&quot;;&quot;Rate&quot;)" office:value-type="string" office:string-value="Rate">
            <text:p>Rate</text:p>
          </table:table-cell>
          <table:table-cell table:formula="of:=IF([.F164]&lt;[.$B$4];[.F164]*(1+([.$B$3]/360*(YEARFRAC([.A163];[.A164] )*360)));IF([.M165]=1;[.B$4];[.$B$5]))" office:value-type="currency" office:currency="EUR" office:value="0">
            <text:p>0,00 €</text:p>
          </table:table-cell>
          <table:table-cell table:formula="of:=IF(AND([.M165]=1;NOT([.F164]=0)); IF([.M164]=0;[.F163]*([.$B$3]/360*(YEARFRAC([.A163];[.A165] )*360))-([.$B$5]*([.$B$3]/360*(YEARFRAC([.A164];[.A165] )*360)));[.F164]*([.$B$3]/360*(YEARFRAC([.A164];[.A165] )*360))) ;0)" office:value-type="float" office:value="0">
            <text:p>0</text:p>
          </table:table-cell>
          <table:table-cell table:formula="of:=[.C165]-[.D165]" office:value-type="currency" office:currency="EUR" office:value="0">
            <text:p>0,00 €</text:p>
          </table:table-cell>
          <table:table-cell table:formula="of:=IF([.M165]=1; IF(AND([.M164]=0;NOT([.F164]=0));([.F163]-[.$B$5]-[.E165]);([.F164]-[.E165])) ;[.F164]*(1+([.$B$3]/360*( YEARFRAC([.A164];[.A165] )*360)))-[.E165])" office:value-type="currency" office:currency="EUR" office:value="0">
            <text:p>0,00 €</text:p>
          </table:table-cell>
          <table:table-cell table:number-columns-repeated="6"/>
          <table:table-cell table:formula="of:=IF([.A165]=[.N163];0;1)" office:value-type="float" office:value="1">
            <text:p>1</text:p>
          </table:table-cell>
          <table:table-cell table:formula="of:=DATE([.P165];[.$R$3];[.$Q$3])" office:value-type="date" office:date-value="2034-12-01">
            <text:p>01.12.34</text:p>
          </table:table-cell>
          <table:table-cell table:formula="of:=DATE([.P165];[.$R$3];[.$P$3])" office:value-type="date" office:date-value="2034-12-15">
            <text:p>15.12.34</text:p>
          </table:table-cell>
          <table:table-cell table:formula="of:=YEAR([.A165])" office:value-type="float" office:value="2034">
            <text:p>2034</text:p>
          </table:table-cell>
          <table:table-cell table:number-columns-repeated="6"/>
        </table:table-row>
        <table:table-row table:style-name="ro1">
          <table:table-cell table:formula="of:=IF([.A165]=[.O163];EDATE([.A165];1);IF((ABS(YEARFRAC([.A165];EDATE([.A165];1)))&lt;YEARFRAC([.A165];[.N163]));EDATE([.A165];1);IF([.A165]=[.N163];EDATE([.A164];1);[.N163])))" office:value-type="date" office:date-value="2034-06-15">
            <text:p>15.06.34</text:p>
          </table:table-cell>
          <table:table-cell table:formula="of:=IF([.A166]=[.N165];&quot;Sondertilgung&quot;;&quot;Rate&quot;)" office:value-type="string" office:string-value="Rate">
            <text:p>Rate</text:p>
          </table:table-cell>
          <table:table-cell table:formula="of:=IF([.F165]&lt;[.$B$4];[.F165]*(1+([.$B$3]/360*(YEARFRAC([.A164];[.A165] )*360)));IF([.M166]=1;[.B$4];[.$B$5]))" office:value-type="currency" office:currency="EUR" office:value="0">
            <text:p>0,00 €</text:p>
          </table:table-cell>
          <table:table-cell table:formula="of:=IF(AND([.M166]=1;NOT([.F165]=0)); IF([.M165]=0;[.F164]*([.$B$3]/360*(YEARFRAC([.A164];[.A166] )*360))-([.$B$5]*([.$B$3]/360*(YEARFRAC([.A165];[.A166] )*360)));[.F165]*([.$B$3]/360*(YEARFRAC([.A165];[.A166] )*360))) ;0)" office:value-type="float" office:value="0">
            <text:p>0</text:p>
          </table:table-cell>
          <table:table-cell table:formula="of:=[.C166]-[.D166]" office:value-type="currency" office:currency="EUR" office:value="0">
            <text:p>0,00 €</text:p>
          </table:table-cell>
          <table:table-cell table:formula="of:=IF([.M166]=1; IF(AND([.M165]=0;NOT([.F165]=0));([.F164]-[.$B$5]-[.E166]);([.F165]-[.E166])) ;[.F165]*(1+([.$B$3]/360*( YEARFRAC([.A165];[.A166] )*360)))-[.E166])" office:value-type="currency" office:currency="EUR" office:value="0">
            <text:p>0,00 €</text:p>
          </table:table-cell>
          <table:table-cell table:number-columns-repeated="6"/>
          <table:table-cell table:formula="of:=IF([.A166]=[.N164];0;1)" office:value-type="float" office:value="1">
            <text:p>1</text:p>
          </table:table-cell>
          <table:table-cell table:formula="of:=DATE([.P166];[.$R$3];[.$Q$3])" office:value-type="date" office:date-value="2034-12-01">
            <text:p>01.12.34</text:p>
          </table:table-cell>
          <table:table-cell table:formula="of:=DATE([.P166];[.$R$3];[.$P$3])" office:value-type="date" office:date-value="2034-12-15">
            <text:p>15.12.34</text:p>
          </table:table-cell>
          <table:table-cell table:formula="of:=YEAR([.A166])" office:value-type="float" office:value="2034">
            <text:p>2034</text:p>
          </table:table-cell>
          <table:table-cell table:number-columns-repeated="6"/>
        </table:table-row>
        <table:table-row table:style-name="ro1">
          <table:table-cell table:formula="of:=IF([.A166]=[.O164];EDATE([.A166];1);IF((ABS(YEARFRAC([.A166];EDATE([.A166];1)))&lt;YEARFRAC([.A166];[.N164]));EDATE([.A166];1);IF([.A166]=[.N164];EDATE([.A165];1);[.N164])))" office:value-type="date" office:date-value="2034-07-15">
            <text:p>15.07.34</text:p>
          </table:table-cell>
          <table:table-cell table:formula="of:=IF([.A167]=[.N166];&quot;Sondertilgung&quot;;&quot;Rate&quot;)" office:value-type="string" office:string-value="Rate">
            <text:p>Rate</text:p>
          </table:table-cell>
          <table:table-cell table:formula="of:=IF([.F166]&lt;[.$B$4];[.F166]*(1+([.$B$3]/360*(YEARFRAC([.A165];[.A166] )*360)));IF([.M167]=1;[.B$4];[.$B$5]))" office:value-type="currency" office:currency="EUR" office:value="0">
            <text:p>0,00 €</text:p>
          </table:table-cell>
          <table:table-cell table:formula="of:=IF(AND([.M167]=1;NOT([.F166]=0)); IF([.M166]=0;[.F165]*([.$B$3]/360*(YEARFRAC([.A165];[.A167] )*360))-([.$B$5]*([.$B$3]/360*(YEARFRAC([.A166];[.A167] )*360)));[.F166]*([.$B$3]/360*(YEARFRAC([.A166];[.A167] )*360))) ;0)" office:value-type="float" office:value="0">
            <text:p>0</text:p>
          </table:table-cell>
          <table:table-cell table:formula="of:=[.C167]-[.D167]" office:value-type="currency" office:currency="EUR" office:value="0">
            <text:p>0,00 €</text:p>
          </table:table-cell>
          <table:table-cell table:formula="of:=IF([.M167]=1; IF(AND([.M166]=0;NOT([.F166]=0));([.F165]-[.$B$5]-[.E167]);([.F166]-[.E167])) ;[.F166]*(1+([.$B$3]/360*( YEARFRAC([.A166];[.A167] )*360)))-[.E167])" office:value-type="currency" office:currency="EUR" office:value="0">
            <text:p>0,00 €</text:p>
          </table:table-cell>
          <table:table-cell table:number-columns-repeated="6"/>
          <table:table-cell table:formula="of:=IF([.A167]=[.N165];0;1)" office:value-type="float" office:value="1">
            <text:p>1</text:p>
          </table:table-cell>
          <table:table-cell table:formula="of:=DATE([.P167];[.$R$3];[.$Q$3])" office:value-type="date" office:date-value="2034-12-01">
            <text:p>01.12.34</text:p>
          </table:table-cell>
          <table:table-cell table:formula="of:=DATE([.P167];[.$R$3];[.$P$3])" office:value-type="date" office:date-value="2034-12-15">
            <text:p>15.12.34</text:p>
          </table:table-cell>
          <table:table-cell table:formula="of:=YEAR([.A167])" office:value-type="float" office:value="2034">
            <text:p>2034</text:p>
          </table:table-cell>
          <table:table-cell table:number-columns-repeated="6"/>
        </table:table-row>
        <table:table-row table:style-name="ro1">
          <table:table-cell table:formula="of:=IF([.A167]=[.O165];EDATE([.A167];1);IF((ABS(YEARFRAC([.A167];EDATE([.A167];1)))&lt;YEARFRAC([.A167];[.N165]));EDATE([.A167];1);IF([.A167]=[.N165];EDATE([.A166];1);[.N165])))" office:value-type="date" office:date-value="2034-08-15">
            <text:p>15.08.34</text:p>
          </table:table-cell>
          <table:table-cell table:formula="of:=IF([.A168]=[.N167];&quot;Sondertilgung&quot;;&quot;Rate&quot;)" office:value-type="string" office:string-value="Rate">
            <text:p>Rate</text:p>
          </table:table-cell>
          <table:table-cell table:formula="of:=IF([.F167]&lt;[.$B$4];[.F167]*(1+([.$B$3]/360*(YEARFRAC([.A166];[.A167] )*360)));IF([.M168]=1;[.B$4];[.$B$5]))" office:value-type="currency" office:currency="EUR" office:value="0">
            <text:p>0,00 €</text:p>
          </table:table-cell>
          <table:table-cell table:formula="of:=IF(AND([.M168]=1;NOT([.F167]=0)); IF([.M167]=0;[.F166]*([.$B$3]/360*(YEARFRAC([.A166];[.A168] )*360))-([.$B$5]*([.$B$3]/360*(YEARFRAC([.A167];[.A168] )*360)));[.F167]*([.$B$3]/360*(YEARFRAC([.A167];[.A168] )*360))) ;0)" office:value-type="float" office:value="0">
            <text:p>0</text:p>
          </table:table-cell>
          <table:table-cell table:formula="of:=[.C168]-[.D168]" office:value-type="currency" office:currency="EUR" office:value="0">
            <text:p>0,00 €</text:p>
          </table:table-cell>
          <table:table-cell table:formula="of:=IF([.M168]=1; IF(AND([.M167]=0;NOT([.F167]=0));([.F166]-[.$B$5]-[.E168]);([.F167]-[.E168])) ;[.F167]*(1+([.$B$3]/360*( YEARFRAC([.A167];[.A168] )*360)))-[.E168])" office:value-type="currency" office:currency="EUR" office:value="0">
            <text:p>0,00 €</text:p>
          </table:table-cell>
          <table:table-cell table:number-columns-repeated="6"/>
          <table:table-cell table:formula="of:=IF([.A168]=[.N166];0;1)" office:value-type="float" office:value="1">
            <text:p>1</text:p>
          </table:table-cell>
          <table:table-cell table:formula="of:=DATE([.P168];[.$R$3];[.$Q$3])" office:value-type="date" office:date-value="2034-12-01">
            <text:p>01.12.34</text:p>
          </table:table-cell>
          <table:table-cell table:formula="of:=DATE([.P168];[.$R$3];[.$P$3])" office:value-type="date" office:date-value="2034-12-15">
            <text:p>15.12.34</text:p>
          </table:table-cell>
          <table:table-cell table:formula="of:=YEAR([.A168])" office:value-type="float" office:value="2034">
            <text:p>2034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e1.N1:Tabelle1.R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2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10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16.03.2022</text:date>, <text:time>00:33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20:03:19.48</meta:creation-date>
    <dc:date>2022-03-16T00:33:31.16</dc:date>
    <meta:editing-duration>PT6H41M51S</meta:editing-duration>
    <meta:editing-cycles>15</meta:editing-cycles>
    <meta:generator>OpenOffice/4.1.5$Win32 OpenOffice.org_project/415m1$Build-9789</meta:generator>
    <meta:document-statistic meta:table-count="3" meta:cell-count="1667" meta:object-count="0"/>
  </office:meta>
</office:document-meta>
</file>